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3.65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152cm"/>
    </style:style>
    <style:style style:name="co6" style:family="table-column">
      <style:table-column-properties fo:break-before="auto" style:column-width="3.814cm"/>
    </style:style>
    <style:style style:name="co7" style:family="table-column">
      <style:table-column-properties fo:break-before="auto" style:column-width="5.562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0.69cm"/>
    </style:style>
    <style:style style:name="co10" style:family="table-column">
      <style:table-column-properties fo:break-before="auto" style:column-width="0.5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order="0.06pt solid #000000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3"/>
    <style:style style:name="ce12" style:family="table-cell" style:parent-style-name="Default">
      <style:text-properties style:font-name="Liberation Sans" style:font-name-asian="Droid Sans Fallback" style:font-name-complex="FreeSans"/>
    </style:style>
    <style:style style:name="ce13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4"/>
    <style:style style:name="ce15" style:family="table-cell" style:parent-style-name="Default" style:data-style-name="N4">
      <style:text-properties style:font-name="Liberation Sans" style:font-name-asian="Droid Sans Fallback" style:font-name-complex="FreeSans"/>
    </style:style>
    <style:style style:name="ce16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naměřeno" table:style-name="ta1">
        <table:shapes>
          <draw:frame draw:z-index="0" draw:style-name="gr1" draw:text-style-name="P1" svg:width="44.073cm" svg:height="7.411cm" svg:x="9.295cm" svg:y="3.9cm">
            <draw:object draw:notify-on-update-of-ranges="naměřeno.A2:naměřeno.A366 naměřeno.B1:naměřeno.B1 naměřeno.B2:naměřeno.B36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0.208cm" svg:height="7.411cm" svg:x="9.205cm" svg:y="11.59cm">
            <draw:object draw:notify-on-update-of-ranges="naměřeno.A2:naměřeno.A366 naměřeno.C1:naměřeno.C1 naměřeno.C2:naměřeno.C36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ual_mean_temp</text:p>
          </table:table-cell>
          <table:table-cell office:value-type="string" calcext:value-type="string">
            <text:p>average_precipitation</text:p>
          </table:table-cell>
          <table:table-cell table:number-columns-repeated="4"/>
          <table:table-cell table:style-name="ce6" office:value-type="string" calcext:value-type="string" table:number-columns-spanned="2" table:number-rows-spanned="1">
            <text:p>škálování</text:p>
          </table:table-cell>
          <table:covered-table-cell/>
        </table:table-row>
        <table:table-row table:style-name="ro1">
          <table:table-cell office:value-type="string" calcext:value-type="string">
            <text:p>2014-7-1</text:p>
          </table:table-cell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/>
          <table:table-cell table:style-name="ce2"/>
          <table:table-cell table:style-name="ce3" office:value-type="string" calcext:value-type="string">
            <text:p>actual_mean_temp</text:p>
          </table:table-cell>
          <table:table-cell table:style-name="ce3" office:value-type="string" calcext:value-type="string">
            <text:p>average_precipitation</text:p>
          </table:table-cell>
          <table:table-cell table:style-name="ce3" office:value-type="string" calcext:value-type="string">
            <text:p>actual_mean_temp</text:p>
          </table:table-cell>
          <table:table-cell table:style-name="ce3" office:value-type="string" calcext:value-type="string">
            <text:p>average_precipitation</text:p>
          </table:table-cell>
        </table:table-row>
        <table:table-row table:style-name="ro1">
          <table:table-cell office:value-type="string" calcext:value-type="string">
            <text:p>2014-7-2</text:p>
          </table:table-cell>
          <table:table-cell office:value-type="float" office:value="98" calcext:value-type="float">
            <text:p>98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2" office:value-type="string" calcext:value-type="string">
            <text:p>min</text:p>
          </table:table-cell>
          <table:table-cell table:style-name="ce2" table:formula="of:=MIN([.B2:.B366])" office:value-type="float" office:value="41" calcext:value-type="float">
            <text:p>41</text:p>
          </table:table-cell>
          <table:table-cell table:style-name="ce2" table:formula="of:=MIN([.C2:.C366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7-3</text:p>
          </table:table-cell>
          <table:table-cell office:value-type="float" office:value="94" calcext:value-type="float">
            <text:p>94</text:p>
          </table:table-cell>
          <table:table-cell office:value-type="float" office:value="0.02" calcext:value-type="float">
            <text:p>0,02</text:p>
          </table:table-cell>
          <table:table-cell/>
          <table:table-cell table:style-name="ce2" office:value-type="string" calcext:value-type="string">
            <text:p>max</text:p>
          </table:table-cell>
          <table:table-cell table:style-name="ce4" table:formula="of:=MAX([.B2:.B366])" office:value-type="float" office:value="105" calcext:value-type="float">
            <text:p>105</text:p>
          </table:table-cell>
          <table:table-cell table:style-name="ce4" table:formula="of:=MAX([.C2:.C366])" office:value-type="float" office:value="0.05" calcext:value-type="float">
            <text:p>0,05</text:p>
          </table:table-cell>
          <table:table-cell table:style-name="ce2" table:formula="of:=[.F4]-[.F3]" office:value-type="float" office:value="64" calcext:value-type="float">
            <text:p>64</text:p>
          </table:table-cell>
          <table:table-cell table:style-name="ce2" table:formula="of:=[.G4]-[.G3]"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2014-7-4</text:p>
          </table:table-cell>
          <table:table-cell office:value-type="float" office:value="90" calcext:value-type="float">
            <text:p>90</text:p>
          </table:table-cell>
          <table:table-cell office:value-type="float" office:value="0.02" calcext:value-type="float">
            <text:p>0,02</text:p>
          </table:table-cell>
          <table:table-cell/>
          <table:table-cell table:style-name="ce2" office:value-type="string" calcext:value-type="string">
            <text:p>avg</text:p>
          </table:table-cell>
          <table:table-cell table:style-name="ce2" table:formula="of:=ROUND(AVERAGE([.B2:.B366]);1)" office:value-type="float" office:value="77.3" calcext:value-type="float">
            <text:p>77,3</text:p>
          </table:table-cell>
          <table:table-cell table:style-name="ce2" table:formula="of:=ROUND(AVERAGE([.C2:.C366]);1)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2014-7-5</text:p>
          </table:table-cell>
          <table:table-cell office:value-type="float" office:value="94" calcext:value-type="float">
            <text:p>94</text:p>
          </table:table-cell>
          <table:table-cell office:value-type="float" office:value="0.02" calcext:value-type="float">
            <text:p>0,02</text:p>
          </table:table-cell>
          <table:table-cell/>
          <table:table-cell table:style-name="ce2" office:value-type="string" calcext:value-type="string">
            <text:p>entropy</text:p>
          </table:table-cell>
          <table:table-cell table:style-name="ce5"/>
          <table:table-cell table:style-name="ce2" table:number-columns-repeated="3"/>
        </table:table-row>
        <table:table-row table:style-name="ro1">
          <table:table-cell office:value-type="string" calcext:value-type="string">
            <text:p>2014-7-6</text:p>
          </table:table-cell>
          <table:table-cell office:value-type="float" office:value="95" calcext:value-type="float">
            <text:p>95</text:p>
          </table:table-cell>
          <table:table-cell office:value-type="float" office:value="0.02" calcext:value-type="float">
            <text:p>0,02</text:p>
          </table:table-cell>
          <table:table-cell/>
          <table:table-cell table:style-name="ce2" office:value-type="string" calcext:value-type="string">
            <text:p>zvolený krok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2014-7-7</text:p>
          </table:table-cell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7-8</text:p>
          </table:table-cell>
          <table:table-cell office:value-type="float" office:value="96" calcext:value-type="float">
            <text:p>96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7-9</text:p>
          </table:table-cell>
          <table:table-cell office:value-type="float" office:value="92" calcext:value-type="float">
            <text:p>92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7-10</text:p>
          </table:table-cell>
          <table:table-cell office:value-type="float" office:value="96" calcext:value-type="float">
            <text:p>96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7-11</text:p>
          </table:table-cell>
          <table:table-cell office:value-type="float" office:value="98" calcext:value-type="float">
            <text:p>98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7-12</text:p>
          </table:table-cell>
          <table:table-cell office:value-type="float" office:value="99" calcext:value-type="float">
            <text:p>99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7-13</text:p>
          </table:table-cell>
          <table:table-cell office:value-type="float" office:value="95" calcext:value-type="float">
            <text:p>95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7-14</text:p>
          </table:table-cell>
          <table:table-cell office:value-type="float" office:value="92" calcext:value-type="float">
            <text:p>92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7-15</text:p>
          </table:table-cell>
          <table:table-cell office:value-type="float" office:value="95" calcext:value-type="float">
            <text:p>95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7-16</text:p>
          </table:table-cell>
          <table:table-cell office:value-type="float" office:value="96" calcext:value-type="float">
            <text:p>96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7-17</text:p>
          </table:table-cell>
          <table:table-cell office:value-type="float" office:value="96" calcext:value-type="float">
            <text:p>96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7-18</text:p>
          </table:table-cell>
          <table:table-cell office:value-type="float" office:value="94" calcext:value-type="float">
            <text:p>94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7-19</text:p>
          </table:table-cell>
          <table:table-cell office:value-type="float" office:value="96" calcext:value-type="float">
            <text:p>96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7-20</text:p>
          </table:table-cell>
          <table:table-cell office:value-type="float" office:value="96" calcext:value-type="float">
            <text:p>96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7-21</text:p>
          </table:table-cell>
          <table:table-cell office:value-type="float" office:value="96" calcext:value-type="float">
            <text:p>96</text:p>
          </table:table-cell>
          <table:table-cell office:value-type="float" office:value="0.05" calcext:value-type="float">
            <text:p>0,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7-22</text:p>
          </table:table-cell>
          <table:table-cell office:value-type="float" office:value="101" calcext:value-type="float">
            <text:p>101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7-23</text:p>
          </table:table-cell>
          <table:table-cell office:value-type="float" office:value="104" calcext:value-type="float">
            <text:p>104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7-24</text:p>
          </table:table-cell>
          <table:table-cell office:value-type="float" office:value="105" calcext:value-type="float">
            <text:p>105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7-25</text:p>
          </table:table-cell>
          <table:table-cell office:value-type="float" office:value="98" calcext:value-type="float">
            <text:p>98</text:p>
          </table:table-cell>
          <table:table-cell office:value-type="float" office:value="0.05" calcext:value-type="float">
            <text:p>0,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7-26</text:p>
          </table:table-cell>
          <table:table-cell office:value-type="float" office:value="96" calcext:value-type="float">
            <text:p>96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7-27</text:p>
          </table:table-cell>
          <table:table-cell office:value-type="float" office:value="94" calcext:value-type="float">
            <text:p>94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7-28</text:p>
          </table:table-cell>
          <table:table-cell office:value-type="float" office:value="96" calcext:value-type="float">
            <text:p>96</text:p>
          </table:table-cell>
          <table:table-cell office:value-type="float" office:value="0.05" calcext:value-type="float">
            <text:p>0,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7-29</text:p>
          </table:table-cell>
          <table:table-cell office:value-type="float" office:value="101" calcext:value-type="float">
            <text:p>101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7-30</text:p>
          </table:table-cell>
          <table:table-cell office:value-type="float" office:value="102" calcext:value-type="float">
            <text:p>102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7-31</text:p>
          </table:table-cell>
          <table:table-cell office:value-type="float" office:value="98" calcext:value-type="float">
            <text:p>98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8-1</text:p>
          </table:table-cell>
          <table:table-cell office:value-type="float" office:value="90" calcext:value-type="float">
            <text:p>90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8-2</text:p>
          </table:table-cell>
          <table:table-cell office:value-type="float" office:value="90" calcext:value-type="float">
            <text:p>90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8-3</text:p>
          </table:table-cell>
          <table:table-cell office:value-type="float" office:value="92" calcext:value-type="float">
            <text:p>92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8-4</text:p>
          </table:table-cell>
          <table:table-cell office:value-type="float" office:value="92" calcext:value-type="float">
            <text:p>92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8-5</text:p>
          </table:table-cell>
          <table:table-cell office:value-type="float" office:value="94" calcext:value-type="float">
            <text:p>94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8-6</text:p>
          </table:table-cell>
          <table:table-cell office:value-type="float" office:value="96" calcext:value-type="float">
            <text:p>96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8-7</text:p>
          </table:table-cell>
          <table:table-cell office:value-type="float" office:value="94" calcext:value-type="float">
            <text:p>94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8-8</text:p>
          </table:table-cell>
          <table:table-cell office:value-type="float" office:value="95" calcext:value-type="float">
            <text:p>95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8-9</text:p>
          </table:table-cell>
          <table:table-cell office:value-type="float" office:value="94" calcext:value-type="float">
            <text:p>94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8-10</text:p>
          </table:table-cell>
          <table:table-cell office:value-type="float" office:value="94" calcext:value-type="float">
            <text:p>94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8-11</text:p>
          </table:table-cell>
          <table:table-cell office:value-type="float" office:value="98" calcext:value-type="float">
            <text:p>98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8-12</text:p>
          </table:table-cell>
          <table:table-cell office:value-type="float" office:value="88" calcext:value-type="float">
            <text:p>88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8-13</text:p>
          </table:table-cell>
          <table:table-cell office:value-type="float" office:value="84" calcext:value-type="float">
            <text:p>84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8-14</text:p>
          </table:table-cell>
          <table:table-cell office:value-type="float" office:value="93" calcext:value-type="float">
            <text:p>93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8-15</text:p>
          </table:table-cell>
          <table:table-cell office:value-type="float" office:value="94" calcext:value-type="float">
            <text:p>94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8-16</text:p>
          </table:table-cell>
          <table:table-cell office:value-type="float" office:value="97" calcext:value-type="float">
            <text:p>97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8-17</text:p>
          </table:table-cell>
          <table:table-cell office:value-type="float" office:value="99" calcext:value-type="float">
            <text:p>99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8-18</text:p>
          </table:table-cell>
          <table:table-cell office:value-type="float" office:value="91" calcext:value-type="float">
            <text:p>91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8-19</text:p>
          </table:table-cell>
          <table:table-cell office:value-type="float" office:value="83" calcext:value-type="float">
            <text:p>83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8-20</text:p>
          </table:table-cell>
          <table:table-cell office:value-type="float" office:value="87" calcext:value-type="float">
            <text:p>87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8-21</text:p>
          </table:table-cell>
          <table:table-cell office:value-type="float" office:value="81" calcext:value-type="float">
            <text:p>81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8-22</text:p>
          </table:table-cell>
          <table:table-cell office:value-type="float" office:value="83" calcext:value-type="float">
            <text:p>83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8-23</text:p>
          </table:table-cell>
          <table:table-cell office:value-type="float" office:value="87" calcext:value-type="float">
            <text:p>87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8-24</text:p>
          </table:table-cell>
          <table:table-cell office:value-type="float" office:value="91" calcext:value-type="float">
            <text:p>91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8-25</text:p>
          </table:table-cell>
          <table:table-cell office:value-type="float" office:value="92" calcext:value-type="float">
            <text:p>92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8-26</text:p>
          </table:table-cell>
          <table:table-cell office:value-type="float" office:value="90" calcext:value-type="float">
            <text:p>90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8-27</text:p>
          </table:table-cell>
          <table:table-cell office:value-type="float" office:value="93" calcext:value-type="float">
            <text:p>93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8-28</text:p>
          </table:table-cell>
          <table:table-cell office:value-type="float" office:value="95" calcext:value-type="float">
            <text:p>95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8-29</text:p>
          </table:table-cell>
          <table:table-cell office:value-type="float" office:value="96" calcext:value-type="float">
            <text:p>96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8-30</text:p>
          </table:table-cell>
          <table:table-cell office:value-type="float" office:value="97" calcext:value-type="float">
            <text:p>97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8-31</text:p>
          </table:table-cell>
          <table:table-cell office:value-type="float" office:value="96" calcext:value-type="float">
            <text:p>96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9-1</text:p>
          </table:table-cell>
          <table:table-cell office:value-type="float" office:value="95" calcext:value-type="float">
            <text:p>95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9-2</text:p>
          </table:table-cell>
          <table:table-cell office:value-type="float" office:value="96" calcext:value-type="float">
            <text:p>96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9-3</text:p>
          </table:table-cell>
          <table:table-cell office:value-type="float" office:value="96" calcext:value-type="float">
            <text:p>96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9-4</text:p>
          </table:table-cell>
          <table:table-cell office:value-type="float" office:value="95" calcext:value-type="float">
            <text:p>95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9-5</text:p>
          </table:table-cell>
          <table:table-cell office:value-type="float" office:value="91" calcext:value-type="float">
            <text:p>91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9-6</text:p>
          </table:table-cell>
          <table:table-cell office:value-type="float" office:value="96" calcext:value-type="float">
            <text:p>96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9-7</text:p>
          </table:table-cell>
          <table:table-cell office:value-type="float" office:value="94" calcext:value-type="float">
            <text:p>94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9-8</text:p>
          </table:table-cell>
          <table:table-cell office:value-type="float" office:value="81" calcext:value-type="float">
            <text:p>81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9-9</text:p>
          </table:table-cell>
          <table:table-cell office:value-type="float" office:value="86" calcext:value-type="float">
            <text:p>86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9-10</text:p>
          </table:table-cell>
          <table:table-cell office:value-type="float" office:value="88" calcext:value-type="float">
            <text:p>88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9-11</text:p>
          </table:table-cell>
          <table:table-cell office:value-type="float" office:value="90" calcext:value-type="float">
            <text:p>90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9-12</text:p>
          </table:table-cell>
          <table:table-cell office:value-type="float" office:value="91" calcext:value-type="float">
            <text:p>91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9-13</text:p>
          </table:table-cell>
          <table:table-cell office:value-type="float" office:value="92" calcext:value-type="float">
            <text:p>92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9-14</text:p>
          </table:table-cell>
          <table:table-cell office:value-type="float" office:value="92" calcext:value-type="float">
            <text:p>92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9-15</text:p>
          </table:table-cell>
          <table:table-cell office:value-type="float" office:value="96" calcext:value-type="float">
            <text:p>96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9-16</text:p>
          </table:table-cell>
          <table:table-cell office:value-type="float" office:value="86" calcext:value-type="float">
            <text:p>86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9-17</text:p>
          </table:table-cell>
          <table:table-cell office:value-type="float" office:value="84" calcext:value-type="float">
            <text:p>84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9-18</text:p>
          </table:table-cell>
          <table:table-cell office:value-type="float" office:value="86" calcext:value-type="float">
            <text:p>86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9-19</text:p>
          </table:table-cell>
          <table:table-cell office:value-type="float" office:value="90" calcext:value-type="float">
            <text:p>90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9-20</text:p>
          </table:table-cell>
          <table:table-cell office:value-type="float" office:value="90" calcext:value-type="float">
            <text:p>90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9-21</text:p>
          </table:table-cell>
          <table:table-cell office:value-type="float" office:value="90" calcext:value-type="float">
            <text:p>90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9-22</text:p>
          </table:table-cell>
          <table:table-cell office:value-type="float" office:value="91" calcext:value-type="float">
            <text:p>91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9-23</text:p>
          </table:table-cell>
          <table:table-cell office:value-type="float" office:value="90" calcext:value-type="float">
            <text:p>90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9-24</text:p>
          </table:table-cell>
          <table:table-cell office:value-type="float" office:value="91" calcext:value-type="float">
            <text:p>91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9-25</text:p>
          </table:table-cell>
          <table:table-cell office:value-type="float" office:value="92" calcext:value-type="float">
            <text:p>92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9-26</text:p>
          </table:table-cell>
          <table:table-cell office:value-type="float" office:value="92" calcext:value-type="float">
            <text:p>92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9-27</text:p>
          </table:table-cell>
          <table:table-cell office:value-type="float" office:value="82" calcext:value-type="float">
            <text:p>82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9-28</text:p>
          </table:table-cell>
          <table:table-cell office:value-type="float" office:value="79" calcext:value-type="float">
            <text:p>79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9-29</text:p>
          </table:table-cell>
          <table:table-cell office:value-type="float" office:value="78" calcext:value-type="float">
            <text:p>78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9-30</text:p>
          </table:table-cell>
          <table:table-cell office:value-type="float" office:value="78" calcext:value-type="float">
            <text:p>78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0-1</text:p>
          </table:table-cell>
          <table:table-cell office:value-type="float" office:value="79" calcext:value-type="float">
            <text:p>79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0-2</text:p>
          </table:table-cell>
          <table:table-cell office:value-type="float" office:value="81" calcext:value-type="float">
            <text:p>81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0-3</text:p>
          </table:table-cell>
          <table:table-cell office:value-type="float" office:value="83" calcext:value-type="float">
            <text:p>83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0-4</text:p>
          </table:table-cell>
          <table:table-cell office:value-type="float" office:value="84" calcext:value-type="float">
            <text:p>84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0-5</text:p>
          </table:table-cell>
          <table:table-cell office:value-type="float" office:value="83" calcext:value-type="float">
            <text:p>83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0-6</text:p>
          </table:table-cell>
          <table:table-cell office:value-type="float" office:value="82" calcext:value-type="float">
            <text:p>82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0-7</text:p>
          </table:table-cell>
          <table:table-cell office:value-type="float" office:value="81" calcext:value-type="float">
            <text:p>81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0-8</text:p>
          </table:table-cell>
          <table:table-cell office:value-type="float" office:value="76" calcext:value-type="float">
            <text:p>76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0-9</text:p>
          </table:table-cell>
          <table:table-cell office:value-type="float" office:value="77" calcext:value-type="float">
            <text:p>77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0-10</text:p>
          </table:table-cell>
          <table:table-cell office:value-type="float" office:value="79" calcext:value-type="float">
            <text:p>79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0-11</text:p>
          </table:table-cell>
          <table:table-cell office:value-type="float" office:value="81" calcext:value-type="float">
            <text:p>81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0-12</text:p>
          </table:table-cell>
          <table:table-cell office:value-type="float" office:value="82" calcext:value-type="float">
            <text:p>82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0-13</text:p>
          </table:table-cell>
          <table:table-cell office:value-type="float" office:value="78" calcext:value-type="float">
            <text:p>78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0-14</text:p>
          </table:table-cell>
          <table:table-cell office:value-type="float" office:value="80" calcext:value-type="float">
            <text:p>80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0-15</text:p>
          </table:table-cell>
          <table:table-cell office:value-type="float" office:value="80" calcext:value-type="float">
            <text:p>80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0-16</text:p>
          </table:table-cell>
          <table:table-cell office:value-type="float" office:value="80" calcext:value-type="float">
            <text:p>80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0-17</text:p>
          </table:table-cell>
          <table:table-cell office:value-type="float" office:value="80" calcext:value-type="float">
            <text:p>80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0-18</text:p>
          </table:table-cell>
          <table:table-cell office:value-type="float" office:value="79" calcext:value-type="float">
            <text:p>79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0-19</text:p>
          </table:table-cell>
          <table:table-cell office:value-type="float" office:value="82" calcext:value-type="float">
            <text:p>82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0-20</text:p>
          </table:table-cell>
          <table:table-cell office:value-type="float" office:value="78" calcext:value-type="float">
            <text:p>78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0-21</text:p>
          </table:table-cell>
          <table:table-cell office:value-type="float" office:value="80" calcext:value-type="float">
            <text:p>80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0-22</text:p>
          </table:table-cell>
          <table:table-cell office:value-type="float" office:value="80" calcext:value-type="float">
            <text:p>80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0-23</text:p>
          </table:table-cell>
          <table:table-cell office:value-type="float" office:value="81" calcext:value-type="float">
            <text:p>81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0-24</text:p>
          </table:table-cell>
          <table:table-cell office:value-type="float" office:value="82" calcext:value-type="float">
            <text:p>82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0-25</text:p>
          </table:table-cell>
          <table:table-cell office:value-type="float" office:value="83" calcext:value-type="float">
            <text:p>83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0-26</text:p>
          </table:table-cell>
          <table:table-cell office:value-type="float" office:value="80" calcext:value-type="float">
            <text:p>80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0-27</text:p>
          </table:table-cell>
          <table:table-cell office:value-type="float" office:value="80" calcext:value-type="float">
            <text:p>80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0-28</text:p>
          </table:table-cell>
          <table:table-cell office:value-type="float" office:value="77" calcext:value-type="float">
            <text:p>77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0-29</text:p>
          </table:table-cell>
          <table:table-cell office:value-type="float" office:value="78" calcext:value-type="float">
            <text:p>78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0-30</text:p>
          </table:table-cell>
          <table:table-cell office:value-type="float" office:value="79" calcext:value-type="float">
            <text:p>79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0-31</text:p>
          </table:table-cell>
          <table:table-cell office:value-type="float" office:value="81" calcext:value-type="float">
            <text:p>81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-1</text:p>
          </table:table-cell>
          <table:table-cell office:value-type="float" office:value="76" calcext:value-type="float">
            <text:p>76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-2</text:p>
          </table:table-cell>
          <table:table-cell office:value-type="float" office:value="67" calcext:value-type="float">
            <text:p>67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-3</text:p>
          </table:table-cell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-4</text:p>
          </table:table-cell>
          <table:table-cell office:value-type="float" office:value="67" calcext:value-type="float">
            <text:p>67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-5</text:p>
          </table:table-cell>
          <table:table-cell office:value-type="float" office:value="73" calcext:value-type="float">
            <text:p>73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-6</text:p>
          </table:table-cell>
          <table:table-cell office:value-type="float" office:value="73" calcext:value-type="float">
            <text:p>73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-7</text:p>
          </table:table-cell>
          <table:table-cell office:value-type="float" office:value="72" calcext:value-type="float">
            <text:p>72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-8</text:p>
          </table:table-cell>
          <table:table-cell office:value-type="float" office:value="74" calcext:value-type="float">
            <text:p>74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-9</text:p>
          </table:table-cell>
          <table:table-cell office:value-type="float" office:value="74" calcext:value-type="float">
            <text:p>74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-10</text:p>
          </table:table-cell>
          <table:table-cell office:value-type="float" office:value="72" calcext:value-type="float">
            <text:p>72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-11</text:p>
          </table:table-cell>
          <table:table-cell office:value-type="float" office:value="71" calcext:value-type="float">
            <text:p>71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-12</text:p>
          </table:table-cell>
          <table:table-cell office:value-type="float" office:value="70" calcext:value-type="float">
            <text:p>70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-13</text:p>
          </table:table-cell>
          <table:table-cell office:value-type="float" office:value="71" calcext:value-type="float">
            <text:p>71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-14</text:p>
          </table:table-cell>
          <table:table-cell office:value-type="float" office:value="67" calcext:value-type="float">
            <text:p>67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-15</text:p>
          </table:table-cell>
          <table:table-cell office:value-type="float" office:value="67" calcext:value-type="float">
            <text:p>67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-16</text:p>
          </table:table-cell>
          <table:table-cell office:value-type="float" office:value="62" calcext:value-type="float">
            <text:p>62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-17</text:p>
          </table:table-cell>
          <table:table-cell office:value-type="float" office:value="59" calcext:value-type="float">
            <text:p>59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-18</text:p>
          </table:table-cell>
          <table:table-cell office:value-type="float" office:value="61" calcext:value-type="float">
            <text:p>61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-19</text:p>
          </table:table-cell>
          <table:table-cell office:value-type="float" office:value="62" calcext:value-type="float">
            <text:p>62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-20</text:p>
          </table:table-cell>
          <table:table-cell office:value-type="float" office:value="61" calcext:value-type="float">
            <text:p>61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-21</text:p>
          </table:table-cell>
          <table:table-cell office:value-type="float" office:value="63" calcext:value-type="float">
            <text:p>63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-22</text:p>
          </table:table-cell>
          <table:table-cell office:value-type="float" office:value="59" calcext:value-type="float">
            <text:p>59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-23</text:p>
          </table:table-cell>
          <table:table-cell office:value-type="float" office:value="61" calcext:value-type="float">
            <text:p>61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-24</text:p>
          </table:table-cell>
          <table:table-cell office:value-type="float" office:value="57" calcext:value-type="float">
            <text:p>57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-25</text:p>
          </table:table-cell>
          <table:table-cell office:value-type="float" office:value="58" calcext:value-type="float">
            <text:p>58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-26</text:p>
          </table:table-cell>
          <table:table-cell office:value-type="float" office:value="59" calcext:value-type="float">
            <text:p>59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-27</text:p>
          </table:table-cell>
          <table:table-cell office:value-type="float" office:value="67" calcext:value-type="float">
            <text:p>67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-28</text:p>
          </table:table-cell>
          <table:table-cell office:value-type="float" office:value="68" calcext:value-type="float">
            <text:p>68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-29</text:p>
          </table:table-cell>
          <table:table-cell office:value-type="float" office:value="66" calcext:value-type="float">
            <text:p>66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1-30</text:p>
          </table:table-cell>
          <table:table-cell office:value-type="float" office:value="67" calcext:value-type="float">
            <text:p>67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2-1</text:p>
          </table:table-cell>
          <table:table-cell office:value-type="float" office:value="62" calcext:value-type="float">
            <text:p>62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2-2</text:p>
          </table:table-cell>
          <table:table-cell office:value-type="float" office:value="62" calcext:value-type="float">
            <text:p>62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2-3</text:p>
          </table:table-cell>
          <table:table-cell office:value-type="float" office:value="68" calcext:value-type="float">
            <text:p>68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2-4</text:p>
          </table:table-cell>
          <table:table-cell office:value-type="float" office:value="64" calcext:value-type="float">
            <text:p>64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2-5</text:p>
          </table:table-cell>
          <table:table-cell office:value-type="float" office:value="65" calcext:value-type="float">
            <text:p>65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2-6</text:p>
          </table:table-cell>
          <table:table-cell office:value-type="float" office:value="64" calcext:value-type="float">
            <text:p>64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2-7</text:p>
          </table:table-cell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2-8</text:p>
          </table:table-cell>
          <table:table-cell office:value-type="float" office:value="66" calcext:value-type="float">
            <text:p>66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2-9</text:p>
          </table:table-cell>
          <table:table-cell office:value-type="float" office:value="66" calcext:value-type="float">
            <text:p>66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2-10</text:p>
          </table:table-cell>
          <table:table-cell office:value-type="float" office:value="66" calcext:value-type="float">
            <text:p>66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2-11</text:p>
          </table:table-cell>
          <table:table-cell office:value-type="float" office:value="66" calcext:value-type="float">
            <text:p>66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2-12</text:p>
          </table:table-cell>
          <table:table-cell office:value-type="float" office:value="68" calcext:value-type="float">
            <text:p>68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2-13</text:p>
          </table:table-cell>
          <table:table-cell office:value-type="float" office:value="59" calcext:value-type="float">
            <text:p>59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2-14</text:p>
          </table:table-cell>
          <table:table-cell office:value-type="float" office:value="55" calcext:value-type="float">
            <text:p>55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2-15</text:p>
          </table:table-cell>
          <table:table-cell office:value-type="float" office:value="55" calcext:value-type="float">
            <text:p>55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2-16</text:p>
          </table:table-cell>
          <table:table-cell office:value-type="float" office:value="57" calcext:value-type="float">
            <text:p>57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2-17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2-18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2-19</text:p>
          </table:table-cell>
          <table:table-cell office:value-type="float" office:value="55" calcext:value-type="float">
            <text:p>55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2-20</text:p>
          </table:table-cell>
          <table:table-cell office:value-type="float" office:value="56" calcext:value-type="float">
            <text:p>56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2-21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2-22</text:p>
          </table:table-cell>
          <table:table-cell office:value-type="float" office:value="57" calcext:value-type="float">
            <text:p>57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2-23</text:p>
          </table:table-cell>
          <table:table-cell office:value-type="float" office:value="58" calcext:value-type="float">
            <text:p>58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2-24</text:p>
          </table:table-cell>
          <table:table-cell office:value-type="float" office:value="55" calcext:value-type="float">
            <text:p>55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2-25</text:p>
          </table:table-cell>
          <table:table-cell office:value-type="float" office:value="55" calcext:value-type="float">
            <text:p>55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2-26</text:p>
          </table:table-cell>
          <table:table-cell office:value-type="float" office:value="48" calcext:value-type="float">
            <text:p>48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2-27</text:p>
          </table:table-cell>
          <table:table-cell office:value-type="float" office:value="48" calcext:value-type="float">
            <text:p>48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2-28</text:p>
          </table:table-cell>
          <table:table-cell office:value-type="float" office:value="48" calcext:value-type="float">
            <text:p>48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2-29</text:p>
          </table:table-cell>
          <table:table-cell office:value-type="float" office:value="49" calcext:value-type="float">
            <text:p>49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2-30</text:p>
          </table:table-cell>
          <table:table-cell office:value-type="float" office:value="50" calcext:value-type="float">
            <text:p>50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12-31</text:p>
          </table:table-cell>
          <table:table-cell office:value-type="float" office:value="43" calcext:value-type="float">
            <text:p>43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-1</text:p>
          </table:table-cell>
          <table:table-cell office:value-type="float" office:value="41" calcext:value-type="float">
            <text:p>41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-2</text:p>
          </table:table-cell>
          <table:table-cell office:value-type="float" office:value="43" calcext:value-type="float">
            <text:p>43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-3</text:p>
          </table:table-cell>
          <table:table-cell office:value-type="float" office:value="44" calcext:value-type="float">
            <text:p>44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-4</text:p>
          </table:table-cell>
          <table:table-cell office:value-type="float" office:value="50" calcext:value-type="float">
            <text:p>50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-5</text:p>
          </table:table-cell>
          <table:table-cell office:value-type="float" office:value="57" calcext:value-type="float">
            <text:p>57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-6</text:p>
          </table:table-cell>
          <table:table-cell office:value-type="float" office:value="62" calcext:value-type="float">
            <text:p>62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-7</text:p>
          </table:table-cell>
          <table:table-cell office:value-type="float" office:value="64" calcext:value-type="float">
            <text:p>64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-8</text:p>
          </table:table-cell>
          <table:table-cell office:value-type="float" office:value="63" calcext:value-type="float">
            <text:p>63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-9</text:p>
          </table:table-cell>
          <table:table-cell office:value-type="float" office:value="63" calcext:value-type="float">
            <text:p>63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-10</text:p>
          </table:table-cell>
          <table:table-cell office:value-type="float" office:value="60" calcext:value-type="float">
            <text:p>60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-11</text:p>
          </table:table-cell>
          <table:table-cell office:value-type="float" office:value="63" calcext:value-type="float">
            <text:p>63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-12</text:p>
          </table:table-cell>
          <table:table-cell office:value-type="float" office:value="62" calcext:value-type="float">
            <text:p>62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-13</text:p>
          </table:table-cell>
          <table:table-cell office:value-type="float" office:value="57" calcext:value-type="float">
            <text:p>57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-14</text:p>
          </table:table-cell>
          <table:table-cell office:value-type="float" office:value="57" calcext:value-type="float">
            <text:p>57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-15</text:p>
          </table:table-cell>
          <table:table-cell office:value-type="float" office:value="60" calcext:value-type="float">
            <text:p>60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-16</text:p>
          </table:table-cell>
          <table:table-cell office:value-type="float" office:value="62" calcext:value-type="float">
            <text:p>62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-17</text:p>
          </table:table-cell>
          <table:table-cell office:value-type="float" office:value="60" calcext:value-type="float">
            <text:p>60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-18</text:p>
          </table:table-cell>
          <table:table-cell office:value-type="float" office:value="62" calcext:value-type="float">
            <text:p>62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-19</text:p>
          </table:table-cell>
          <table:table-cell office:value-type="float" office:value="63" calcext:value-type="float">
            <text:p>63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-20</text:p>
          </table:table-cell>
          <table:table-cell office:value-type="float" office:value="62" calcext:value-type="float">
            <text:p>62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-21</text:p>
          </table:table-cell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-22</text:p>
          </table:table-cell>
          <table:table-cell office:value-type="float" office:value="57" calcext:value-type="float">
            <text:p>57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-23</text:p>
          </table:table-cell>
          <table:table-cell office:value-type="float" office:value="54" calcext:value-type="float">
            <text:p>54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-24</text:p>
          </table:table-cell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-25</text:p>
          </table:table-cell>
          <table:table-cell office:value-type="float" office:value="63" calcext:value-type="float">
            <text:p>63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-26</text:p>
          </table:table-cell>
          <table:table-cell office:value-type="float" office:value="62" calcext:value-type="float">
            <text:p>62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-27</text:p>
          </table:table-cell>
          <table:table-cell office:value-type="float" office:value="64" calcext:value-type="float">
            <text:p>64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-28</text:p>
          </table:table-cell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-29</text:p>
          </table:table-cell>
          <table:table-cell office:value-type="float" office:value="65" calcext:value-type="float">
            <text:p>65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-30</text:p>
          </table:table-cell>
          <table:table-cell office:value-type="float" office:value="58" calcext:value-type="float">
            <text:p>58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1-31</text:p>
          </table:table-cell>
          <table:table-cell office:value-type="float" office:value="57" calcext:value-type="float">
            <text:p>57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2-1</text:p>
          </table:table-cell>
          <table:table-cell office:value-type="float" office:value="60" calcext:value-type="float">
            <text:p>60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2-2</text:p>
          </table:table-cell>
          <table:table-cell office:value-type="float" office:value="61" calcext:value-type="float">
            <text:p>61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2-3</text:p>
          </table:table-cell>
          <table:table-cell office:value-type="float" office:value="63" calcext:value-type="float">
            <text:p>63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2-4</text:p>
          </table:table-cell>
          <table:table-cell office:value-type="float" office:value="65" calcext:value-type="float">
            <text:p>65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2-5</text:p>
          </table:table-cell>
          <table:table-cell office:value-type="float" office:value="67" calcext:value-type="float">
            <text:p>67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2-6</text:p>
          </table:table-cell>
          <table:table-cell office:value-type="float" office:value="69" calcext:value-type="float">
            <text:p>69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2-7</text:p>
          </table:table-cell>
          <table:table-cell office:value-type="float" office:value="67" calcext:value-type="float">
            <text:p>67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2-8</text:p>
          </table:table-cell>
          <table:table-cell office:value-type="float" office:value="69" calcext:value-type="float">
            <text:p>69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2-9</text:p>
          </table:table-cell>
          <table:table-cell office:value-type="float" office:value="69" calcext:value-type="float">
            <text:p>69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2-10</text:p>
          </table:table-cell>
          <table:table-cell office:value-type="float" office:value="70" calcext:value-type="float">
            <text:p>70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2-11</text:p>
          </table:table-cell>
          <table:table-cell office:value-type="float" office:value="68" calcext:value-type="float">
            <text:p>68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2-12</text:p>
          </table:table-cell>
          <table:table-cell office:value-type="float" office:value="68" calcext:value-type="float">
            <text:p>68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2-13</text:p>
          </table:table-cell>
          <table:table-cell office:value-type="float" office:value="68" calcext:value-type="float">
            <text:p>68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2-14</text:p>
          </table:table-cell>
          <table:table-cell office:value-type="float" office:value="69" calcext:value-type="float">
            <text:p>69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2-15</text:p>
          </table:table-cell>
          <table:table-cell office:value-type="float" office:value="71" calcext:value-type="float">
            <text:p>71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2-16</text:p>
          </table:table-cell>
          <table:table-cell office:value-type="float" office:value="67" calcext:value-type="float">
            <text:p>67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2-17</text:p>
          </table:table-cell>
          <table:table-cell office:value-type="float" office:value="66" calcext:value-type="float">
            <text:p>66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2-18</text:p>
          </table:table-cell>
          <table:table-cell office:value-type="float" office:value="65" calcext:value-type="float">
            <text:p>65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2-19</text:p>
          </table:table-cell>
          <table:table-cell office:value-type="float" office:value="66" calcext:value-type="float">
            <text:p>66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2-20</text:p>
          </table:table-cell>
          <table:table-cell office:value-type="float" office:value="67" calcext:value-type="float">
            <text:p>67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2-21</text:p>
          </table:table-cell>
          <table:table-cell office:value-type="float" office:value="67" calcext:value-type="float">
            <text:p>67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2-22</text:p>
          </table:table-cell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2-23</text:p>
          </table:table-cell>
          <table:table-cell office:value-type="float" office:value="65" calcext:value-type="float">
            <text:p>65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2-24</text:p>
          </table:table-cell>
          <table:table-cell office:value-type="float" office:value="59" calcext:value-type="float">
            <text:p>59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2-25</text:p>
          </table:table-cell>
          <table:table-cell office:value-type="float" office:value="60" calcext:value-type="float">
            <text:p>60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2-26</text:p>
          </table:table-cell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2-27</text:p>
          </table:table-cell>
          <table:table-cell office:value-type="float" office:value="64" calcext:value-type="float">
            <text:p>64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2-28</text:p>
          </table:table-cell>
          <table:table-cell office:value-type="float" office:value="65" calcext:value-type="float">
            <text:p>65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3-1</text:p>
          </table:table-cell>
          <table:table-cell office:value-type="float" office:value="69" calcext:value-type="float">
            <text:p>69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3-2</text:p>
          </table:table-cell>
          <table:table-cell office:value-type="float" office:value="59" calcext:value-type="float">
            <text:p>59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3-3</text:p>
          </table:table-cell>
          <table:table-cell office:value-type="float" office:value="56" calcext:value-type="float">
            <text:p>56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3-4</text:p>
          </table:table-cell>
          <table:table-cell office:value-type="float" office:value="59" calcext:value-type="float">
            <text:p>59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3-5</text:p>
          </table:table-cell>
          <table:table-cell office:value-type="float" office:value="61" calcext:value-type="float">
            <text:p>61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3-6</text:p>
          </table:table-cell>
          <table:table-cell office:value-type="float" office:value="67" calcext:value-type="float">
            <text:p>67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3-7</text:p>
          </table:table-cell>
          <table:table-cell office:value-type="float" office:value="69" calcext:value-type="float">
            <text:p>69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3-8</text:p>
          </table:table-cell>
          <table:table-cell office:value-type="float" office:value="69" calcext:value-type="float">
            <text:p>69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3-9</text:p>
          </table:table-cell>
          <table:table-cell office:value-type="float" office:value="70" calcext:value-type="float">
            <text:p>70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3-10</text:p>
          </table:table-cell>
          <table:table-cell office:value-type="float" office:value="73" calcext:value-type="float">
            <text:p>73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3-11</text:p>
          </table:table-cell>
          <table:table-cell office:value-type="float" office:value="73" calcext:value-type="float">
            <text:p>73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3-12</text:p>
          </table:table-cell>
          <table:table-cell office:value-type="float" office:value="77" calcext:value-type="float">
            <text:p>77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3-13</text:p>
          </table:table-cell>
          <table:table-cell office:value-type="float" office:value="74" calcext:value-type="float">
            <text:p>74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3-14</text:p>
          </table:table-cell>
          <table:table-cell office:value-type="float" office:value="76" calcext:value-type="float">
            <text:p>76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3-15</text:p>
          </table:table-cell>
          <table:table-cell office:value-type="float" office:value="76" calcext:value-type="float">
            <text:p>76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3-16</text:p>
          </table:table-cell>
          <table:table-cell office:value-type="float" office:value="78" calcext:value-type="float">
            <text:p>78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3-17</text:p>
          </table:table-cell>
          <table:table-cell office:value-type="float" office:value="78" calcext:value-type="float">
            <text:p>78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3-18</text:p>
          </table:table-cell>
          <table:table-cell office:value-type="float" office:value="72" calcext:value-type="float">
            <text:p>72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3-19</text:p>
          </table:table-cell>
          <table:table-cell office:value-type="float" office:value="65" calcext:value-type="float">
            <text:p>65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3-20</text:p>
          </table:table-cell>
          <table:table-cell office:value-type="float" office:value="71" calcext:value-type="float">
            <text:p>71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3-21</text:p>
          </table:table-cell>
          <table:table-cell office:value-type="float" office:value="73" calcext:value-type="float">
            <text:p>73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3-22</text:p>
          </table:table-cell>
          <table:table-cell office:value-type="float" office:value="75" calcext:value-type="float">
            <text:p>75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3-23</text:p>
          </table:table-cell>
          <table:table-cell office:value-type="float" office:value="75" calcext:value-type="float">
            <text:p>75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3-24</text:p>
          </table:table-cell>
          <table:table-cell office:value-type="float" office:value="73" calcext:value-type="float">
            <text:p>73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3-25</text:p>
          </table:table-cell>
          <table:table-cell office:value-type="float" office:value="75" calcext:value-type="float">
            <text:p>75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3-26</text:p>
          </table:table-cell>
          <table:table-cell office:value-type="float" office:value="77" calcext:value-type="float">
            <text:p>77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3-27</text:p>
          </table:table-cell>
          <table:table-cell office:value-type="float" office:value="79" calcext:value-type="float">
            <text:p>79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3-28</text:p>
          </table:table-cell>
          <table:table-cell office:value-type="float" office:value="80" calcext:value-type="float">
            <text:p>80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3-29</text:p>
          </table:table-cell>
          <table:table-cell office:value-type="float" office:value="81" calcext:value-type="float">
            <text:p>81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3-30</text:p>
          </table:table-cell>
          <table:table-cell office:value-type="float" office:value="83" calcext:value-type="float">
            <text:p>83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3-31</text:p>
          </table:table-cell>
          <table:table-cell office:value-type="float" office:value="82" calcext:value-type="float">
            <text:p>82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4-1</text:p>
          </table:table-cell>
          <table:table-cell office:value-type="float" office:value="79" calcext:value-type="float">
            <text:p>79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4-2</text:p>
          </table:table-cell>
          <table:table-cell office:value-type="float" office:value="76" calcext:value-type="float">
            <text:p>76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4-3</text:p>
          </table:table-cell>
          <table:table-cell office:value-type="float" office:value="73" calcext:value-type="float">
            <text:p>73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4-4</text:p>
          </table:table-cell>
          <table:table-cell office:value-type="float" office:value="76" calcext:value-type="float">
            <text:p>76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4-5</text:p>
          </table:table-cell>
          <table:table-cell office:value-type="float" office:value="75" calcext:value-type="float">
            <text:p>75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4-6</text:p>
          </table:table-cell>
          <table:table-cell office:value-type="float" office:value="74" calcext:value-type="float">
            <text:p>74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4-7</text:p>
          </table:table-cell>
          <table:table-cell office:value-type="float" office:value="71" calcext:value-type="float">
            <text:p>71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4-8</text:p>
          </table:table-cell>
          <table:table-cell office:value-type="float" office:value="70" calcext:value-type="float">
            <text:p>70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4-9</text:p>
          </table:table-cell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4-10</text:p>
          </table:table-cell>
          <table:table-cell office:value-type="float" office:value="72" calcext:value-type="float">
            <text:p>72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4-11</text:p>
          </table:table-cell>
          <table:table-cell office:value-type="float" office:value="73" calcext:value-type="float">
            <text:p>73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4-12</text:p>
          </table:table-cell>
          <table:table-cell office:value-type="float" office:value="76" calcext:value-type="float">
            <text:p>76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4-13</text:p>
          </table:table-cell>
          <table:table-cell office:value-type="float" office:value="77" calcext:value-type="float">
            <text:p>77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4-14</text:p>
          </table:table-cell>
          <table:table-cell office:value-type="float" office:value="81" calcext:value-type="float">
            <text:p>81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4-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4-16</text:p>
          </table:table-cell>
          <table:table-cell office:value-type="float" office:value="66" calcext:value-type="float">
            <text:p>66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4-17</text:p>
          </table:table-cell>
          <table:table-cell office:value-type="float" office:value="69" calcext:value-type="float">
            <text:p>69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4-1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4-19</text:p>
          </table:table-cell>
          <table:table-cell office:value-type="float" office:value="77" calcext:value-type="float">
            <text:p>77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4-20</text:p>
          </table:table-cell>
          <table:table-cell office:value-type="float" office:value="79" calcext:value-type="float">
            <text:p>79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4-2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4-22</text:p>
          </table:table-cell>
          <table:table-cell office:value-type="float" office:value="77" calcext:value-type="float">
            <text:p>77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4-2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4-2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4-25</text:p>
          </table:table-cell>
          <table:table-cell office:value-type="float" office:value="69" calcext:value-type="float">
            <text:p>69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4-2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4-27</text:p>
          </table:table-cell>
          <table:table-cell office:value-type="float" office:value="72" calcext:value-type="float">
            <text:p>72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4-28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4-29</text:p>
          </table:table-cell>
          <table:table-cell office:value-type="float" office:value="84" calcext:value-type="float">
            <text:p>84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4-3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5-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5-2</text:p>
          </table:table-cell>
          <table:table-cell office:value-type="float" office:value="85" calcext:value-type="float">
            <text:p>85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5-3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5-4</text:p>
          </table:table-cell>
          <table:table-cell office:value-type="float" office:value="75" calcext:value-type="float">
            <text:p>75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5-5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5-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5-7</text:p>
          </table:table-cell>
          <table:table-cell office:value-type="float" office:value="76" calcext:value-type="float">
            <text:p>76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5-8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5-9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5-10</text:p>
          </table:table-cell>
          <table:table-cell office:value-type="float" office:value="75" calcext:value-type="float">
            <text:p>75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5-1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5-12</text:p>
          </table:table-cell>
          <table:table-cell office:value-type="float" office:value="81" calcext:value-type="float">
            <text:p>81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5-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5-1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5-15</text:p>
          </table:table-cell>
          <table:table-cell office:value-type="float" office:value="67" calcext:value-type="float">
            <text:p>67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5-1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5-17</text:p>
          </table:table-cell>
          <table:table-cell office:value-type="float" office:value="75" calcext:value-type="float">
            <text:p>75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5-1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5-19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5-20</text:p>
          </table:table-cell>
          <table:table-cell office:value-type="float" office:value="80" calcext:value-type="float">
            <text:p>80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5-2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5-2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5-23</text:p>
          </table:table-cell>
          <table:table-cell office:value-type="float" office:value="74" calcext:value-type="float">
            <text:p>74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5-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5-2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5-26</text:p>
          </table:table-cell>
          <table:table-cell office:value-type="float" office:value="84" calcext:value-type="float">
            <text:p>84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5-2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5-2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5-2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5-30</text:p>
          </table:table-cell>
          <table:table-cell office:value-type="float" office:value="90" calcext:value-type="float">
            <text:p>90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5-3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6-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6-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6-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6-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6-5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6-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6-7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6-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6-9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6-1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6-1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6-1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6-1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6-1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6-1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6-1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6-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6-18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6-1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6-2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6-2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6-22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6-2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6-2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6-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6-2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6-2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6-28</text:p>
          </table:table-cell>
          <table:table-cell office:value-type="float" office:value="99" calcext:value-type="float">
            <text:p>99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6-29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6-3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</table:table>
      <table:table table:name="normalizace" table:style-name="ta1">
        <table:shapes>
          <draw:frame draw:z-index="0" draw:style-name="gr1" draw:text-style-name="P1" svg:width="16.012cm" svg:height="9.005cm" svg:x="34.328cm" svg:y="10.359cm">
            <draw:object draw:notify-on-update-of-ranges="normalizace.K13:normalizace.K13 normalizace.K14:normalizace.K17 normalizace.N13:normalizace.N13 normalizace.N14:normalizace.N1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6.013cm" svg:height="9.005cm" svg:x="50.229cm" svg:y="3.639cm">
            <draw:object draw:notify-on-update-of-ranges="normalizace.K13:normalizace.K13 normalizace.K14:normalizace.K17 normalizace.O13:normalizace.O13 normalizace.O14:normalizace.O17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09" table:default-cell-style-name="Default"/>
        <table:table-row table:style-name="ro1">
          <table:table-cell table:style-name="ce7"/>
          <table:table-cell table:style-name="ce7" office:value-type="string" calcext:value-type="string" table:number-columns-spanned="2" table:number-rows-spanned="1">
            <text:p>normalizovaná data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třídy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četnosti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pravděpodobnosti pi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-pi * log2 pi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Shannon entropy</text:p>
          </table:table-cell>
          <table:covered-table-cell table:style-name="ce7"/>
          <table:table-cell table:style-name="ce7" table:number-columns-repeated="1009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8" office:value-type="string" calcext:value-type="string">
            <text:p>actual_mean_temp</text:p>
          </table:table-cell>
          <table:table-cell table:style-name="ce8" office:value-type="string" calcext:value-type="string">
            <text:p>average_precipitation</text:p>
          </table:table-cell>
          <table:table-cell table:style-name="ce8" office:value-type="string" calcext:value-type="string">
            <text:p>actual_mean_temp</text:p>
          </table:table-cell>
          <table:table-cell table:style-name="ce8" office:value-type="string" calcext:value-type="string">
            <text:p>average_precipitation</text:p>
          </table:table-cell>
          <table:table-cell table:style-name="ce8" office:value-type="string" calcext:value-type="string">
            <text:p>actual_mean_temp</text:p>
          </table:table-cell>
          <table:table-cell table:style-name="ce8" office:value-type="string" calcext:value-type="string">
            <text:p>average_precipitation</text:p>
          </table:table-cell>
          <table:table-cell table:style-name="ce8" office:value-type="string" calcext:value-type="string">
            <text:p>actual_mean_temp</text:p>
          </table:table-cell>
          <table:table-cell table:style-name="ce8" office:value-type="string" calcext:value-type="string">
            <text:p>average_precipitation</text:p>
          </table:table-cell>
          <table:table-cell table:style-name="ce8" office:value-type="string" calcext:value-type="string">
            <text:p>actual_mean_temp</text:p>
          </table:table-cell>
          <table:table-cell table:style-name="ce8" office:value-type="string" calcext:value-type="string">
            <text:p>average_precipitation</text:p>
          </table:table-cell>
          <table:table-cell table:style-name="ce8" office:value-type="string" calcext:value-type="string">
            <text:p>actual_mean_temp</text:p>
          </table:table-cell>
          <table:table-cell table:style-name="ce8" office:value-type="string" calcext:value-type="string">
            <text:p>average_precipitation</text:p>
          </table:table-cell>
          <table:table-cell table:style-name="ce8" table:number-columns-repeated="1009"/>
        </table:table-row>
        <table:table-row table:style-name="ro1">
          <table:table-cell table:formula="of:=[naměřeno.A2]" office:value-type="string" office:string-value="2014-7-1" calcext:value-type="string">
            <text:p>2014-7-1</text:p>
          </table:table-cell>
          <table:table-cell table:formula="of:=([naměřeno.B2]-[naměřeno.F$3])/[naměřeno.H$7]" office:value-type="float" office:value="57" calcext:value-type="float">
            <text:p>57</text:p>
          </table:table-cell>
          <table:table-cell table:formula="of:=([naměřeno.C2]-[naměřeno.G$3])/[naměřeno.I$7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COUNTIF([.B$3:.B$367];[.D3]);1)" office:value-type="float" office:value="1" calcext:value-type="float">
            <text:p>1</text:p>
          </table:table-cell>
          <table:table-cell table:formula="of:=MAX(COUNTIF([.C$3:.C$367];[.E3]);1)" office:value-type="float" office:value="56" calcext:value-type="float">
            <text:p>56</text:p>
          </table:table-cell>
          <table:table-cell table:formula="of:=[.F3]/[.F$69]" office:value-type="float" office:value="0.00268096514745308" calcext:value-type="float">
            <text:p>0,0026809651</text:p>
          </table:table-cell>
          <table:table-cell table:formula="of:=[.G3]/[.G$16]" office:value-type="float" office:value="0.153424657534247" calcext:value-type="float">
            <text:p>0,1534246575</text:p>
          </table:table-cell>
          <table:table-cell table:formula="of:=-([.H3]*LOG([.H3];2))" office:value-type="float" office:value="0.022903570563687" calcext:value-type="float">
            <text:p>0,0229035706</text:p>
          </table:table-cell>
          <table:table-cell table:formula="of:=-([.I3]*LOG([.I3];2))" office:value-type="float" office:value="0.414921295823966" calcext:value-type="float">
            <text:p>0,4149212958</text:p>
          </table:table-cell>
          <table:table-cell table:formula="of:=SUM([.J3:.J67])" office:value-type="float" office:value="5.65518497727826" calcext:value-type="float">
            <text:p>5,6551849773</text:p>
          </table:table-cell>
          <table:table-cell table:formula="of:=SUM([.K3:.K9])" office:value-type="float" office:value="2.64787965943231" calcext:value-type="float">
            <text:p>2,6478796594</text:p>
          </table:table-cell>
          <table:table-cell table:number-columns-repeated="1009"/>
        </table:table-row>
        <table:table-row table:style-name="ro1">
          <table:table-cell table:formula="of:=[naměřeno.A3]" office:value-type="string" office:string-value="2014-7-2" calcext:value-type="string">
            <text:p>2014-7-2</text:p>
          </table:table-cell>
          <table:table-cell table:formula="of:=([naměřeno.B3]-[naměřeno.F$3])/[naměřeno.H$7]" office:value-type="float" office:value="57" calcext:value-type="float">
            <text:p>57</text:p>
          </table:table-cell>
          <table:table-cell table:formula="of:=([naměřeno.C3]-[naměřeno.G$3])/[naměřeno.I$7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AX(COUNTIF([.B$3:.B$367];[.D4]);1)" office:value-type="float" office:value="1" calcext:value-type="float">
            <text:p>1</text:p>
          </table:table-cell>
          <table:table-cell table:formula="of:=MAX(COUNTIF([.C$3:.C$367];[.E4]);1)" office:value-type="float" office:value="38" calcext:value-type="float">
            <text:p>38</text:p>
          </table:table-cell>
          <table:table-cell table:formula="of:=[.F4]/[.F$69]" office:value-type="float" office:value="0.00268096514745308" calcext:value-type="float">
            <text:p>0,0026809651</text:p>
          </table:table-cell>
          <table:table-cell table:formula="of:=[.G4]/[.G$16]" office:value-type="float" office:value="0.104109589041096" calcext:value-type="float">
            <text:p>0,104109589</text:p>
          </table:table-cell>
          <table:table-cell table:formula="of:=-([.H4]*LOG([.H4];2))" office:value-type="float" office:value="0.022903570563687" calcext:value-type="float">
            <text:p>0,0229035706</text:p>
          </table:table-cell>
          <table:table-cell table:formula="of:=-([.I4]*LOG([.I4];2))" office:value-type="float" office:value="0.339795494061107" calcext:value-type="float">
            <text:p>0,3397954941</text:p>
          </table:table-cell>
          <table:table-cell table:number-columns-repeated="1011"/>
        </table:table-row>
        <table:table-row table:style-name="ro1">
          <table:table-cell table:formula="of:=[naměřeno.A4]" office:value-type="string" office:string-value="2014-7-3" calcext:value-type="string">
            <text:p>2014-7-3</text:p>
          </table:table-cell>
          <table:table-cell table:formula="of:=([naměřeno.B4]-[naměřeno.F$3])/[naměřeno.H$7]" office:value-type="float" office:value="53" calcext:value-type="float">
            <text:p>53</text:p>
          </table:table-cell>
          <table:table-cell table:formula="of:=([naměřeno.C4]-[naměřeno.G$3])/[naměřeno.I$7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MAX(COUNTIF([.B$3:.B$367];[.D5]);1)" office:value-type="float" office:value="2" calcext:value-type="float">
            <text:p>2</text:p>
          </table:table-cell>
          <table:table-cell table:formula="of:=MAX(COUNTIF([.C$3:.C$367];[.E5]);1)" office:value-type="float" office:value="101" calcext:value-type="float">
            <text:p>101</text:p>
          </table:table-cell>
          <table:table-cell table:formula="of:=[.F5]/[.F$69]" office:value-type="float" office:value="0.00536193029490617" calcext:value-type="float">
            <text:p>0,0053619303</text:p>
          </table:table-cell>
          <table:table-cell table:formula="of:=[.G5]/[.G$16]" office:value-type="float" office:value="0.276712328767123" calcext:value-type="float">
            <text:p>0,2767123288</text:p>
          </table:table-cell>
          <table:table-cell table:formula="of:=-([.H5]*LOG([.H5];2))" office:value-type="float" office:value="0.0404452108324678" calcext:value-type="float">
            <text:p>0,0404452108</text:p>
          </table:table-cell>
          <table:table-cell table:formula="of:=-([.I5]*LOG([.I5];2))" office:value-type="float" office:value="0.512897693897463" calcext:value-type="float">
            <text:p>0,5128976939</text:p>
          </table:table-cell>
          <table:table-cell table:number-columns-repeated="1011"/>
        </table:table-row>
        <table:table-row table:style-name="ro1">
          <table:table-cell table:formula="of:=[naměřeno.A5]" office:value-type="string" office:string-value="2014-7-4" calcext:value-type="string">
            <text:p>2014-7-4</text:p>
          </table:table-cell>
          <table:table-cell table:formula="of:=([naměřeno.B5]-[naměřeno.F$3])/[naměřeno.H$7]" office:value-type="float" office:value="49" calcext:value-type="float">
            <text:p>49</text:p>
          </table:table-cell>
          <table:table-cell table:formula="of:=([naměřeno.C5]-[naměřeno.G$3])/[naměřeno.I$7]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MAX(COUNTIF([.B$3:.B$367];[.D6]);1)" office:value-type="float" office:value="1" calcext:value-type="float">
            <text:p>1</text:p>
          </table:table-cell>
          <table:table-cell table:formula="of:=MAX(COUNTIF([.C$3:.C$367];[.E6]);1)" office:value-type="float" office:value="120" calcext:value-type="float">
            <text:p>120</text:p>
          </table:table-cell>
          <table:table-cell table:formula="of:=[.F6]/[.F$69]" office:value-type="float" office:value="0.00268096514745308" calcext:value-type="float">
            <text:p>0,0026809651</text:p>
          </table:table-cell>
          <table:table-cell table:formula="of:=[.G6]/[.G$16]" office:value-type="float" office:value="0.328767123287671" calcext:value-type="float">
            <text:p>0,3287671233</text:p>
          </table:table-cell>
          <table:table-cell table:formula="of:=-([.H6]*LOG([.H6];2))" office:value-type="float" office:value="0.022903570563687" calcext:value-type="float">
            <text:p>0,0229035706</text:p>
          </table:table-cell>
          <table:table-cell table:formula="of:=-([.I6]*LOG([.I6];2))" office:value-type="float" office:value="0.52762588213442" calcext:value-type="float">
            <text:p>0,5276258821</text:p>
          </table:table-cell>
          <table:table-cell table:number-columns-repeated="1011"/>
        </table:table-row>
        <table:table-row table:style-name="ro1">
          <table:table-cell table:formula="of:=[naměřeno.A6]" office:value-type="string" office:string-value="2014-7-5" calcext:value-type="string">
            <text:p>2014-7-5</text:p>
          </table:table-cell>
          <table:table-cell table:formula="of:=([naměřeno.B6]-[naměřeno.F$3])/[naměřeno.H$7]" office:value-type="float" office:value="53" calcext:value-type="float">
            <text:p>53</text:p>
          </table:table-cell>
          <table:table-cell table:formula="of:=([naměřeno.C6]-[naměřeno.G$3])/[naměřeno.I$7]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MAX(COUNTIF([.B$3:.B$367];[.D7]);1)" office:value-type="float" office:value="1" calcext:value-type="float">
            <text:p>1</text:p>
          </table:table-cell>
          <table:table-cell table:formula="of:=MAX(COUNTIF([.C$3:.C$367];[.E7]);1)" office:value-type="float" office:value="47" calcext:value-type="float">
            <text:p>47</text:p>
          </table:table-cell>
          <table:table-cell table:formula="of:=[.F7]/[.F$69]" office:value-type="float" office:value="0.00268096514745308" calcext:value-type="float">
            <text:p>0,0026809651</text:p>
          </table:table-cell>
          <table:table-cell table:formula="of:=[.G7]/[.G$16]" office:value-type="float" office:value="0.128767123287671" calcext:value-type="float">
            <text:p>0,1287671233</text:p>
          </table:table-cell>
          <table:table-cell table:formula="of:=-([.H7]*LOG([.H7];2))" office:value-type="float" office:value="0.022903570563687" calcext:value-type="float">
            <text:p>0,0229035706</text:p>
          </table:table-cell>
          <table:table-cell table:formula="of:=-([.I7]*LOG([.I7];2))" office:value-type="float" office:value="0.380785475885528" calcext:value-type="float">
            <text:p>0,3807854759</text:p>
          </table:table-cell>
          <table:table-cell table:number-columns-repeated="1011"/>
        </table:table-row>
        <table:table-row table:style-name="ro1">
          <table:table-cell table:formula="of:=[naměřeno.A7]" office:value-type="string" office:string-value="2014-7-6" calcext:value-type="string">
            <text:p>2014-7-6</text:p>
          </table:table-cell>
          <table:table-cell table:formula="of:=([naměřeno.B7]-[naměřeno.F$3])/[naměřeno.H$7]" office:value-type="float" office:value="54" calcext:value-type="float">
            <text:p>54</text:p>
          </table:table-cell>
          <table:table-cell table:formula="of:=([naměřeno.C7]-[naměřeno.G$3])/[naměřeno.I$7]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MAX(COUNTIF([.B$3:.B$367];[.D8]);1)" office:value-type="float" office:value="1" calcext:value-type="float">
            <text:p>1</text:p>
          </table:table-cell>
          <table:table-cell table:formula="of:=MAX(COUNTIF([.C$3:.C$367];[.E8]);1)" office:value-type="float" office:value="3" calcext:value-type="float">
            <text:p>3</text:p>
          </table:table-cell>
          <table:table-cell table:formula="of:=[.F8]/[.F$69]" office:value-type="float" office:value="0.00268096514745308" calcext:value-type="float">
            <text:p>0,0026809651</text:p>
          </table:table-cell>
          <table:table-cell table:formula="of:=[.G8]/[.G$16]" office:value-type="float" office:value="0.00821917808219178" calcext:value-type="float">
            <text:p>0,0082191781</text:p>
          </table:table-cell>
          <table:table-cell table:formula="of:=-([.H8]*LOG([.H8];2))" office:value-type="float" office:value="0.022903570563687" calcext:value-type="float">
            <text:p>0,0229035706</text:p>
          </table:table-cell>
          <table:table-cell table:formula="of:=-([.I8]*LOG([.I8];2))" office:value-type="float" office:value="0.0569325218058594" calcext:value-type="float">
            <text:p>0,0569325218</text:p>
          </table:table-cell>
          <table:table-cell table:number-columns-repeated="1011"/>
        </table:table-row>
        <table:table-row table:style-name="ro1">
          <table:table-cell table:formula="of:=[naměřeno.A8]" office:value-type="string" office:string-value="2014-7-7" calcext:value-type="string">
            <text:p>2014-7-7</text:p>
          </table:table-cell>
          <table:table-cell table:formula="of:=([naměřeno.B8]-[naměřeno.F$3])/[naměřeno.H$7]" office:value-type="float" office:value="57" calcext:value-type="float">
            <text:p>57</text:p>
          </table:table-cell>
          <table:table-cell table:formula="of:=([naměřeno.C8]-[naměřeno.G$3])/[naměřeno.I$7]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MAX(COUNTIF([.B$3:.B$367];[.D9]);1)" office:value-type="float" office:value="1" calcext:value-type="float">
            <text:p>1</text:p>
          </table:table-cell>
          <table:table-cell table:formula="of:=MAX(COUNTIF([.C$3:.C$367];[.E9]);1)" office:value-type="float" office:value="56" calcext:value-type="float">
            <text:p>56</text:p>
          </table:table-cell>
          <table:table-cell table:formula="of:=[.F9]/[.F$69]" office:value-type="float" office:value="0.00268096514745308" calcext:value-type="float">
            <text:p>0,0026809651</text:p>
          </table:table-cell>
          <table:table-cell table:formula="of:=[.G9]/[.G$16]" office:value-type="float" office:value="0.153424657534247" calcext:value-type="float">
            <text:p>0,1534246575</text:p>
          </table:table-cell>
          <table:table-cell table:formula="of:=-([.H9]*LOG([.H9];2))" office:value-type="float" office:value="0.022903570563687" calcext:value-type="float">
            <text:p>0,0229035706</text:p>
          </table:table-cell>
          <table:table-cell table:formula="of:=-([.I9]*LOG([.I9];2))" office:value-type="float" office:value="0.414921295823966" calcext:value-type="float">
            <text:p>0,4149212958</text:p>
          </table:table-cell>
          <table:table-cell table:number-columns-repeated="1011"/>
        </table:table-row>
        <table:table-row table:style-name="ro1">
          <table:table-cell table:formula="of:=[naměřeno.A9]" office:value-type="string" office:string-value="2014-7-8" calcext:value-type="string">
            <text:p>2014-7-8</text:p>
          </table:table-cell>
          <table:table-cell table:formula="of:=([naměřeno.B9]-[naměřeno.F$3])/[naměřeno.H$7]" office:value-type="float" office:value="55" calcext:value-type="float">
            <text:p>55</text:p>
          </table:table-cell>
          <table:table-cell table:formula="of:=([naměřeno.C9]-[naměřeno.G$3])/[naměřeno.I$7]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MAX(COUNTIF([.B$3:.B$367];[.D10]);1)" office:value-type="float" office:value="3" calcext:value-type="float">
            <text:p>3</text:p>
          </table:table-cell>
          <table:table-cell/>
          <table:table-cell table:formula="of:=[.F10]/[.F$69]" office:value-type="float" office:value="0.00804289544235925" calcext:value-type="float">
            <text:p>0,0080428954</text:p>
          </table:table-cell>
          <table:table-cell/>
          <table:table-cell table:formula="of:=-([.H10]*LOG([.H10];2))" office:value-type="float" office:value="0.0559630240177004" calcext:value-type="float">
            <text:p>0,055963024</text:p>
          </table:table-cell>
          <table:table-cell table:number-columns-repeated="1012"/>
        </table:table-row>
        <table:table-row table:style-name="ro1">
          <table:table-cell table:formula="of:=[naměřeno.A10]" office:value-type="string" office:string-value="2014-7-9" calcext:value-type="string">
            <text:p>2014-7-9</text:p>
          </table:table-cell>
          <table:table-cell table:formula="of:=([naměřeno.B10]-[naměřeno.F$3])/[naměřeno.H$7]" office:value-type="float" office:value="51" calcext:value-type="float">
            <text:p>51</text:p>
          </table:table-cell>
          <table:table-cell table:formula="of:=([naměřeno.C10]-[naměřeno.G$3])/[naměřeno.I$7]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MAX(COUNTIF([.B$3:.B$367];[.D11]);1)" office:value-type="float" office:value="1" calcext:value-type="float">
            <text:p>1</text:p>
          </table:table-cell>
          <table:table-cell/>
          <table:table-cell table:formula="of:=[.F11]/[.F$69]" office:value-type="float" office:value="0.00268096514745308" calcext:value-type="float">
            <text:p>0,0026809651</text:p>
          </table:table-cell>
          <table:table-cell/>
          <table:table-cell table:formula="of:=-([.H11]*LOG([.H11];2))" office:value-type="float" office:value="0.022903570563687" calcext:value-type="float">
            <text:p>0,0229035706</text:p>
          </table:table-cell>
          <table:table-cell table:number-columns-repeated="3"/>
          <table:table-cell office:value-type="string" calcext:value-type="string">
            <text:p>buffe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byte</text:p>
          </table:table-cell>
          <table:table-cell table:number-columns-repeated="1006"/>
        </table:table-row>
        <table:table-row table:style-name="ro1">
          <table:table-cell table:formula="of:=[naměřeno.A11]" office:value-type="string" office:string-value="2014-7-10" calcext:value-type="string">
            <text:p>2014-7-10</text:p>
          </table:table-cell>
          <table:table-cell table:formula="of:=([naměřeno.B11]-[naměřeno.F$3])/[naměřeno.H$7]" office:value-type="float" office:value="55" calcext:value-type="float">
            <text:p>55</text:p>
          </table:table-cell>
          <table:table-cell table:formula="of:=([naměřeno.C11]-[naměřeno.G$3])/[naměřeno.I$7]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MAX(COUNTIF([.B$3:.B$367];[.D12]);1)" office:value-type="float" office:value="2" calcext:value-type="float">
            <text:p>2</text:p>
          </table:table-cell>
          <table:table-cell/>
          <table:table-cell table:formula="of:=[.F12]/[.F$69]" office:value-type="float" office:value="0.00536193029490617" calcext:value-type="float">
            <text:p>0,0053619303</text:p>
          </table:table-cell>
          <table:table-cell/>
          <table:table-cell table:formula="of:=-([.H12]*LOG([.H12];2))" office:value-type="float" office:value="0.0404452108324678" calcext:value-type="float">
            <text:p>0,0404452108</text:p>
          </table:table-cell>
          <table:table-cell table:number-columns-repeated="1012"/>
        </table:table-row>
        <table:table-row table:style-name="ro1">
          <table:table-cell table:formula="of:=[naměřeno.A12]" office:value-type="string" office:string-value="2014-7-11" calcext:value-type="string">
            <text:p>2014-7-11</text:p>
          </table:table-cell>
          <table:table-cell table:formula="of:=([naměřeno.B12]-[naměřeno.F$3])/[naměřeno.H$7]" office:value-type="float" office:value="57" calcext:value-type="float">
            <text:p>57</text:p>
          </table:table-cell>
          <table:table-cell table:formula="of:=([naměřeno.C12]-[naměřeno.G$3])/[naměřeno.I$7]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MAX(COUNTIF([.B$3:.B$367];[.D13]);1)" office:value-type="float" office:value="1" calcext:value-type="float">
            <text:p>1</text:p>
          </table:table-cell>
          <table:table-cell/>
          <table:table-cell table:formula="of:=[.F13]/[.F$69]" office:value-type="float" office:value="0.00268096514745308" calcext:value-type="float">
            <text:p>0,0026809651</text:p>
          </table:table-cell>
          <table:table-cell/>
          <table:table-cell table:formula="of:=-([.H13]*LOG([.H13];2))" office:value-type="float" office:value="0.022903570563687" calcext:value-type="float">
            <text:p>0,0229035706</text:p>
          </table:table-cell>
          <table:table-cell office:value-type="string" calcext:value-type="string">
            <text:p>kodování celku</text:p>
          </table:table-cell>
          <table:table-cell table:number-columns-repeated="2"/>
          <table:table-cell office:value-type="string" calcext:value-type="string">
            <text:p>celkem <text:s/>bitů</text:p>
          </table:table-cell>
          <table:table-cell office:value-type="string" calcext:value-type="string">
            <text:p>počet vysílání</text:p>
          </table:table-cell>
          <table:table-cell table:number-columns-repeated="1007"/>
        </table:table-row>
        <table:table-row table:style-name="ro1">
          <table:table-cell table:formula="of:=[naměřeno.A13]" office:value-type="string" office:string-value="2014-7-12" calcext:value-type="string">
            <text:p>2014-7-12</text:p>
          </table:table-cell>
          <table:table-cell table:formula="of:=([naměřeno.B13]-[naměřeno.F$3])/[naměřeno.H$7]" office:value-type="float" office:value="58" calcext:value-type="float">
            <text:p>58</text:p>
          </table:table-cell>
          <table:table-cell table:formula="of:=([naměřeno.C13]-[naměřeno.G$3])/[naměřeno.I$7]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table:formula="of:=MAX(COUNTIF([.B$3:.B$367];[.D14]);1)" office:value-type="float" office:value="1" calcext:value-type="float">
            <text:p>1</text:p>
          </table:table-cell>
          <table:table-cell/>
          <table:table-cell table:formula="of:=[.F14]/[.F$69]" office:value-type="float" office:value="0.00268096514745308" calcext:value-type="float">
            <text:p>0,0026809651</text:p>
          </table:table-cell>
          <table:table-cell/>
          <table:table-cell table:formula="of:=-([.H14]*LOG([.H14];2))" office:value-type="float" office:value="0.022903570563687" calcext:value-type="float">
            <text:p>0,0229035706</text:p>
          </table:table-cell>
          <table:table-cell table:style-name="ce9" office:value-type="string" calcext:value-type="string">
            <text:p>Shannon</text:p>
          </table:table-cell>
          <table:table-cell table:style-name="ce10" table:formula="of:=[.L3]*[.F$69]" office:value-type="float" office:value="2109.38399652479" calcext:value-type="float">
            <text:p>2 109</text:p>
          </table:table-cell>
          <table:table-cell table:style-name="ce10" table:formula="of:=[.M3]*[.G16]" office:value-type="float" office:value="966.476075692793" calcext:value-type="float">
            <text:p>966</text:p>
          </table:table-cell>
          <table:table-cell table:style-name="ce10" table:formula="of:=[.L14]+[.M14]" office:value-type="float" office:value="3075.86007221759" calcext:value-type="float">
            <text:p>3 076</text:p>
          </table:table-cell>
          <table:table-cell table:formula="of:=[.N14]/([.O$11]*8)" office:value-type="float" office:value="0.750942400443746" calcext:value-type="float">
            <text:p>0,7509424004</text:p>
          </table:table-cell>
          <table:table-cell table:number-columns-repeated="1007"/>
        </table:table-row>
        <table:table-row table:style-name="ro1">
          <table:table-cell table:formula="of:=[naměřeno.A14]" office:value-type="string" office:string-value="2014-7-13" calcext:value-type="string">
            <text:p>2014-7-13</text:p>
          </table:table-cell>
          <table:table-cell table:formula="of:=([naměřeno.B14]-[naměřeno.F$3])/[naměřeno.H$7]" office:value-type="float" office:value="54" calcext:value-type="float">
            <text:p>54</text:p>
          </table:table-cell>
          <table:table-cell table:formula="of:=([naměřeno.C14]-[naměřeno.G$3])/[naměřeno.I$7]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MAX(COUNTIF([.B$3:.B$367];[.D15]);1)" office:value-type="float" office:value="1" calcext:value-type="float">
            <text:p>1</text:p>
          </table:table-cell>
          <table:table-cell/>
          <table:table-cell table:formula="of:=[.F15]/[.F$69]" office:value-type="float" office:value="0.00268096514745308" calcext:value-type="float">
            <text:p>0,0026809651</text:p>
          </table:table-cell>
          <table:table-cell/>
          <table:table-cell table:formula="of:=-([.H15]*LOG([.H15];2))" office:value-type="float" office:value="0.022903570563687" calcext:value-type="float">
            <text:p>0,0229035706</text:p>
          </table:table-cell>
          <table:table-cell table:style-name="ce9" office:value-type="string" calcext:value-type="string">
            <text:p>Aritmetické</text:p>
          </table:table-cell>
          <table:table-cell table:style-name="ce10" table:formula="of:=7*[.F$69]" office:value-type="float" office:value="2611" calcext:value-type="float">
            <text:p>2 611</text:p>
          </table:table-cell>
          <table:table-cell table:style-name="ce10" table:formula="of:=7*[.G16]" office:value-type="float" office:value="2555" calcext:value-type="float">
            <text:p>2 555</text:p>
          </table:table-cell>
          <table:table-cell table:style-name="ce10" table:formula="of:=[.L15]+[.M15]" office:value-type="float" office:value="5166" calcext:value-type="float">
            <text:p>5 166</text:p>
          </table:table-cell>
          <table:table-cell table:formula="of:=[.N15]/([.O$11]*8)" office:value-type="float" office:value="1.26123046875" calcext:value-type="float">
            <text:p>1,2612304688</text:p>
          </table:table-cell>
          <table:table-cell table:number-columns-repeated="1007"/>
        </table:table-row>
        <table:table-row table:style-name="ro1">
          <table:table-cell table:formula="of:=[naměřeno.A15]" office:value-type="string" office:string-value="2014-7-14" calcext:value-type="string">
            <text:p>2014-7-14</text:p>
          </table:table-cell>
          <table:table-cell table:formula="of:=([naměřeno.B15]-[naměřeno.F$3])/[naměřeno.H$7]" office:value-type="float" office:value="51" calcext:value-type="float">
            <text:p>51</text:p>
          </table:table-cell>
          <table:table-cell table:formula="of:=([naměřeno.C15]-[naměřeno.G$3])/[naměřeno.I$7]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MAX(COUNTIF([.B$3:.B$367];[.D16]);1)" office:value-type="float" office:value="1" calcext:value-type="float">
            <text:p>1</text:p>
          </table:table-cell>
          <table:table-cell table:formula="of:=SUM([.G3:.G8])" office:value-type="float" office:value="365" calcext:value-type="float">
            <text:p>365</text:p>
          </table:table-cell>
          <table:table-cell table:formula="of:=[.F16]/[.F$69]" office:value-type="float" office:value="0.00268096514745308" calcext:value-type="float">
            <text:p>0,0026809651</text:p>
          </table:table-cell>
          <table:table-cell/>
          <table:table-cell table:formula="of:=-([.H16]*LOG([.H16];2))" office:value-type="float" office:value="0.022903570563687" calcext:value-type="float">
            <text:p>0,0229035706</text:p>
          </table:table-cell>
          <table:table-cell table:style-name="ce9" office:value-type="string" calcext:value-type="string">
            <text:p>po bytech</text:p>
          </table:table-cell>
          <table:table-cell table:style-name="ce10" table:formula="of:=8*[.F$69]" office:value-type="float" office:value="2984" calcext:value-type="float">
            <text:p>2 984</text:p>
          </table:table-cell>
          <table:table-cell table:style-name="ce10" table:formula="of:=8*[.G16]" office:value-type="float" office:value="2920" calcext:value-type="float">
            <text:p>2 920</text:p>
          </table:table-cell>
          <table:table-cell table:style-name="ce10" table:formula="of:=[.L16]+[.M16]" office:value-type="float" office:value="5904" calcext:value-type="float">
            <text:p>5 904</text:p>
          </table:table-cell>
          <table:table-cell table:formula="of:=[.N16]/([.O$11]*8)" office:value-type="float" office:value="1.44140625" calcext:value-type="float">
            <text:p>1,44140625</text:p>
          </table:table-cell>
          <table:table-cell table:number-columns-repeated="1007"/>
        </table:table-row>
        <table:table-row table:style-name="ro1">
          <table:table-cell table:formula="of:=[naměřeno.A16]" office:value-type="string" office:string-value="2014-7-15" calcext:value-type="string">
            <text:p>2014-7-15</text:p>
          </table:table-cell>
          <table:table-cell table:formula="of:=([naměřeno.B16]-[naměřeno.F$3])/[naměřeno.H$7]" office:value-type="float" office:value="54" calcext:value-type="float">
            <text:p>54</text:p>
          </table:table-cell>
          <table:table-cell table:formula="of:=([naměřeno.C16]-[naměřeno.G$3])/[naměřeno.I$7]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table:formula="of:=MAX(COUNTIF([.B$3:.B$367];[.D17]);1)" office:value-type="float" office:value="5" calcext:value-type="float">
            <text:p>5</text:p>
          </table:table-cell>
          <table:table-cell/>
          <table:table-cell table:formula="of:=[.F17]/[.F$69]" office:value-type="float" office:value="0.0134048257372654" calcext:value-type="float">
            <text:p>0,0134048257</text:p>
          </table:table-cell>
          <table:table-cell/>
          <table:table-cell table:formula="of:=-([.H17]*LOG([.H17];2))" office:value-type="float" office:value="0.0833928113320091" calcext:value-type="float">
            <text:p>0,0833928113</text:p>
          </table:table-cell>
          <table:table-cell table:style-name="ce9" office:value-type="string" calcext:value-type="string">
            <text:p>Po 4 bytech (int)</text:p>
          </table:table-cell>
          <table:table-cell table:style-name="ce10" table:formula="of:=4*[.L16]" office:value-type="float" office:value="11936" calcext:value-type="float">
            <text:p>11 936</text:p>
          </table:table-cell>
          <table:table-cell table:style-name="ce10" table:formula="of:=4*[.M16]" office:value-type="float" office:value="11680" calcext:value-type="float">
            <text:p>11 680</text:p>
          </table:table-cell>
          <table:table-cell table:style-name="ce10" table:formula="of:=[.L17]+[.M17]" office:value-type="float" office:value="23616" calcext:value-type="float">
            <text:p>23 616</text:p>
          </table:table-cell>
          <table:table-cell table:formula="of:=[.N17]/([.O$11]*8)" office:value-type="float" office:value="5.765625" calcext:value-type="float">
            <text:p>5,765625</text:p>
          </table:table-cell>
          <table:table-cell table:number-columns-repeated="1007"/>
        </table:table-row>
        <table:table-row table:style-name="ro1">
          <table:table-cell table:formula="of:=[naměřeno.A17]" office:value-type="string" office:string-value="2014-7-16" calcext:value-type="string">
            <text:p>2014-7-16</text:p>
          </table:table-cell>
          <table:table-cell table:formula="of:=([naměřeno.B17]-[naměřeno.F$3])/[naměřeno.H$7]" office:value-type="float" office:value="55" calcext:value-type="float">
            <text:p>55</text:p>
          </table:table-cell>
          <table:table-cell table:formula="of:=([naměřeno.C17]-[naměřeno.G$3])/[naměřeno.I$7]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MAX(COUNTIF([.B$3:.B$367];[.D18]);1)" office:value-type="float" office:value="5" calcext:value-type="float">
            <text:p>5</text:p>
          </table:table-cell>
          <table:table-cell/>
          <table:table-cell table:formula="of:=[.F18]/[.F$69]" office:value-type="float" office:value="0.0134048257372654" calcext:value-type="float">
            <text:p>0,0134048257</text:p>
          </table:table-cell>
          <table:table-cell/>
          <table:table-cell table:formula="of:=-([.H18]*LOG([.H18];2))" office:value-type="float" office:value="0.0833928113320091" calcext:value-type="float">
            <text:p>0,0833928113</text:p>
          </table:table-cell>
          <table:table-cell/>
          <table:table-cell table:style-name="ce11" table:number-columns-repeated="3"/>
          <table:table-cell table:number-columns-repeated="1008"/>
        </table:table-row>
        <table:table-row table:style-name="ro1">
          <table:table-cell table:formula="of:=[naměřeno.A18]" office:value-type="string" office:string-value="2014-7-17" calcext:value-type="string">
            <text:p>2014-7-17</text:p>
          </table:table-cell>
          <table:table-cell table:formula="of:=([naměřeno.B18]-[naměřeno.F$3])/[naměřeno.H$7]" office:value-type="float" office:value="55" calcext:value-type="float">
            <text:p>55</text:p>
          </table:table-cell>
          <table:table-cell table:formula="of:=([naměřeno.C18]-[naměřeno.G$3])/[naměřeno.I$7]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MAX(COUNTIF([.B$3:.B$367];[.D19]);1)" office:value-type="float" office:value="8" calcext:value-type="float">
            <text:p>8</text:p>
          </table:table-cell>
          <table:table-cell/>
          <table:table-cell table:formula="of:=[.F19]/[.F$69]" office:value-type="float" office:value="0.0214477211796247" calcext:value-type="float">
            <text:p>0,0214477212</text:p>
          </table:table-cell>
          <table:table-cell/>
          <table:table-cell table:formula="of:=-([.H19]*LOG([.H19];2))" office:value-type="float" office:value="0.118885400970622" calcext:value-type="float">
            <text:p>0,118885401</text:p>
          </table:table-cell>
          <table:table-cell/>
          <table:table-cell table:style-name="ce11" table:number-columns-repeated="3"/>
          <table:table-cell table:number-columns-repeated="1008"/>
        </table:table-row>
        <table:table-row table:style-name="ro1">
          <table:table-cell table:formula="of:=[naměřeno.A19]" office:value-type="string" office:string-value="2014-7-18" calcext:value-type="string">
            <text:p>2014-7-18</text:p>
          </table:table-cell>
          <table:table-cell table:formula="of:=([naměřeno.B19]-[naměřeno.F$3])/[naměřeno.H$7]" office:value-type="float" office:value="53" calcext:value-type="float">
            <text:p>53</text:p>
          </table:table-cell>
          <table:table-cell table:formula="of:=([naměřeno.C19]-[naměřeno.G$3])/[naměřeno.I$7]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/>
          <table:table-cell table:formula="of:=MAX(COUNTIF([.B$3:.B$367];[.D20]);1)" office:value-type="float" office:value="3" calcext:value-type="float">
            <text:p>3</text:p>
          </table:table-cell>
          <table:table-cell/>
          <table:table-cell table:formula="of:=[.F20]/[.F$69]" office:value-type="float" office:value="0.00804289544235925" calcext:value-type="float">
            <text:p>0,0080428954</text:p>
          </table:table-cell>
          <table:table-cell/>
          <table:table-cell table:formula="of:=-([.H20]*LOG([.H20];2))" office:value-type="float" office:value="0.0559630240177004" calcext:value-type="float">
            <text:p>0,055963024</text:p>
          </table:table-cell>
          <table:table-cell/>
          <table:table-cell table:style-name="ce11" table:number-columns-repeated="3"/>
          <table:table-cell table:number-columns-repeated="1008"/>
        </table:table-row>
        <table:table-row table:style-name="ro1">
          <table:table-cell table:formula="of:=[naměřeno.A20]" office:value-type="string" office:string-value="2014-7-19" calcext:value-type="string">
            <text:p>2014-7-19</text:p>
          </table:table-cell>
          <table:table-cell table:formula="of:=([naměřeno.B20]-[naměřeno.F$3])/[naměřeno.H$7]" office:value-type="float" office:value="55" calcext:value-type="float">
            <text:p>55</text:p>
          </table:table-cell>
          <table:table-cell table:formula="of:=([naměřeno.C20]-[naměřeno.G$3])/[naměřeno.I$7]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AX(COUNTIF([.B$3:.B$367];[.D21]);1)" office:value-type="float" office:value="7" calcext:value-type="float">
            <text:p>7</text:p>
          </table:table-cell>
          <table:table-cell/>
          <table:table-cell table:formula="of:=[.F21]/[.F$69]" office:value-type="float" office:value="0.0187667560321716" calcext:value-type="float">
            <text:p>0,018766756</text:p>
          </table:table-cell>
          <table:table-cell/>
          <table:table-cell table:formula="of:=-([.H21]*LOG([.H21];2))" office:value-type="float" office:value="0.107640049027838" calcext:value-type="float">
            <text:p>0,107640049</text:p>
          </table:table-cell>
          <table:table-cell/>
          <table:table-cell table:style-name="ce11" table:number-columns-repeated="3"/>
          <table:table-cell table:number-columns-repeated="1008"/>
        </table:table-row>
        <table:table-row table:style-name="ro1">
          <table:table-cell table:formula="of:=[naměřeno.A21]" office:value-type="string" office:string-value="2014-7-20" calcext:value-type="string">
            <text:p>2014-7-20</text:p>
          </table:table-cell>
          <table:table-cell table:formula="of:=([naměřeno.B21]-[naměřeno.F$3])/[naměřeno.H$7]" office:value-type="float" office:value="55" calcext:value-type="float">
            <text:p>55</text:p>
          </table:table-cell>
          <table:table-cell table:formula="of:=([naměřeno.C21]-[naměřeno.G$3])/[naměřeno.I$7]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AX(COUNTIF([.B$3:.B$367];[.D22]);1)" office:value-type="float" office:value="5" calcext:value-type="float">
            <text:p>5</text:p>
          </table:table-cell>
          <table:table-cell/>
          <table:table-cell table:formula="of:=[.F22]/[.F$69]" office:value-type="float" office:value="0.0134048257372654" calcext:value-type="float">
            <text:p>0,0134048257</text:p>
          </table:table-cell>
          <table:table-cell/>
          <table:table-cell table:formula="of:=-([.H22]*LOG([.H22];2))" office:value-type="float" office:value="0.0833928113320091" calcext:value-type="float">
            <text:p>0,0833928113</text:p>
          </table:table-cell>
          <table:table-cell/>
          <table:table-cell table:style-name="ce11" table:number-columns-repeated="3"/>
          <table:table-cell table:number-columns-repeated="1008"/>
        </table:table-row>
        <table:table-row table:style-name="ro1">
          <table:table-cell table:formula="of:=[naměřeno.A22]" office:value-type="string" office:string-value="2014-7-21" calcext:value-type="string">
            <text:p>2014-7-21</text:p>
          </table:table-cell>
          <table:table-cell table:formula="of:=([naměřeno.B22]-[naměřeno.F$3])/[naměřeno.H$7]" office:value-type="float" office:value="55" calcext:value-type="float">
            <text:p>55</text:p>
          </table:table-cell>
          <table:table-cell table:formula="of:=([naměřeno.C22]-[naměřeno.G$3])/[naměřeno.I$7]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MAX(COUNTIF([.B$3:.B$367];[.D23]);1)" office:value-type="float" office:value="5" calcext:value-type="float">
            <text:p>5</text:p>
          </table:table-cell>
          <table:table-cell/>
          <table:table-cell table:formula="of:=[.F23]/[.F$69]" office:value-type="float" office:value="0.0134048257372654" calcext:value-type="float">
            <text:p>0,0134048257</text:p>
          </table:table-cell>
          <table:table-cell/>
          <table:table-cell table:formula="of:=-([.H23]*LOG([.H23];2))" office:value-type="float" office:value="0.0833928113320091" calcext:value-type="float">
            <text:p>0,0833928113</text:p>
          </table:table-cell>
          <table:table-cell/>
          <table:table-cell table:style-name="ce11" table:number-columns-repeated="3"/>
          <table:table-cell table:number-columns-repeated="1008"/>
        </table:table-row>
        <table:table-row table:style-name="ro1">
          <table:table-cell table:formula="of:=[naměřeno.A23]" office:value-type="string" office:string-value="2014-7-22" calcext:value-type="string">
            <text:p>2014-7-22</text:p>
          </table:table-cell>
          <table:table-cell table:formula="of:=([naměřeno.B23]-[naměřeno.F$3])/[naměřeno.H$7]" office:value-type="float" office:value="60" calcext:value-type="float">
            <text:p>60</text:p>
          </table:table-cell>
          <table:table-cell table:formula="of:=([naměřeno.C23]-[naměřeno.G$3])/[naměřeno.I$7]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/>
          <table:table-cell table:formula="of:=MAX(COUNTIF([.B$3:.B$367];[.D24]);1)" office:value-type="float" office:value="10" calcext:value-type="float">
            <text:p>10</text:p>
          </table:table-cell>
          <table:table-cell/>
          <table:table-cell table:formula="of:=[.F24]/[.F$69]" office:value-type="float" office:value="0.0268096514745308" calcext:value-type="float">
            <text:p>0,0268096515</text:p>
          </table:table-cell>
          <table:table-cell/>
          <table:table-cell table:formula="of:=-([.H24]*LOG([.H24];2))" office:value-type="float" office:value="0.139975971189487" calcext:value-type="float">
            <text:p>0,1399759712</text:p>
          </table:table-cell>
          <table:table-cell table:number-columns-repeated="1012"/>
        </table:table-row>
        <table:table-row table:style-name="ro1">
          <table:table-cell table:formula="of:=[naměřeno.A24]" office:value-type="string" office:string-value="2014-7-23" calcext:value-type="string">
            <text:p>2014-7-23</text:p>
          </table:table-cell>
          <table:table-cell table:formula="of:=([naměřeno.B24]-[naměřeno.F$3])/[naměřeno.H$7]" office:value-type="float" office:value="63" calcext:value-type="float">
            <text:p>63</text:p>
          </table:table-cell>
          <table:table-cell table:formula="of:=([naměřeno.C24]-[naměřeno.G$3])/[naměřeno.I$7]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/>
          <table:table-cell table:formula="of:=MAX(COUNTIF([.B$3:.B$367];[.D25]);1)" office:value-type="float" office:value="7" calcext:value-type="float">
            <text:p>7</text:p>
          </table:table-cell>
          <table:table-cell/>
          <table:table-cell table:formula="of:=[.F25]/[.F$69]" office:value-type="float" office:value="0.0187667560321716" calcext:value-type="float">
            <text:p>0,018766756</text:p>
          </table:table-cell>
          <table:table-cell/>
          <table:table-cell table:formula="of:=-([.H25]*LOG([.H25];2))" office:value-type="float" office:value="0.107640049027838" calcext:value-type="float">
            <text:p>0,107640049</text:p>
          </table:table-cell>
          <table:table-cell table:number-columns-repeated="1012"/>
        </table:table-row>
        <table:table-row table:style-name="ro1">
          <table:table-cell table:formula="of:=[naměřeno.A25]" office:value-type="string" office:string-value="2014-7-24" calcext:value-type="string">
            <text:p>2014-7-24</text:p>
          </table:table-cell>
          <table:table-cell table:formula="of:=([naměřeno.B25]-[naměřeno.F$3])/[naměřeno.H$7]" office:value-type="float" office:value="64" calcext:value-type="float">
            <text:p>64</text:p>
          </table:table-cell>
          <table:table-cell table:formula="of:=([naměřeno.C25]-[naměřeno.G$3])/[naměřeno.I$7]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/>
          <table:table-cell table:formula="of:=MAX(COUNTIF([.B$3:.B$367];[.D26]);1)" office:value-type="float" office:value="12" calcext:value-type="float">
            <text:p>12</text:p>
          </table:table-cell>
          <table:table-cell/>
          <table:table-cell table:formula="of:=[.F26]/[.F$69]" office:value-type="float" office:value="0.032171581769437" calcext:value-type="float">
            <text:p>0,0321715818</text:p>
          </table:table-cell>
          <table:table-cell/>
          <table:table-cell table:formula="of:=-([.H26]*LOG([.H26];2))" office:value-type="float" office:value="0.159508932531928" calcext:value-type="float">
            <text:p>0,1595089325</text:p>
          </table:table-cell>
          <table:table-cell table:number-columns-repeated="1012"/>
        </table:table-row>
        <table:table-row table:style-name="ro1">
          <table:table-cell table:formula="of:=[naměřeno.A26]" office:value-type="string" office:string-value="2014-7-25" calcext:value-type="string">
            <text:p>2014-7-25</text:p>
          </table:table-cell>
          <table:table-cell table:formula="of:=([naměřeno.B26]-[naměřeno.F$3])/[naměřeno.H$7]" office:value-type="float" office:value="57" calcext:value-type="float">
            <text:p>57</text:p>
          </table:table-cell>
          <table:table-cell table:formula="of:=([naměřeno.C26]-[naměřeno.G$3])/[naměřeno.I$7]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/>
          <table:table-cell table:formula="of:=MAX(COUNTIF([.B$3:.B$367];[.D27]);1)" office:value-type="float" office:value="8" calcext:value-type="float">
            <text:p>8</text:p>
          </table:table-cell>
          <table:table-cell/>
          <table:table-cell table:formula="of:=[.F27]/[.F$69]" office:value-type="float" office:value="0.0214477211796247" calcext:value-type="float">
            <text:p>0,0214477212</text:p>
          </table:table-cell>
          <table:table-cell/>
          <table:table-cell table:formula="of:=-([.H27]*LOG([.H27];2))" office:value-type="float" office:value="0.118885400970622" calcext:value-type="float">
            <text:p>0,118885401</text:p>
          </table:table-cell>
          <table:table-cell table:number-columns-repeated="1012"/>
        </table:table-row>
        <table:table-row table:style-name="ro1">
          <table:table-cell table:formula="of:=[naměřeno.A27]" office:value-type="string" office:string-value="2014-7-26" calcext:value-type="string">
            <text:p>2014-7-26</text:p>
          </table:table-cell>
          <table:table-cell table:formula="of:=([naměřeno.B27]-[naměřeno.F$3])/[naměřeno.H$7]" office:value-type="float" office:value="55" calcext:value-type="float">
            <text:p>55</text:p>
          </table:table-cell>
          <table:table-cell table:formula="of:=([naměřeno.C27]-[naměřeno.G$3])/[naměřeno.I$7]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MAX(COUNTIF([.B$3:.B$367];[.D28]);1)" office:value-type="float" office:value="9" calcext:value-type="float">
            <text:p>9</text:p>
          </table:table-cell>
          <table:table-cell/>
          <table:table-cell table:formula="of:=[.F28]/[.F$69]" office:value-type="float" office:value="0.0241286863270777" calcext:value-type="float">
            <text:p>0,0241286863</text:p>
          </table:table-cell>
          <table:table-cell/>
          <table:table-cell table:formula="of:=-([.H28]*LOG([.H28];2))" office:value-type="float" office:value="0.12964600903302" calcext:value-type="float">
            <text:p>0,129646009</text:p>
          </table:table-cell>
          <table:table-cell table:number-columns-repeated="1012"/>
        </table:table-row>
        <table:table-row table:style-name="ro1">
          <table:table-cell table:formula="of:=[naměřeno.A28]" office:value-type="string" office:string-value="2014-7-27" calcext:value-type="string">
            <text:p>2014-7-27</text:p>
          </table:table-cell>
          <table:table-cell table:formula="of:=([naměřeno.B28]-[naměřeno.F$3])/[naměřeno.H$7]" office:value-type="float" office:value="53" calcext:value-type="float">
            <text:p>53</text:p>
          </table:table-cell>
          <table:table-cell table:formula="of:=([naměřeno.C28]-[naměřeno.G$3])/[naměřeno.I$7]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/>
          <table:table-cell table:formula="of:=MAX(COUNTIF([.B$3:.B$367];[.D29]);1)" office:value-type="float" office:value="14" calcext:value-type="float">
            <text:p>14</text:p>
          </table:table-cell>
          <table:table-cell/>
          <table:table-cell table:formula="of:=[.F29]/[.F$69]" office:value-type="float" office:value="0.0375335120643432" calcext:value-type="float">
            <text:p>0,0375335121</text:p>
          </table:table-cell>
          <table:table-cell/>
          <table:table-cell table:formula="of:=-([.H29]*LOG([.H29];2))" office:value-type="float" office:value="0.177746585991332" calcext:value-type="float">
            <text:p>0,177746586</text:p>
          </table:table-cell>
          <table:table-cell table:number-columns-repeated="1012"/>
        </table:table-row>
        <table:table-row table:style-name="ro1">
          <table:table-cell table:formula="of:=[naměřeno.A29]" office:value-type="string" office:string-value="2014-7-28" calcext:value-type="string">
            <text:p>2014-7-28</text:p>
          </table:table-cell>
          <table:table-cell table:formula="of:=([naměřeno.B29]-[naměřeno.F$3])/[naměřeno.H$7]" office:value-type="float" office:value="55" calcext:value-type="float">
            <text:p>55</text:p>
          </table:table-cell>
          <table:table-cell table:formula="of:=([naměřeno.C29]-[naměřeno.G$3])/[naměřeno.I$7]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/>
          <table:table-cell table:formula="of:=MAX(COUNTIF([.B$3:.B$367];[.D30]);1)" office:value-type="float" office:value="7" calcext:value-type="float">
            <text:p>7</text:p>
          </table:table-cell>
          <table:table-cell/>
          <table:table-cell table:formula="of:=[.F30]/[.F$69]" office:value-type="float" office:value="0.0187667560321716" calcext:value-type="float">
            <text:p>0,018766756</text:p>
          </table:table-cell>
          <table:table-cell/>
          <table:table-cell table:formula="of:=-([.H30]*LOG([.H30];2))" office:value-type="float" office:value="0.107640049027838" calcext:value-type="float">
            <text:p>0,107640049</text:p>
          </table:table-cell>
          <table:table-cell table:number-columns-repeated="1012"/>
        </table:table-row>
        <table:table-row table:style-name="ro1">
          <table:table-cell table:formula="of:=[naměřeno.A30]" office:value-type="string" office:string-value="2014-7-29" calcext:value-type="string">
            <text:p>2014-7-29</text:p>
          </table:table-cell>
          <table:table-cell table:formula="of:=([naměřeno.B30]-[naměřeno.F$3])/[naměřeno.H$7]" office:value-type="float" office:value="60" calcext:value-type="float">
            <text:p>60</text:p>
          </table:table-cell>
          <table:table-cell table:formula="of:=([naměřeno.C30]-[naměřeno.G$3])/[naměřeno.I$7]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/>
          <table:table-cell table:formula="of:=MAX(COUNTIF([.B$3:.B$367];[.D31]);1)" office:value-type="float" office:value="10" calcext:value-type="float">
            <text:p>10</text:p>
          </table:table-cell>
          <table:table-cell/>
          <table:table-cell table:formula="of:=[.F31]/[.F$69]" office:value-type="float" office:value="0.0268096514745308" calcext:value-type="float">
            <text:p>0,0268096515</text:p>
          </table:table-cell>
          <table:table-cell/>
          <table:table-cell table:formula="of:=-([.H31]*LOG([.H31];2))" office:value-type="float" office:value="0.139975971189487" calcext:value-type="float">
            <text:p>0,1399759712</text:p>
          </table:table-cell>
          <table:table-cell table:number-columns-repeated="1012"/>
        </table:table-row>
        <table:table-row table:style-name="ro1">
          <table:table-cell table:formula="of:=[naměřeno.A31]" office:value-type="string" office:string-value="2014-7-30" calcext:value-type="string">
            <text:p>2014-7-30</text:p>
          </table:table-cell>
          <table:table-cell table:formula="of:=([naměřeno.B31]-[naměřeno.F$3])/[naměřeno.H$7]" office:value-type="float" office:value="61" calcext:value-type="float">
            <text:p>61</text:p>
          </table:table-cell>
          <table:table-cell table:formula="of:=([naměřeno.C31]-[naměřeno.G$3])/[naměřeno.I$7]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/>
          <table:table-cell table:formula="of:=MAX(COUNTIF([.B$3:.B$367];[.D32]);1)" office:value-type="float" office:value="5" calcext:value-type="float">
            <text:p>5</text:p>
          </table:table-cell>
          <table:table-cell/>
          <table:table-cell table:formula="of:=[.F32]/[.F$69]" office:value-type="float" office:value="0.0134048257372654" calcext:value-type="float">
            <text:p>0,0134048257</text:p>
          </table:table-cell>
          <table:table-cell/>
          <table:table-cell table:formula="of:=-([.H32]*LOG([.H32];2))" office:value-type="float" office:value="0.0833928113320091" calcext:value-type="float">
            <text:p>0,0833928113</text:p>
          </table:table-cell>
          <table:table-cell table:number-columns-repeated="1012"/>
        </table:table-row>
        <table:table-row table:style-name="ro1">
          <table:table-cell table:formula="of:=[naměřeno.A32]" office:value-type="string" office:string-value="2014-7-31" calcext:value-type="string">
            <text:p>2014-7-31</text:p>
          </table:table-cell>
          <table:table-cell table:formula="of:=([naměřeno.B32]-[naměřeno.F$3])/[naměřeno.H$7]" office:value-type="float" office:value="57" calcext:value-type="float">
            <text:p>57</text:p>
          </table:table-cell>
          <table:table-cell table:formula="of:=([naměřeno.C32]-[naměřeno.G$3])/[naměřeno.I$7]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MAX(COUNTIF([.B$3:.B$367];[.D33]);1)" office:value-type="float" office:value="5" calcext:value-type="float">
            <text:p>5</text:p>
          </table:table-cell>
          <table:table-cell/>
          <table:table-cell table:formula="of:=[.F33]/[.F$69]" office:value-type="float" office:value="0.0134048257372654" calcext:value-type="float">
            <text:p>0,0134048257</text:p>
          </table:table-cell>
          <table:table-cell/>
          <table:table-cell table:formula="of:=-([.H33]*LOG([.H33];2))" office:value-type="float" office:value="0.0833928113320091" calcext:value-type="float">
            <text:p>0,0833928113</text:p>
          </table:table-cell>
          <table:table-cell table:number-columns-repeated="1012"/>
        </table:table-row>
        <table:table-row table:style-name="ro1">
          <table:table-cell table:formula="of:=[naměřeno.A33]" office:value-type="string" office:string-value="2014-8-1" calcext:value-type="string">
            <text:p>2014-8-1</text:p>
          </table:table-cell>
          <table:table-cell table:formula="of:=([naměřeno.B33]-[naměřeno.F$3])/[naměřeno.H$7]" office:value-type="float" office:value="49" calcext:value-type="float">
            <text:p>49</text:p>
          </table:table-cell>
          <table:table-cell table:formula="of:=([naměřeno.C33]-[naměřeno.G$3])/[naměřeno.I$7]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/>
          <table:table-cell table:formula="of:=MAX(COUNTIF([.B$3:.B$367];[.D34]);1)" office:value-type="float" office:value="5" calcext:value-type="float">
            <text:p>5</text:p>
          </table:table-cell>
          <table:table-cell/>
          <table:table-cell table:formula="of:=[.F34]/[.F$69]" office:value-type="float" office:value="0.0134048257372654" calcext:value-type="float">
            <text:p>0,0134048257</text:p>
          </table:table-cell>
          <table:table-cell/>
          <table:table-cell table:formula="of:=-([.H34]*LOG([.H34];2))" office:value-type="float" office:value="0.0833928113320091" calcext:value-type="float">
            <text:p>0,0833928113</text:p>
          </table:table-cell>
          <table:table-cell table:number-columns-repeated="1012"/>
        </table:table-row>
        <table:table-row table:style-name="ro1">
          <table:table-cell table:formula="of:=[naměřeno.A34]" office:value-type="string" office:string-value="2014-8-2" calcext:value-type="string">
            <text:p>2014-8-2</text:p>
          </table:table-cell>
          <table:table-cell table:formula="of:=([naměřeno.B34]-[naměřeno.F$3])/[naměřeno.H$7]" office:value-type="float" office:value="49" calcext:value-type="float">
            <text:p>49</text:p>
          </table:table-cell>
          <table:table-cell table:formula="of:=([naměřeno.C34]-[naměřeno.G$3])/[naměřeno.I$7]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/>
          <table:table-cell table:formula="of:=MAX(COUNTIF([.B$3:.B$367];[.D35]);1)" office:value-type="float" office:value="9" calcext:value-type="float">
            <text:p>9</text:p>
          </table:table-cell>
          <table:table-cell/>
          <table:table-cell table:formula="of:=[.F35]/[.F$69]" office:value-type="float" office:value="0.0241286863270777" calcext:value-type="float">
            <text:p>0,0241286863</text:p>
          </table:table-cell>
          <table:table-cell/>
          <table:table-cell table:formula="of:=-([.H35]*LOG([.H35];2))" office:value-type="float" office:value="0.12964600903302" calcext:value-type="float">
            <text:p>0,129646009</text:p>
          </table:table-cell>
          <table:table-cell table:number-columns-repeated="1012"/>
        </table:table-row>
        <table:table-row table:style-name="ro1">
          <table:table-cell table:formula="of:=[naměřeno.A35]" office:value-type="string" office:string-value="2014-8-3" calcext:value-type="string">
            <text:p>2014-8-3</text:p>
          </table:table-cell>
          <table:table-cell table:formula="of:=([naměřeno.B35]-[naměřeno.F$3])/[naměřeno.H$7]" office:value-type="float" office:value="51" calcext:value-type="float">
            <text:p>51</text:p>
          </table:table-cell>
          <table:table-cell table:formula="of:=([naměřeno.C35]-[naměřeno.G$3])/[naměřeno.I$7]"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/>
          <table:table-cell table:formula="of:=MAX(COUNTIF([.B$3:.B$367];[.D36]);1)" office:value-type="float" office:value="6" calcext:value-type="float">
            <text:p>6</text:p>
          </table:table-cell>
          <table:table-cell/>
          <table:table-cell table:formula="of:=[.F36]/[.F$69]" office:value-type="float" office:value="0.0160857908847185" calcext:value-type="float">
            <text:p>0,0160857909</text:p>
          </table:table-cell>
          <table:table-cell/>
          <table:table-cell table:formula="of:=-([.H36]*LOG([.H36];2))" office:value-type="float" office:value="0.0958402571506823" calcext:value-type="float">
            <text:p>0,0958402572</text:p>
          </table:table-cell>
          <table:table-cell table:number-columns-repeated="1012"/>
        </table:table-row>
        <table:table-row table:style-name="ro1">
          <table:table-cell table:formula="of:=[naměřeno.A36]" office:value-type="string" office:string-value="2014-8-4" calcext:value-type="string">
            <text:p>2014-8-4</text:p>
          </table:table-cell>
          <table:table-cell table:formula="of:=([naměřeno.B36]-[naměřeno.F$3])/[naměřeno.H$7]" office:value-type="float" office:value="51" calcext:value-type="float">
            <text:p>51</text:p>
          </table:table-cell>
          <table:table-cell table:formula="of:=([naměřeno.C36]-[naměřeno.G$3])/[naměřeno.I$7]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/>
          <table:table-cell table:formula="of:=MAX(COUNTIF([.B$3:.B$367];[.D37]);1)" office:value-type="float" office:value="9" calcext:value-type="float">
            <text:p>9</text:p>
          </table:table-cell>
          <table:table-cell/>
          <table:table-cell table:formula="of:=[.F37]/[.F$69]" office:value-type="float" office:value="0.0241286863270777" calcext:value-type="float">
            <text:p>0,0241286863</text:p>
          </table:table-cell>
          <table:table-cell/>
          <table:table-cell table:formula="of:=-([.H37]*LOG([.H37];2))" office:value-type="float" office:value="0.12964600903302" calcext:value-type="float">
            <text:p>0,129646009</text:p>
          </table:table-cell>
          <table:table-cell table:number-columns-repeated="1012"/>
        </table:table-row>
        <table:table-row table:style-name="ro1">
          <table:table-cell table:formula="of:=[naměřeno.A37]" office:value-type="string" office:string-value="2014-8-5" calcext:value-type="string">
            <text:p>2014-8-5</text:p>
          </table:table-cell>
          <table:table-cell table:formula="of:=([naměřeno.B37]-[naměřeno.F$3])/[naměřeno.H$7]" office:value-type="float" office:value="53" calcext:value-type="float">
            <text:p>53</text:p>
          </table:table-cell>
          <table:table-cell table:formula="of:=([naměřeno.C37]-[naměřeno.G$3])/[naměřeno.I$7]"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/>
          <table:table-cell table:formula="of:=MAX(COUNTIF([.B$3:.B$367];[.D38]);1)" office:value-type="float" office:value="10" calcext:value-type="float">
            <text:p>10</text:p>
          </table:table-cell>
          <table:table-cell/>
          <table:table-cell table:formula="of:=[.F38]/[.F$69]" office:value-type="float" office:value="0.0268096514745308" calcext:value-type="float">
            <text:p>0,0268096515</text:p>
          </table:table-cell>
          <table:table-cell/>
          <table:table-cell table:formula="of:=-([.H38]*LOG([.H38];2))" office:value-type="float" office:value="0.139975971189487" calcext:value-type="float">
            <text:p>0,1399759712</text:p>
          </table:table-cell>
          <table:table-cell table:number-columns-repeated="1012"/>
        </table:table-row>
        <table:table-row table:style-name="ro1">
          <table:table-cell table:formula="of:=[naměřeno.A38]" office:value-type="string" office:string-value="2014-8-6" calcext:value-type="string">
            <text:p>2014-8-6</text:p>
          </table:table-cell>
          <table:table-cell table:formula="of:=([naměřeno.B38]-[naměřeno.F$3])/[naměřeno.H$7]" office:value-type="float" office:value="55" calcext:value-type="float">
            <text:p>55</text:p>
          </table:table-cell>
          <table:table-cell table:formula="of:=([naměřeno.C38]-[naměřeno.G$3])/[naměřeno.I$7]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AX(COUNTIF([.B$3:.B$367];[.D39]);1)" office:value-type="float" office:value="8" calcext:value-type="float">
            <text:p>8</text:p>
          </table:table-cell>
          <table:table-cell/>
          <table:table-cell table:formula="of:=[.F39]/[.F$69]" office:value-type="float" office:value="0.0214477211796247" calcext:value-type="float">
            <text:p>0,0214477212</text:p>
          </table:table-cell>
          <table:table-cell/>
          <table:table-cell table:formula="of:=-([.H39]*LOG([.H39];2))" office:value-type="float" office:value="0.118885400970622" calcext:value-type="float">
            <text:p>0,118885401</text:p>
          </table:table-cell>
          <table:table-cell table:number-columns-repeated="1012"/>
        </table:table-row>
        <table:table-row table:style-name="ro1">
          <table:table-cell table:formula="of:=[naměřeno.A39]" office:value-type="string" office:string-value="2014-8-7" calcext:value-type="string">
            <text:p>2014-8-7</text:p>
          </table:table-cell>
          <table:table-cell table:formula="of:=([naměřeno.B39]-[naměřeno.F$3])/[naměřeno.H$7]" office:value-type="float" office:value="53" calcext:value-type="float">
            <text:p>53</text:p>
          </table:table-cell>
          <table:table-cell table:formula="of:=([naměřeno.C39]-[naměřeno.G$3])/[naměřeno.I$7]"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AX(COUNTIF([.B$3:.B$367];[.D40]);1)" office:value-type="float" office:value="9" calcext:value-type="float">
            <text:p>9</text:p>
          </table:table-cell>
          <table:table-cell/>
          <table:table-cell table:formula="of:=[.F40]/[.F$69]" office:value-type="float" office:value="0.0241286863270777" calcext:value-type="float">
            <text:p>0,0241286863</text:p>
          </table:table-cell>
          <table:table-cell/>
          <table:table-cell table:formula="of:=-([.H40]*LOG([.H40];2))" office:value-type="float" office:value="0.12964600903302" calcext:value-type="float">
            <text:p>0,129646009</text:p>
          </table:table-cell>
          <table:table-cell table:number-columns-repeated="1012"/>
        </table:table-row>
        <table:table-row table:style-name="ro1">
          <table:table-cell table:formula="of:=[naměřeno.A40]" office:value-type="string" office:string-value="2014-8-8" calcext:value-type="string">
            <text:p>2014-8-8</text:p>
          </table:table-cell>
          <table:table-cell table:formula="of:=([naměřeno.B40]-[naměřeno.F$3])/[naměřeno.H$7]" office:value-type="float" office:value="54" calcext:value-type="float">
            <text:p>54</text:p>
          </table:table-cell>
          <table:table-cell table:formula="of:=([naměřeno.C40]-[naměřeno.G$3])/[naměřeno.I$7]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/>
          <table:table-cell table:formula="of:=MAX(COUNTIF([.B$3:.B$367];[.D41]);1)" office:value-type="float" office:value="9" calcext:value-type="float">
            <text:p>9</text:p>
          </table:table-cell>
          <table:table-cell/>
          <table:table-cell table:formula="of:=[.F41]/[.F$69]" office:value-type="float" office:value="0.0241286863270777" calcext:value-type="float">
            <text:p>0,0241286863</text:p>
          </table:table-cell>
          <table:table-cell/>
          <table:table-cell table:formula="of:=-([.H41]*LOG([.H41];2))" office:value-type="float" office:value="0.12964600903302" calcext:value-type="float">
            <text:p>0,129646009</text:p>
          </table:table-cell>
          <table:table-cell table:number-columns-repeated="1012"/>
        </table:table-row>
        <table:table-row table:style-name="ro1">
          <table:table-cell table:formula="of:=[naměřeno.A41]" office:value-type="string" office:string-value="2014-8-9" calcext:value-type="string">
            <text:p>2014-8-9</text:p>
          </table:table-cell>
          <table:table-cell table:formula="of:=([naměřeno.B41]-[naměřeno.F$3])/[naměřeno.H$7]" office:value-type="float" office:value="53" calcext:value-type="float">
            <text:p>53</text:p>
          </table:table-cell>
          <table:table-cell table:formula="of:=([naměřeno.C41]-[naměřeno.G$3])/[naměřeno.I$7]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/>
          <table:table-cell table:formula="of:=MAX(COUNTIF([.B$3:.B$367];[.D42]);1)" office:value-type="float" office:value="13" calcext:value-type="float">
            <text:p>13</text:p>
          </table:table-cell>
          <table:table-cell/>
          <table:table-cell table:formula="of:=[.F42]/[.F$69]" office:value-type="float" office:value="0.0348525469168901" calcext:value-type="float">
            <text:p>0,0348525469</text:p>
          </table:table-cell>
          <table:table-cell/>
          <table:table-cell table:formula="of:=-([.H42]*LOG([.H42];2))" office:value-type="float" office:value="0.168776668438295" calcext:value-type="float">
            <text:p>0,1687766684</text:p>
          </table:table-cell>
          <table:table-cell table:number-columns-repeated="1012"/>
        </table:table-row>
        <table:table-row table:style-name="ro1">
          <table:table-cell table:formula="of:=[naměřeno.A42]" office:value-type="string" office:string-value="2014-8-10" calcext:value-type="string">
            <text:p>2014-8-10</text:p>
          </table:table-cell>
          <table:table-cell table:formula="of:=([naměřeno.B42]-[naměřeno.F$3])/[naměřeno.H$7]" office:value-type="float" office:value="53" calcext:value-type="float">
            <text:p>53</text:p>
          </table:table-cell>
          <table:table-cell table:formula="of:=([naměřeno.C42]-[naměřeno.G$3])/[naměřeno.I$7]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MAX(COUNTIF([.B$3:.B$367];[.D43]);1)" office:value-type="float" office:value="12" calcext:value-type="float">
            <text:p>12</text:p>
          </table:table-cell>
          <table:table-cell/>
          <table:table-cell table:formula="of:=[.F43]/[.F$69]" office:value-type="float" office:value="0.032171581769437" calcext:value-type="float">
            <text:p>0,0321715818</text:p>
          </table:table-cell>
          <table:table-cell/>
          <table:table-cell table:formula="of:=-([.H43]*LOG([.H43];2))" office:value-type="float" office:value="0.159508932531928" calcext:value-type="float">
            <text:p>0,1595089325</text:p>
          </table:table-cell>
          <table:table-cell table:number-columns-repeated="1012"/>
        </table:table-row>
        <table:table-row table:style-name="ro1">
          <table:table-cell table:formula="of:=[naměřeno.A43]" office:value-type="string" office:string-value="2014-8-11" calcext:value-type="string">
            <text:p>2014-8-11</text:p>
          </table:table-cell>
          <table:table-cell table:formula="of:=([naměřeno.B43]-[naměřeno.F$3])/[naměřeno.H$7]" office:value-type="float" office:value="57" calcext:value-type="float">
            <text:p>57</text:p>
          </table:table-cell>
          <table:table-cell table:formula="of:=([naměřeno.C43]-[naměřeno.G$3])/[naměřeno.I$7]"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/>
          <table:table-cell table:formula="of:=MAX(COUNTIF([.B$3:.B$367];[.D44]);1)" office:value-type="float" office:value="8" calcext:value-type="float">
            <text:p>8</text:p>
          </table:table-cell>
          <table:table-cell/>
          <table:table-cell table:formula="of:=[.F44]/[.F$69]" office:value-type="float" office:value="0.0214477211796247" calcext:value-type="float">
            <text:p>0,0214477212</text:p>
          </table:table-cell>
          <table:table-cell/>
          <table:table-cell table:formula="of:=-([.H44]*LOG([.H44];2))" office:value-type="float" office:value="0.118885400970622" calcext:value-type="float">
            <text:p>0,118885401</text:p>
          </table:table-cell>
          <table:table-cell table:number-columns-repeated="1012"/>
        </table:table-row>
        <table:table-row table:style-name="ro1">
          <table:table-cell table:formula="of:=[naměřeno.A44]" office:value-type="string" office:string-value="2014-8-12" calcext:value-type="string">
            <text:p>2014-8-12</text:p>
          </table:table-cell>
          <table:table-cell table:formula="of:=([naměřeno.B44]-[naměřeno.F$3])/[naměřeno.H$7]" office:value-type="float" office:value="47" calcext:value-type="float">
            <text:p>47</text:p>
          </table:table-cell>
          <table:table-cell table:formula="of:=([naměřeno.C44]-[naměřeno.G$3])/[naměřeno.I$7]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MAX(COUNTIF([.B$3:.B$367];[.D45]);1)" office:value-type="float" office:value="6" calcext:value-type="float">
            <text:p>6</text:p>
          </table:table-cell>
          <table:table-cell/>
          <table:table-cell table:formula="of:=[.F45]/[.F$69]" office:value-type="float" office:value="0.0160857908847185" calcext:value-type="float">
            <text:p>0,0160857909</text:p>
          </table:table-cell>
          <table:table-cell/>
          <table:table-cell table:formula="of:=-([.H45]*LOG([.H45];2))" office:value-type="float" office:value="0.0958402571506823" calcext:value-type="float">
            <text:p>0,0958402572</text:p>
          </table:table-cell>
          <table:table-cell table:number-columns-repeated="1012"/>
        </table:table-row>
        <table:table-row table:style-name="ro1">
          <table:table-cell table:formula="of:=[naměřeno.A45]" office:value-type="string" office:string-value="2014-8-13" calcext:value-type="string">
            <text:p>2014-8-13</text:p>
          </table:table-cell>
          <table:table-cell table:formula="of:=([naměřeno.B45]-[naměřeno.F$3])/[naměřeno.H$7]" office:value-type="float" office:value="43" calcext:value-type="float">
            <text:p>43</text:p>
          </table:table-cell>
          <table:table-cell table:formula="of:=([naměřeno.C45]-[naměřeno.G$3])/[naměřeno.I$7]"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/>
          <table:table-cell table:formula="of:=MAX(COUNTIF([.B$3:.B$367];[.D46]);1)" office:value-type="float" office:value="5" calcext:value-type="float">
            <text:p>5</text:p>
          </table:table-cell>
          <table:table-cell/>
          <table:table-cell table:formula="of:=[.F46]/[.F$69]" office:value-type="float" office:value="0.0134048257372654" calcext:value-type="float">
            <text:p>0,0134048257</text:p>
          </table:table-cell>
          <table:table-cell/>
          <table:table-cell table:formula="of:=-([.H46]*LOG([.H46];2))" office:value-type="float" office:value="0.0833928113320091" calcext:value-type="float">
            <text:p>0,0833928113</text:p>
          </table:table-cell>
          <table:table-cell table:number-columns-repeated="1012"/>
        </table:table-row>
        <table:table-row table:style-name="ro1">
          <table:table-cell table:formula="of:=[naměřeno.A46]" office:value-type="string" office:string-value="2014-8-14" calcext:value-type="string">
            <text:p>2014-8-14</text:p>
          </table:table-cell>
          <table:table-cell table:formula="of:=([naměřeno.B46]-[naměřeno.F$3])/[naměřeno.H$7]" office:value-type="float" office:value="52" calcext:value-type="float">
            <text:p>52</text:p>
          </table:table-cell>
          <table:table-cell table:formula="of:=([naměřeno.C46]-[naměřeno.G$3])/[naměřeno.I$7]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/>
          <table:table-cell table:formula="of:=MAX(COUNTIF([.B$3:.B$367];[.D47]);1)" office:value-type="float" office:value="6" calcext:value-type="float">
            <text:p>6</text:p>
          </table:table-cell>
          <table:table-cell/>
          <table:table-cell table:formula="of:=[.F47]/[.F$69]" office:value-type="float" office:value="0.0160857908847185" calcext:value-type="float">
            <text:p>0,0160857909</text:p>
          </table:table-cell>
          <table:table-cell/>
          <table:table-cell table:formula="of:=-([.H47]*LOG([.H47];2))" office:value-type="float" office:value="0.0958402571506823" calcext:value-type="float">
            <text:p>0,0958402572</text:p>
          </table:table-cell>
          <table:table-cell table:number-columns-repeated="1012"/>
        </table:table-row>
        <table:table-row table:style-name="ro1">
          <table:table-cell table:formula="of:=[naměřeno.A47]" office:value-type="string" office:string-value="2014-8-15" calcext:value-type="string">
            <text:p>2014-8-15</text:p>
          </table:table-cell>
          <table:table-cell table:formula="of:=([naměřeno.B47]-[naměřeno.F$3])/[naměřeno.H$7]" office:value-type="float" office:value="53" calcext:value-type="float">
            <text:p>53</text:p>
          </table:table-cell>
          <table:table-cell table:formula="of:=([naměřeno.C47]-[naměřeno.G$3])/[naměřeno.I$7]"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MAX(COUNTIF([.B$3:.B$367];[.D48]);1)" office:value-type="float" office:value="6" calcext:value-type="float">
            <text:p>6</text:p>
          </table:table-cell>
          <table:table-cell/>
          <table:table-cell table:formula="of:=[.F48]/[.F$69]" office:value-type="float" office:value="0.0160857908847185" calcext:value-type="float">
            <text:p>0,0160857909</text:p>
          </table:table-cell>
          <table:table-cell/>
          <table:table-cell table:formula="of:=-([.H48]*LOG([.H48];2))" office:value-type="float" office:value="0.0958402571506823" calcext:value-type="float">
            <text:p>0,0958402572</text:p>
          </table:table-cell>
          <table:table-cell table:number-columns-repeated="1012"/>
        </table:table-row>
        <table:table-row table:style-name="ro1">
          <table:table-cell table:formula="of:=[naměřeno.A48]" office:value-type="string" office:string-value="2014-8-16" calcext:value-type="string">
            <text:p>2014-8-16</text:p>
          </table:table-cell>
          <table:table-cell table:formula="of:=([naměřeno.B48]-[naměřeno.F$3])/[naměřeno.H$7]" office:value-type="float" office:value="56" calcext:value-type="float">
            <text:p>56</text:p>
          </table:table-cell>
          <table:table-cell table:formula="of:=([naměřeno.C48]-[naměřeno.G$3])/[naměřeno.I$7]"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/>
          <table:table-cell table:formula="of:=MAX(COUNTIF([.B$3:.B$367];[.D49]);1)" office:value-type="float" office:value="2" calcext:value-type="float">
            <text:p>2</text:p>
          </table:table-cell>
          <table:table-cell/>
          <table:table-cell table:formula="of:=[.F49]/[.F$69]" office:value-type="float" office:value="0.00536193029490617" calcext:value-type="float">
            <text:p>0,0053619303</text:p>
          </table:table-cell>
          <table:table-cell/>
          <table:table-cell table:formula="of:=-([.H49]*LOG([.H49];2))" office:value-type="float" office:value="0.0404452108324678" calcext:value-type="float">
            <text:p>0,0404452108</text:p>
          </table:table-cell>
          <table:table-cell table:number-columns-repeated="1012"/>
        </table:table-row>
        <table:table-row table:style-name="ro1">
          <table:table-cell table:formula="of:=[naměřeno.A49]" office:value-type="string" office:string-value="2014-8-17" calcext:value-type="string">
            <text:p>2014-8-17</text:p>
          </table:table-cell>
          <table:table-cell table:formula="of:=([naměřeno.B49]-[naměřeno.F$3])/[naměřeno.H$7]" office:value-type="float" office:value="58" calcext:value-type="float">
            <text:p>58</text:p>
          </table:table-cell>
          <table:table-cell table:formula="of:=([naměřeno.C49]-[naměřeno.G$3])/[naměřeno.I$7]"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/>
          <table:table-cell table:formula="of:=MAX(COUNTIF([.B$3:.B$367];[.D50]);1)" office:value-type="float" office:value="5" calcext:value-type="float">
            <text:p>5</text:p>
          </table:table-cell>
          <table:table-cell/>
          <table:table-cell table:formula="of:=[.F50]/[.F$69]" office:value-type="float" office:value="0.0134048257372654" calcext:value-type="float">
            <text:p>0,0134048257</text:p>
          </table:table-cell>
          <table:table-cell/>
          <table:table-cell table:formula="of:=-([.H50]*LOG([.H50];2))" office:value-type="float" office:value="0.0833928113320091" calcext:value-type="float">
            <text:p>0,0833928113</text:p>
          </table:table-cell>
          <table:table-cell table:number-columns-repeated="1012"/>
        </table:table-row>
        <table:table-row table:style-name="ro1">
          <table:table-cell table:formula="of:=[naměřeno.A50]" office:value-type="string" office:string-value="2014-8-18" calcext:value-type="string">
            <text:p>2014-8-18</text:p>
          </table:table-cell>
          <table:table-cell table:formula="of:=([naměřeno.B50]-[naměřeno.F$3])/[naměřeno.H$7]" office:value-type="float" office:value="50" calcext:value-type="float">
            <text:p>50</text:p>
          </table:table-cell>
          <table:table-cell table:formula="of:=([naměřeno.C50]-[naměřeno.G$3])/[naměřeno.I$7]"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/>
          <table:table-cell table:formula="of:=MAX(COUNTIF([.B$3:.B$367];[.D51]);1)" office:value-type="float" office:value="1" calcext:value-type="float">
            <text:p>1</text:p>
          </table:table-cell>
          <table:table-cell/>
          <table:table-cell table:formula="of:=[.F51]/[.F$69]" office:value-type="float" office:value="0.00268096514745308" calcext:value-type="float">
            <text:p>0,0026809651</text:p>
          </table:table-cell>
          <table:table-cell/>
          <table:table-cell table:formula="of:=-([.H51]*LOG([.H51];2))" office:value-type="float" office:value="0.022903570563687" calcext:value-type="float">
            <text:p>0,0229035706</text:p>
          </table:table-cell>
          <table:table-cell table:number-columns-repeated="1012"/>
        </table:table-row>
        <table:table-row table:style-name="ro1">
          <table:table-cell table:formula="of:=[naměřeno.A51]" office:value-type="string" office:string-value="2014-8-19" calcext:value-type="string">
            <text:p>2014-8-19</text:p>
          </table:table-cell>
          <table:table-cell table:formula="of:=([naměřeno.B51]-[naměřeno.F$3])/[naměřeno.H$7]" office:value-type="float" office:value="42" calcext:value-type="float">
            <text:p>42</text:p>
          </table:table-cell>
          <table:table-cell table:formula="of:=([naměřeno.C51]-[naměřeno.G$3])/[naměřeno.I$7]"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/>
          <table:table-cell table:formula="of:=MAX(COUNTIF([.B$3:.B$367];[.D52]);1)" office:value-type="float" office:value="11" calcext:value-type="float">
            <text:p>11</text:p>
          </table:table-cell>
          <table:table-cell/>
          <table:table-cell table:formula="of:=[.F52]/[.F$69]" office:value-type="float" office:value="0.0294906166219839" calcext:value-type="float">
            <text:p>0,0294906166</text:p>
          </table:table-cell>
          <table:table-cell/>
          <table:table-cell table:formula="of:=-([.H52]*LOG([.H52];2))" office:value-type="float" office:value="0.149918504605355" calcext:value-type="float">
            <text:p>0,1499185046</text:p>
          </table:table-cell>
          <table:table-cell table:number-columns-repeated="1012"/>
        </table:table-row>
        <table:table-row table:style-name="ro1">
          <table:table-cell table:formula="of:=[naměřeno.A52]" office:value-type="string" office:string-value="2014-8-20" calcext:value-type="string">
            <text:p>2014-8-20</text:p>
          </table:table-cell>
          <table:table-cell table:formula="of:=([naměřeno.B52]-[naměřeno.F$3])/[naměřeno.H$7]" office:value-type="float" office:value="46" calcext:value-type="float">
            <text:p>46</text:p>
          </table:table-cell>
          <table:table-cell table:formula="of:=([naměřeno.C52]-[naměřeno.G$3])/[naměřeno.I$7]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MAX(COUNTIF([.B$3:.B$367];[.D53]);1)" office:value-type="float" office:value="8" calcext:value-type="float">
            <text:p>8</text:p>
          </table:table-cell>
          <table:table-cell/>
          <table:table-cell table:formula="of:=[.F53]/[.F$69]" office:value-type="float" office:value="0.0214477211796247" calcext:value-type="float">
            <text:p>0,0214477212</text:p>
          </table:table-cell>
          <table:table-cell/>
          <table:table-cell table:formula="of:=-([.H53]*LOG([.H53];2))" office:value-type="float" office:value="0.118885400970622" calcext:value-type="float">
            <text:p>0,118885401</text:p>
          </table:table-cell>
          <table:table-cell table:number-columns-repeated="1012"/>
        </table:table-row>
        <table:table-row table:style-name="ro1">
          <table:table-cell table:formula="of:=[naměřeno.A53]" office:value-type="string" office:string-value="2014-8-21" calcext:value-type="string">
            <text:p>2014-8-21</text:p>
          </table:table-cell>
          <table:table-cell table:formula="of:=([naměřeno.B53]-[naměřeno.F$3])/[naměřeno.H$7]" office:value-type="float" office:value="40" calcext:value-type="float">
            <text:p>40</text:p>
          </table:table-cell>
          <table:table-cell table:formula="of:=([naměřeno.C53]-[naměřeno.G$3])/[naměřeno.I$7]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/>
          <table:table-cell table:formula="of:=MAX(COUNTIF([.B$3:.B$367];[.D54]);1)" office:value-type="float" office:value="11" calcext:value-type="float">
            <text:p>11</text:p>
          </table:table-cell>
          <table:table-cell/>
          <table:table-cell table:formula="of:=[.F54]/[.F$69]" office:value-type="float" office:value="0.0294906166219839" calcext:value-type="float">
            <text:p>0,0294906166</text:p>
          </table:table-cell>
          <table:table-cell/>
          <table:table-cell table:formula="of:=-([.H54]*LOG([.H54];2))" office:value-type="float" office:value="0.149918504605355" calcext:value-type="float">
            <text:p>0,1499185046</text:p>
          </table:table-cell>
          <table:table-cell table:number-columns-repeated="1012"/>
        </table:table-row>
        <table:table-row table:style-name="ro1">
          <table:table-cell table:formula="of:=[naměřeno.A54]" office:value-type="string" office:string-value="2014-8-22" calcext:value-type="string">
            <text:p>2014-8-22</text:p>
          </table:table-cell>
          <table:table-cell table:formula="of:=([naměřeno.B54]-[naměřeno.F$3])/[naměřeno.H$7]" office:value-type="float" office:value="42" calcext:value-type="float">
            <text:p>42</text:p>
          </table:table-cell>
          <table:table-cell table:formula="of:=([naměřeno.C54]-[naměřeno.G$3])/[naměřeno.I$7]"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/>
          <table:table-cell table:formula="of:=MAX(COUNTIF([.B$3:.B$367];[.D55]);1)" office:value-type="float" office:value="4" calcext:value-type="float">
            <text:p>4</text:p>
          </table:table-cell>
          <table:table-cell/>
          <table:table-cell table:formula="of:=[.F55]/[.F$69]" office:value-type="float" office:value="0.0107238605898123" calcext:value-type="float">
            <text:p>0,0107238606</text:p>
          </table:table-cell>
          <table:table-cell/>
          <table:table-cell table:formula="of:=-([.H55]*LOG([.H55];2))" office:value-type="float" office:value="0.0701665610751232" calcext:value-type="float">
            <text:p>0,0701665611</text:p>
          </table:table-cell>
          <table:table-cell table:number-columns-repeated="1012"/>
        </table:table-row>
        <table:table-row table:style-name="ro1">
          <table:table-cell table:formula="of:=[naměřeno.A55]" office:value-type="string" office:string-value="2014-8-23" calcext:value-type="string">
            <text:p>2014-8-23</text:p>
          </table:table-cell>
          <table:table-cell table:formula="of:=([naměřeno.B55]-[naměřeno.F$3])/[naměřeno.H$7]" office:value-type="float" office:value="46" calcext:value-type="float">
            <text:p>46</text:p>
          </table:table-cell>
          <table:table-cell table:formula="of:=([naměřeno.C55]-[naměřeno.G$3])/[naměřeno.I$7]"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/>
          <table:table-cell table:formula="of:=MAX(COUNTIF([.B$3:.B$367];[.D56]);1)" office:value-type="float" office:value="10" calcext:value-type="float">
            <text:p>10</text:p>
          </table:table-cell>
          <table:table-cell/>
          <table:table-cell table:formula="of:=[.F56]/[.F$69]" office:value-type="float" office:value="0.0268096514745308" calcext:value-type="float">
            <text:p>0,0268096515</text:p>
          </table:table-cell>
          <table:table-cell/>
          <table:table-cell table:formula="of:=-([.H56]*LOG([.H56];2))" office:value-type="float" office:value="0.139975971189487" calcext:value-type="float">
            <text:p>0,1399759712</text:p>
          </table:table-cell>
          <table:table-cell table:number-columns-repeated="1012"/>
        </table:table-row>
        <table:table-row table:style-name="ro1">
          <table:table-cell table:formula="of:=[naměřeno.A56]" office:value-type="string" office:string-value="2014-8-24" calcext:value-type="string">
            <text:p>2014-8-24</text:p>
          </table:table-cell>
          <table:table-cell table:formula="of:=([naměřeno.B56]-[naměřeno.F$3])/[naměřeno.H$7]" office:value-type="float" office:value="50" calcext:value-type="float">
            <text:p>50</text:p>
          </table:table-cell>
          <table:table-cell table:formula="of:=([naměřeno.C56]-[naměřeno.G$3])/[naměřeno.I$7]"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/>
          <table:table-cell table:formula="of:=MAX(COUNTIF([.B$3:.B$367];[.D57]);1)" office:value-type="float" office:value="8" calcext:value-type="float">
            <text:p>8</text:p>
          </table:table-cell>
          <table:table-cell/>
          <table:table-cell table:formula="of:=[.F57]/[.F$69]" office:value-type="float" office:value="0.0214477211796247" calcext:value-type="float">
            <text:p>0,0214477212</text:p>
          </table:table-cell>
          <table:table-cell/>
          <table:table-cell table:formula="of:=-([.H57]*LOG([.H57];2))" office:value-type="float" office:value="0.118885400970622" calcext:value-type="float">
            <text:p>0,118885401</text:p>
          </table:table-cell>
          <table:table-cell table:number-columns-repeated="1012"/>
        </table:table-row>
        <table:table-row table:style-name="ro1">
          <table:table-cell table:formula="of:=[naměřeno.A57]" office:value-type="string" office:string-value="2014-8-25" calcext:value-type="string">
            <text:p>2014-8-25</text:p>
          </table:table-cell>
          <table:table-cell table:formula="of:=([naměřeno.B57]-[naměřeno.F$3])/[naměřeno.H$7]" office:value-type="float" office:value="51" calcext:value-type="float">
            <text:p>51</text:p>
          </table:table-cell>
          <table:table-cell table:formula="of:=([naměřeno.C57]-[naměřeno.G$3])/[naměřeno.I$7]"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/>
          <table:table-cell table:formula="of:=MAX(COUNTIF([.B$3:.B$367];[.D58]);1)" office:value-type="float" office:value="18" calcext:value-type="float">
            <text:p>18</text:p>
          </table:table-cell>
          <table:table-cell/>
          <table:table-cell table:formula="of:=[.F58]/[.F$69]" office:value-type="float" office:value="0.0482573726541555" calcext:value-type="float">
            <text:p>0,0482573727</text:p>
          </table:table-cell>
          <table:table-cell/>
          <table:table-cell table:formula="of:=-([.H58]*LOG([.H58];2))" office:value-type="float" office:value="0.211034645411884" calcext:value-type="float">
            <text:p>0,2110346454</text:p>
          </table:table-cell>
          <table:table-cell table:number-columns-repeated="1012"/>
        </table:table-row>
        <table:table-row table:style-name="ro1">
          <table:table-cell table:formula="of:=[naměřeno.A58]" office:value-type="string" office:string-value="2014-8-26" calcext:value-type="string">
            <text:p>2014-8-26</text:p>
          </table:table-cell>
          <table:table-cell table:formula="of:=([naměřeno.B58]-[naměřeno.F$3])/[naměřeno.H$7]" office:value-type="float" office:value="49" calcext:value-type="float">
            <text:p>49</text:p>
          </table:table-cell>
          <table:table-cell table:formula="of:=([naměřeno.C58]-[naměřeno.G$3])/[naměřeno.I$7]"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/>
          <table:table-cell table:formula="of:=MAX(COUNTIF([.B$3:.B$367];[.D59]);1)" office:value-type="float" office:value="3" calcext:value-type="float">
            <text:p>3</text:p>
          </table:table-cell>
          <table:table-cell/>
          <table:table-cell table:formula="of:=[.F59]/[.F$69]" office:value-type="float" office:value="0.00804289544235925" calcext:value-type="float">
            <text:p>0,0080428954</text:p>
          </table:table-cell>
          <table:table-cell/>
          <table:table-cell table:formula="of:=-([.H59]*LOG([.H59];2))" office:value-type="float" office:value="0.0559630240177004" calcext:value-type="float">
            <text:p>0,055963024</text:p>
          </table:table-cell>
          <table:table-cell table:number-columns-repeated="1012"/>
        </table:table-row>
        <table:table-row table:style-name="ro1">
          <table:table-cell table:formula="of:=[naměřeno.A59]" office:value-type="string" office:string-value="2014-8-27" calcext:value-type="string">
            <text:p>2014-8-27</text:p>
          </table:table-cell>
          <table:table-cell table:formula="of:=([naměřeno.B59]-[naměřeno.F$3])/[naměřeno.H$7]" office:value-type="float" office:value="52" calcext:value-type="float">
            <text:p>52</text:p>
          </table:table-cell>
          <table:table-cell table:formula="of:=([naměřeno.C59]-[naměřeno.G$3])/[naměřeno.I$7]"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/>
          <table:table-cell table:formula="of:=MAX(COUNTIF([.B$3:.B$367];[.D60]);1)" office:value-type="float" office:value="9" calcext:value-type="float">
            <text:p>9</text:p>
          </table:table-cell>
          <table:table-cell/>
          <table:table-cell table:formula="of:=[.F60]/[.F$69]" office:value-type="float" office:value="0.0241286863270777" calcext:value-type="float">
            <text:p>0,0241286863</text:p>
          </table:table-cell>
          <table:table-cell/>
          <table:table-cell table:formula="of:=-([.H60]*LOG([.H60];2))" office:value-type="float" office:value="0.12964600903302" calcext:value-type="float">
            <text:p>0,129646009</text:p>
          </table:table-cell>
          <table:table-cell table:number-columns-repeated="1012"/>
        </table:table-row>
        <table:table-row table:style-name="ro1">
          <table:table-cell table:formula="of:=[naměřeno.A60]" office:value-type="string" office:string-value="2014-8-28" calcext:value-type="string">
            <text:p>2014-8-28</text:p>
          </table:table-cell>
          <table:table-cell table:formula="of:=([naměřeno.B60]-[naměřeno.F$3])/[naměřeno.H$7]" office:value-type="float" office:value="54" calcext:value-type="float">
            <text:p>54</text:p>
          </table:table-cell>
          <table:table-cell table:formula="of:=([naměřeno.C60]-[naměřeno.G$3])/[naměřeno.I$7]"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/>
          <table:table-cell table:formula="of:=MAX(COUNTIF([.B$3:.B$367];[.D61]);1)" office:value-type="float" office:value="8" calcext:value-type="float">
            <text:p>8</text:p>
          </table:table-cell>
          <table:table-cell/>
          <table:table-cell table:formula="of:=[.F61]/[.F$69]" office:value-type="float" office:value="0.0214477211796247" calcext:value-type="float">
            <text:p>0,0214477212</text:p>
          </table:table-cell>
          <table:table-cell/>
          <table:table-cell table:formula="of:=-([.H61]*LOG([.H61];2))" office:value-type="float" office:value="0.118885400970622" calcext:value-type="float">
            <text:p>0,118885401</text:p>
          </table:table-cell>
          <table:table-cell table:number-columns-repeated="1012"/>
        </table:table-row>
        <table:table-row table:style-name="ro1">
          <table:table-cell table:formula="of:=[naměřeno.A61]" office:value-type="string" office:string-value="2014-8-29" calcext:value-type="string">
            <text:p>2014-8-29</text:p>
          </table:table-cell>
          <table:table-cell table:formula="of:=([naměřeno.B61]-[naměřeno.F$3])/[naměřeno.H$7]" office:value-type="float" office:value="55" calcext:value-type="float">
            <text:p>55</text:p>
          </table:table-cell>
          <table:table-cell table:formula="of:=([naměřeno.C61]-[naměřeno.G$3])/[naměřeno.I$7]"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table:formula="of:=MAX(COUNTIF([.B$3:.B$367];[.D62]);1)" office:value-type="float" office:value="4" calcext:value-type="float">
            <text:p>4</text:p>
          </table:table-cell>
          <table:table-cell/>
          <table:table-cell table:formula="of:=[.F62]/[.F$69]" office:value-type="float" office:value="0.0107238605898123" calcext:value-type="float">
            <text:p>0,0107238606</text:p>
          </table:table-cell>
          <table:table-cell/>
          <table:table-cell table:formula="of:=-([.H62]*LOG([.H62];2))" office:value-type="float" office:value="0.0701665610751232" calcext:value-type="float">
            <text:p>0,0701665611</text:p>
          </table:table-cell>
          <table:table-cell table:number-columns-repeated="1012"/>
        </table:table-row>
        <table:table-row table:style-name="ro1">
          <table:table-cell table:formula="of:=[naměřeno.A62]" office:value-type="string" office:string-value="2014-8-30" calcext:value-type="string">
            <text:p>2014-8-30</text:p>
          </table:table-cell>
          <table:table-cell table:formula="of:=([naměřeno.B62]-[naměřeno.F$3])/[naměřeno.H$7]" office:value-type="float" office:value="56" calcext:value-type="float">
            <text:p>56</text:p>
          </table:table-cell>
          <table:table-cell table:formula="of:=([naměřeno.C62]-[naměřeno.G$3])/[naměřeno.I$7]"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/>
          <table:table-cell table:formula="of:=MAX(COUNTIF([.B$3:.B$367];[.D63]);1)" office:value-type="float" office:value="3" calcext:value-type="float">
            <text:p>3</text:p>
          </table:table-cell>
          <table:table-cell/>
          <table:table-cell table:formula="of:=[.F63]/[.F$69]" office:value-type="float" office:value="0.00804289544235925" calcext:value-type="float">
            <text:p>0,0080428954</text:p>
          </table:table-cell>
          <table:table-cell/>
          <table:table-cell table:formula="of:=-([.H63]*LOG([.H63];2))" office:value-type="float" office:value="0.0559630240177004" calcext:value-type="float">
            <text:p>0,055963024</text:p>
          </table:table-cell>
          <table:table-cell table:number-columns-repeated="1012"/>
        </table:table-row>
        <table:table-row table:style-name="ro1">
          <table:table-cell table:formula="of:=[naměřeno.A63]" office:value-type="string" office:string-value="2014-8-31" calcext:value-type="string">
            <text:p>2014-8-31</text:p>
          </table:table-cell>
          <table:table-cell table:formula="of:=([naměřeno.B63]-[naměřeno.F$3])/[naměřeno.H$7]" office:value-type="float" office:value="55" calcext:value-type="float">
            <text:p>55</text:p>
          </table:table-cell>
          <table:table-cell table:formula="of:=([naměřeno.C63]-[naměřeno.G$3])/[naměřeno.I$7]"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/>
          <table:table-cell table:formula="of:=MAX(COUNTIF([.B$3:.B$367];[.D64]);1)" office:value-type="float" office:value="1" calcext:value-type="float">
            <text:p>1</text:p>
          </table:table-cell>
          <table:table-cell/>
          <table:table-cell table:formula="of:=[.F64]/[.F$69]" office:value-type="float" office:value="0.00268096514745308" calcext:value-type="float">
            <text:p>0,0026809651</text:p>
          </table:table-cell>
          <table:table-cell/>
          <table:table-cell table:formula="of:=-([.H64]*LOG([.H64];2))" office:value-type="float" office:value="0.022903570563687" calcext:value-type="float">
            <text:p>0,0229035706</text:p>
          </table:table-cell>
          <table:table-cell table:number-columns-repeated="1012"/>
        </table:table-row>
        <table:table-row table:style-name="ro1">
          <table:table-cell table:formula="of:=[naměřeno.A64]" office:value-type="string" office:string-value="2014-9-1" calcext:value-type="string">
            <text:p>2014-9-1</text:p>
          </table:table-cell>
          <table:table-cell table:formula="of:=([naměřeno.B64]-[naměřeno.F$3])/[naměřeno.H$7]" office:value-type="float" office:value="54" calcext:value-type="float">
            <text:p>54</text:p>
          </table:table-cell>
          <table:table-cell table:formula="of:=([naměřeno.C64]-[naměřeno.G$3])/[naměřeno.I$7]"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/>
          <table:table-cell table:formula="of:=MAX(COUNTIF([.B$3:.B$367];[.D65]);1)" office:value-type="float" office:value="1" calcext:value-type="float">
            <text:p>1</text:p>
          </table:table-cell>
          <table:table-cell/>
          <table:table-cell table:formula="of:=[.F65]/[.F$69]" office:value-type="float" office:value="0.00268096514745308" calcext:value-type="float">
            <text:p>0,0026809651</text:p>
          </table:table-cell>
          <table:table-cell/>
          <table:table-cell table:formula="of:=-([.H65]*LOG([.H65];2))" office:value-type="float" office:value="0.022903570563687" calcext:value-type="float">
            <text:p>0,0229035706</text:p>
          </table:table-cell>
          <table:table-cell table:number-columns-repeated="1012"/>
        </table:table-row>
        <table:table-row table:style-name="ro1">
          <table:table-cell table:formula="of:=[naměřeno.A65]" office:value-type="string" office:string-value="2014-9-2" calcext:value-type="string">
            <text:p>2014-9-2</text:p>
          </table:table-cell>
          <table:table-cell table:formula="of:=([naměřeno.B65]-[naměřeno.F$3])/[naměřeno.H$7]" office:value-type="float" office:value="55" calcext:value-type="float">
            <text:p>55</text:p>
          </table:table-cell>
          <table:table-cell table:formula="of:=([naměřeno.C65]-[naměřeno.G$3])/[naměřeno.I$7]"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/>
          <table:table-cell table:formula="of:=MAX(COUNTIF([.B$3:.B$367];[.D66]);1)" office:value-type="float" office:value="1" calcext:value-type="float">
            <text:p>1</text:p>
          </table:table-cell>
          <table:table-cell/>
          <table:table-cell table:formula="of:=[.F66]/[.F$69]" office:value-type="float" office:value="0.00268096514745308" calcext:value-type="float">
            <text:p>0,0026809651</text:p>
          </table:table-cell>
          <table:table-cell/>
          <table:table-cell table:formula="of:=-([.H66]*LOG([.H66];2))" office:value-type="float" office:value="0.022903570563687" calcext:value-type="float">
            <text:p>0,0229035706</text:p>
          </table:table-cell>
          <table:table-cell table:number-columns-repeated="1012"/>
        </table:table-row>
        <table:table-row table:style-name="ro1">
          <table:table-cell table:formula="of:=[naměřeno.A66]" office:value-type="string" office:string-value="2014-9-3" calcext:value-type="string">
            <text:p>2014-9-3</text:p>
          </table:table-cell>
          <table:table-cell table:formula="of:=([naměřeno.B66]-[naměřeno.F$3])/[naměřeno.H$7]" office:value-type="float" office:value="55" calcext:value-type="float">
            <text:p>55</text:p>
          </table:table-cell>
          <table:table-cell table:formula="of:=([naměřeno.C66]-[naměřeno.G$3])/[naměřeno.I$7]"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/>
          <table:table-cell table:formula="of:=MAX(COUNTIF([.B$3:.B$367];[.D67]);1)" office:value-type="float" office:value="1" calcext:value-type="float">
            <text:p>1</text:p>
          </table:table-cell>
          <table:table-cell/>
          <table:table-cell table:formula="of:=[.F67]/[.F$69]" office:value-type="float" office:value="0.00268096514745308" calcext:value-type="float">
            <text:p>0,0026809651</text:p>
          </table:table-cell>
          <table:table-cell/>
          <table:table-cell table:formula="of:=-([.H67]*LOG([.H67];2))" office:value-type="float" office:value="0.022903570563687" calcext:value-type="float">
            <text:p>0,0229035706</text:p>
          </table:table-cell>
          <table:table-cell table:number-columns-repeated="1012"/>
        </table:table-row>
        <table:table-row table:style-name="ro1">
          <table:table-cell table:formula="of:=[naměřeno.A67]" office:value-type="string" office:string-value="2014-9-4" calcext:value-type="string">
            <text:p>2014-9-4</text:p>
          </table:table-cell>
          <table:table-cell table:formula="of:=([naměřeno.B67]-[naměřeno.F$3])/[naměřeno.H$7]" office:value-type="float" office:value="54" calcext:value-type="float">
            <text:p>54</text:p>
          </table:table-cell>
          <table:table-cell table:formula="of:=([naměřeno.C67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68]" office:value-type="string" office:string-value="2014-9-5" calcext:value-type="string">
            <text:p>2014-9-5</text:p>
          </table:table-cell>
          <table:table-cell table:formula="of:=([naměřeno.B68]-[naměřeno.F$3])/[naměřeno.H$7]" office:value-type="float" office:value="50" calcext:value-type="float">
            <text:p>50</text:p>
          </table:table-cell>
          <table:table-cell table:formula="of:=([naměřeno.C68]-[naměřeno.G$3])/[naměřeno.I$7]" office:value-type="float" office:value="3" calcext:value-type="float">
            <text:p>3</text:p>
          </table:table-cell>
          <table:table-cell table:number-columns-repeated="2"/>
          <table:table-cell table:formula="of:=SUM([.F2:.F67])" office:value-type="float" office:value="373" calcext:value-type="float">
            <text:p>373</text:p>
          </table:table-cell>
          <table:table-cell table:number-columns-repeated="1016"/>
        </table:table-row>
        <table:table-row table:style-name="ro1">
          <table:table-cell table:formula="of:=[naměřeno.A69]" office:value-type="string" office:string-value="2014-9-6" calcext:value-type="string">
            <text:p>2014-9-6</text:p>
          </table:table-cell>
          <table:table-cell table:formula="of:=([naměřeno.B69]-[naměřeno.F$3])/[naměřeno.H$7]" office:value-type="float" office:value="55" calcext:value-type="float">
            <text:p>55</text:p>
          </table:table-cell>
          <table:table-cell table:formula="of:=([naměřeno.C69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70]" office:value-type="string" office:string-value="2014-9-7" calcext:value-type="string">
            <text:p>2014-9-7</text:p>
          </table:table-cell>
          <table:table-cell table:formula="of:=([naměřeno.B70]-[naměřeno.F$3])/[naměřeno.H$7]" office:value-type="float" office:value="53" calcext:value-type="float">
            <text:p>53</text:p>
          </table:table-cell>
          <table:table-cell table:formula="of:=([naměřeno.C70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71]" office:value-type="string" office:string-value="2014-9-8" calcext:value-type="string">
            <text:p>2014-9-8</text:p>
          </table:table-cell>
          <table:table-cell table:formula="of:=([naměřeno.B71]-[naměřeno.F$3])/[naměřeno.H$7]" office:value-type="float" office:value="40" calcext:value-type="float">
            <text:p>40</text:p>
          </table:table-cell>
          <table:table-cell table:formula="of:=([naměřeno.C71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72]" office:value-type="string" office:string-value="2014-9-9" calcext:value-type="string">
            <text:p>2014-9-9</text:p>
          </table:table-cell>
          <table:table-cell table:formula="of:=([naměřeno.B72]-[naměřeno.F$3])/[naměřeno.H$7]" office:value-type="float" office:value="45" calcext:value-type="float">
            <text:p>45</text:p>
          </table:table-cell>
          <table:table-cell table:formula="of:=([naměřeno.C72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73]" office:value-type="string" office:string-value="2014-9-10" calcext:value-type="string">
            <text:p>2014-9-10</text:p>
          </table:table-cell>
          <table:table-cell table:formula="of:=([naměřeno.B73]-[naměřeno.F$3])/[naměřeno.H$7]" office:value-type="float" office:value="47" calcext:value-type="float">
            <text:p>47</text:p>
          </table:table-cell>
          <table:table-cell table:formula="of:=([naměřeno.C73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74]" office:value-type="string" office:string-value="2014-9-11" calcext:value-type="string">
            <text:p>2014-9-11</text:p>
          </table:table-cell>
          <table:table-cell table:formula="of:=([naměřeno.B74]-[naměřeno.F$3])/[naměřeno.H$7]" office:value-type="float" office:value="49" calcext:value-type="float">
            <text:p>49</text:p>
          </table:table-cell>
          <table:table-cell table:formula="of:=([naměřeno.C74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75]" office:value-type="string" office:string-value="2014-9-12" calcext:value-type="string">
            <text:p>2014-9-12</text:p>
          </table:table-cell>
          <table:table-cell table:formula="of:=([naměřeno.B75]-[naměřeno.F$3])/[naměřeno.H$7]" office:value-type="float" office:value="50" calcext:value-type="float">
            <text:p>50</text:p>
          </table:table-cell>
          <table:table-cell table:formula="of:=([naměřeno.C75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76]" office:value-type="string" office:string-value="2014-9-13" calcext:value-type="string">
            <text:p>2014-9-13</text:p>
          </table:table-cell>
          <table:table-cell table:formula="of:=([naměřeno.B76]-[naměřeno.F$3])/[naměřeno.H$7]" office:value-type="float" office:value="51" calcext:value-type="float">
            <text:p>51</text:p>
          </table:table-cell>
          <table:table-cell table:formula="of:=([naměřeno.C76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77]" office:value-type="string" office:string-value="2014-9-14" calcext:value-type="string">
            <text:p>2014-9-14</text:p>
          </table:table-cell>
          <table:table-cell table:formula="of:=([naměřeno.B77]-[naměřeno.F$3])/[naměřeno.H$7]" office:value-type="float" office:value="51" calcext:value-type="float">
            <text:p>51</text:p>
          </table:table-cell>
          <table:table-cell table:formula="of:=([naměřeno.C77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78]" office:value-type="string" office:string-value="2014-9-15" calcext:value-type="string">
            <text:p>2014-9-15</text:p>
          </table:table-cell>
          <table:table-cell table:formula="of:=([naměřeno.B78]-[naměřeno.F$3])/[naměřeno.H$7]" office:value-type="float" office:value="55" calcext:value-type="float">
            <text:p>55</text:p>
          </table:table-cell>
          <table:table-cell table:formula="of:=([naměřeno.C78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79]" office:value-type="string" office:string-value="2014-9-16" calcext:value-type="string">
            <text:p>2014-9-16</text:p>
          </table:table-cell>
          <table:table-cell table:formula="of:=([naměřeno.B79]-[naměřeno.F$3])/[naměřeno.H$7]" office:value-type="float" office:value="45" calcext:value-type="float">
            <text:p>45</text:p>
          </table:table-cell>
          <table:table-cell table:formula="of:=([naměřeno.C79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80]" office:value-type="string" office:string-value="2014-9-17" calcext:value-type="string">
            <text:p>2014-9-17</text:p>
          </table:table-cell>
          <table:table-cell table:formula="of:=([naměřeno.B80]-[naměřeno.F$3])/[naměřeno.H$7]" office:value-type="float" office:value="43" calcext:value-type="float">
            <text:p>43</text:p>
          </table:table-cell>
          <table:table-cell table:formula="of:=([naměřeno.C80]-[naměřeno.G$3])/[naměřeno.I$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naměřeno.A81]" office:value-type="string" office:string-value="2014-9-18" calcext:value-type="string">
            <text:p>2014-9-18</text:p>
          </table:table-cell>
          <table:table-cell table:formula="of:=([naměřeno.B81]-[naměřeno.F$3])/[naměřeno.H$7]" office:value-type="float" office:value="45" calcext:value-type="float">
            <text:p>45</text:p>
          </table:table-cell>
          <table:table-cell table:formula="of:=([naměřeno.C81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82]" office:value-type="string" office:string-value="2014-9-19" calcext:value-type="string">
            <text:p>2014-9-19</text:p>
          </table:table-cell>
          <table:table-cell table:formula="of:=([naměřeno.B82]-[naměřeno.F$3])/[naměřeno.H$7]" office:value-type="float" office:value="49" calcext:value-type="float">
            <text:p>49</text:p>
          </table:table-cell>
          <table:table-cell table:formula="of:=([naměřeno.C82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83]" office:value-type="string" office:string-value="2014-9-20" calcext:value-type="string">
            <text:p>2014-9-20</text:p>
          </table:table-cell>
          <table:table-cell table:formula="of:=([naměřeno.B83]-[naměřeno.F$3])/[naměřeno.H$7]" office:value-type="float" office:value="49" calcext:value-type="float">
            <text:p>49</text:p>
          </table:table-cell>
          <table:table-cell table:formula="of:=([naměřeno.C83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84]" office:value-type="string" office:string-value="2014-9-21" calcext:value-type="string">
            <text:p>2014-9-21</text:p>
          </table:table-cell>
          <table:table-cell table:formula="of:=([naměřeno.B84]-[naměřeno.F$3])/[naměřeno.H$7]" office:value-type="float" office:value="49" calcext:value-type="float">
            <text:p>49</text:p>
          </table:table-cell>
          <table:table-cell table:formula="of:=([naměřeno.C84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85]" office:value-type="string" office:string-value="2014-9-22" calcext:value-type="string">
            <text:p>2014-9-22</text:p>
          </table:table-cell>
          <table:table-cell table:formula="of:=([naměřeno.B85]-[naměřeno.F$3])/[naměřeno.H$7]" office:value-type="float" office:value="50" calcext:value-type="float">
            <text:p>50</text:p>
          </table:table-cell>
          <table:table-cell table:formula="of:=([naměřeno.C85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86]" office:value-type="string" office:string-value="2014-9-23" calcext:value-type="string">
            <text:p>2014-9-23</text:p>
          </table:table-cell>
          <table:table-cell table:formula="of:=([naměřeno.B86]-[naměřeno.F$3])/[naměřeno.H$7]" office:value-type="float" office:value="49" calcext:value-type="float">
            <text:p>49</text:p>
          </table:table-cell>
          <table:table-cell table:formula="of:=([naměřeno.C86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87]" office:value-type="string" office:string-value="2014-9-24" calcext:value-type="string">
            <text:p>2014-9-24</text:p>
          </table:table-cell>
          <table:table-cell table:formula="of:=([naměřeno.B87]-[naměřeno.F$3])/[naměřeno.H$7]" office:value-type="float" office:value="50" calcext:value-type="float">
            <text:p>50</text:p>
          </table:table-cell>
          <table:table-cell table:formula="of:=([naměřeno.C87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88]" office:value-type="string" office:string-value="2014-9-25" calcext:value-type="string">
            <text:p>2014-9-25</text:p>
          </table:table-cell>
          <table:table-cell table:formula="of:=([naměřeno.B88]-[naměřeno.F$3])/[naměřeno.H$7]" office:value-type="float" office:value="51" calcext:value-type="float">
            <text:p>51</text:p>
          </table:table-cell>
          <table:table-cell table:formula="of:=([naměřeno.C88]-[naměřeno.G$3])/[naměřeno.I$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naměřeno.A89]" office:value-type="string" office:string-value="2014-9-26" calcext:value-type="string">
            <text:p>2014-9-26</text:p>
          </table:table-cell>
          <table:table-cell table:formula="of:=([naměřeno.B89]-[naměřeno.F$3])/[naměřeno.H$7]" office:value-type="float" office:value="51" calcext:value-type="float">
            <text:p>51</text:p>
          </table:table-cell>
          <table:table-cell table:formula="of:=([naměřeno.C89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90]" office:value-type="string" office:string-value="2014-9-27" calcext:value-type="string">
            <text:p>2014-9-27</text:p>
          </table:table-cell>
          <table:table-cell table:formula="of:=([naměřeno.B90]-[naměřeno.F$3])/[naměřeno.H$7]" office:value-type="float" office:value="41" calcext:value-type="float">
            <text:p>41</text:p>
          </table:table-cell>
          <table:table-cell table:formula="of:=([naměřeno.C90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91]" office:value-type="string" office:string-value="2014-9-28" calcext:value-type="string">
            <text:p>2014-9-28</text:p>
          </table:table-cell>
          <table:table-cell table:formula="of:=([naměřeno.B91]-[naměřeno.F$3])/[naměřeno.H$7]" office:value-type="float" office:value="38" calcext:value-type="float">
            <text:p>38</text:p>
          </table:table-cell>
          <table:table-cell table:formula="of:=([naměřeno.C91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92]" office:value-type="string" office:string-value="2014-9-29" calcext:value-type="string">
            <text:p>2014-9-29</text:p>
          </table:table-cell>
          <table:table-cell table:formula="of:=([naměřeno.B92]-[naměřeno.F$3])/[naměřeno.H$7]" office:value-type="float" office:value="37" calcext:value-type="float">
            <text:p>37</text:p>
          </table:table-cell>
          <table:table-cell table:formula="of:=([naměřeno.C92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93]" office:value-type="string" office:string-value="2014-9-30" calcext:value-type="string">
            <text:p>2014-9-30</text:p>
          </table:table-cell>
          <table:table-cell table:formula="of:=([naměřeno.B93]-[naměřeno.F$3])/[naměřeno.H$7]" office:value-type="float" office:value="37" calcext:value-type="float">
            <text:p>37</text:p>
          </table:table-cell>
          <table:table-cell table:formula="of:=([naměřeno.C93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94]" office:value-type="string" office:string-value="2014-10-1" calcext:value-type="string">
            <text:p>2014-10-1</text:p>
          </table:table-cell>
          <table:table-cell table:formula="of:=([naměřeno.B94]-[naměřeno.F$3])/[naměřeno.H$7]" office:value-type="float" office:value="38" calcext:value-type="float">
            <text:p>38</text:p>
          </table:table-cell>
          <table:table-cell table:formula="of:=([naměřeno.C94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95]" office:value-type="string" office:string-value="2014-10-2" calcext:value-type="string">
            <text:p>2014-10-2</text:p>
          </table:table-cell>
          <table:table-cell table:formula="of:=([naměřeno.B95]-[naměřeno.F$3])/[naměřeno.H$7]" office:value-type="float" office:value="40" calcext:value-type="float">
            <text:p>40</text:p>
          </table:table-cell>
          <table:table-cell table:formula="of:=([naměřeno.C95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96]" office:value-type="string" office:string-value="2014-10-3" calcext:value-type="string">
            <text:p>2014-10-3</text:p>
          </table:table-cell>
          <table:table-cell table:formula="of:=([naměřeno.B96]-[naměřeno.F$3])/[naměřeno.H$7]" office:value-type="float" office:value="42" calcext:value-type="float">
            <text:p>42</text:p>
          </table:table-cell>
          <table:table-cell table:formula="of:=([naměřeno.C96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97]" office:value-type="string" office:string-value="2014-10-4" calcext:value-type="string">
            <text:p>2014-10-4</text:p>
          </table:table-cell>
          <table:table-cell table:formula="of:=([naměřeno.B97]-[naměřeno.F$3])/[naměřeno.H$7]" office:value-type="float" office:value="43" calcext:value-type="float">
            <text:p>43</text:p>
          </table:table-cell>
          <table:table-cell table:formula="of:=([naměřeno.C97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98]" office:value-type="string" office:string-value="2014-10-5" calcext:value-type="string">
            <text:p>2014-10-5</text:p>
          </table:table-cell>
          <table:table-cell table:formula="of:=([naměřeno.B98]-[naměřeno.F$3])/[naměřeno.H$7]" office:value-type="float" office:value="42" calcext:value-type="float">
            <text:p>42</text:p>
          </table:table-cell>
          <table:table-cell table:formula="of:=([naměřeno.C98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99]" office:value-type="string" office:string-value="2014-10-6" calcext:value-type="string">
            <text:p>2014-10-6</text:p>
          </table:table-cell>
          <table:table-cell table:formula="of:=([naměřeno.B99]-[naměřeno.F$3])/[naměřeno.H$7]" office:value-type="float" office:value="41" calcext:value-type="float">
            <text:p>41</text:p>
          </table:table-cell>
          <table:table-cell table:formula="of:=([naměřeno.C99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00]" office:value-type="string" office:string-value="2014-10-7" calcext:value-type="string">
            <text:p>2014-10-7</text:p>
          </table:table-cell>
          <table:table-cell table:formula="of:=([naměřeno.B100]-[naměřeno.F$3])/[naměřeno.H$7]" office:value-type="float" office:value="40" calcext:value-type="float">
            <text:p>40</text:p>
          </table:table-cell>
          <table:table-cell table:formula="of:=([naměřeno.C100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01]" office:value-type="string" office:string-value="2014-10-8" calcext:value-type="string">
            <text:p>2014-10-8</text:p>
          </table:table-cell>
          <table:table-cell table:formula="of:=([naměřeno.B101]-[naměřeno.F$3])/[naměřeno.H$7]" office:value-type="float" office:value="35" calcext:value-type="float">
            <text:p>35</text:p>
          </table:table-cell>
          <table:table-cell table:formula="of:=([naměřeno.C101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02]" office:value-type="string" office:string-value="2014-10-9" calcext:value-type="string">
            <text:p>2014-10-9</text:p>
          </table:table-cell>
          <table:table-cell table:formula="of:=([naměřeno.B102]-[naměřeno.F$3])/[naměřeno.H$7]" office:value-type="float" office:value="36" calcext:value-type="float">
            <text:p>36</text:p>
          </table:table-cell>
          <table:table-cell table:formula="of:=([naměřeno.C102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03]" office:value-type="string" office:string-value="2014-10-10" calcext:value-type="string">
            <text:p>2014-10-10</text:p>
          </table:table-cell>
          <table:table-cell table:formula="of:=([naměřeno.B103]-[naměřeno.F$3])/[naměřeno.H$7]" office:value-type="float" office:value="38" calcext:value-type="float">
            <text:p>38</text:p>
          </table:table-cell>
          <table:table-cell table:formula="of:=([naměřeno.C103]-[naměřeno.G$3])/[naměřeno.I$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naměřeno.A104]" office:value-type="string" office:string-value="2014-10-11" calcext:value-type="string">
            <text:p>2014-10-11</text:p>
          </table:table-cell>
          <table:table-cell table:formula="of:=([naměřeno.B104]-[naměřeno.F$3])/[naměřeno.H$7]" office:value-type="float" office:value="40" calcext:value-type="float">
            <text:p>40</text:p>
          </table:table-cell>
          <table:table-cell table:formula="of:=([naměřeno.C104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05]" office:value-type="string" office:string-value="2014-10-12" calcext:value-type="string">
            <text:p>2014-10-12</text:p>
          </table:table-cell>
          <table:table-cell table:formula="of:=([naměřeno.B105]-[naměřeno.F$3])/[naměřeno.H$7]" office:value-type="float" office:value="41" calcext:value-type="float">
            <text:p>41</text:p>
          </table:table-cell>
          <table:table-cell table:formula="of:=([naměřeno.C105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06]" office:value-type="string" office:string-value="2014-10-13" calcext:value-type="string">
            <text:p>2014-10-13</text:p>
          </table:table-cell>
          <table:table-cell table:formula="of:=([naměřeno.B106]-[naměřeno.F$3])/[naměřeno.H$7]" office:value-type="float" office:value="37" calcext:value-type="float">
            <text:p>37</text:p>
          </table:table-cell>
          <table:table-cell table:formula="of:=([naměřeno.C106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07]" office:value-type="string" office:string-value="2014-10-14" calcext:value-type="string">
            <text:p>2014-10-14</text:p>
          </table:table-cell>
          <table:table-cell table:formula="of:=([naměřeno.B107]-[naměřeno.F$3])/[naměřeno.H$7]" office:value-type="float" office:value="39" calcext:value-type="float">
            <text:p>39</text:p>
          </table:table-cell>
          <table:table-cell table:formula="of:=([naměřeno.C107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08]" office:value-type="string" office:string-value="2014-10-15" calcext:value-type="string">
            <text:p>2014-10-15</text:p>
          </table:table-cell>
          <table:table-cell table:formula="of:=([naměřeno.B108]-[naměřeno.F$3])/[naměřeno.H$7]" office:value-type="float" office:value="39" calcext:value-type="float">
            <text:p>39</text:p>
          </table:table-cell>
          <table:table-cell table:formula="of:=([naměřeno.C108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09]" office:value-type="string" office:string-value="2014-10-16" calcext:value-type="string">
            <text:p>2014-10-16</text:p>
          </table:table-cell>
          <table:table-cell table:formula="of:=([naměřeno.B109]-[naměřeno.F$3])/[naměřeno.H$7]" office:value-type="float" office:value="39" calcext:value-type="float">
            <text:p>39</text:p>
          </table:table-cell>
          <table:table-cell table:formula="of:=([naměřeno.C109]-[naměřeno.G$3])/[naměřeno.I$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naměřeno.A110]" office:value-type="string" office:string-value="2014-10-17" calcext:value-type="string">
            <text:p>2014-10-17</text:p>
          </table:table-cell>
          <table:table-cell table:formula="of:=([naměřeno.B110]-[naměřeno.F$3])/[naměřeno.H$7]" office:value-type="float" office:value="39" calcext:value-type="float">
            <text:p>39</text:p>
          </table:table-cell>
          <table:table-cell table:formula="of:=([naměřeno.C110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11]" office:value-type="string" office:string-value="2014-10-18" calcext:value-type="string">
            <text:p>2014-10-18</text:p>
          </table:table-cell>
          <table:table-cell table:formula="of:=([naměřeno.B111]-[naměřeno.F$3])/[naměřeno.H$7]" office:value-type="float" office:value="38" calcext:value-type="float">
            <text:p>38</text:p>
          </table:table-cell>
          <table:table-cell table:formula="of:=([naměřeno.C111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12]" office:value-type="string" office:string-value="2014-10-19" calcext:value-type="string">
            <text:p>2014-10-19</text:p>
          </table:table-cell>
          <table:table-cell table:formula="of:=([naměřeno.B112]-[naměřeno.F$3])/[naměřeno.H$7]" office:value-type="float" office:value="41" calcext:value-type="float">
            <text:p>41</text:p>
          </table:table-cell>
          <table:table-cell table:formula="of:=([naměřeno.C112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13]" office:value-type="string" office:string-value="2014-10-20" calcext:value-type="string">
            <text:p>2014-10-20</text:p>
          </table:table-cell>
          <table:table-cell table:formula="of:=([naměřeno.B113]-[naměřeno.F$3])/[naměřeno.H$7]" office:value-type="float" office:value="37" calcext:value-type="float">
            <text:p>37</text:p>
          </table:table-cell>
          <table:table-cell table:formula="of:=([naměřeno.C113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14]" office:value-type="string" office:string-value="2014-10-21" calcext:value-type="string">
            <text:p>2014-10-21</text:p>
          </table:table-cell>
          <table:table-cell table:formula="of:=([naměřeno.B114]-[naměřeno.F$3])/[naměřeno.H$7]" office:value-type="float" office:value="39" calcext:value-type="float">
            <text:p>39</text:p>
          </table:table-cell>
          <table:table-cell table:formula="of:=([naměřeno.C114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15]" office:value-type="string" office:string-value="2014-10-22" calcext:value-type="string">
            <text:p>2014-10-22</text:p>
          </table:table-cell>
          <table:table-cell table:formula="of:=([naměřeno.B115]-[naměřeno.F$3])/[naměřeno.H$7]" office:value-type="float" office:value="39" calcext:value-type="float">
            <text:p>39</text:p>
          </table:table-cell>
          <table:table-cell table:formula="of:=([naměřeno.C115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16]" office:value-type="string" office:string-value="2014-10-23" calcext:value-type="string">
            <text:p>2014-10-23</text:p>
          </table:table-cell>
          <table:table-cell table:formula="of:=([naměřeno.B116]-[naměřeno.F$3])/[naměřeno.H$7]" office:value-type="float" office:value="40" calcext:value-type="float">
            <text:p>40</text:p>
          </table:table-cell>
          <table:table-cell table:formula="of:=([naměřeno.C116]-[naměřeno.G$3])/[naměřeno.I$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naměřeno.A117]" office:value-type="string" office:string-value="2014-10-24" calcext:value-type="string">
            <text:p>2014-10-24</text:p>
          </table:table-cell>
          <table:table-cell table:formula="of:=([naměřeno.B117]-[naměřeno.F$3])/[naměřeno.H$7]" office:value-type="float" office:value="41" calcext:value-type="float">
            <text:p>41</text:p>
          </table:table-cell>
          <table:table-cell table:formula="of:=([naměřeno.C117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18]" office:value-type="string" office:string-value="2014-10-25" calcext:value-type="string">
            <text:p>2014-10-25</text:p>
          </table:table-cell>
          <table:table-cell table:formula="of:=([naměřeno.B118]-[naměřeno.F$3])/[naměřeno.H$7]" office:value-type="float" office:value="42" calcext:value-type="float">
            <text:p>42</text:p>
          </table:table-cell>
          <table:table-cell table:formula="of:=([naměřeno.C118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19]" office:value-type="string" office:string-value="2014-10-26" calcext:value-type="string">
            <text:p>2014-10-26</text:p>
          </table:table-cell>
          <table:table-cell table:formula="of:=([naměřeno.B119]-[naměřeno.F$3])/[naměřeno.H$7]" office:value-type="float" office:value="39" calcext:value-type="float">
            <text:p>39</text:p>
          </table:table-cell>
          <table:table-cell table:formula="of:=([naměřeno.C119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20]" office:value-type="string" office:string-value="2014-10-27" calcext:value-type="string">
            <text:p>2014-10-27</text:p>
          </table:table-cell>
          <table:table-cell table:formula="of:=([naměřeno.B120]-[naměřeno.F$3])/[naměřeno.H$7]" office:value-type="float" office:value="39" calcext:value-type="float">
            <text:p>39</text:p>
          </table:table-cell>
          <table:table-cell table:formula="of:=([naměřeno.C120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21]" office:value-type="string" office:string-value="2014-10-28" calcext:value-type="string">
            <text:p>2014-10-28</text:p>
          </table:table-cell>
          <table:table-cell table:formula="of:=([naměřeno.B121]-[naměřeno.F$3])/[naměřeno.H$7]" office:value-type="float" office:value="36" calcext:value-type="float">
            <text:p>36</text:p>
          </table:table-cell>
          <table:table-cell table:formula="of:=([naměřeno.C121]-[naměřeno.G$3])/[naměřeno.I$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naměřeno.A122]" office:value-type="string" office:string-value="2014-10-29" calcext:value-type="string">
            <text:p>2014-10-29</text:p>
          </table:table-cell>
          <table:table-cell table:formula="of:=([naměřeno.B122]-[naměřeno.F$3])/[naměřeno.H$7]" office:value-type="float" office:value="37" calcext:value-type="float">
            <text:p>37</text:p>
          </table:table-cell>
          <table:table-cell table:formula="of:=([naměřeno.C122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23]" office:value-type="string" office:string-value="2014-10-30" calcext:value-type="string">
            <text:p>2014-10-30</text:p>
          </table:table-cell>
          <table:table-cell table:formula="of:=([naměřeno.B123]-[naměřeno.F$3])/[naměřeno.H$7]" office:value-type="float" office:value="38" calcext:value-type="float">
            <text:p>38</text:p>
          </table:table-cell>
          <table:table-cell table:formula="of:=([naměřeno.C123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24]" office:value-type="string" office:string-value="2014-10-31" calcext:value-type="string">
            <text:p>2014-10-31</text:p>
          </table:table-cell>
          <table:table-cell table:formula="of:=([naměřeno.B124]-[naměřeno.F$3])/[naměřeno.H$7]" office:value-type="float" office:value="40" calcext:value-type="float">
            <text:p>40</text:p>
          </table:table-cell>
          <table:table-cell table:formula="of:=([naměřeno.C124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25]" office:value-type="string" office:string-value="2014-11-1" calcext:value-type="string">
            <text:p>2014-11-1</text:p>
          </table:table-cell>
          <table:table-cell table:formula="of:=([naměřeno.B125]-[naměřeno.F$3])/[naměřeno.H$7]" office:value-type="float" office:value="35" calcext:value-type="float">
            <text:p>35</text:p>
          </table:table-cell>
          <table:table-cell table:formula="of:=([naměřeno.C125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26]" office:value-type="string" office:string-value="2014-11-2" calcext:value-type="string">
            <text:p>2014-11-2</text:p>
          </table:table-cell>
          <table:table-cell table:formula="of:=([naměřeno.B126]-[naměřeno.F$3])/[naměřeno.H$7]" office:value-type="float" office:value="26" calcext:value-type="float">
            <text:p>26</text:p>
          </table:table-cell>
          <table:table-cell table:formula="of:=([naměřeno.C126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27]" office:value-type="string" office:string-value="2014-11-3" calcext:value-type="string">
            <text:p>2014-11-3</text:p>
          </table:table-cell>
          <table:table-cell table:formula="of:=([naměřeno.B127]-[naměřeno.F$3])/[naměřeno.H$7]" office:value-type="float" office:value="23" calcext:value-type="float">
            <text:p>23</text:p>
          </table:table-cell>
          <table:table-cell table:formula="of:=([naměřeno.C127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28]" office:value-type="string" office:string-value="2014-11-4" calcext:value-type="string">
            <text:p>2014-11-4</text:p>
          </table:table-cell>
          <table:table-cell table:formula="of:=([naměřeno.B128]-[naměřeno.F$3])/[naměřeno.H$7]" office:value-type="float" office:value="26" calcext:value-type="float">
            <text:p>26</text:p>
          </table:table-cell>
          <table:table-cell table:formula="of:=([naměřeno.C128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29]" office:value-type="string" office:string-value="2014-11-5" calcext:value-type="string">
            <text:p>2014-11-5</text:p>
          </table:table-cell>
          <table:table-cell table:formula="of:=([naměřeno.B129]-[naměřeno.F$3])/[naměřeno.H$7]" office:value-type="float" office:value="32" calcext:value-type="float">
            <text:p>32</text:p>
          </table:table-cell>
          <table:table-cell table:formula="of:=([naměřeno.C129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30]" office:value-type="string" office:string-value="2014-11-6" calcext:value-type="string">
            <text:p>2014-11-6</text:p>
          </table:table-cell>
          <table:table-cell table:formula="of:=([naměřeno.B130]-[naměřeno.F$3])/[naměřeno.H$7]" office:value-type="float" office:value="32" calcext:value-type="float">
            <text:p>32</text:p>
          </table:table-cell>
          <table:table-cell table:formula="of:=([naměřeno.C130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31]" office:value-type="string" office:string-value="2014-11-7" calcext:value-type="string">
            <text:p>2014-11-7</text:p>
          </table:table-cell>
          <table:table-cell table:formula="of:=([naměřeno.B131]-[naměřeno.F$3])/[naměřeno.H$7]" office:value-type="float" office:value="31" calcext:value-type="float">
            <text:p>31</text:p>
          </table:table-cell>
          <table:table-cell table:formula="of:=([naměřeno.C131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32]" office:value-type="string" office:string-value="2014-11-8" calcext:value-type="string">
            <text:p>2014-11-8</text:p>
          </table:table-cell>
          <table:table-cell table:formula="of:=([naměřeno.B132]-[naměřeno.F$3])/[naměřeno.H$7]" office:value-type="float" office:value="33" calcext:value-type="float">
            <text:p>33</text:p>
          </table:table-cell>
          <table:table-cell table:formula="of:=([naměřeno.C132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33]" office:value-type="string" office:string-value="2014-11-9" calcext:value-type="string">
            <text:p>2014-11-9</text:p>
          </table:table-cell>
          <table:table-cell table:formula="of:=([naměřeno.B133]-[naměřeno.F$3])/[naměřeno.H$7]" office:value-type="float" office:value="33" calcext:value-type="float">
            <text:p>33</text:p>
          </table:table-cell>
          <table:table-cell table:formula="of:=([naměřeno.C133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34]" office:value-type="string" office:string-value="2014-11-10" calcext:value-type="string">
            <text:p>2014-11-10</text:p>
          </table:table-cell>
          <table:table-cell table:formula="of:=([naměřeno.B134]-[naměřeno.F$3])/[naměřeno.H$7]" office:value-type="float" office:value="31" calcext:value-type="float">
            <text:p>31</text:p>
          </table:table-cell>
          <table:table-cell table:formula="of:=([naměřeno.C134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35]" office:value-type="string" office:string-value="2014-11-11" calcext:value-type="string">
            <text:p>2014-11-11</text:p>
          </table:table-cell>
          <table:table-cell table:formula="of:=([naměřeno.B135]-[naměřeno.F$3])/[naměřeno.H$7]" office:value-type="float" office:value="30" calcext:value-type="float">
            <text:p>30</text:p>
          </table:table-cell>
          <table:table-cell table:formula="of:=([naměřeno.C135]-[naměřeno.G$3])/[naměřeno.I$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naměřeno.A136]" office:value-type="string" office:string-value="2014-11-12" calcext:value-type="string">
            <text:p>2014-11-12</text:p>
          </table:table-cell>
          <table:table-cell table:formula="of:=([naměřeno.B136]-[naměřeno.F$3])/[naměřeno.H$7]" office:value-type="float" office:value="29" calcext:value-type="float">
            <text:p>29</text:p>
          </table:table-cell>
          <table:table-cell table:formula="of:=([naměřeno.C136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37]" office:value-type="string" office:string-value="2014-11-13" calcext:value-type="string">
            <text:p>2014-11-13</text:p>
          </table:table-cell>
          <table:table-cell table:formula="of:=([naměřeno.B137]-[naměřeno.F$3])/[naměřeno.H$7]" office:value-type="float" office:value="30" calcext:value-type="float">
            <text:p>30</text:p>
          </table:table-cell>
          <table:table-cell table:formula="of:=([naměřeno.C137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38]" office:value-type="string" office:string-value="2014-11-14" calcext:value-type="string">
            <text:p>2014-11-14</text:p>
          </table:table-cell>
          <table:table-cell table:formula="of:=([naměřeno.B138]-[naměřeno.F$3])/[naměřeno.H$7]" office:value-type="float" office:value="26" calcext:value-type="float">
            <text:p>26</text:p>
          </table:table-cell>
          <table:table-cell table:formula="of:=([naměřeno.C138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39]" office:value-type="string" office:string-value="2014-11-15" calcext:value-type="string">
            <text:p>2014-11-15</text:p>
          </table:table-cell>
          <table:table-cell table:formula="of:=([naměřeno.B139]-[naměřeno.F$3])/[naměřeno.H$7]" office:value-type="float" office:value="26" calcext:value-type="float">
            <text:p>26</text:p>
          </table:table-cell>
          <table:table-cell table:formula="of:=([naměřeno.C139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40]" office:value-type="string" office:string-value="2014-11-16" calcext:value-type="string">
            <text:p>2014-11-16</text:p>
          </table:table-cell>
          <table:table-cell table:formula="of:=([naměřeno.B140]-[naměřeno.F$3])/[naměřeno.H$7]" office:value-type="float" office:value="21" calcext:value-type="float">
            <text:p>21</text:p>
          </table:table-cell>
          <table:table-cell table:formula="of:=([naměřeno.C140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41]" office:value-type="string" office:string-value="2014-11-17" calcext:value-type="string">
            <text:p>2014-11-17</text:p>
          </table:table-cell>
          <table:table-cell table:formula="of:=([naměřeno.B141]-[naměřeno.F$3])/[naměřeno.H$7]" office:value-type="float" office:value="18" calcext:value-type="float">
            <text:p>18</text:p>
          </table:table-cell>
          <table:table-cell table:formula="of:=([naměřeno.C141]-[naměřeno.G$3])/[naměřeno.I$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naměřeno.A142]" office:value-type="string" office:string-value="2014-11-18" calcext:value-type="string">
            <text:p>2014-11-18</text:p>
          </table:table-cell>
          <table:table-cell table:formula="of:=([naměřeno.B142]-[naměřeno.F$3])/[naměřeno.H$7]" office:value-type="float" office:value="20" calcext:value-type="float">
            <text:p>20</text:p>
          </table:table-cell>
          <table:table-cell table:formula="of:=([naměřeno.C142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43]" office:value-type="string" office:string-value="2014-11-19" calcext:value-type="string">
            <text:p>2014-11-19</text:p>
          </table:table-cell>
          <table:table-cell table:formula="of:=([naměřeno.B143]-[naměřeno.F$3])/[naměřeno.H$7]" office:value-type="float" office:value="21" calcext:value-type="float">
            <text:p>21</text:p>
          </table:table-cell>
          <table:table-cell table:formula="of:=([naměřeno.C143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44]" office:value-type="string" office:string-value="2014-11-20" calcext:value-type="string">
            <text:p>2014-11-20</text:p>
          </table:table-cell>
          <table:table-cell table:formula="of:=([naměřeno.B144]-[naměřeno.F$3])/[naměřeno.H$7]" office:value-type="float" office:value="20" calcext:value-type="float">
            <text:p>20</text:p>
          </table:table-cell>
          <table:table-cell table:formula="of:=([naměřeno.C144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45]" office:value-type="string" office:string-value="2014-11-21" calcext:value-type="string">
            <text:p>2014-11-21</text:p>
          </table:table-cell>
          <table:table-cell table:formula="of:=([naměřeno.B145]-[naměřeno.F$3])/[naměřeno.H$7]" office:value-type="float" office:value="22" calcext:value-type="float">
            <text:p>22</text:p>
          </table:table-cell>
          <table:table-cell table:formula="of:=([naměřeno.C145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46]" office:value-type="string" office:string-value="2014-11-22" calcext:value-type="string">
            <text:p>2014-11-22</text:p>
          </table:table-cell>
          <table:table-cell table:formula="of:=([naměřeno.B146]-[naměřeno.F$3])/[naměřeno.H$7]" office:value-type="float" office:value="18" calcext:value-type="float">
            <text:p>18</text:p>
          </table:table-cell>
          <table:table-cell table:formula="of:=([naměřeno.C146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47]" office:value-type="string" office:string-value="2014-11-23" calcext:value-type="string">
            <text:p>2014-11-23</text:p>
          </table:table-cell>
          <table:table-cell table:formula="of:=([naměřeno.B147]-[naměřeno.F$3])/[naměřeno.H$7]" office:value-type="float" office:value="20" calcext:value-type="float">
            <text:p>20</text:p>
          </table:table-cell>
          <table:table-cell table:formula="of:=([naměřeno.C147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48]" office:value-type="string" office:string-value="2014-11-24" calcext:value-type="string">
            <text:p>2014-11-24</text:p>
          </table:table-cell>
          <table:table-cell table:formula="of:=([naměřeno.B148]-[naměřeno.F$3])/[naměřeno.H$7]" office:value-type="float" office:value="16" calcext:value-type="float">
            <text:p>16</text:p>
          </table:table-cell>
          <table:table-cell table:formula="of:=([naměřeno.C148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49]" office:value-type="string" office:string-value="2014-11-25" calcext:value-type="string">
            <text:p>2014-11-25</text:p>
          </table:table-cell>
          <table:table-cell table:formula="of:=([naměřeno.B149]-[naměřeno.F$3])/[naměřeno.H$7]" office:value-type="float" office:value="17" calcext:value-type="float">
            <text:p>17</text:p>
          </table:table-cell>
          <table:table-cell table:formula="of:=([naměřeno.C149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50]" office:value-type="string" office:string-value="2014-11-26" calcext:value-type="string">
            <text:p>2014-11-26</text:p>
          </table:table-cell>
          <table:table-cell table:formula="of:=([naměřeno.B150]-[naměřeno.F$3])/[naměřeno.H$7]" office:value-type="float" office:value="18" calcext:value-type="float">
            <text:p>18</text:p>
          </table:table-cell>
          <table:table-cell table:formula="of:=([naměřeno.C150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51]" office:value-type="string" office:string-value="2014-11-27" calcext:value-type="string">
            <text:p>2014-11-27</text:p>
          </table:table-cell>
          <table:table-cell table:formula="of:=([naměřeno.B151]-[naměřeno.F$3])/[naměřeno.H$7]" office:value-type="float" office:value="26" calcext:value-type="float">
            <text:p>26</text:p>
          </table:table-cell>
          <table:table-cell table:formula="of:=([naměřeno.C151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52]" office:value-type="string" office:string-value="2014-11-28" calcext:value-type="string">
            <text:p>2014-11-28</text:p>
          </table:table-cell>
          <table:table-cell table:formula="of:=([naměřeno.B152]-[naměřeno.F$3])/[naměřeno.H$7]" office:value-type="float" office:value="27" calcext:value-type="float">
            <text:p>27</text:p>
          </table:table-cell>
          <table:table-cell table:formula="of:=([naměřeno.C152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53]" office:value-type="string" office:string-value="2014-11-29" calcext:value-type="string">
            <text:p>2014-11-29</text:p>
          </table:table-cell>
          <table:table-cell table:formula="of:=([naměřeno.B153]-[naměřeno.F$3])/[naměřeno.H$7]" office:value-type="float" office:value="25" calcext:value-type="float">
            <text:p>25</text:p>
          </table:table-cell>
          <table:table-cell table:formula="of:=([naměřeno.C153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54]" office:value-type="string" office:string-value="2014-11-30" calcext:value-type="string">
            <text:p>2014-11-30</text:p>
          </table:table-cell>
          <table:table-cell table:formula="of:=([naměřeno.B154]-[naměřeno.F$3])/[naměřeno.H$7]" office:value-type="float" office:value="26" calcext:value-type="float">
            <text:p>26</text:p>
          </table:table-cell>
          <table:table-cell table:formula="of:=([naměřeno.C154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55]" office:value-type="string" office:string-value="2014-12-1" calcext:value-type="string">
            <text:p>2014-12-1</text:p>
          </table:table-cell>
          <table:table-cell table:formula="of:=([naměřeno.B155]-[naměřeno.F$3])/[naměřeno.H$7]" office:value-type="float" office:value="21" calcext:value-type="float">
            <text:p>21</text:p>
          </table:table-cell>
          <table:table-cell table:formula="of:=([naměřeno.C155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56]" office:value-type="string" office:string-value="2014-12-2" calcext:value-type="string">
            <text:p>2014-12-2</text:p>
          </table:table-cell>
          <table:table-cell table:formula="of:=([naměřeno.B156]-[naměřeno.F$3])/[naměřeno.H$7]" office:value-type="float" office:value="21" calcext:value-type="float">
            <text:p>21</text:p>
          </table:table-cell>
          <table:table-cell table:formula="of:=([naměřeno.C156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57]" office:value-type="string" office:string-value="2014-12-3" calcext:value-type="string">
            <text:p>2014-12-3</text:p>
          </table:table-cell>
          <table:table-cell table:formula="of:=([naměřeno.B157]-[naměřeno.F$3])/[naměřeno.H$7]" office:value-type="float" office:value="27" calcext:value-type="float">
            <text:p>27</text:p>
          </table:table-cell>
          <table:table-cell table:formula="of:=([naměřeno.C157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58]" office:value-type="string" office:string-value="2014-12-4" calcext:value-type="string">
            <text:p>2014-12-4</text:p>
          </table:table-cell>
          <table:table-cell table:formula="of:=([naměřeno.B158]-[naměřeno.F$3])/[naměřeno.H$7]" office:value-type="float" office:value="23" calcext:value-type="float">
            <text:p>23</text:p>
          </table:table-cell>
          <table:table-cell table:formula="of:=([naměřeno.C158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59]" office:value-type="string" office:string-value="2014-12-5" calcext:value-type="string">
            <text:p>2014-12-5</text:p>
          </table:table-cell>
          <table:table-cell table:formula="of:=([naměřeno.B159]-[naměřeno.F$3])/[naměřeno.H$7]" office:value-type="float" office:value="24" calcext:value-type="float">
            <text:p>24</text:p>
          </table:table-cell>
          <table:table-cell table:formula="of:=([naměřeno.C159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60]" office:value-type="string" office:string-value="2014-12-6" calcext:value-type="string">
            <text:p>2014-12-6</text:p>
          </table:table-cell>
          <table:table-cell table:formula="of:=([naměřeno.B160]-[naměřeno.F$3])/[naměřeno.H$7]" office:value-type="float" office:value="23" calcext:value-type="float">
            <text:p>23</text:p>
          </table:table-cell>
          <table:table-cell table:formula="of:=([naměřeno.C160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61]" office:value-type="string" office:string-value="2014-12-7" calcext:value-type="string">
            <text:p>2014-12-7</text:p>
          </table:table-cell>
          <table:table-cell table:formula="of:=([naměřeno.B161]-[naměřeno.F$3])/[naměřeno.H$7]" office:value-type="float" office:value="23" calcext:value-type="float">
            <text:p>23</text:p>
          </table:table-cell>
          <table:table-cell table:formula="of:=([naměřeno.C161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62]" office:value-type="string" office:string-value="2014-12-8" calcext:value-type="string">
            <text:p>2014-12-8</text:p>
          </table:table-cell>
          <table:table-cell table:formula="of:=([naměřeno.B162]-[naměřeno.F$3])/[naměřeno.H$7]" office:value-type="float" office:value="25" calcext:value-type="float">
            <text:p>25</text:p>
          </table:table-cell>
          <table:table-cell table:formula="of:=([naměřeno.C162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63]" office:value-type="string" office:string-value="2014-12-9" calcext:value-type="string">
            <text:p>2014-12-9</text:p>
          </table:table-cell>
          <table:table-cell table:formula="of:=([naměřeno.B163]-[naměřeno.F$3])/[naměřeno.H$7]" office:value-type="float" office:value="25" calcext:value-type="float">
            <text:p>25</text:p>
          </table:table-cell>
          <table:table-cell table:formula="of:=([naměřeno.C163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64]" office:value-type="string" office:string-value="2014-12-10" calcext:value-type="string">
            <text:p>2014-12-10</text:p>
          </table:table-cell>
          <table:table-cell table:formula="of:=([naměřeno.B164]-[naměřeno.F$3])/[naměřeno.H$7]" office:value-type="float" office:value="25" calcext:value-type="float">
            <text:p>25</text:p>
          </table:table-cell>
          <table:table-cell table:formula="of:=([naměřeno.C164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65]" office:value-type="string" office:string-value="2014-12-11" calcext:value-type="string">
            <text:p>2014-12-11</text:p>
          </table:table-cell>
          <table:table-cell table:formula="of:=([naměřeno.B165]-[naměřeno.F$3])/[naměřeno.H$7]" office:value-type="float" office:value="25" calcext:value-type="float">
            <text:p>25</text:p>
          </table:table-cell>
          <table:table-cell table:formula="of:=([naměřeno.C165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66]" office:value-type="string" office:string-value="2014-12-12" calcext:value-type="string">
            <text:p>2014-12-12</text:p>
          </table:table-cell>
          <table:table-cell table:formula="of:=([naměřeno.B166]-[naměřeno.F$3])/[naměřeno.H$7]" office:value-type="float" office:value="27" calcext:value-type="float">
            <text:p>27</text:p>
          </table:table-cell>
          <table:table-cell table:formula="of:=([naměřeno.C166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67]" office:value-type="string" office:string-value="2014-12-13" calcext:value-type="string">
            <text:p>2014-12-13</text:p>
          </table:table-cell>
          <table:table-cell table:formula="of:=([naměřeno.B167]-[naměřeno.F$3])/[naměřeno.H$7]" office:value-type="float" office:value="18" calcext:value-type="float">
            <text:p>18</text:p>
          </table:table-cell>
          <table:table-cell table:formula="of:=([naměřeno.C167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68]" office:value-type="string" office:string-value="2014-12-14" calcext:value-type="string">
            <text:p>2014-12-14</text:p>
          </table:table-cell>
          <table:table-cell table:formula="of:=([naměřeno.B168]-[naměřeno.F$3])/[naměřeno.H$7]" office:value-type="float" office:value="14" calcext:value-type="float">
            <text:p>14</text:p>
          </table:table-cell>
          <table:table-cell table:formula="of:=([naměřeno.C168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69]" office:value-type="string" office:string-value="2014-12-15" calcext:value-type="string">
            <text:p>2014-12-15</text:p>
          </table:table-cell>
          <table:table-cell table:formula="of:=([naměřeno.B169]-[naměřeno.F$3])/[naměřeno.H$7]" office:value-type="float" office:value="14" calcext:value-type="float">
            <text:p>14</text:p>
          </table:table-cell>
          <table:table-cell table:formula="of:=([naměřeno.C169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70]" office:value-type="string" office:string-value="2014-12-16" calcext:value-type="string">
            <text:p>2014-12-16</text:p>
          </table:table-cell>
          <table:table-cell table:formula="of:=([naměřeno.B170]-[naměřeno.F$3])/[naměřeno.H$7]" office:value-type="float" office:value="16" calcext:value-type="float">
            <text:p>16</text:p>
          </table:table-cell>
          <table:table-cell table:formula="of:=([naměřeno.C170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71]" office:value-type="string" office:string-value="2014-12-17" calcext:value-type="string">
            <text:p>2014-12-17</text:p>
          </table:table-cell>
          <table:table-cell table:formula="of:=([naměřeno.B171]-[naměřeno.F$3])/[naměřeno.H$7]" office:value-type="float" office:value="15" calcext:value-type="float">
            <text:p>15</text:p>
          </table:table-cell>
          <table:table-cell table:formula="of:=([naměřeno.C171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72]" office:value-type="string" office:string-value="2014-12-18" calcext:value-type="string">
            <text:p>2014-12-18</text:p>
          </table:table-cell>
          <table:table-cell table:formula="of:=([naměřeno.B172]-[naměřeno.F$3])/[naměřeno.H$7]" office:value-type="float" office:value="15" calcext:value-type="float">
            <text:p>15</text:p>
          </table:table-cell>
          <table:table-cell table:formula="of:=([naměřeno.C172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73]" office:value-type="string" office:string-value="2014-12-19" calcext:value-type="string">
            <text:p>2014-12-19</text:p>
          </table:table-cell>
          <table:table-cell table:formula="of:=([naměřeno.B173]-[naměřeno.F$3])/[naměřeno.H$7]" office:value-type="float" office:value="14" calcext:value-type="float">
            <text:p>14</text:p>
          </table:table-cell>
          <table:table-cell table:formula="of:=([naměřeno.C173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74]" office:value-type="string" office:string-value="2014-12-20" calcext:value-type="string">
            <text:p>2014-12-20</text:p>
          </table:table-cell>
          <table:table-cell table:formula="of:=([naměřeno.B174]-[naměřeno.F$3])/[naměřeno.H$7]" office:value-type="float" office:value="15" calcext:value-type="float">
            <text:p>15</text:p>
          </table:table-cell>
          <table:table-cell table:formula="of:=([naměřeno.C174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75]" office:value-type="string" office:string-value="2014-12-21" calcext:value-type="string">
            <text:p>2014-12-21</text:p>
          </table:table-cell>
          <table:table-cell table:formula="of:=([naměřeno.B175]-[naměřeno.F$3])/[naměřeno.H$7]" office:value-type="float" office:value="15" calcext:value-type="float">
            <text:p>15</text:p>
          </table:table-cell>
          <table:table-cell table:formula="of:=([naměřeno.C175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76]" office:value-type="string" office:string-value="2014-12-22" calcext:value-type="string">
            <text:p>2014-12-22</text:p>
          </table:table-cell>
          <table:table-cell table:formula="of:=([naměřeno.B176]-[naměřeno.F$3])/[naměřeno.H$7]" office:value-type="float" office:value="16" calcext:value-type="float">
            <text:p>16</text:p>
          </table:table-cell>
          <table:table-cell table:formula="of:=([naměřeno.C176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77]" office:value-type="string" office:string-value="2014-12-23" calcext:value-type="string">
            <text:p>2014-12-23</text:p>
          </table:table-cell>
          <table:table-cell table:formula="of:=([naměřeno.B177]-[naměřeno.F$3])/[naměřeno.H$7]" office:value-type="float" office:value="17" calcext:value-type="float">
            <text:p>17</text:p>
          </table:table-cell>
          <table:table-cell table:formula="of:=([naměřeno.C177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78]" office:value-type="string" office:string-value="2014-12-24" calcext:value-type="string">
            <text:p>2014-12-24</text:p>
          </table:table-cell>
          <table:table-cell table:formula="of:=([naměřeno.B178]-[naměřeno.F$3])/[naměřeno.H$7]" office:value-type="float" office:value="14" calcext:value-type="float">
            <text:p>14</text:p>
          </table:table-cell>
          <table:table-cell table:formula="of:=([naměřeno.C178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79]" office:value-type="string" office:string-value="2014-12-25" calcext:value-type="string">
            <text:p>2014-12-25</text:p>
          </table:table-cell>
          <table:table-cell table:formula="of:=([naměřeno.B179]-[naměřeno.F$3])/[naměřeno.H$7]" office:value-type="float" office:value="14" calcext:value-type="float">
            <text:p>14</text:p>
          </table:table-cell>
          <table:table-cell table:formula="of:=([naměřeno.C179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80]" office:value-type="string" office:string-value="2014-12-26" calcext:value-type="string">
            <text:p>2014-12-26</text:p>
          </table:table-cell>
          <table:table-cell table:formula="of:=([naměřeno.B180]-[naměřeno.F$3])/[naměřeno.H$7]" office:value-type="float" office:value="7" calcext:value-type="float">
            <text:p>7</text:p>
          </table:table-cell>
          <table:table-cell table:formula="of:=([naměřeno.C180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181]" office:value-type="string" office:string-value="2014-12-27" calcext:value-type="string">
            <text:p>2014-12-27</text:p>
          </table:table-cell>
          <table:table-cell table:formula="of:=([naměřeno.B181]-[naměřeno.F$3])/[naměřeno.H$7]" office:value-type="float" office:value="7" calcext:value-type="float">
            <text:p>7</text:p>
          </table:table-cell>
          <table:table-cell table:formula="of:=([naměřeno.C181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82]" office:value-type="string" office:string-value="2014-12-28" calcext:value-type="string">
            <text:p>2014-12-28</text:p>
          </table:table-cell>
          <table:table-cell table:formula="of:=([naměřeno.B182]-[naměřeno.F$3])/[naměřeno.H$7]" office:value-type="float" office:value="7" calcext:value-type="float">
            <text:p>7</text:p>
          </table:table-cell>
          <table:table-cell table:formula="of:=([naměřeno.C182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83]" office:value-type="string" office:string-value="2014-12-29" calcext:value-type="string">
            <text:p>2014-12-29</text:p>
          </table:table-cell>
          <table:table-cell table:formula="of:=([naměřeno.B183]-[naměřeno.F$3])/[naměřeno.H$7]" office:value-type="float" office:value="8" calcext:value-type="float">
            <text:p>8</text:p>
          </table:table-cell>
          <table:table-cell table:formula="of:=([naměřeno.C183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84]" office:value-type="string" office:string-value="2014-12-30" calcext:value-type="string">
            <text:p>2014-12-30</text:p>
          </table:table-cell>
          <table:table-cell table:formula="of:=([naměřeno.B184]-[naměřeno.F$3])/[naměřeno.H$7]" office:value-type="float" office:value="9" calcext:value-type="float">
            <text:p>9</text:p>
          </table:table-cell>
          <table:table-cell table:formula="of:=([naměřeno.C184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85]" office:value-type="string" office:string-value="2014-12-31" calcext:value-type="string">
            <text:p>2014-12-31</text:p>
          </table:table-cell>
          <table:table-cell table:formula="of:=([naměřeno.B185]-[naměřeno.F$3])/[naměřeno.H$7]" office:value-type="float" office:value="2" calcext:value-type="float">
            <text:p>2</text:p>
          </table:table-cell>
          <table:table-cell table:formula="of:=([naměřeno.C185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86]" office:value-type="string" office:string-value="2015-1-1" calcext:value-type="string">
            <text:p>2015-1-1</text:p>
          </table:table-cell>
          <table:table-cell table:formula="of:=([naměřeno.B186]-[naměřeno.F$3])/[naměřeno.H$7]" office:value-type="float" office:value="0" calcext:value-type="float">
            <text:p>0</text:p>
          </table:table-cell>
          <table:table-cell table:formula="of:=([naměřeno.C186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87]" office:value-type="string" office:string-value="2015-1-2" calcext:value-type="string">
            <text:p>2015-1-2</text:p>
          </table:table-cell>
          <table:table-cell table:formula="of:=([naměřeno.B187]-[naměřeno.F$3])/[naměřeno.H$7]" office:value-type="float" office:value="2" calcext:value-type="float">
            <text:p>2</text:p>
          </table:table-cell>
          <table:table-cell table:formula="of:=([naměřeno.C187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88]" office:value-type="string" office:string-value="2015-1-3" calcext:value-type="string">
            <text:p>2015-1-3</text:p>
          </table:table-cell>
          <table:table-cell table:formula="of:=([naměřeno.B188]-[naměřeno.F$3])/[naměřeno.H$7]" office:value-type="float" office:value="3" calcext:value-type="float">
            <text:p>3</text:p>
          </table:table-cell>
          <table:table-cell table:formula="of:=([naměřeno.C188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89]" office:value-type="string" office:string-value="2015-1-4" calcext:value-type="string">
            <text:p>2015-1-4</text:p>
          </table:table-cell>
          <table:table-cell table:formula="of:=([naměřeno.B189]-[naměřeno.F$3])/[naměřeno.H$7]" office:value-type="float" office:value="9" calcext:value-type="float">
            <text:p>9</text:p>
          </table:table-cell>
          <table:table-cell table:formula="of:=([naměřeno.C189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90]" office:value-type="string" office:string-value="2015-1-5" calcext:value-type="string">
            <text:p>2015-1-5</text:p>
          </table:table-cell>
          <table:table-cell table:formula="of:=([naměřeno.B190]-[naměřeno.F$3])/[naměřeno.H$7]" office:value-type="float" office:value="16" calcext:value-type="float">
            <text:p>16</text:p>
          </table:table-cell>
          <table:table-cell table:formula="of:=([naměřeno.C190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91]" office:value-type="string" office:string-value="2015-1-6" calcext:value-type="string">
            <text:p>2015-1-6</text:p>
          </table:table-cell>
          <table:table-cell table:formula="of:=([naměřeno.B191]-[naměřeno.F$3])/[naměřeno.H$7]" office:value-type="float" office:value="21" calcext:value-type="float">
            <text:p>21</text:p>
          </table:table-cell>
          <table:table-cell table:formula="of:=([naměřeno.C191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92]" office:value-type="string" office:string-value="2015-1-7" calcext:value-type="string">
            <text:p>2015-1-7</text:p>
          </table:table-cell>
          <table:table-cell table:formula="of:=([naměřeno.B192]-[naměřeno.F$3])/[naměřeno.H$7]" office:value-type="float" office:value="23" calcext:value-type="float">
            <text:p>23</text:p>
          </table:table-cell>
          <table:table-cell table:formula="of:=([naměřeno.C192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93]" office:value-type="string" office:string-value="2015-1-8" calcext:value-type="string">
            <text:p>2015-1-8</text:p>
          </table:table-cell>
          <table:table-cell table:formula="of:=([naměřeno.B193]-[naměřeno.F$3])/[naměřeno.H$7]" office:value-type="float" office:value="22" calcext:value-type="float">
            <text:p>22</text:p>
          </table:table-cell>
          <table:table-cell table:formula="of:=([naměřeno.C193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94]" office:value-type="string" office:string-value="2015-1-9" calcext:value-type="string">
            <text:p>2015-1-9</text:p>
          </table:table-cell>
          <table:table-cell table:formula="of:=([naměřeno.B194]-[naměřeno.F$3])/[naměřeno.H$7]" office:value-type="float" office:value="22" calcext:value-type="float">
            <text:p>22</text:p>
          </table:table-cell>
          <table:table-cell table:formula="of:=([naměřeno.C194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95]" office:value-type="string" office:string-value="2015-1-10" calcext:value-type="string">
            <text:p>2015-1-10</text:p>
          </table:table-cell>
          <table:table-cell table:formula="of:=([naměřeno.B195]-[naměřeno.F$3])/[naměřeno.H$7]" office:value-type="float" office:value="19" calcext:value-type="float">
            <text:p>19</text:p>
          </table:table-cell>
          <table:table-cell table:formula="of:=([naměřeno.C195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96]" office:value-type="string" office:string-value="2015-1-11" calcext:value-type="string">
            <text:p>2015-1-11</text:p>
          </table:table-cell>
          <table:table-cell table:formula="of:=([naměřeno.B196]-[naměřeno.F$3])/[naměřeno.H$7]" office:value-type="float" office:value="22" calcext:value-type="float">
            <text:p>22</text:p>
          </table:table-cell>
          <table:table-cell table:formula="of:=([naměřeno.C196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97]" office:value-type="string" office:string-value="2015-1-12" calcext:value-type="string">
            <text:p>2015-1-12</text:p>
          </table:table-cell>
          <table:table-cell table:formula="of:=([naměřeno.B197]-[naměřeno.F$3])/[naměřeno.H$7]" office:value-type="float" office:value="21" calcext:value-type="float">
            <text:p>21</text:p>
          </table:table-cell>
          <table:table-cell table:formula="of:=([naměřeno.C197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98]" office:value-type="string" office:string-value="2015-1-13" calcext:value-type="string">
            <text:p>2015-1-13</text:p>
          </table:table-cell>
          <table:table-cell table:formula="of:=([naměřeno.B198]-[naměřeno.F$3])/[naměřeno.H$7]" office:value-type="float" office:value="16" calcext:value-type="float">
            <text:p>16</text:p>
          </table:table-cell>
          <table:table-cell table:formula="of:=([naměřeno.C198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199]" office:value-type="string" office:string-value="2015-1-14" calcext:value-type="string">
            <text:p>2015-1-14</text:p>
          </table:table-cell>
          <table:table-cell table:formula="of:=([naměřeno.B199]-[naměřeno.F$3])/[naměřeno.H$7]" office:value-type="float" office:value="16" calcext:value-type="float">
            <text:p>16</text:p>
          </table:table-cell>
          <table:table-cell table:formula="of:=([naměřeno.C199]-[naměřeno.G$3])/[naměřeno.I$7]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[naměřeno.A200]" office:value-type="string" office:string-value="2015-1-15" calcext:value-type="string">
            <text:p>2015-1-15</text:p>
          </table:table-cell>
          <table:table-cell table:formula="of:=([naměřeno.B200]-[naměřeno.F$3])/[naměřeno.H$7]" office:value-type="float" office:value="19" calcext:value-type="float">
            <text:p>19</text:p>
          </table:table-cell>
          <table:table-cell table:formula="of:=([naměřeno.C200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201]" office:value-type="string" office:string-value="2015-1-16" calcext:value-type="string">
            <text:p>2015-1-16</text:p>
          </table:table-cell>
          <table:table-cell table:formula="of:=([naměřeno.B201]-[naměřeno.F$3])/[naměřeno.H$7]" office:value-type="float" office:value="21" calcext:value-type="float">
            <text:p>21</text:p>
          </table:table-cell>
          <table:table-cell table:formula="of:=([naměřeno.C201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202]" office:value-type="string" office:string-value="2015-1-17" calcext:value-type="string">
            <text:p>2015-1-17</text:p>
          </table:table-cell>
          <table:table-cell table:formula="of:=([naměřeno.B202]-[naměřeno.F$3])/[naměřeno.H$7]" office:value-type="float" office:value="19" calcext:value-type="float">
            <text:p>19</text:p>
          </table:table-cell>
          <table:table-cell table:formula="of:=([naměřeno.C202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203]" office:value-type="string" office:string-value="2015-1-18" calcext:value-type="string">
            <text:p>2015-1-18</text:p>
          </table:table-cell>
          <table:table-cell table:formula="of:=([naměřeno.B203]-[naměřeno.F$3])/[naměřeno.H$7]" office:value-type="float" office:value="21" calcext:value-type="float">
            <text:p>21</text:p>
          </table:table-cell>
          <table:table-cell table:formula="of:=([naměřeno.C203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204]" office:value-type="string" office:string-value="2015-1-19" calcext:value-type="string">
            <text:p>2015-1-19</text:p>
          </table:table-cell>
          <table:table-cell table:formula="of:=([naměřeno.B204]-[naměřeno.F$3])/[naměřeno.H$7]" office:value-type="float" office:value="22" calcext:value-type="float">
            <text:p>22</text:p>
          </table:table-cell>
          <table:table-cell table:formula="of:=([naměřeno.C204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205]" office:value-type="string" office:string-value="2015-1-20" calcext:value-type="string">
            <text:p>2015-1-20</text:p>
          </table:table-cell>
          <table:table-cell table:formula="of:=([naměřeno.B205]-[naměřeno.F$3])/[naměřeno.H$7]" office:value-type="float" office:value="21" calcext:value-type="float">
            <text:p>21</text:p>
          </table:table-cell>
          <table:table-cell table:formula="of:=([naměřeno.C205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206]" office:value-type="string" office:string-value="2015-1-21" calcext:value-type="string">
            <text:p>2015-1-21</text:p>
          </table:table-cell>
          <table:table-cell table:formula="of:=([naměřeno.B206]-[naměřeno.F$3])/[naměřeno.H$7]" office:value-type="float" office:value="23" calcext:value-type="float">
            <text:p>23</text:p>
          </table:table-cell>
          <table:table-cell table:formula="of:=([naměřeno.C206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207]" office:value-type="string" office:string-value="2015-1-22" calcext:value-type="string">
            <text:p>2015-1-22</text:p>
          </table:table-cell>
          <table:table-cell table:formula="of:=([naměřeno.B207]-[naměřeno.F$3])/[naměřeno.H$7]" office:value-type="float" office:value="16" calcext:value-type="float">
            <text:p>16</text:p>
          </table:table-cell>
          <table:table-cell table:formula="of:=([naměřeno.C207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208]" office:value-type="string" office:string-value="2015-1-23" calcext:value-type="string">
            <text:p>2015-1-23</text:p>
          </table:table-cell>
          <table:table-cell table:formula="of:=([naměřeno.B208]-[naměřeno.F$3])/[naměřeno.H$7]" office:value-type="float" office:value="13" calcext:value-type="float">
            <text:p>13</text:p>
          </table:table-cell>
          <table:table-cell table:formula="of:=([naměřeno.C208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209]" office:value-type="string" office:string-value="2015-1-24" calcext:value-type="string">
            <text:p>2015-1-24</text:p>
          </table:table-cell>
          <table:table-cell table:formula="of:=([naměřeno.B209]-[naměřeno.F$3])/[naměřeno.H$7]" office:value-type="float" office:value="23" calcext:value-type="float">
            <text:p>23</text:p>
          </table:table-cell>
          <table:table-cell table:formula="of:=([naměřeno.C209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210]" office:value-type="string" office:string-value="2015-1-25" calcext:value-type="string">
            <text:p>2015-1-25</text:p>
          </table:table-cell>
          <table:table-cell table:formula="of:=([naměřeno.B210]-[naměřeno.F$3])/[naměřeno.H$7]" office:value-type="float" office:value="22" calcext:value-type="float">
            <text:p>22</text:p>
          </table:table-cell>
          <table:table-cell table:formula="of:=([naměřeno.C210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211]" office:value-type="string" office:string-value="2015-1-26" calcext:value-type="string">
            <text:p>2015-1-26</text:p>
          </table:table-cell>
          <table:table-cell table:formula="of:=([naměřeno.B211]-[naměřeno.F$3])/[naměřeno.H$7]" office:value-type="float" office:value="21" calcext:value-type="float">
            <text:p>21</text:p>
          </table:table-cell>
          <table:table-cell table:formula="of:=([naměřeno.C211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212]" office:value-type="string" office:string-value="2015-1-27" calcext:value-type="string">
            <text:p>2015-1-27</text:p>
          </table:table-cell>
          <table:table-cell table:formula="of:=([naměřeno.B212]-[naměřeno.F$3])/[naměřeno.H$7]" office:value-type="float" office:value="23" calcext:value-type="float">
            <text:p>23</text:p>
          </table:table-cell>
          <table:table-cell table:formula="of:=([naměřeno.C212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213]" office:value-type="string" office:string-value="2015-1-28" calcext:value-type="string">
            <text:p>2015-1-28</text:p>
          </table:table-cell>
          <table:table-cell table:formula="of:=([naměřeno.B213]-[naměřeno.F$3])/[naměřeno.H$7]" office:value-type="float" office:value="23" calcext:value-type="float">
            <text:p>23</text:p>
          </table:table-cell>
          <table:table-cell table:formula="of:=([naměřeno.C213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214]" office:value-type="string" office:string-value="2015-1-29" calcext:value-type="string">
            <text:p>2015-1-29</text:p>
          </table:table-cell>
          <table:table-cell table:formula="of:=([naměřeno.B214]-[naměřeno.F$3])/[naměřeno.H$7]" office:value-type="float" office:value="24" calcext:value-type="float">
            <text:p>24</text:p>
          </table:table-cell>
          <table:table-cell table:formula="of:=([naměřeno.C214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215]" office:value-type="string" office:string-value="2015-1-30" calcext:value-type="string">
            <text:p>2015-1-30</text:p>
          </table:table-cell>
          <table:table-cell table:formula="of:=([naměřeno.B215]-[naměřeno.F$3])/[naměřeno.H$7]" office:value-type="float" office:value="17" calcext:value-type="float">
            <text:p>17</text:p>
          </table:table-cell>
          <table:table-cell table:formula="of:=([naměřeno.C215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216]" office:value-type="string" office:string-value="2015-1-31" calcext:value-type="string">
            <text:p>2015-1-31</text:p>
          </table:table-cell>
          <table:table-cell table:formula="of:=([naměřeno.B216]-[naměřeno.F$3])/[naměřeno.H$7]" office:value-type="float" office:value="16" calcext:value-type="float">
            <text:p>16</text:p>
          </table:table-cell>
          <table:table-cell table:formula="of:=([naměřeno.C216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217]" office:value-type="string" office:string-value="2015-2-1" calcext:value-type="string">
            <text:p>2015-2-1</text:p>
          </table:table-cell>
          <table:table-cell table:formula="of:=([naměřeno.B217]-[naměřeno.F$3])/[naměřeno.H$7]" office:value-type="float" office:value="19" calcext:value-type="float">
            <text:p>19</text:p>
          </table:table-cell>
          <table:table-cell table:formula="of:=([naměřeno.C217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218]" office:value-type="string" office:string-value="2015-2-2" calcext:value-type="string">
            <text:p>2015-2-2</text:p>
          </table:table-cell>
          <table:table-cell table:formula="of:=([naměřeno.B218]-[naměřeno.F$3])/[naměřeno.H$7]" office:value-type="float" office:value="20" calcext:value-type="float">
            <text:p>20</text:p>
          </table:table-cell>
          <table:table-cell table:formula="of:=([naměřeno.C218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219]" office:value-type="string" office:string-value="2015-2-3" calcext:value-type="string">
            <text:p>2015-2-3</text:p>
          </table:table-cell>
          <table:table-cell table:formula="of:=([naměřeno.B219]-[naměřeno.F$3])/[naměřeno.H$7]" office:value-type="float" office:value="22" calcext:value-type="float">
            <text:p>22</text:p>
          </table:table-cell>
          <table:table-cell table:formula="of:=([naměřeno.C219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220]" office:value-type="string" office:string-value="2015-2-4" calcext:value-type="string">
            <text:p>2015-2-4</text:p>
          </table:table-cell>
          <table:table-cell table:formula="of:=([naměřeno.B220]-[naměřeno.F$3])/[naměřeno.H$7]" office:value-type="float" office:value="24" calcext:value-type="float">
            <text:p>24</text:p>
          </table:table-cell>
          <table:table-cell table:formula="of:=([naměřeno.C220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221]" office:value-type="string" office:string-value="2015-2-5" calcext:value-type="string">
            <text:p>2015-2-5</text:p>
          </table:table-cell>
          <table:table-cell table:formula="of:=([naměřeno.B221]-[naměřeno.F$3])/[naměřeno.H$7]" office:value-type="float" office:value="26" calcext:value-type="float">
            <text:p>26</text:p>
          </table:table-cell>
          <table:table-cell table:formula="of:=([naměřeno.C221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222]" office:value-type="string" office:string-value="2015-2-6" calcext:value-type="string">
            <text:p>2015-2-6</text:p>
          </table:table-cell>
          <table:table-cell table:formula="of:=([naměřeno.B222]-[naměřeno.F$3])/[naměřeno.H$7]" office:value-type="float" office:value="28" calcext:value-type="float">
            <text:p>28</text:p>
          </table:table-cell>
          <table:table-cell table:formula="of:=([naměřeno.C222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223]" office:value-type="string" office:string-value="2015-2-7" calcext:value-type="string">
            <text:p>2015-2-7</text:p>
          </table:table-cell>
          <table:table-cell table:formula="of:=([naměřeno.B223]-[naměřeno.F$3])/[naměřeno.H$7]" office:value-type="float" office:value="26" calcext:value-type="float">
            <text:p>26</text:p>
          </table:table-cell>
          <table:table-cell table:formula="of:=([naměřeno.C223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224]" office:value-type="string" office:string-value="2015-2-8" calcext:value-type="string">
            <text:p>2015-2-8</text:p>
          </table:table-cell>
          <table:table-cell table:formula="of:=([naměřeno.B224]-[naměřeno.F$3])/[naměřeno.H$7]" office:value-type="float" office:value="28" calcext:value-type="float">
            <text:p>28</text:p>
          </table:table-cell>
          <table:table-cell table:formula="of:=([naměřeno.C224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225]" office:value-type="string" office:string-value="2015-2-9" calcext:value-type="string">
            <text:p>2015-2-9</text:p>
          </table:table-cell>
          <table:table-cell table:formula="of:=([naměřeno.B225]-[naměřeno.F$3])/[naměřeno.H$7]" office:value-type="float" office:value="28" calcext:value-type="float">
            <text:p>28</text:p>
          </table:table-cell>
          <table:table-cell table:formula="of:=([naměřeno.C225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226]" office:value-type="string" office:string-value="2015-2-10" calcext:value-type="string">
            <text:p>2015-2-10</text:p>
          </table:table-cell>
          <table:table-cell table:formula="of:=([naměřeno.B226]-[naměřeno.F$3])/[naměřeno.H$7]" office:value-type="float" office:value="29" calcext:value-type="float">
            <text:p>29</text:p>
          </table:table-cell>
          <table:table-cell table:formula="of:=([naměřeno.C226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227]" office:value-type="string" office:string-value="2015-2-11" calcext:value-type="string">
            <text:p>2015-2-11</text:p>
          </table:table-cell>
          <table:table-cell table:formula="of:=([naměřeno.B227]-[naměřeno.F$3])/[naměřeno.H$7]" office:value-type="float" office:value="27" calcext:value-type="float">
            <text:p>27</text:p>
          </table:table-cell>
          <table:table-cell table:formula="of:=([naměřeno.C227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228]" office:value-type="string" office:string-value="2015-2-12" calcext:value-type="string">
            <text:p>2015-2-12</text:p>
          </table:table-cell>
          <table:table-cell table:formula="of:=([naměřeno.B228]-[naměřeno.F$3])/[naměřeno.H$7]" office:value-type="float" office:value="27" calcext:value-type="float">
            <text:p>27</text:p>
          </table:table-cell>
          <table:table-cell table:formula="of:=([naměřeno.C228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229]" office:value-type="string" office:string-value="2015-2-13" calcext:value-type="string">
            <text:p>2015-2-13</text:p>
          </table:table-cell>
          <table:table-cell table:formula="of:=([naměřeno.B229]-[naměřeno.F$3])/[naměřeno.H$7]" office:value-type="float" office:value="27" calcext:value-type="float">
            <text:p>27</text:p>
          </table:table-cell>
          <table:table-cell table:formula="of:=([naměřeno.C229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230]" office:value-type="string" office:string-value="2015-2-14" calcext:value-type="string">
            <text:p>2015-2-14</text:p>
          </table:table-cell>
          <table:table-cell table:formula="of:=([naměřeno.B230]-[naměřeno.F$3])/[naměřeno.H$7]" office:value-type="float" office:value="28" calcext:value-type="float">
            <text:p>28</text:p>
          </table:table-cell>
          <table:table-cell table:formula="of:=([naměřeno.C230]-[naměřeno.G$3])/[naměřeno.I$7]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[naměřeno.A231]" office:value-type="string" office:string-value="2015-2-15" calcext:value-type="string">
            <text:p>2015-2-15</text:p>
          </table:table-cell>
          <table:table-cell table:formula="of:=([naměřeno.B231]-[naměřeno.F$3])/[naměřeno.H$7]" office:value-type="float" office:value="30" calcext:value-type="float">
            <text:p>30</text:p>
          </table:table-cell>
          <table:table-cell table:formula="of:=([naměřeno.C231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232]" office:value-type="string" office:string-value="2015-2-16" calcext:value-type="string">
            <text:p>2015-2-16</text:p>
          </table:table-cell>
          <table:table-cell table:formula="of:=([naměřeno.B232]-[naměřeno.F$3])/[naměřeno.H$7]" office:value-type="float" office:value="26" calcext:value-type="float">
            <text:p>26</text:p>
          </table:table-cell>
          <table:table-cell table:formula="of:=([naměřeno.C232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233]" office:value-type="string" office:string-value="2015-2-17" calcext:value-type="string">
            <text:p>2015-2-17</text:p>
          </table:table-cell>
          <table:table-cell table:formula="of:=([naměřeno.B233]-[naměřeno.F$3])/[naměřeno.H$7]" office:value-type="float" office:value="25" calcext:value-type="float">
            <text:p>25</text:p>
          </table:table-cell>
          <table:table-cell table:formula="of:=([naměřeno.C233]-[naměřeno.G$3])/[naměřeno.I$7]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[naměřeno.A234]" office:value-type="string" office:string-value="2015-2-18" calcext:value-type="string">
            <text:p>2015-2-18</text:p>
          </table:table-cell>
          <table:table-cell table:formula="of:=([naměřeno.B234]-[naměřeno.F$3])/[naměřeno.H$7]" office:value-type="float" office:value="24" calcext:value-type="float">
            <text:p>24</text:p>
          </table:table-cell>
          <table:table-cell table:formula="of:=([naměřeno.C234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235]" office:value-type="string" office:string-value="2015-2-19" calcext:value-type="string">
            <text:p>2015-2-19</text:p>
          </table:table-cell>
          <table:table-cell table:formula="of:=([naměřeno.B235]-[naměřeno.F$3])/[naměřeno.H$7]" office:value-type="float" office:value="25" calcext:value-type="float">
            <text:p>25</text:p>
          </table:table-cell>
          <table:table-cell table:formula="of:=([naměřeno.C235]-[naměřeno.G$3])/[naměřeno.I$7]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[naměřeno.A236]" office:value-type="string" office:string-value="2015-2-20" calcext:value-type="string">
            <text:p>2015-2-20</text:p>
          </table:table-cell>
          <table:table-cell table:formula="of:=([naměřeno.B236]-[naměřeno.F$3])/[naměřeno.H$7]" office:value-type="float" office:value="26" calcext:value-type="float">
            <text:p>26</text:p>
          </table:table-cell>
          <table:table-cell table:formula="of:=([naměřeno.C236]-[naměřeno.G$3])/[naměřeno.I$7]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[naměřeno.A237]" office:value-type="string" office:string-value="2015-2-21" calcext:value-type="string">
            <text:p>2015-2-21</text:p>
          </table:table-cell>
          <table:table-cell table:formula="of:=([naměřeno.B237]-[naměřeno.F$3])/[naměřeno.H$7]" office:value-type="float" office:value="26" calcext:value-type="float">
            <text:p>26</text:p>
          </table:table-cell>
          <table:table-cell table:formula="of:=([naměřeno.C237]-[naměřeno.G$3])/[naměřeno.I$7]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[naměřeno.A238]" office:value-type="string" office:string-value="2015-2-22" calcext:value-type="string">
            <text:p>2015-2-22</text:p>
          </table:table-cell>
          <table:table-cell table:formula="of:=([naměřeno.B238]-[naměřeno.F$3])/[naměřeno.H$7]" office:value-type="float" office:value="23" calcext:value-type="float">
            <text:p>23</text:p>
          </table:table-cell>
          <table:table-cell table:formula="of:=([naměřeno.C238]-[naměřeno.G$3])/[naměřeno.I$7]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[naměřeno.A239]" office:value-type="string" office:string-value="2015-2-23" calcext:value-type="string">
            <text:p>2015-2-23</text:p>
          </table:table-cell>
          <table:table-cell table:formula="of:=([naměřeno.B239]-[naměřeno.F$3])/[naměřeno.H$7]" office:value-type="float" office:value="24" calcext:value-type="float">
            <text:p>24</text:p>
          </table:table-cell>
          <table:table-cell table:formula="of:=([naměřeno.C239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240]" office:value-type="string" office:string-value="2015-2-24" calcext:value-type="string">
            <text:p>2015-2-24</text:p>
          </table:table-cell>
          <table:table-cell table:formula="of:=([naměřeno.B240]-[naměřeno.F$3])/[naměřeno.H$7]" office:value-type="float" office:value="18" calcext:value-type="float">
            <text:p>18</text:p>
          </table:table-cell>
          <table:table-cell table:formula="of:=([naměřeno.C240]-[naměřeno.G$3])/[naměřeno.I$7]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[naměřeno.A241]" office:value-type="string" office:string-value="2015-2-25" calcext:value-type="string">
            <text:p>2015-2-25</text:p>
          </table:table-cell>
          <table:table-cell table:formula="of:=([naměřeno.B241]-[naměřeno.F$3])/[naměřeno.H$7]" office:value-type="float" office:value="19" calcext:value-type="float">
            <text:p>19</text:p>
          </table:table-cell>
          <table:table-cell table:formula="of:=([naměřeno.C241]-[naměřeno.G$3])/[naměřeno.I$7]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[naměřeno.A242]" office:value-type="string" office:string-value="2015-2-26" calcext:value-type="string">
            <text:p>2015-2-26</text:p>
          </table:table-cell>
          <table:table-cell table:formula="of:=([naměřeno.B242]-[naměřeno.F$3])/[naměřeno.H$7]" office:value-type="float" office:value="23" calcext:value-type="float">
            <text:p>23</text:p>
          </table:table-cell>
          <table:table-cell table:formula="of:=([naměřeno.C242]-[naměřeno.G$3])/[naměřeno.I$7]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[naměřeno.A243]" office:value-type="string" office:string-value="2015-2-27" calcext:value-type="string">
            <text:p>2015-2-27</text:p>
          </table:table-cell>
          <table:table-cell table:formula="of:=([naměřeno.B243]-[naměřeno.F$3])/[naměřeno.H$7]" office:value-type="float" office:value="23" calcext:value-type="float">
            <text:p>23</text:p>
          </table:table-cell>
          <table:table-cell table:formula="of:=([naměřeno.C243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244]" office:value-type="string" office:string-value="2015-2-28" calcext:value-type="string">
            <text:p>2015-2-28</text:p>
          </table:table-cell>
          <table:table-cell table:formula="of:=([naměřeno.B244]-[naměřeno.F$3])/[naměřeno.H$7]" office:value-type="float" office:value="24" calcext:value-type="float">
            <text:p>24</text:p>
          </table:table-cell>
          <table:table-cell table:formula="of:=([naměřeno.C244]-[naměřeno.G$3])/[naměřeno.I$7]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[naměřeno.A245]" office:value-type="string" office:string-value="2015-3-1" calcext:value-type="string">
            <text:p>2015-3-1</text:p>
          </table:table-cell>
          <table:table-cell table:formula="of:=([naměřeno.B245]-[naměřeno.F$3])/[naměřeno.H$7]" office:value-type="float" office:value="28" calcext:value-type="float">
            <text:p>28</text:p>
          </table:table-cell>
          <table:table-cell table:formula="of:=([naměřeno.C245]-[naměřeno.G$3])/[naměřeno.I$7]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[naměřeno.A246]" office:value-type="string" office:string-value="2015-3-2" calcext:value-type="string">
            <text:p>2015-3-2</text:p>
          </table:table-cell>
          <table:table-cell table:formula="of:=([naměřeno.B246]-[naměřeno.F$3])/[naměřeno.H$7]" office:value-type="float" office:value="18" calcext:value-type="float">
            <text:p>18</text:p>
          </table:table-cell>
          <table:table-cell table:formula="of:=([naměřeno.C246]-[naměřeno.G$3])/[naměřeno.I$7]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[naměřeno.A247]" office:value-type="string" office:string-value="2015-3-3" calcext:value-type="string">
            <text:p>2015-3-3</text:p>
          </table:table-cell>
          <table:table-cell table:formula="of:=([naměřeno.B247]-[naměřeno.F$3])/[naměřeno.H$7]" office:value-type="float" office:value="15" calcext:value-type="float">
            <text:p>15</text:p>
          </table:table-cell>
          <table:table-cell table:formula="of:=([naměřeno.C247]-[naměřeno.G$3])/[naměřeno.I$7]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[naměřeno.A248]" office:value-type="string" office:string-value="2015-3-4" calcext:value-type="string">
            <text:p>2015-3-4</text:p>
          </table:table-cell>
          <table:table-cell table:formula="of:=([naměřeno.B248]-[naměřeno.F$3])/[naměřeno.H$7]" office:value-type="float" office:value="18" calcext:value-type="float">
            <text:p>18</text:p>
          </table:table-cell>
          <table:table-cell table:formula="of:=([naměřeno.C248]-[naměřeno.G$3])/[naměřeno.I$7]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[naměřeno.A249]" office:value-type="string" office:string-value="2015-3-5" calcext:value-type="string">
            <text:p>2015-3-5</text:p>
          </table:table-cell>
          <table:table-cell table:formula="of:=([naměřeno.B249]-[naměřeno.F$3])/[naměřeno.H$7]" office:value-type="float" office:value="20" calcext:value-type="float">
            <text:p>20</text:p>
          </table:table-cell>
          <table:table-cell table:formula="of:=([naměřeno.C249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250]" office:value-type="string" office:string-value="2015-3-6" calcext:value-type="string">
            <text:p>2015-3-6</text:p>
          </table:table-cell>
          <table:table-cell table:formula="of:=([naměřeno.B250]-[naměřeno.F$3])/[naměřeno.H$7]" office:value-type="float" office:value="26" calcext:value-type="float">
            <text:p>26</text:p>
          </table:table-cell>
          <table:table-cell table:formula="of:=([naměřeno.C250]-[naměřeno.G$3])/[naměřeno.I$7]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[naměřeno.A251]" office:value-type="string" office:string-value="2015-3-7" calcext:value-type="string">
            <text:p>2015-3-7</text:p>
          </table:table-cell>
          <table:table-cell table:formula="of:=([naměřeno.B251]-[naměřeno.F$3])/[naměřeno.H$7]" office:value-type="float" office:value="28" calcext:value-type="float">
            <text:p>28</text:p>
          </table:table-cell>
          <table:table-cell table:formula="of:=([naměřeno.C251]-[naměřeno.G$3])/[naměřeno.I$7]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[naměřeno.A252]" office:value-type="string" office:string-value="2015-3-8" calcext:value-type="string">
            <text:p>2015-3-8</text:p>
          </table:table-cell>
          <table:table-cell table:formula="of:=([naměřeno.B252]-[naměřeno.F$3])/[naměřeno.H$7]" office:value-type="float" office:value="28" calcext:value-type="float">
            <text:p>28</text:p>
          </table:table-cell>
          <table:table-cell table:formula="of:=([naměřeno.C252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253]" office:value-type="string" office:string-value="2015-3-9" calcext:value-type="string">
            <text:p>2015-3-9</text:p>
          </table:table-cell>
          <table:table-cell table:formula="of:=([naměřeno.B253]-[naměřeno.F$3])/[naměřeno.H$7]" office:value-type="float" office:value="29" calcext:value-type="float">
            <text:p>29</text:p>
          </table:table-cell>
          <table:table-cell table:formula="of:=([naměřeno.C253]-[naměřeno.G$3])/[naměřeno.I$7]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[naměřeno.A254]" office:value-type="string" office:string-value="2015-3-10" calcext:value-type="string">
            <text:p>2015-3-10</text:p>
          </table:table-cell>
          <table:table-cell table:formula="of:=([naměřeno.B254]-[naměřeno.F$3])/[naměřeno.H$7]" office:value-type="float" office:value="32" calcext:value-type="float">
            <text:p>32</text:p>
          </table:table-cell>
          <table:table-cell table:formula="of:=([naměřeno.C254]-[naměřeno.G$3])/[naměřeno.I$7]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[naměřeno.A255]" office:value-type="string" office:string-value="2015-3-11" calcext:value-type="string">
            <text:p>2015-3-11</text:p>
          </table:table-cell>
          <table:table-cell table:formula="of:=([naměřeno.B255]-[naměřeno.F$3])/[naměřeno.H$7]" office:value-type="float" office:value="32" calcext:value-type="float">
            <text:p>32</text:p>
          </table:table-cell>
          <table:table-cell table:formula="of:=([naměřeno.C255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256]" office:value-type="string" office:string-value="2015-3-12" calcext:value-type="string">
            <text:p>2015-3-12</text:p>
          </table:table-cell>
          <table:table-cell table:formula="of:=([naměřeno.B256]-[naměřeno.F$3])/[naměřeno.H$7]" office:value-type="float" office:value="36" calcext:value-type="float">
            <text:p>36</text:p>
          </table:table-cell>
          <table:table-cell table:formula="of:=([naměřeno.C256]-[naměřeno.G$3])/[naměřeno.I$7]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[naměřeno.A257]" office:value-type="string" office:string-value="2015-3-13" calcext:value-type="string">
            <text:p>2015-3-13</text:p>
          </table:table-cell>
          <table:table-cell table:formula="of:=([naměřeno.B257]-[naměřeno.F$3])/[naměřeno.H$7]" office:value-type="float" office:value="33" calcext:value-type="float">
            <text:p>33</text:p>
          </table:table-cell>
          <table:table-cell table:formula="of:=([naměřeno.C257]-[naměřeno.G$3])/[naměřeno.I$7]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[naměřeno.A258]" office:value-type="string" office:string-value="2015-3-14" calcext:value-type="string">
            <text:p>2015-3-14</text:p>
          </table:table-cell>
          <table:table-cell table:formula="of:=([naměřeno.B258]-[naměřeno.F$3])/[naměřeno.H$7]" office:value-type="float" office:value="35" calcext:value-type="float">
            <text:p>35</text:p>
          </table:table-cell>
          <table:table-cell table:formula="of:=([naměřeno.C258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259]" office:value-type="string" office:string-value="2015-3-15" calcext:value-type="string">
            <text:p>2015-3-15</text:p>
          </table:table-cell>
          <table:table-cell table:formula="of:=([naměřeno.B259]-[naměřeno.F$3])/[naměřeno.H$7]" office:value-type="float" office:value="35" calcext:value-type="float">
            <text:p>35</text:p>
          </table:table-cell>
          <table:table-cell table:formula="of:=([naměřeno.C259]-[naměřeno.G$3])/[naměřeno.I$7]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[naměřeno.A260]" office:value-type="string" office:string-value="2015-3-16" calcext:value-type="string">
            <text:p>2015-3-16</text:p>
          </table:table-cell>
          <table:table-cell table:formula="of:=([naměřeno.B260]-[naměřeno.F$3])/[naměřeno.H$7]" office:value-type="float" office:value="37" calcext:value-type="float">
            <text:p>37</text:p>
          </table:table-cell>
          <table:table-cell table:formula="of:=([naměřeno.C260]-[naměřeno.G$3])/[naměřeno.I$7]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[naměřeno.A261]" office:value-type="string" office:string-value="2015-3-17" calcext:value-type="string">
            <text:p>2015-3-17</text:p>
          </table:table-cell>
          <table:table-cell table:formula="of:=([naměřeno.B261]-[naměřeno.F$3])/[naměřeno.H$7]" office:value-type="float" office:value="37" calcext:value-type="float">
            <text:p>37</text:p>
          </table:table-cell>
          <table:table-cell table:formula="of:=([naměřeno.C261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262]" office:value-type="string" office:string-value="2015-3-18" calcext:value-type="string">
            <text:p>2015-3-18</text:p>
          </table:table-cell>
          <table:table-cell table:formula="of:=([naměřeno.B262]-[naměřeno.F$3])/[naměřeno.H$7]" office:value-type="float" office:value="31" calcext:value-type="float">
            <text:p>31</text:p>
          </table:table-cell>
          <table:table-cell table:formula="of:=([naměřeno.C262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263]" office:value-type="string" office:string-value="2015-3-19" calcext:value-type="string">
            <text:p>2015-3-19</text:p>
          </table:table-cell>
          <table:table-cell table:formula="of:=([naměřeno.B263]-[naměřeno.F$3])/[naměřeno.H$7]" office:value-type="float" office:value="24" calcext:value-type="float">
            <text:p>24</text:p>
          </table:table-cell>
          <table:table-cell table:formula="of:=([naměřeno.C263]-[naměřeno.G$3])/[naměřeno.I$7]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[naměřeno.A264]" office:value-type="string" office:string-value="2015-3-20" calcext:value-type="string">
            <text:p>2015-3-20</text:p>
          </table:table-cell>
          <table:table-cell table:formula="of:=([naměřeno.B264]-[naměřeno.F$3])/[naměřeno.H$7]" office:value-type="float" office:value="30" calcext:value-type="float">
            <text:p>30</text:p>
          </table:table-cell>
          <table:table-cell table:formula="of:=([naměřeno.C264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265]" office:value-type="string" office:string-value="2015-3-21" calcext:value-type="string">
            <text:p>2015-3-21</text:p>
          </table:table-cell>
          <table:table-cell table:formula="of:=([naměřeno.B265]-[naměřeno.F$3])/[naměřeno.H$7]" office:value-type="float" office:value="32" calcext:value-type="float">
            <text:p>32</text:p>
          </table:table-cell>
          <table:table-cell table:formula="of:=([naměřeno.C265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266]" office:value-type="string" office:string-value="2015-3-22" calcext:value-type="string">
            <text:p>2015-3-22</text:p>
          </table:table-cell>
          <table:table-cell table:formula="of:=([naměřeno.B266]-[naměřeno.F$3])/[naměřeno.H$7]" office:value-type="float" office:value="34" calcext:value-type="float">
            <text:p>34</text:p>
          </table:table-cell>
          <table:table-cell table:formula="of:=([naměřeno.C266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267]" office:value-type="string" office:string-value="2015-3-23" calcext:value-type="string">
            <text:p>2015-3-23</text:p>
          </table:table-cell>
          <table:table-cell table:formula="of:=([naměřeno.B267]-[naměřeno.F$3])/[naměřeno.H$7]" office:value-type="float" office:value="34" calcext:value-type="float">
            <text:p>34</text:p>
          </table:table-cell>
          <table:table-cell table:formula="of:=([naměřeno.C267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268]" office:value-type="string" office:string-value="2015-3-24" calcext:value-type="string">
            <text:p>2015-3-24</text:p>
          </table:table-cell>
          <table:table-cell table:formula="of:=([naměřeno.B268]-[naměřeno.F$3])/[naměřeno.H$7]" office:value-type="float" office:value="32" calcext:value-type="float">
            <text:p>32</text:p>
          </table:table-cell>
          <table:table-cell table:formula="of:=([naměřeno.C268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269]" office:value-type="string" office:string-value="2015-3-25" calcext:value-type="string">
            <text:p>2015-3-25</text:p>
          </table:table-cell>
          <table:table-cell table:formula="of:=([naměřeno.B269]-[naměřeno.F$3])/[naměřeno.H$7]" office:value-type="float" office:value="34" calcext:value-type="float">
            <text:p>34</text:p>
          </table:table-cell>
          <table:table-cell table:formula="of:=([naměřeno.C269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270]" office:value-type="string" office:string-value="2015-3-26" calcext:value-type="string">
            <text:p>2015-3-26</text:p>
          </table:table-cell>
          <table:table-cell table:formula="of:=([naměřeno.B270]-[naměřeno.F$3])/[naměřeno.H$7]" office:value-type="float" office:value="36" calcext:value-type="float">
            <text:p>36</text:p>
          </table:table-cell>
          <table:table-cell table:formula="of:=([naměřeno.C270]-[naměřeno.G$3])/[naměřeno.I$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naměřeno.A271]" office:value-type="string" office:string-value="2015-3-27" calcext:value-type="string">
            <text:p>2015-3-27</text:p>
          </table:table-cell>
          <table:table-cell table:formula="of:=([naměřeno.B271]-[naměřeno.F$3])/[naměřeno.H$7]" office:value-type="float" office:value="38" calcext:value-type="float">
            <text:p>38</text:p>
          </table:table-cell>
          <table:table-cell table:formula="of:=([naměřeno.C271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272]" office:value-type="string" office:string-value="2015-3-28" calcext:value-type="string">
            <text:p>2015-3-28</text:p>
          </table:table-cell>
          <table:table-cell table:formula="of:=([naměřeno.B272]-[naměřeno.F$3])/[naměřeno.H$7]" office:value-type="float" office:value="39" calcext:value-type="float">
            <text:p>39</text:p>
          </table:table-cell>
          <table:table-cell table:formula="of:=([naměřeno.C272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273]" office:value-type="string" office:string-value="2015-3-29" calcext:value-type="string">
            <text:p>2015-3-29</text:p>
          </table:table-cell>
          <table:table-cell table:formula="of:=([naměřeno.B273]-[naměřeno.F$3])/[naměřeno.H$7]" office:value-type="float" office:value="40" calcext:value-type="float">
            <text:p>40</text:p>
          </table:table-cell>
          <table:table-cell table:formula="of:=([naměřeno.C273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274]" office:value-type="string" office:string-value="2015-3-30" calcext:value-type="string">
            <text:p>2015-3-30</text:p>
          </table:table-cell>
          <table:table-cell table:formula="of:=([naměřeno.B274]-[naměřeno.F$3])/[naměřeno.H$7]" office:value-type="float" office:value="42" calcext:value-type="float">
            <text:p>42</text:p>
          </table:table-cell>
          <table:table-cell table:formula="of:=([naměřeno.C274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275]" office:value-type="string" office:string-value="2015-3-31" calcext:value-type="string">
            <text:p>2015-3-31</text:p>
          </table:table-cell>
          <table:table-cell table:formula="of:=([naměřeno.B275]-[naměřeno.F$3])/[naměřeno.H$7]" office:value-type="float" office:value="41" calcext:value-type="float">
            <text:p>41</text:p>
          </table:table-cell>
          <table:table-cell table:formula="of:=([naměřeno.C275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276]" office:value-type="string" office:string-value="2015-4-1" calcext:value-type="string">
            <text:p>2015-4-1</text:p>
          </table:table-cell>
          <table:table-cell table:formula="of:=([naměřeno.B276]-[naměřeno.F$3])/[naměřeno.H$7]" office:value-type="float" office:value="38" calcext:value-type="float">
            <text:p>38</text:p>
          </table:table-cell>
          <table:table-cell table:formula="of:=([naměřeno.C276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277]" office:value-type="string" office:string-value="2015-4-2" calcext:value-type="string">
            <text:p>2015-4-2</text:p>
          </table:table-cell>
          <table:table-cell table:formula="of:=([naměřeno.B277]-[naměřeno.F$3])/[naměřeno.H$7]" office:value-type="float" office:value="35" calcext:value-type="float">
            <text:p>35</text:p>
          </table:table-cell>
          <table:table-cell table:formula="of:=([naměřeno.C277]-[naměřeno.G$3])/[naměřeno.I$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naměřeno.A278]" office:value-type="string" office:string-value="2015-4-3" calcext:value-type="string">
            <text:p>2015-4-3</text:p>
          </table:table-cell>
          <table:table-cell table:formula="of:=([naměřeno.B278]-[naměřeno.F$3])/[naměřeno.H$7]" office:value-type="float" office:value="32" calcext:value-type="float">
            <text:p>32</text:p>
          </table:table-cell>
          <table:table-cell table:formula="of:=([naměřeno.C278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279]" office:value-type="string" office:string-value="2015-4-4" calcext:value-type="string">
            <text:p>2015-4-4</text:p>
          </table:table-cell>
          <table:table-cell table:formula="of:=([naměřeno.B279]-[naměřeno.F$3])/[naměřeno.H$7]" office:value-type="float" office:value="35" calcext:value-type="float">
            <text:p>35</text:p>
          </table:table-cell>
          <table:table-cell table:formula="of:=([naměřeno.C279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280]" office:value-type="string" office:string-value="2015-4-5" calcext:value-type="string">
            <text:p>2015-4-5</text:p>
          </table:table-cell>
          <table:table-cell table:formula="of:=([naměřeno.B280]-[naměřeno.F$3])/[naměřeno.H$7]" office:value-type="float" office:value="34" calcext:value-type="float">
            <text:p>34</text:p>
          </table:table-cell>
          <table:table-cell table:formula="of:=([naměřeno.C280]-[naměřeno.G$3])/[naměřeno.I$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naměřeno.A281]" office:value-type="string" office:string-value="2015-4-6" calcext:value-type="string">
            <text:p>2015-4-6</text:p>
          </table:table-cell>
          <table:table-cell table:formula="of:=([naměřeno.B281]-[naměřeno.F$3])/[naměřeno.H$7]" office:value-type="float" office:value="33" calcext:value-type="float">
            <text:p>33</text:p>
          </table:table-cell>
          <table:table-cell table:formula="of:=([naměřeno.C281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282]" office:value-type="string" office:string-value="2015-4-7" calcext:value-type="string">
            <text:p>2015-4-7</text:p>
          </table:table-cell>
          <table:table-cell table:formula="of:=([naměřeno.B282]-[naměřeno.F$3])/[naměřeno.H$7]" office:value-type="float" office:value="30" calcext:value-type="float">
            <text:p>30</text:p>
          </table:table-cell>
          <table:table-cell table:formula="of:=([naměřeno.C282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283]" office:value-type="string" office:string-value="2015-4-8" calcext:value-type="string">
            <text:p>2015-4-8</text:p>
          </table:table-cell>
          <table:table-cell table:formula="of:=([naměřeno.B283]-[naměřeno.F$3])/[naměřeno.H$7]" office:value-type="float" office:value="29" calcext:value-type="float">
            <text:p>29</text:p>
          </table:table-cell>
          <table:table-cell table:formula="of:=([naměřeno.C283]-[naměřeno.G$3])/[naměřeno.I$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naměřeno.A284]" office:value-type="string" office:string-value="2015-4-9" calcext:value-type="string">
            <text:p>2015-4-9</text:p>
          </table:table-cell>
          <table:table-cell table:formula="of:=([naměřeno.B284]-[naměřeno.F$3])/[naměřeno.H$7]" office:value-type="float" office:value="28" calcext:value-type="float">
            <text:p>28</text:p>
          </table:table-cell>
          <table:table-cell table:formula="of:=([naměřeno.C284]-[naměřeno.G$3])/[naměřeno.I$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[naměřeno.A285]" office:value-type="string" office:string-value="2015-4-10" calcext:value-type="string">
            <text:p>2015-4-10</text:p>
          </table:table-cell>
          <table:table-cell table:formula="of:=([naměřeno.B285]-[naměřeno.F$3])/[naměřeno.H$7]" office:value-type="float" office:value="31" calcext:value-type="float">
            <text:p>31</text:p>
          </table:table-cell>
          <table:table-cell table:formula="of:=([naměřeno.C285]-[naměřeno.G$3])/[naměřeno.I$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naměřeno.A286]" office:value-type="string" office:string-value="2015-4-11" calcext:value-type="string">
            <text:p>2015-4-11</text:p>
          </table:table-cell>
          <table:table-cell table:formula="of:=([naměřeno.B286]-[naměřeno.F$3])/[naměřeno.H$7]" office:value-type="float" office:value="32" calcext:value-type="float">
            <text:p>32</text:p>
          </table:table-cell>
          <table:table-cell table:formula="of:=([naměřeno.C286]-[naměřeno.G$3])/[naměřeno.I$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naměřeno.A287]" office:value-type="string" office:string-value="2015-4-12" calcext:value-type="string">
            <text:p>2015-4-12</text:p>
          </table:table-cell>
          <table:table-cell table:formula="of:=([naměřeno.B287]-[naměřeno.F$3])/[naměřeno.H$7]" office:value-type="float" office:value="35" calcext:value-type="float">
            <text:p>35</text:p>
          </table:table-cell>
          <table:table-cell table:formula="of:=([naměřeno.C287]-[naměřeno.G$3])/[naměřeno.I$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naměřeno.A288]" office:value-type="string" office:string-value="2015-4-13" calcext:value-type="string">
            <text:p>2015-4-13</text:p>
          </table:table-cell>
          <table:table-cell table:formula="of:=([naměřeno.B288]-[naměřeno.F$3])/[naměřeno.H$7]" office:value-type="float" office:value="36" calcext:value-type="float">
            <text:p>36</text:p>
          </table:table-cell>
          <table:table-cell table:formula="of:=([naměřeno.C288]-[naměřeno.G$3])/[naměřeno.I$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naměřeno.A289]" office:value-type="string" office:string-value="2015-4-14" calcext:value-type="string">
            <text:p>2015-4-14</text:p>
          </table:table-cell>
          <table:table-cell table:formula="of:=([naměřeno.B289]-[naměřeno.F$3])/[naměřeno.H$7]" office:value-type="float" office:value="40" calcext:value-type="float">
            <text:p>40</text:p>
          </table:table-cell>
          <table:table-cell table:formula="of:=([naměřeno.C289]-[naměřeno.G$3])/[naměřeno.I$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naměřeno.A290]" office:value-type="string" office:string-value="2015-4-15" calcext:value-type="string">
            <text:p>2015-4-15</text:p>
          </table:table-cell>
          <table:table-cell table:formula="of:=([naměřeno.B290]-[naměřeno.F$3])/[naměřeno.H$7]" office:value-type="float" office:value="34" calcext:value-type="float">
            <text:p>34</text:p>
          </table:table-cell>
          <table:table-cell table:formula="of:=([naměřeno.C290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291]" office:value-type="string" office:string-value="2015-4-16" calcext:value-type="string">
            <text:p>2015-4-16</text:p>
          </table:table-cell>
          <table:table-cell table:formula="of:=([naměřeno.B291]-[naměřeno.F$3])/[naměřeno.H$7]" office:value-type="float" office:value="25" calcext:value-type="float">
            <text:p>25</text:p>
          </table:table-cell>
          <table:table-cell table:formula="of:=([naměřeno.C291]-[naměřeno.G$3])/[naměřeno.I$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naměřeno.A292]" office:value-type="string" office:string-value="2015-4-17" calcext:value-type="string">
            <text:p>2015-4-17</text:p>
          </table:table-cell>
          <table:table-cell table:formula="of:=([naměřeno.B292]-[naměřeno.F$3])/[naměřeno.H$7]" office:value-type="float" office:value="28" calcext:value-type="float">
            <text:p>28</text:p>
          </table:table-cell>
          <table:table-cell table:formula="of:=([naměřeno.C292]-[naměřeno.G$3])/[naměřeno.I$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naměřeno.A293]" office:value-type="string" office:string-value="2015-4-18" calcext:value-type="string">
            <text:p>2015-4-18</text:p>
          </table:table-cell>
          <table:table-cell table:formula="of:=([naměřeno.B293]-[naměřeno.F$3])/[naměřeno.H$7]" office:value-type="float" office:value="34" calcext:value-type="float">
            <text:p>34</text:p>
          </table:table-cell>
          <table:table-cell table:formula="of:=([naměřeno.C293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294]" office:value-type="string" office:string-value="2015-4-19" calcext:value-type="string">
            <text:p>2015-4-19</text:p>
          </table:table-cell>
          <table:table-cell table:formula="of:=([naměřeno.B294]-[naměřeno.F$3])/[naměřeno.H$7]" office:value-type="float" office:value="36" calcext:value-type="float">
            <text:p>36</text:p>
          </table:table-cell>
          <table:table-cell table:formula="of:=([naměřeno.C294]-[naměřeno.G$3])/[naměřeno.I$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naměřeno.A295]" office:value-type="string" office:string-value="2015-4-20" calcext:value-type="string">
            <text:p>2015-4-20</text:p>
          </table:table-cell>
          <table:table-cell table:formula="of:=([naměřeno.B295]-[naměřeno.F$3])/[naměřeno.H$7]" office:value-type="float" office:value="38" calcext:value-type="float">
            <text:p>38</text:p>
          </table:table-cell>
          <table:table-cell table:formula="of:=([naměřeno.C295]-[naměřeno.G$3])/[naměřeno.I$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naměřeno.A296]" office:value-type="string" office:string-value="2015-4-21" calcext:value-type="string">
            <text:p>2015-4-21</text:p>
          </table:table-cell>
          <table:table-cell table:formula="of:=([naměřeno.B296]-[naměřeno.F$3])/[naměřeno.H$7]" office:value-type="float" office:value="37" calcext:value-type="float">
            <text:p>37</text:p>
          </table:table-cell>
          <table:table-cell table:formula="of:=([naměřeno.C296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297]" office:value-type="string" office:string-value="2015-4-22" calcext:value-type="string">
            <text:p>2015-4-22</text:p>
          </table:table-cell>
          <table:table-cell table:formula="of:=([naměřeno.B297]-[naměřeno.F$3])/[naměřeno.H$7]" office:value-type="float" office:value="36" calcext:value-type="float">
            <text:p>36</text:p>
          </table:table-cell>
          <table:table-cell table:formula="of:=([naměřeno.C297]-[naměřeno.G$3])/[naměřeno.I$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naměřeno.A298]" office:value-type="string" office:string-value="2015-4-23" calcext:value-type="string">
            <text:p>2015-4-23</text:p>
          </table:table-cell>
          <table:table-cell table:formula="of:=([naměřeno.B298]-[naměřeno.F$3])/[naměřeno.H$7]" office:value-type="float" office:value="32" calcext:value-type="float">
            <text:p>32</text:p>
          </table:table-cell>
          <table:table-cell table:formula="of:=([naměřeno.C298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299]" office:value-type="string" office:string-value="2015-4-24" calcext:value-type="string">
            <text:p>2015-4-24</text:p>
          </table:table-cell>
          <table:table-cell table:formula="of:=([naměřeno.B299]-[naměřeno.F$3])/[naměřeno.H$7]" office:value-type="float" office:value="29" calcext:value-type="float">
            <text:p>29</text:p>
          </table:table-cell>
          <table:table-cell table:formula="of:=([naměřeno.C299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00]" office:value-type="string" office:string-value="2015-4-25" calcext:value-type="string">
            <text:p>2015-4-25</text:p>
          </table:table-cell>
          <table:table-cell table:formula="of:=([naměřeno.B300]-[naměřeno.F$3])/[naměřeno.H$7]" office:value-type="float" office:value="28" calcext:value-type="float">
            <text:p>28</text:p>
          </table:table-cell>
          <table:table-cell table:formula="of:=([naměřeno.C300]-[naměřeno.G$3])/[naměřeno.I$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naměřeno.A301]" office:value-type="string" office:string-value="2015-4-26" calcext:value-type="string">
            <text:p>2015-4-26</text:p>
          </table:table-cell>
          <table:table-cell table:formula="of:=([naměřeno.B301]-[naměřeno.F$3])/[naměřeno.H$7]" office:value-type="float" office:value="24" calcext:value-type="float">
            <text:p>24</text:p>
          </table:table-cell>
          <table:table-cell table:formula="of:=([naměřeno.C301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02]" office:value-type="string" office:string-value="2015-4-27" calcext:value-type="string">
            <text:p>2015-4-27</text:p>
          </table:table-cell>
          <table:table-cell table:formula="of:=([naměřeno.B302]-[naměřeno.F$3])/[naměřeno.H$7]" office:value-type="float" office:value="31" calcext:value-type="float">
            <text:p>31</text:p>
          </table:table-cell>
          <table:table-cell table:formula="of:=([naměřeno.C302]-[naměřeno.G$3])/[naměřeno.I$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naměřeno.A303]" office:value-type="string" office:string-value="2015-4-28" calcext:value-type="string">
            <text:p>2015-4-28</text:p>
          </table:table-cell>
          <table:table-cell table:formula="of:=([naměřeno.B303]-[naměřeno.F$3])/[naměřeno.H$7]" office:value-type="float" office:value="40" calcext:value-type="float">
            <text:p>40</text:p>
          </table:table-cell>
          <table:table-cell table:formula="of:=([naměřeno.C303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04]" office:value-type="string" office:string-value="2015-4-29" calcext:value-type="string">
            <text:p>2015-4-29</text:p>
          </table:table-cell>
          <table:table-cell table:formula="of:=([naměřeno.B304]-[naměřeno.F$3])/[naměřeno.H$7]" office:value-type="float" office:value="43" calcext:value-type="float">
            <text:p>43</text:p>
          </table:table-cell>
          <table:table-cell table:formula="of:=([naměřeno.C304]-[naměřeno.G$3])/[naměřeno.I$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naměřeno.A305]" office:value-type="string" office:string-value="2015-4-30" calcext:value-type="string">
            <text:p>2015-4-30</text:p>
          </table:table-cell>
          <table:table-cell table:formula="of:=([naměřeno.B305]-[naměřeno.F$3])/[naměřeno.H$7]" office:value-type="float" office:value="44" calcext:value-type="float">
            <text:p>44</text:p>
          </table:table-cell>
          <table:table-cell table:formula="of:=([naměřeno.C305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06]" office:value-type="string" office:string-value="2015-5-1" calcext:value-type="string">
            <text:p>2015-5-1</text:p>
          </table:table-cell>
          <table:table-cell table:formula="of:=([naměřeno.B306]-[naměřeno.F$3])/[naměřeno.H$7]" office:value-type="float" office:value="45" calcext:value-type="float">
            <text:p>45</text:p>
          </table:table-cell>
          <table:table-cell table:formula="of:=([naměřeno.C306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07]" office:value-type="string" office:string-value="2015-5-2" calcext:value-type="string">
            <text:p>2015-5-2</text:p>
          </table:table-cell>
          <table:table-cell table:formula="of:=([naměřeno.B307]-[naměřeno.F$3])/[naměřeno.H$7]" office:value-type="float" office:value="44" calcext:value-type="float">
            <text:p>44</text:p>
          </table:table-cell>
          <table:table-cell table:formula="of:=([naměřeno.C307]-[naměřeno.G$3])/[naměřeno.I$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naměřeno.A308]" office:value-type="string" office:string-value="2015-5-3" calcext:value-type="string">
            <text:p>2015-5-3</text:p>
          </table:table-cell>
          <table:table-cell table:formula="of:=([naměřeno.B308]-[naměřeno.F$3])/[naměřeno.H$7]" office:value-type="float" office:value="45" calcext:value-type="float">
            <text:p>45</text:p>
          </table:table-cell>
          <table:table-cell table:formula="of:=([naměřeno.C308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09]" office:value-type="string" office:string-value="2015-5-4" calcext:value-type="string">
            <text:p>2015-5-4</text:p>
          </table:table-cell>
          <table:table-cell table:formula="of:=([naměřeno.B309]-[naměřeno.F$3])/[naměřeno.H$7]" office:value-type="float" office:value="34" calcext:value-type="float">
            <text:p>34</text:p>
          </table:table-cell>
          <table:table-cell table:formula="of:=([naměřeno.C309]-[naměřeno.G$3])/[naměřeno.I$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naměřeno.A310]" office:value-type="string" office:string-value="2015-5-5" calcext:value-type="string">
            <text:p>2015-5-5</text:p>
          </table:table-cell>
          <table:table-cell table:formula="of:=([naměřeno.B310]-[naměřeno.F$3])/[naměřeno.H$7]" office:value-type="float" office:value="36" calcext:value-type="float">
            <text:p>36</text:p>
          </table:table-cell>
          <table:table-cell table:formula="of:=([naměřeno.C310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11]" office:value-type="string" office:string-value="2015-5-6" calcext:value-type="string">
            <text:p>2015-5-6</text:p>
          </table:table-cell>
          <table:table-cell table:formula="of:=([naměřeno.B311]-[naměřeno.F$3])/[naměřeno.H$7]" office:value-type="float" office:value="39" calcext:value-type="float">
            <text:p>39</text:p>
          </table:table-cell>
          <table:table-cell table:formula="of:=([naměřeno.C311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12]" office:value-type="string" office:string-value="2015-5-7" calcext:value-type="string">
            <text:p>2015-5-7</text:p>
          </table:table-cell>
          <table:table-cell table:formula="of:=([naměřeno.B312]-[naměřeno.F$3])/[naměřeno.H$7]" office:value-type="float" office:value="35" calcext:value-type="float">
            <text:p>35</text:p>
          </table:table-cell>
          <table:table-cell table:formula="of:=([naměřeno.C312]-[naměřeno.G$3])/[naměřeno.I$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naměřeno.A313]" office:value-type="string" office:string-value="2015-5-8" calcext:value-type="string">
            <text:p>2015-5-8</text:p>
          </table:table-cell>
          <table:table-cell table:formula="of:=([naměřeno.B313]-[naměřeno.F$3])/[naměřeno.H$7]" office:value-type="float" office:value="27" calcext:value-type="float">
            <text:p>27</text:p>
          </table:table-cell>
          <table:table-cell table:formula="of:=([naměřeno.C313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14]" office:value-type="string" office:string-value="2015-5-9" calcext:value-type="string">
            <text:p>2015-5-9</text:p>
          </table:table-cell>
          <table:table-cell table:formula="of:=([naměřeno.B314]-[naměřeno.F$3])/[naměřeno.H$7]" office:value-type="float" office:value="26" calcext:value-type="float">
            <text:p>26</text:p>
          </table:table-cell>
          <table:table-cell table:formula="of:=([naměřeno.C314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15]" office:value-type="string" office:string-value="2015-5-10" calcext:value-type="string">
            <text:p>2015-5-10</text:p>
          </table:table-cell>
          <table:table-cell table:formula="of:=([naměřeno.B315]-[naměřeno.F$3])/[naměřeno.H$7]" office:value-type="float" office:value="34" calcext:value-type="float">
            <text:p>34</text:p>
          </table:table-cell>
          <table:table-cell table:formula="of:=([naměřeno.C315]-[naměřeno.G$3])/[naměřeno.I$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naměřeno.A316]" office:value-type="string" office:string-value="2015-5-11" calcext:value-type="string">
            <text:p>2015-5-11</text:p>
          </table:table-cell>
          <table:table-cell table:formula="of:=([naměřeno.B316]-[naměřeno.F$3])/[naměřeno.H$7]" office:value-type="float" office:value="41" calcext:value-type="float">
            <text:p>41</text:p>
          </table:table-cell>
          <table:table-cell table:formula="of:=([naměřeno.C316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17]" office:value-type="string" office:string-value="2015-5-12" calcext:value-type="string">
            <text:p>2015-5-12</text:p>
          </table:table-cell>
          <table:table-cell table:formula="of:=([naměřeno.B317]-[naměřeno.F$3])/[naměřeno.H$7]" office:value-type="float" office:value="40" calcext:value-type="float">
            <text:p>40</text:p>
          </table:table-cell>
          <table:table-cell table:formula="of:=([naměřeno.C317]-[naměřeno.G$3])/[naměřeno.I$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naměřeno.A318]" office:value-type="string" office:string-value="2015-5-13" calcext:value-type="string">
            <text:p>2015-5-13</text:p>
          </table:table-cell>
          <table:table-cell table:formula="of:=([naměřeno.B318]-[naměřeno.F$3])/[naměřeno.H$7]" office:value-type="float" office:value="39" calcext:value-type="float">
            <text:p>39</text:p>
          </table:table-cell>
          <table:table-cell table:formula="of:=([naměřeno.C318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19]" office:value-type="string" office:string-value="2015-5-14" calcext:value-type="string">
            <text:p>2015-5-14</text:p>
          </table:table-cell>
          <table:table-cell table:formula="of:=([naměřeno.B319]-[naměřeno.F$3])/[naměřeno.H$7]" office:value-type="float" office:value="38" calcext:value-type="float">
            <text:p>38</text:p>
          </table:table-cell>
          <table:table-cell table:formula="of:=([naměřeno.C319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20]" office:value-type="string" office:string-value="2015-5-15" calcext:value-type="string">
            <text:p>2015-5-15</text:p>
          </table:table-cell>
          <table:table-cell table:formula="of:=([naměřeno.B320]-[naměřeno.F$3])/[naměřeno.H$7]" office:value-type="float" office:value="26" calcext:value-type="float">
            <text:p>26</text:p>
          </table:table-cell>
          <table:table-cell table:formula="of:=([naměřeno.C320]-[naměřeno.G$3])/[naměřeno.I$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naměřeno.A321]" office:value-type="string" office:string-value="2015-5-16" calcext:value-type="string">
            <text:p>2015-5-16</text:p>
          </table:table-cell>
          <table:table-cell table:formula="of:=([naměřeno.B321]-[naměřeno.F$3])/[naměřeno.H$7]" office:value-type="float" office:value="25" calcext:value-type="float">
            <text:p>25</text:p>
          </table:table-cell>
          <table:table-cell table:formula="of:=([naměřeno.C321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22]" office:value-type="string" office:string-value="2015-5-17" calcext:value-type="string">
            <text:p>2015-5-17</text:p>
          </table:table-cell>
          <table:table-cell table:formula="of:=([naměřeno.B322]-[naměřeno.F$3])/[naměřeno.H$7]" office:value-type="float" office:value="34" calcext:value-type="float">
            <text:p>34</text:p>
          </table:table-cell>
          <table:table-cell table:formula="of:=([naměřeno.C322]-[naměřeno.G$3])/[naměřeno.I$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naměřeno.A323]" office:value-type="string" office:string-value="2015-5-18" calcext:value-type="string">
            <text:p>2015-5-18</text:p>
          </table:table-cell>
          <table:table-cell table:formula="of:=([naměřeno.B323]-[naměřeno.F$3])/[naměřeno.H$7]" office:value-type="float" office:value="37" calcext:value-type="float">
            <text:p>37</text:p>
          </table:table-cell>
          <table:table-cell table:formula="of:=([naměřeno.C323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24]" office:value-type="string" office:string-value="2015-5-19" calcext:value-type="string">
            <text:p>2015-5-19</text:p>
          </table:table-cell>
          <table:table-cell table:formula="of:=([naměřeno.B324]-[naměřeno.F$3])/[naměřeno.H$7]" office:value-type="float" office:value="35" calcext:value-type="float">
            <text:p>35</text:p>
          </table:table-cell>
          <table:table-cell table:formula="of:=([naměřeno.C324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25]" office:value-type="string" office:string-value="2015-5-20" calcext:value-type="string">
            <text:p>2015-5-20</text:p>
          </table:table-cell>
          <table:table-cell table:formula="of:=([naměřeno.B325]-[naměřeno.F$3])/[naměřeno.H$7]" office:value-type="float" office:value="39" calcext:value-type="float">
            <text:p>39</text:p>
          </table:table-cell>
          <table:table-cell table:formula="of:=([naměřeno.C325]-[naměřeno.G$3])/[naměřeno.I$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naměřeno.A326]" office:value-type="string" office:string-value="2015-5-21" calcext:value-type="string">
            <text:p>2015-5-21</text:p>
          </table:table-cell>
          <table:table-cell table:formula="of:=([naměřeno.B326]-[naměřeno.F$3])/[naměřeno.H$7]" office:value-type="float" office:value="41" calcext:value-type="float">
            <text:p>41</text:p>
          </table:table-cell>
          <table:table-cell table:formula="of:=([naměřeno.C326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27]" office:value-type="string" office:string-value="2015-5-22" calcext:value-type="string">
            <text:p>2015-5-22</text:p>
          </table:table-cell>
          <table:table-cell table:formula="of:=([naměřeno.B327]-[naměřeno.F$3])/[naměřeno.H$7]" office:value-type="float" office:value="33" calcext:value-type="float">
            <text:p>33</text:p>
          </table:table-cell>
          <table:table-cell table:formula="of:=([naměřeno.C327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28]" office:value-type="string" office:string-value="2015-5-23" calcext:value-type="string">
            <text:p>2015-5-23</text:p>
          </table:table-cell>
          <table:table-cell table:formula="of:=([naměřeno.B328]-[naměřeno.F$3])/[naměřeno.H$7]" office:value-type="float" office:value="33" calcext:value-type="float">
            <text:p>33</text:p>
          </table:table-cell>
          <table:table-cell table:formula="of:=([naměřeno.C328]-[naměřeno.G$3])/[naměřeno.I$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naměřeno.A329]" office:value-type="string" office:string-value="2015-5-24" calcext:value-type="string">
            <text:p>2015-5-24</text:p>
          </table:table-cell>
          <table:table-cell table:formula="of:=([naměřeno.B329]-[naměřeno.F$3])/[naměřeno.H$7]" office:value-type="float" office:value="35" calcext:value-type="float">
            <text:p>35</text:p>
          </table:table-cell>
          <table:table-cell table:formula="of:=([naměřeno.C329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30]" office:value-type="string" office:string-value="2015-5-25" calcext:value-type="string">
            <text:p>2015-5-25</text:p>
          </table:table-cell>
          <table:table-cell table:formula="of:=([naměřeno.B330]-[naměřeno.F$3])/[naměřeno.H$7]" office:value-type="float" office:value="39" calcext:value-type="float">
            <text:p>39</text:p>
          </table:table-cell>
          <table:table-cell table:formula="of:=([naměřeno.C330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31]" office:value-type="string" office:string-value="2015-5-26" calcext:value-type="string">
            <text:p>2015-5-26</text:p>
          </table:table-cell>
          <table:table-cell table:formula="of:=([naměřeno.B331]-[naměřeno.F$3])/[naměřeno.H$7]" office:value-type="float" office:value="43" calcext:value-type="float">
            <text:p>43</text:p>
          </table:table-cell>
          <table:table-cell table:formula="of:=([naměřeno.C331]-[naměřeno.G$3])/[naměřeno.I$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naměřeno.A332]" office:value-type="string" office:string-value="2015-5-27" calcext:value-type="string">
            <text:p>2015-5-27</text:p>
          </table:table-cell>
          <table:table-cell table:formula="of:=([naměřeno.B332]-[naměřeno.F$3])/[naměřeno.H$7]" office:value-type="float" office:value="44" calcext:value-type="float">
            <text:p>44</text:p>
          </table:table-cell>
          <table:table-cell table:formula="of:=([naměřeno.C332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33]" office:value-type="string" office:string-value="2015-5-28" calcext:value-type="string">
            <text:p>2015-5-28</text:p>
          </table:table-cell>
          <table:table-cell table:formula="of:=([naměřeno.B333]-[naměřeno.F$3])/[naměřeno.H$7]" office:value-type="float" office:value="44" calcext:value-type="float">
            <text:p>44</text:p>
          </table:table-cell>
          <table:table-cell table:formula="of:=([naměřeno.C333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34]" office:value-type="string" office:string-value="2015-5-29" calcext:value-type="string">
            <text:p>2015-5-29</text:p>
          </table:table-cell>
          <table:table-cell table:formula="of:=([naměřeno.B334]-[naměřeno.F$3])/[naměřeno.H$7]" office:value-type="float" office:value="47" calcext:value-type="float">
            <text:p>47</text:p>
          </table:table-cell>
          <table:table-cell table:formula="of:=([naměřeno.C334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35]" office:value-type="string" office:string-value="2015-5-30" calcext:value-type="string">
            <text:p>2015-5-30</text:p>
          </table:table-cell>
          <table:table-cell table:formula="of:=([naměřeno.B335]-[naměřeno.F$3])/[naměřeno.H$7]" office:value-type="float" office:value="49" calcext:value-type="float">
            <text:p>49</text:p>
          </table:table-cell>
          <table:table-cell table:formula="of:=([naměřeno.C335]-[naměřeno.G$3])/[naměřeno.I$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naměřeno.A336]" office:value-type="string" office:string-value="2015-5-31" calcext:value-type="string">
            <text:p>2015-5-31</text:p>
          </table:table-cell>
          <table:table-cell table:formula="of:=([naměřeno.B336]-[naměřeno.F$3])/[naměřeno.H$7]" office:value-type="float" office:value="52" calcext:value-type="float">
            <text:p>52</text:p>
          </table:table-cell>
          <table:table-cell table:formula="of:=([naměřeno.C336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37]" office:value-type="string" office:string-value="2015-6-1" calcext:value-type="string">
            <text:p>2015-6-1</text:p>
          </table:table-cell>
          <table:table-cell table:formula="of:=([naměřeno.B337]-[naměřeno.F$3])/[naměřeno.H$7]" office:value-type="float" office:value="51" calcext:value-type="float">
            <text:p>51</text:p>
          </table:table-cell>
          <table:table-cell table:formula="of:=([naměřeno.C337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38]" office:value-type="string" office:string-value="2015-6-2" calcext:value-type="string">
            <text:p>2015-6-2</text:p>
          </table:table-cell>
          <table:table-cell table:formula="of:=([naměřeno.B338]-[naměřeno.F$3])/[naměřeno.H$7]" office:value-type="float" office:value="49" calcext:value-type="float">
            <text:p>49</text:p>
          </table:table-cell>
          <table:table-cell table:formula="of:=([naměřeno.C338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39]" office:value-type="string" office:string-value="2015-6-3" calcext:value-type="string">
            <text:p>2015-6-3</text:p>
          </table:table-cell>
          <table:table-cell table:formula="of:=([naměřeno.B339]-[naměřeno.F$3])/[naměřeno.H$7]" office:value-type="float" office:value="47" calcext:value-type="float">
            <text:p>47</text:p>
          </table:table-cell>
          <table:table-cell table:formula="of:=([naměřeno.C339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40]" office:value-type="string" office:string-value="2015-6-4" calcext:value-type="string">
            <text:p>2015-6-4</text:p>
          </table:table-cell>
          <table:table-cell table:formula="of:=([naměřeno.B340]-[naměřeno.F$3])/[naměřeno.H$7]" office:value-type="float" office:value="44" calcext:value-type="float">
            <text:p>44</text:p>
          </table:table-cell>
          <table:table-cell table:formula="of:=([naměřeno.C340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41]" office:value-type="string" office:string-value="2015-6-5" calcext:value-type="string">
            <text:p>2015-6-5</text:p>
          </table:table-cell>
          <table:table-cell table:formula="of:=([naměřeno.B341]-[naměřeno.F$3])/[naměřeno.H$7]" office:value-type="float" office:value="40" calcext:value-type="float">
            <text:p>40</text:p>
          </table:table-cell>
          <table:table-cell table:formula="of:=([naměřeno.C341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42]" office:value-type="string" office:string-value="2015-6-6" calcext:value-type="string">
            <text:p>2015-6-6</text:p>
          </table:table-cell>
          <table:table-cell table:formula="of:=([naměřeno.B342]-[naměřeno.F$3])/[naměřeno.H$7]" office:value-type="float" office:value="44" calcext:value-type="float">
            <text:p>44</text:p>
          </table:table-cell>
          <table:table-cell table:formula="of:=([naměřeno.C342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43]" office:value-type="string" office:string-value="2015-6-7" calcext:value-type="string">
            <text:p>2015-6-7</text:p>
          </table:table-cell>
          <table:table-cell table:formula="of:=([naměřeno.B343]-[naměřeno.F$3])/[naměřeno.H$7]" office:value-type="float" office:value="45" calcext:value-type="float">
            <text:p>45</text:p>
          </table:table-cell>
          <table:table-cell table:formula="of:=([naměřeno.C343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44]" office:value-type="string" office:string-value="2015-6-8" calcext:value-type="string">
            <text:p>2015-6-8</text:p>
          </table:table-cell>
          <table:table-cell table:formula="of:=([naměřeno.B344]-[naměřeno.F$3])/[naměřeno.H$7]" office:value-type="float" office:value="51" calcext:value-type="float">
            <text:p>51</text:p>
          </table:table-cell>
          <table:table-cell table:formula="of:=([naměřeno.C344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45]" office:value-type="string" office:string-value="2015-6-9" calcext:value-type="string">
            <text:p>2015-6-9</text:p>
          </table:table-cell>
          <table:table-cell table:formula="of:=([naměřeno.B345]-[naměřeno.F$3])/[naměřeno.H$7]" office:value-type="float" office:value="48" calcext:value-type="float">
            <text:p>48</text:p>
          </table:table-cell>
          <table:table-cell table:formula="of:=([naměřeno.C345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46]" office:value-type="string" office:string-value="2015-6-10" calcext:value-type="string">
            <text:p>2015-6-10</text:p>
          </table:table-cell>
          <table:table-cell table:formula="of:=([naměřeno.B346]-[naměřeno.F$3])/[naměřeno.H$7]" office:value-type="float" office:value="47" calcext:value-type="float">
            <text:p>47</text:p>
          </table:table-cell>
          <table:table-cell table:formula="of:=([naměřeno.C346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47]" office:value-type="string" office:string-value="2015-6-11" calcext:value-type="string">
            <text:p>2015-6-11</text:p>
          </table:table-cell>
          <table:table-cell table:formula="of:=([naměřeno.B347]-[naměřeno.F$3])/[naměřeno.H$7]" office:value-type="float" office:value="50" calcext:value-type="float">
            <text:p>50</text:p>
          </table:table-cell>
          <table:table-cell table:formula="of:=([naměřeno.C347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48]" office:value-type="string" office:string-value="2015-6-12" calcext:value-type="string">
            <text:p>2015-6-12</text:p>
          </table:table-cell>
          <table:table-cell table:formula="of:=([naměřeno.B348]-[naměřeno.F$3])/[naměřeno.H$7]" office:value-type="float" office:value="50" calcext:value-type="float">
            <text:p>50</text:p>
          </table:table-cell>
          <table:table-cell table:formula="of:=([naměřeno.C348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49]" office:value-type="string" office:string-value="2015-6-13" calcext:value-type="string">
            <text:p>2015-6-13</text:p>
          </table:table-cell>
          <table:table-cell table:formula="of:=([naměřeno.B349]-[naměřeno.F$3])/[naměřeno.H$7]" office:value-type="float" office:value="52" calcext:value-type="float">
            <text:p>52</text:p>
          </table:table-cell>
          <table:table-cell table:formula="of:=([naměřeno.C349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50]" office:value-type="string" office:string-value="2015-6-14" calcext:value-type="string">
            <text:p>2015-6-14</text:p>
          </table:table-cell>
          <table:table-cell table:formula="of:=([naměřeno.B350]-[naměřeno.F$3])/[naměřeno.H$7]" office:value-type="float" office:value="54" calcext:value-type="float">
            <text:p>54</text:p>
          </table:table-cell>
          <table:table-cell table:formula="of:=([naměřeno.C350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51]" office:value-type="string" office:string-value="2015-6-15" calcext:value-type="string">
            <text:p>2015-6-15</text:p>
          </table:table-cell>
          <table:table-cell table:formula="of:=([naměřeno.B351]-[naměřeno.F$3])/[naměřeno.H$7]" office:value-type="float" office:value="58" calcext:value-type="float">
            <text:p>58</text:p>
          </table:table-cell>
          <table:table-cell table:formula="of:=([naměřeno.C351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52]" office:value-type="string" office:string-value="2015-6-16" calcext:value-type="string">
            <text:p>2015-6-16</text:p>
          </table:table-cell>
          <table:table-cell table:formula="of:=([naměřeno.B352]-[naměřeno.F$3])/[naměřeno.H$7]" office:value-type="float" office:value="58" calcext:value-type="float">
            <text:p>58</text:p>
          </table:table-cell>
          <table:table-cell table:formula="of:=([naměřeno.C352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53]" office:value-type="string" office:string-value="2015-6-17" calcext:value-type="string">
            <text:p>2015-6-17</text:p>
          </table:table-cell>
          <table:table-cell table:formula="of:=([naměřeno.B353]-[naměřeno.F$3])/[naměřeno.H$7]" office:value-type="float" office:value="59" calcext:value-type="float">
            <text:p>59</text:p>
          </table:table-cell>
          <table:table-cell table:formula="of:=([naměřeno.C353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54]" office:value-type="string" office:string-value="2015-6-18" calcext:value-type="string">
            <text:p>2015-6-18</text:p>
          </table:table-cell>
          <table:table-cell table:formula="of:=([naměřeno.B354]-[naměřeno.F$3])/[naměřeno.H$7]" office:value-type="float" office:value="60" calcext:value-type="float">
            <text:p>60</text:p>
          </table:table-cell>
          <table:table-cell table:formula="of:=([naměřeno.C354]-[naměřeno.G$3])/[naměřeno.I$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naměřeno.A355]" office:value-type="string" office:string-value="2015-6-19" calcext:value-type="string">
            <text:p>2015-6-19</text:p>
          </table:table-cell>
          <table:table-cell table:formula="of:=([naměřeno.B355]-[naměřeno.F$3])/[naměřeno.H$7]" office:value-type="float" office:value="59" calcext:value-type="float">
            <text:p>59</text:p>
          </table:table-cell>
          <table:table-cell table:formula="of:=([naměřeno.C355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56]" office:value-type="string" office:string-value="2015-6-20" calcext:value-type="string">
            <text:p>2015-6-20</text:p>
          </table:table-cell>
          <table:table-cell table:formula="of:=([naměřeno.B356]-[naměřeno.F$3])/[naměřeno.H$7]" office:value-type="float" office:value="55" calcext:value-type="float">
            <text:p>55</text:p>
          </table:table-cell>
          <table:table-cell table:formula="of:=([naměřeno.C356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57]" office:value-type="string" office:string-value="2015-6-21" calcext:value-type="string">
            <text:p>2015-6-21</text:p>
          </table:table-cell>
          <table:table-cell table:formula="of:=([naměřeno.B357]-[naměřeno.F$3])/[naměřeno.H$7]" office:value-type="float" office:value="58" calcext:value-type="float">
            <text:p>58</text:p>
          </table:table-cell>
          <table:table-cell table:formula="of:=([naměřeno.C357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58]" office:value-type="string" office:string-value="2015-6-22" calcext:value-type="string">
            <text:p>2015-6-22</text:p>
          </table:table-cell>
          <table:table-cell table:formula="of:=([naměřeno.B358]-[naměřeno.F$3])/[naměřeno.H$7]" office:value-type="float" office:value="56" calcext:value-type="float">
            <text:p>56</text:p>
          </table:table-cell>
          <table:table-cell table:formula="of:=([naměřeno.C358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59]" office:value-type="string" office:string-value="2015-6-23" calcext:value-type="string">
            <text:p>2015-6-23</text:p>
          </table:table-cell>
          <table:table-cell table:formula="of:=([naměřeno.B359]-[naměřeno.F$3])/[naměřeno.H$7]" office:value-type="float" office:value="58" calcext:value-type="float">
            <text:p>58</text:p>
          </table:table-cell>
          <table:table-cell table:formula="of:=([naměřeno.C359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60]" office:value-type="string" office:string-value="2015-6-24" calcext:value-type="string">
            <text:p>2015-6-24</text:p>
          </table:table-cell>
          <table:table-cell table:formula="of:=([naměřeno.B360]-[naměřeno.F$3])/[naměřeno.H$7]" office:value-type="float" office:value="59" calcext:value-type="float">
            <text:p>59</text:p>
          </table:table-cell>
          <table:table-cell table:formula="of:=([naměřeno.C360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61]" office:value-type="string" office:string-value="2015-6-25" calcext:value-type="string">
            <text:p>2015-6-25</text:p>
          </table:table-cell>
          <table:table-cell table:formula="of:=([naměřeno.B361]-[naměřeno.F$3])/[naměřeno.H$7]" office:value-type="float" office:value="59" calcext:value-type="float">
            <text:p>59</text:p>
          </table:table-cell>
          <table:table-cell table:formula="of:=([naměřeno.C361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62]" office:value-type="string" office:string-value="2015-6-26" calcext:value-type="string">
            <text:p>2015-6-26</text:p>
          </table:table-cell>
          <table:table-cell table:formula="of:=([naměřeno.B362]-[naměřeno.F$3])/[naměřeno.H$7]" office:value-type="float" office:value="57" calcext:value-type="float">
            <text:p>57</text:p>
          </table:table-cell>
          <table:table-cell table:formula="of:=([naměřeno.C362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63]" office:value-type="string" office:string-value="2015-6-27" calcext:value-type="string">
            <text:p>2015-6-27</text:p>
          </table:table-cell>
          <table:table-cell table:formula="of:=([naměřeno.B363]-[naměřeno.F$3])/[naměřeno.H$7]" office:value-type="float" office:value="58" calcext:value-type="float">
            <text:p>58</text:p>
          </table:table-cell>
          <table:table-cell table:formula="of:=([naměřeno.C363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64]" office:value-type="string" office:string-value="2015-6-28" calcext:value-type="string">
            <text:p>2015-6-28</text:p>
          </table:table-cell>
          <table:table-cell table:formula="of:=([naměřeno.B364]-[naměřeno.F$3])/[naměřeno.H$7]" office:value-type="float" office:value="58" calcext:value-type="float">
            <text:p>58</text:p>
          </table:table-cell>
          <table:table-cell table:formula="of:=([naměřeno.C364]-[naměřeno.G$3])/[naměřeno.I$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naměřeno.A365]" office:value-type="string" office:string-value="2015-6-29" calcext:value-type="string">
            <text:p>2015-6-29</text:p>
          </table:table-cell>
          <table:table-cell table:formula="of:=([naměřeno.B365]-[naměřeno.F$3])/[naměřeno.H$7]" office:value-type="float" office:value="57" calcext:value-type="float">
            <text:p>57</text:p>
          </table:table-cell>
          <table:table-cell table:formula="of:=([naměřeno.C365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[naměřeno.A366]" office:value-type="string" office:string-value="2015-6-30" calcext:value-type="string">
            <text:p>2015-6-30</text:p>
          </table:table-cell>
          <table:table-cell table:formula="of:=([naměřeno.B366]-[naměřeno.F$3])/[naměřeno.H$7]" office:value-type="float" office:value="55" calcext:value-type="float">
            <text:p>55</text:p>
          </table:table-cell>
          <table:table-cell table:formula="of:=([naměřeno.C366]-[naměřeno.G$3])/[naměřeno.I$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367])" office:value-type="float" office:value="64" calcext:value-type="float">
            <text:p>64</text:p>
          </table:table-cell>
          <table:table-cell table:formula="of:=MAX([.C3:.C367]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:.B367])" office:value-type="float" office:value="0" calcext:value-type="float">
            <text:p>0</text:p>
          </table:table-cell>
          <table:table-cell table:formula="of:=MIN([.C3:.C367])" office:value-type="float" office:value="0" calcext:value-type="float">
            <text:p>0</text:p>
          </table:table-cell>
          <table:table-cell table:number-columns-repeated="1019"/>
        </table:table-row>
      </table:table>
      <table:table table:name="grafy" table:style-name="ta1">
        <table:shapes>
          <draw:frame draw:z-index="0" draw:style-name="gr1" draw:text-style-name="P1" svg:width="14.292cm" svg:height="4.808cm" svg:x="2.258cm" svg:y="23.029cm">
            <draw:object draw:notify-on-update-of-ranges="normalizace.K14:normalizace.K17 normalizace.N14:normalizace.N1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četnost" table:style-name="ta1">
        <table:shapes>
          <draw:frame draw:z-index="0" draw:style-name="gr1" draw:text-style-name="P1" svg:width="15.999cm" svg:height="8.999cm" svg:x="4.755cm" svg:y="0.949cm">
            <draw:object draw:notify-on-update-of-ranges="četnost.A3:četnost.A67 četnost.B2:četnost.B2 četnost.B3:četnost.B6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27.194cm" svg:y="0.551cm">
            <draw:object draw:notify-on-update-of-ranges="četnost.K3:četnost.K9 četnost.L2:četnost.L2 četnost.L3:četnost.L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number-columns-repeated="12" table:default-cell-style-name="Default"/>
        <table:table-row table:style-name="ro1">
          <table:table-cell table:style-name="ce8" office:value-type="string" calcext:value-type="string">
            <text:p>actual_mean_temp</text:p>
          </table:table-cell>
          <table:table-cell table:style-name="ce8"/>
          <table:table-cell table:number-columns-repeated="8"/>
          <table:table-cell table:style-name="ce8" office:value-type="string" calcext:value-type="string">
            <text:p>average_precipitation</text:p>
          </table:table-cell>
          <table:table-cell/>
        </table:table-row>
        <table:table-row table:style-name="ro1">
          <table:table-cell office:value-type="string" calcext:value-type="string">
            <text:p>hodnota </text:p>
          </table:table-cell>
          <table:table-cell table:style-name="ce8" office:value-type="string" calcext:value-type="string">
            <text:p>četnost</text:p>
          </table:table-cell>
          <table:table-cell table:number-columns-repeated="8"/>
          <table:table-cell office:value-type="string" calcext:value-type="string">
            <text:p>hodnota </text:p>
          </table:table-cell>
          <table:table-cell table:style-name="ce8" office:value-type="string" calcext:value-type="string">
            <text:p>četno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</table:table>
      <table:table table:name="rozdílově" table:style-name="ta1">
        <table:shapes>
          <draw:frame draw:z-index="0" draw:style-name="gr1" draw:text-style-name="P1" svg:width="31.763cm" svg:height="9.005cm" svg:x="48.769cm" svg:y="7.809cm">
            <draw:object draw:notify-on-update-of-ranges="rozdílově.T9:rozdílově.T9 rozdílově.T10:rozdílově.T16 rozdílově.X9:rozdílově.X9 rozdílově.X10:rozdílově.X1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ce14"/>
        <table:table-column table:style-name="co3" table:default-cell-style-name="ce14"/>
        <table:table-column table:style-name="co9" table:default-cell-style-name="ce14"/>
        <table:table-column table:style-name="co2" table:default-cell-style-name="ce14"/>
        <table:table-column table:style-name="co3" table:default-cell-style-name="ce14"/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03" table:default-cell-style-name="Default"/>
        <table:table-row table:style-name="ro1">
          <table:table-cell table:style-name="ce7" office:value-type="string" calcext:value-type="string" table:number-columns-spanned="3" table:number-rows-spanned="1">
            <text:p>naměřeno</text:p>
          </table:table-cell>
          <table:covered-table-cell table:number-columns-repeated="2" table:style-name="ce7"/>
          <table:table-cell table:style-name="ce7"/>
          <table:table-cell table:style-name="ce7" office:value-type="string" calcext:value-type="string" table:number-columns-spanned="2" table:number-rows-spanned="1">
            <text:p>rozdíly</text:p>
          </table:table-cell>
          <table:covered-table-cell table:style-name="ce7" table:formula="of:=MIN([.E4:.E367])" office:value-type="float" office:value="-13" calcext:value-type="float">
            <text:p>-13</text:p>
          </table:covered-table-cell>
          <table:table-cell table:style-name="ce7"/>
          <table:table-cell table:style-name="ce7" office:value-type="string" calcext:value-type="string" table:number-columns-spanned="2" table:number-rows-spanned="1">
            <text:p>kategorie</text:p>
          </table:table-cell>
          <table:covered-table-cell table:style-name="ce7" table:formula="of:=MIN([.H4:.H367])" office:value-type="float" office:value="-13" calcext:value-type="float">
            <text:p>-13</text:p>
          </table:covered-table-cell>
          <table:table-cell table:style-name="ce7"/>
          <table:table-cell table:style-name="ce7" office:value-type="string" calcext:value-type="string" table:number-columns-spanned="2" table:number-rows-spanned="1">
            <text:p>četnosti</text:p>
          </table:table-cell>
          <table:covered-table-cell table:style-name="ce7" table:formula="of:=MIN([.K4:.K367])" office:value-type="float" office:value="1" calcext:value-type="float">
            <text:p>1</text:p>
          </table:covered-table-cell>
          <table:table-cell table:style-name="ce7"/>
          <table:table-cell table:style-name="ce13" office:value-type="string" calcext:value-type="string" table:number-columns-spanned="2" table:number-rows-spanned="1">
            <text:p>pravděpodobnosti pi</text:p>
          </table:table-cell>
          <table:covered-table-cell table:style-name="ce13"/>
          <table:table-cell table:style-name="ce13"/>
          <table:table-cell table:style-name="ce13" office:value-type="string" calcext:value-type="string" table:number-columns-spanned="2" table:number-rows-spanned="1">
            <text:p>-pi * log2 pi</text:p>
          </table:table-cell>
          <table:covered-table-cell table:style-name="ce13"/>
          <table:table-cell table:style-name="ce7"/>
          <table:table-cell table:style-name="ce7" office:value-type="string" calcext:value-type="string" table:number-columns-spanned="2" table:number-rows-spanned="1">
            <text:p>Shannon entropy</text:p>
          </table:table-cell>
          <table:covered-table-cell table:style-name="ce7"/>
          <table:table-cell table:style-name="ce7" table:number-columns-repeated="1003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ctual_mean_temp</text:p>
          </table:table-cell>
          <table:table-cell office:value-type="string" calcext:value-type="string">
            <text:p>average_precipitation</text:p>
          </table:table-cell>
          <table:table-cell/>
          <table:table-cell office:value-type="string" calcext:value-type="string">
            <text:p>actual_mean_temp</text:p>
          </table:table-cell>
          <table:table-cell office:value-type="string" calcext:value-type="string">
            <text:p>average_precipitation</text:p>
          </table:table-cell>
          <table:table-cell/>
          <table:table-cell office:value-type="string" calcext:value-type="string">
            <text:p>actual_mean_temp</text:p>
          </table:table-cell>
          <table:table-cell office:value-type="string" calcext:value-type="string">
            <text:p>average_precipitation</text:p>
          </table:table-cell>
          <table:table-cell/>
          <table:table-cell office:value-type="string" calcext:value-type="string">
            <text:p>actual_mean_temp</text:p>
          </table:table-cell>
          <table:table-cell office:value-type="string" calcext:value-type="string">
            <text:p>average_precipitation</text:p>
          </table:table-cell>
          <table:table-cell/>
          <table:table-cell office:value-type="string" calcext:value-type="string">
            <text:p>actual_mean_temp</text:p>
          </table:table-cell>
          <table:table-cell office:value-type="string" calcext:value-type="string">
            <text:p>average_precipitation</text:p>
          </table:table-cell>
          <table:table-cell/>
          <table:table-cell office:value-type="string" calcext:value-type="string">
            <text:p>actual_mean_temp</text:p>
          </table:table-cell>
          <table:table-cell office:value-type="string" calcext:value-type="string">
            <text:p>average_precipitation</text:p>
          </table:table-cell>
          <table:table-cell/>
          <table:table-cell office:value-type="string" calcext:value-type="string">
            <text:p>actual_mean_temp</text:p>
          </table:table-cell>
          <table:table-cell office:value-type="string" calcext:value-type="string">
            <text:p>average_precipitation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2014-7-1</text:p>
          </table:table-cell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14-7-2</text:p>
          </table:table-cell>
          <table:table-cell office:value-type="float" office:value="98" calcext:value-type="float">
            <text:p>98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[.B4]-[.B3]" office:value-type="float" office:value="0" calcext:value-type="float">
            <text:p>0</text:p>
          </table:table-cell>
          <table:table-cell table:formula="of:=[.C4]-[.C3]" office:value-type="float" office:value="-0.01" calcext:value-type="float">
            <text:p>-0,01</text:p>
          </table:table-cell>
          <table:table-cell/>
          <table:table-cell office:value-type="float" office:value="-13" calcext:value-type="float">
            <text:p>-13</text:p>
          </table:table-cell>
          <table:table-cell office:value-type="float" office:value="-0.02" calcext:value-type="float">
            <text:p>-0,02</text:p>
          </table:table-cell>
          <table:table-cell/>
          <table:table-cell table:style-name="ce12" table:formula="of:=MAX(COUNTIF([.E$4:.E$367];[.H4]);1)" office:value-type="float" office:value="1" calcext:value-type="float">
            <text:p>1</text:p>
          </table:table-cell>
          <table:table-cell table:style-name="ce12" table:formula="of:=MAX(COUNTIF([.F$4:.F$367];[.I4]);1)" office:value-type="float" office:value="1" calcext:value-type="float">
            <text:p>1</text:p>
          </table:table-cell>
          <table:table-cell/>
          <table:table-cell table:formula="of:=[.K4]/[.K$29]" office:value-type="float" office:value="0.00274725274725275" calcext:value-type="float">
            <text:p>0,00</text:p>
          </table:table-cell>
          <table:table-cell table:formula="of:=[.L4]/[.L$29]" office:value-type="float" office:value="0.00273972602739726" calcext:value-type="float">
            <text:p>0,00</text:p>
          </table:table-cell>
          <table:table-cell/>
          <table:table-cell table:style-name="ce15" table:formula="of:=-([.N4]*LOG([.N4];2))" office:value-type="float" office:value="0.0233730621983481" calcext:value-type="float">
            <text:p>0,02</text:p>
          </table:table-cell>
          <table:table-cell table:style-name="ce15" table:formula="of:=-([.O4]*LOG([.O4];2))" office:value-type="float" office:value="0.0233198702842942" calcext:value-type="float">
            <text:p>0,02</text:p>
          </table:table-cell>
          <table:table-cell table:style-name="ce12"/>
          <table:table-cell table:style-name="ce14" table:formula="of:=SUM([.Q4:.Q27])" office:value-type="float" office:value="3.67419720570765" calcext:value-type="float">
            <text:p>3,67</text:p>
          </table:table-cell>
          <table:table-cell table:style-name="ce14" table:formula="of:=SUM([.R4:.R27])" office:value-type="float" office:value="1.45442885685801" calcext:value-type="float">
            <text:p>1,45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2014-7-3</text:p>
          </table:table-cell>
          <table:table-cell office:value-type="float" office:value="94" calcext:value-type="float">
            <text:p>94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5]-[.B4]" office:value-type="float" office:value="-4" calcext:value-type="float">
            <text:p>-4</text:p>
          </table:table-cell>
          <table:table-cell table:formula="of:=[.C5]-[.C4]" office:value-type="float" office:value="0.01" calcext:value-type="float">
            <text:p>0,01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-0.01" calcext:value-type="float">
            <text:p>-0,01</text:p>
          </table:table-cell>
          <table:table-cell/>
          <table:table-cell table:style-name="ce12" table:formula="of:=MAX(COUNTIF([.E$4:.E$367];[.H5]);1)" office:value-type="float" office:value="1" calcext:value-type="float">
            <text:p>1</text:p>
          </table:table-cell>
          <table:table-cell table:style-name="ce12" table:formula="of:=MAX(COUNTIF([.F$4:.F$367];[.I5]);1)" office:value-type="float" office:value="77" calcext:value-type="float">
            <text:p>77</text:p>
          </table:table-cell>
          <table:table-cell/>
          <table:table-cell table:formula="of:=[.K5]/[.K$29]" office:value-type="float" office:value="0.00274725274725275" calcext:value-type="float">
            <text:p>0,00</text:p>
          </table:table-cell>
          <table:table-cell table:formula="of:=[.L5]/[.L$29]" office:value-type="float" office:value="0.210958904109589" calcext:value-type="float">
            <text:p>0,21</text:p>
          </table:table-cell>
          <table:table-cell/>
          <table:table-cell table:style-name="ce15" table:formula="of:=-([.N5]*LOG([.N5];2))" office:value-type="float" office:value="0.0233730621983481" calcext:value-type="float">
            <text:p>0,02</text:p>
          </table:table-cell>
          <table:table-cell table:style-name="ce15" table:formula="of:=-([.O5]*LOG([.O5];2))" office:value-type="float" office:value="0.473595590976934" calcext:value-type="float">
            <text:p>0,47</text:p>
          </table:table-cell>
          <table:table-cell table:style-name="ce12"/>
          <table:table-cell table:number-columns-repeated="1005"/>
        </table:table-row>
        <table:table-row table:style-name="ro1">
          <table:table-cell table:style-name="ce1" office:value-type="string" calcext:value-type="string">
            <text:p>2014-7-4</text:p>
          </table:table-cell>
          <table:table-cell office:value-type="float" office:value="90" calcext:value-type="float">
            <text:p>90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6]-[.B5]" office:value-type="float" office:value="-4" calcext:value-type="float">
            <text:p>-4</text:p>
          </table:table-cell>
          <table:table-cell table:formula="of:=[.C6]-[.C5]" office:value-type="float" office:value="0" calcext:value-type="float">
            <text:p>0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table:formula="of:=MAX(COUNTIF([.E$4:.E$367];[.H6]);1)" office:value-type="float" office:value="1" calcext:value-type="float">
            <text:p>1</text:p>
          </table:table-cell>
          <table:table-cell table:style-name="ce12" table:formula="of:=MAX(COUNTIF([.F$4:.F$367];[.I6]);1)" office:value-type="float" office:value="209" calcext:value-type="float">
            <text:p>209</text:p>
          </table:table-cell>
          <table:table-cell/>
          <table:table-cell table:formula="of:=[.K6]/[.K$29]" office:value-type="float" office:value="0.00274725274725275" calcext:value-type="float">
            <text:p>0,00</text:p>
          </table:table-cell>
          <table:table-cell table:formula="of:=[.L6]/[.L$29]" office:value-type="float" office:value="0.572602739726027" calcext:value-type="float">
            <text:p>0,57</text:p>
          </table:table-cell>
          <table:table-cell/>
          <table:table-cell table:style-name="ce15" table:formula="of:=-([.N6]*LOG([.N6];2))" office:value-type="float" office:value="0.0233730621983481" calcext:value-type="float">
            <text:p>0,02</text:p>
          </table:table-cell>
          <table:table-cell table:style-name="ce15" table:formula="of:=-([.O6]*LOG([.O6];2))" office:value-type="float" office:value="0.460597934335556" calcext:value-type="float">
            <text:p>0,46</text:p>
          </table:table-cell>
          <table:table-cell table:style-name="ce12"/>
          <table:table-cell table:number-columns-repeated="1005"/>
        </table:table-row>
        <table:table-row table:style-name="ro1">
          <table:table-cell table:style-name="ce1" office:value-type="string" calcext:value-type="string">
            <text:p>2014-7-5</text:p>
          </table:table-cell>
          <table:table-cell office:value-type="float" office:value="94" calcext:value-type="float">
            <text:p>94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7]-[.B6]" office:value-type="float" office:value="4" calcext:value-type="float">
            <text:p>4</text:p>
          </table:table-cell>
          <table:table-cell table:formula="of:=[.C7]-[.C6]" office:value-type="float" office:value="0" calcext:value-type="float">
            <text:p>0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12" table:formula="of:=MAX(COUNTIF([.E$4:.E$367];[.H7]);1)" office:value-type="float" office:value="4" calcext:value-type="float">
            <text:p>4</text:p>
          </table:table-cell>
          <table:table-cell table:style-name="ce12" table:formula="of:=MAX(COUNTIF([.F$4:.F$367];[.I7]);1)" office:value-type="float" office:value="77" calcext:value-type="float">
            <text:p>77</text:p>
          </table:table-cell>
          <table:table-cell/>
          <table:table-cell table:formula="of:=[.K7]/[.K$29]" office:value-type="float" office:value="0.010989010989011" calcext:value-type="float">
            <text:p>0,01</text:p>
          </table:table-cell>
          <table:table-cell table:formula="of:=[.L7]/[.L$29]" office:value-type="float" office:value="0.210958904109589" calcext:value-type="float">
            <text:p>0,21</text:p>
          </table:table-cell>
          <table:table-cell/>
          <table:table-cell table:style-name="ce15" table:formula="of:=-([.N7]*LOG([.N7];2))" office:value-type="float" office:value="0.0715142268153703" calcext:value-type="float">
            <text:p>0,07</text:p>
          </table:table-cell>
          <table:table-cell table:style-name="ce15" table:formula="of:=-([.O7]*LOG([.O7];2))" office:value-type="float" office:value="0.473595590976934" calcext:value-type="float">
            <text:p>0,47</text:p>
          </table:table-cell>
          <table:table-cell table:style-name="ce12"/>
          <table:table-cell table:number-columns-repeated="3"/>
          <table:table-cell office:value-type="string" calcext:value-type="string">
            <text:p>buffer</text:p>
          </table:table-cell>
          <table:table-cell office:value-type="float" office:value="512" calcext:value-type="float">
            <text:p>512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2014-7-6</text:p>
          </table:table-cell>
          <table:table-cell office:value-type="float" office:value="95" calcext:value-type="float">
            <text:p>95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8]-[.B7]" office:value-type="float" office:value="1" calcext:value-type="float">
            <text:p>1</text:p>
          </table:table-cell>
          <table:table-cell table:formula="of:=[.C8]-[.C7]" office:value-type="float" office:value="0" calcext:value-type="float">
            <text:p>0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0.02" calcext:value-type="float">
            <text:p>0,02</text:p>
          </table:table-cell>
          <table:table-cell/>
          <table:table-cell table:style-name="ce12" table:formula="of:=MAX(COUNTIF([.E$4:.E$367];[.H8]);1)" office:value-type="float" office:value="3" calcext:value-type="float">
            <text:p>3</text:p>
          </table:table-cell>
          <table:table-cell table:style-name="ce12" table:formula="of:=MAX(COUNTIF([.F$4:.F$367];[.I8]);1)" office:value-type="float" office:value="1" calcext:value-type="float">
            <text:p>1</text:p>
          </table:table-cell>
          <table:table-cell/>
          <table:table-cell table:formula="of:=[.K8]/[.K$29]" office:value-type="float" office:value="0.00824175824175824" calcext:value-type="float">
            <text:p>0,01</text:p>
          </table:table-cell>
          <table:table-cell table:formula="of:=[.L8]/[.L$29]" office:value-type="float" office:value="0.00273972602739726" calcext:value-type="float">
            <text:p>0,00</text:p>
          </table:table-cell>
          <table:table-cell/>
          <table:table-cell table:style-name="ce15" table:formula="of:=-([.N8]*LOG([.N8];2))" office:value-type="float" office:value="0.0570563088418479" calcext:value-type="float">
            <text:p>0,06</text:p>
          </table:table-cell>
          <table:table-cell table:style-name="ce15" table:formula="of:=-([.O8]*LOG([.O8];2))" office:value-type="float" office:value="0.0233198702842942" calcext:value-type="float">
            <text:p>0,02</text:p>
          </table:table-cell>
          <table:table-cell table:style-name="ce12"/>
          <table:table-cell table:number-columns-repeated="1005"/>
        </table:table-row>
        <table:table-row table:style-name="ro1">
          <table:table-cell table:style-name="ce1" office:value-type="string" calcext:value-type="string">
            <text:p>2014-7-7</text:p>
          </table:table-cell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9]-[.B8]" office:value-type="float" office:value="3" calcext:value-type="float">
            <text:p>3</text:p>
          </table:table-cell>
          <table:table-cell table:formula="of:=[.C9]-[.C8]" office:value-type="float" office:value="0" calcext:value-type="float">
            <text:p>0</text:p>
          </table:table-cell>
          <table:table-cell/>
          <table:table-cell office:value-type="float" office:value="-8" calcext:value-type="float">
            <text:p>-8</text:p>
          </table:table-cell>
          <table:table-cell table:number-columns-repeated="2"/>
          <table:table-cell table:style-name="ce12" table:formula="of:=MAX(COUNTIF([.E$4:.E$367];[.H9]);1)" office:value-type="float" office:value="5" calcext:value-type="float">
            <text:p>5</text:p>
          </table:table-cell>
          <table:table-cell table:number-columns-repeated="2"/>
          <table:table-cell table:formula="of:=[.K9]/[.K$29]" office:value-type="float" office:value="0.0137362637362637" calcext:value-type="float">
            <text:p>0,01</text:p>
          </table:table-cell>
          <table:table-cell table:number-columns-repeated="2"/>
          <table:table-cell table:style-name="ce15" table:formula="of:=-([.N9]*LOG([.N9];2))" office:value-type="float" office:value="0.0849706943037271" calcext:value-type="float">
            <text:p>0,08</text:p>
          </table:table-cell>
          <table:table-cell table:style-name="ce15"/>
          <table:table-cell table:style-name="ce12"/>
          <table:table-cell office:value-type="string" calcext:value-type="string">
            <text:p>kodování celku</text:p>
          </table:table-cell>
          <table:table-cell table:number-columns-repeated="2"/>
          <table:table-cell office:value-type="string" calcext:value-type="string">
            <text:p>celkem <text:s/>bitů</text:p>
          </table:table-cell>
          <table:table-cell office:value-type="string" calcext:value-type="string">
            <text:p>počet vysílání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2014-7-8</text:p>
          </table:table-cell>
          <table:table-cell office:value-type="float" office:value="96" calcext:value-type="float">
            <text:p>96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0]-[.B9]" office:value-type="float" office:value="-2" calcext:value-type="float">
            <text:p>-2</text:p>
          </table:table-cell>
          <table:table-cell table:formula="of:=[.C10]-[.C9]" office:value-type="float" office:value="0.01" calcext:value-type="float">
            <text:p>0,01</text:p>
          </table:table-cell>
          <table:table-cell/>
          <table:table-cell office:value-type="float" office:value="-7" calcext:value-type="float">
            <text:p>-7</text:p>
          </table:table-cell>
          <table:table-cell table:number-columns-repeated="2"/>
          <table:table-cell table:style-name="ce12" table:formula="of:=MAX(COUNTIF([.E$4:.E$367];[.H10]);1)" office:value-type="float" office:value="6" calcext:value-type="float">
            <text:p>6</text:p>
          </table:table-cell>
          <table:table-cell table:number-columns-repeated="2"/>
          <table:table-cell table:formula="of:=[.K10]/[.K$29]" office:value-type="float" office:value="0.0164835164835165" calcext:value-type="float">
            <text:p>0,02</text:p>
          </table:table-cell>
          <table:table-cell table:number-columns-repeated="2"/>
          <table:table-cell table:style-name="ce15" table:formula="of:=-([.N10]*LOG([.N10];2))" office:value-type="float" office:value="0.0976291012001793" calcext:value-type="float">
            <text:p>0,10</text:p>
          </table:table-cell>
          <table:table-cell table:number-columns-repeated="2"/>
          <table:table-cell table:style-name="ce9" office:value-type="string" calcext:value-type="string">
            <text:p>Shannon abs</text:p>
          </table:table-cell>
          <table:table-cell table:style-name="ce10" office:value-type="float" office:value="2109.38399652479" calcext:value-type="float">
            <text:p>2 109</text:p>
          </table:table-cell>
          <table:table-cell table:style-name="ce10" office:value-type="float" office:value="966.476075692793" calcext:value-type="float">
            <text:p>966</text:p>
          </table:table-cell>
          <table:table-cell table:style-name="ce10" office:value-type="float" office:value="3075.86007221759" calcext:value-type="float">
            <text:p>3 076</text:p>
          </table:table-cell>
          <table:table-cell table:style-name="ce16" office:value-type="float" office:value="0.750942400443746" calcext:value-type="float">
            <text:p>0,8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2014-7-9</text:p>
          </table:table-cell>
          <table:table-cell office:value-type="float" office:value="92" calcext:value-type="float">
            <text:p>9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1]-[.B10]" office:value-type="float" office:value="-4" calcext:value-type="float">
            <text:p>-4</text:p>
          </table:table-cell>
          <table:table-cell table:formula="of:=[.C11]-[.C10]" office:value-type="float" office:value="-0.01" calcext:value-type="float">
            <text:p>-0,01</text:p>
          </table:table-cell>
          <table:table-cell/>
          <table:table-cell office:value-type="float" office:value="-6" calcext:value-type="float">
            <text:p>-6</text:p>
          </table:table-cell>
          <table:table-cell table:number-columns-repeated="2"/>
          <table:table-cell table:style-name="ce12" table:formula="of:=MAX(COUNTIF([.E$4:.E$367];[.H11]);1)" office:value-type="float" office:value="4" calcext:value-type="float">
            <text:p>4</text:p>
          </table:table-cell>
          <table:table-cell table:number-columns-repeated="2"/>
          <table:table-cell table:formula="of:=[.K11]/[.K$29]" office:value-type="float" office:value="0.010989010989011" calcext:value-type="float">
            <text:p>0,01</text:p>
          </table:table-cell>
          <table:table-cell table:number-columns-repeated="2"/>
          <table:table-cell table:style-name="ce15" table:formula="of:=-([.N11]*LOG([.N11];2))" office:value-type="float" office:value="0.0715142268153703" calcext:value-type="float">
            <text:p>0,07</text:p>
          </table:table-cell>
          <table:table-cell table:number-columns-repeated="2"/>
          <table:table-cell table:style-name="ce9" office:value-type="string" calcext:value-type="string">
            <text:p>Aritmetické abs</text:p>
          </table:table-cell>
          <table:table-cell table:style-name="ce10" office:value-type="float" office:value="2611" calcext:value-type="float">
            <text:p>2 611</text:p>
          </table:table-cell>
          <table:table-cell table:style-name="ce10" office:value-type="float" office:value="2555" calcext:value-type="float">
            <text:p>2 555</text:p>
          </table:table-cell>
          <table:table-cell table:style-name="ce10" office:value-type="float" office:value="5166" calcext:value-type="float">
            <text:p>5 166</text:p>
          </table:table-cell>
          <table:table-cell table:style-name="ce16" office:value-type="float" office:value="1.26123046875" calcext:value-type="float">
            <text:p>1,3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2014-7-10</text:p>
          </table:table-cell>
          <table:table-cell office:value-type="float" office:value="96" calcext:value-type="float">
            <text:p>96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2]-[.B11]" office:value-type="float" office:value="4" calcext:value-type="float">
            <text:p>4</text:p>
          </table:table-cell>
          <table:table-cell table:formula="of:=[.C12]-[.C11]" office:value-type="float" office:value="0.01" calcext:value-type="float">
            <text:p>0,01</text:p>
          </table:table-cell>
          <table:table-cell/>
          <table:table-cell office:value-type="float" office:value="-5" calcext:value-type="float">
            <text:p>-5</text:p>
          </table:table-cell>
          <table:table-cell table:number-columns-repeated="2"/>
          <table:table-cell table:style-name="ce12" table:formula="of:=MAX(COUNTIF([.E$4:.E$367];[.H12]);1)" office:value-type="float" office:value="5" calcext:value-type="float">
            <text:p>5</text:p>
          </table:table-cell>
          <table:table-cell table:number-columns-repeated="2"/>
          <table:table-cell table:formula="of:=[.K12]/[.K$29]" office:value-type="float" office:value="0.0137362637362637" calcext:value-type="float">
            <text:p>0,01</text:p>
          </table:table-cell>
          <table:table-cell table:number-columns-repeated="2"/>
          <table:table-cell table:style-name="ce15" table:formula="of:=-([.N12]*LOG([.N12];2))" office:value-type="float" office:value="0.0849706943037271" calcext:value-type="float">
            <text:p>0,08</text:p>
          </table:table-cell>
          <table:table-cell table:number-columns-repeated="2"/>
          <table:table-cell table:style-name="ce9" office:value-type="string" calcext:value-type="string">
            <text:p>po bytech abs</text:p>
          </table:table-cell>
          <table:table-cell table:style-name="ce10" office:value-type="float" office:value="2984" calcext:value-type="float">
            <text:p>2 984</text:p>
          </table:table-cell>
          <table:table-cell table:style-name="ce10" office:value-type="float" office:value="2920" calcext:value-type="float">
            <text:p>2 920</text:p>
          </table:table-cell>
          <table:table-cell table:style-name="ce10" office:value-type="float" office:value="5904" calcext:value-type="float">
            <text:p>5 904</text:p>
          </table:table-cell>
          <table:table-cell table:style-name="ce16" office:value-type="float" office:value="1.44140625" calcext:value-type="float">
            <text:p>1,4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2014-7-11</text:p>
          </table:table-cell>
          <table:table-cell office:value-type="float" office:value="98" calcext:value-type="float">
            <text:p>98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3]-[.B12]" office:value-type="float" office:value="2" calcext:value-type="float">
            <text:p>2</text:p>
          </table:table-cell>
          <table:table-cell table:formula="of:=[.C13]-[.C12]" office:value-type="float" office:value="0" calcext:value-type="float">
            <text:p>0</text:p>
          </table:table-cell>
          <table:table-cell/>
          <table:table-cell office:value-type="float" office:value="-4" calcext:value-type="float">
            <text:p>-4</text:p>
          </table:table-cell>
          <table:table-cell table:number-columns-repeated="2"/>
          <table:table-cell table:style-name="ce12" table:formula="of:=MAX(COUNTIF([.E$4:.E$367];[.H13]);1)" office:value-type="float" office:value="20" calcext:value-type="float">
            <text:p>20</text:p>
          </table:table-cell>
          <table:table-cell table:number-columns-repeated="2"/>
          <table:table-cell table:formula="of:=[.K13]/[.K$29]" office:value-type="float" office:value="0.0549450549450549" calcext:value-type="float">
            <text:p>0,05</text:p>
          </table:table-cell>
          <table:table-cell table:number-columns-repeated="2"/>
          <table:table-cell table:style-name="ce15" table:formula="of:=-([.N13]*LOG([.N13];2))" office:value-type="float" office:value="0.229992667324799" calcext:value-type="float">
            <text:p>0,23</text:p>
          </table:table-cell>
          <table:table-cell table:number-columns-repeated="2"/>
          <table:table-cell table:style-name="ce9" office:value-type="string" calcext:value-type="string">
            <text:p>Po 4 bytech (int)</text:p>
          </table:table-cell>
          <table:table-cell table:style-name="ce10" office:value-type="float" office:value="11936" calcext:value-type="float">
            <text:p>11 936</text:p>
          </table:table-cell>
          <table:table-cell table:style-name="ce10" office:value-type="float" office:value="11680" calcext:value-type="float">
            <text:p>11 680</text:p>
          </table:table-cell>
          <table:table-cell table:style-name="ce10" office:value-type="float" office:value="23616" calcext:value-type="float">
            <text:p>23 616</text:p>
          </table:table-cell>
          <table:table-cell table:style-name="ce16" office:value-type="float" office:value="5.765625" calcext:value-type="float">
            <text:p>5,8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2014-7-12</text:p>
          </table:table-cell>
          <table:table-cell office:value-type="float" office:value="99" calcext:value-type="float">
            <text:p>99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4]-[.B13]" office:value-type="float" office:value="1" calcext:value-type="float">
            <text:p>1</text:p>
          </table:table-cell>
          <table:table-cell table:formula="of:=[.C14]-[.C13]" office:value-type="float" office:value="0" calcext:value-type="float">
            <text:p>0</text:p>
          </table:table-cell>
          <table:table-cell/>
          <table:table-cell office:value-type="float" office:value="-3" calcext:value-type="float">
            <text:p>-3</text:p>
          </table:table-cell>
          <table:table-cell table:number-columns-repeated="2"/>
          <table:table-cell table:style-name="ce12" table:formula="of:=MAX(COUNTIF([.E$4:.E$367];[.H14]);1)" office:value-type="float" office:value="19" calcext:value-type="float">
            <text:p>19</text:p>
          </table:table-cell>
          <table:table-cell table:number-columns-repeated="2"/>
          <table:table-cell table:formula="of:=[.K14]/[.K$29]" office:value-type="float" office:value="0.0521978021978022" calcext:value-type="float">
            <text:p>0,05</text:p>
          </table:table-cell>
          <table:table-cell table:number-columns-repeated="2"/>
          <table:table-cell table:style-name="ce15" table:formula="of:=-([.N14]*LOG([.N14];2))" office:value-type="float" office:value="0.222355701671283" calcext:value-type="float">
            <text:p>0,22</text:p>
          </table:table-cell>
          <table:table-cell table:number-columns-repeated="2"/>
          <table:table-cell table:style-name="ce9" office:value-type="string" calcext:value-type="string">
            <text:p>Shannon rel</text:p>
          </table:table-cell>
          <table:table-cell table:style-name="ce11" table:formula="of:=8+[.T4]*[.K29]" office:value-type="float" office:value="1345.40778287759" calcext:value-type="float">
            <text:p>1 345</text:p>
          </table:table-cell>
          <table:table-cell table:style-name="ce11" table:formula="of:=8+[.U4]*[.L29]" office:value-type="float" office:value="538.866532753174" calcext:value-type="float">
            <text:p>539</text:p>
          </table:table-cell>
          <table:table-cell table:style-name="ce11" table:formula="of:=SUM([.U14:.V14])" office:value-type="float" office:value="1884.27431563076" calcext:value-type="float">
            <text:p>1 884</text:p>
          </table:table-cell>
          <table:table-cell table:style-name="ce16" table:formula="of:=[.W14]/(8*[.X$7])" office:value-type="float" office:value="0.460027909089541" calcext:value-type="float">
            <text:p>0,5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2014-7-13</text:p>
          </table:table-cell>
          <table:table-cell office:value-type="float" office:value="95" calcext:value-type="float">
            <text:p>95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5]-[.B14]" office:value-type="float" office:value="-4" calcext:value-type="float">
            <text:p>-4</text:p>
          </table:table-cell>
          <table:table-cell table:formula="of:=[.C15]-[.C14]" office:value-type="float" office:value="0" calcext:value-type="float">
            <text:p>0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2"/>
          <table:table-cell table:style-name="ce12" table:formula="of:=MAX(COUNTIF([.E$4:.E$367];[.H15]);1)" office:value-type="float" office:value="21" calcext:value-type="float">
            <text:p>21</text:p>
          </table:table-cell>
          <table:table-cell table:number-columns-repeated="2"/>
          <table:table-cell table:formula="of:=[.K15]/[.K$29]" office:value-type="float" office:value="0.0576923076923077" calcext:value-type="float">
            <text:p>0,06</text:p>
          </table:table-cell>
          <table:table-cell table:number-columns-repeated="2"/>
          <table:table-cell table:style-name="ce15" table:formula="of:=-([.N15]*LOG([.N15];2))" office:value-type="float" office:value="0.237431377928073" calcext:value-type="float">
            <text:p>0,24</text:p>
          </table:table-cell>
          <table:table-cell table:number-columns-repeated="2"/>
          <table:table-cell table:style-name="ce9" office:value-type="string" calcext:value-type="string">
            <text:p>Aritmetické rel</text:p>
          </table:table-cell>
          <table:table-cell table:style-name="ce11" table:formula="of:=8+5*[.K29]" office:value-type="float" office:value="1828" calcext:value-type="float">
            <text:p>1 828</text:p>
          </table:table-cell>
          <table:table-cell table:style-name="ce11" table:formula="of:=8+2*[.L29]" office:value-type="float" office:value="738" calcext:value-type="float">
            <text:p>738</text:p>
          </table:table-cell>
          <table:table-cell table:style-name="ce11" table:formula="of:=SUM([.U15:.V15])" office:value-type="float" office:value="2566" calcext:value-type="float">
            <text:p>2 566</text:p>
          </table:table-cell>
          <table:table-cell table:style-name="ce16" table:formula="of:=[.W15]/(8*[.X$7])" office:value-type="float" office:value="0.62646484375" calcext:value-type="float">
            <text:p>0,6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2014-7-14</text:p>
          </table:table-cell>
          <table:table-cell office:value-type="float" office:value="92" calcext:value-type="float">
            <text:p>92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16]-[.B15]" office:value-type="float" office:value="-3" calcext:value-type="float">
            <text:p>-3</text:p>
          </table:table-cell>
          <table:table-cell table:formula="of:=[.C16]-[.C15]" office:value-type="float" office:value="0.01" calcext:value-type="float">
            <text:p>0,0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table:style-name="ce12" table:formula="of:=MAX(COUNTIF([.E$4:.E$367];[.H16]);1)" office:value-type="float" office:value="43" calcext:value-type="float">
            <text:p>43</text:p>
          </table:table-cell>
          <table:table-cell table:number-columns-repeated="2"/>
          <table:table-cell table:formula="of:=[.K16]/[.K$29]" office:value-type="float" office:value="0.118131868131868" calcext:value-type="float">
            <text:p>0,12</text:p>
          </table:table-cell>
          <table:table-cell table:number-columns-repeated="2"/>
          <table:table-cell table:style-name="ce15" table:formula="of:=-([.N16]*LOG([.N16];2))" office:value-type="float" office:value="0.364026882077895" calcext:value-type="float">
            <text:p>0,36</text:p>
          </table:table-cell>
          <table:table-cell table:number-columns-repeated="2"/>
          <table:table-cell table:style-name="ce9" office:value-type="string" calcext:value-type="string">
            <text:p>po bytech rel</text:p>
          </table:table-cell>
          <table:table-cell table:style-name="ce11" table:formula="of:=8+8*[.K29]" office:value-type="float" office:value="2920" calcext:value-type="float">
            <text:p>2 920</text:p>
          </table:table-cell>
          <table:table-cell table:style-name="ce11" table:formula="of:=8+8*[.K29]" office:value-type="float" office:value="2920" calcext:value-type="float">
            <text:p>2 920</text:p>
          </table:table-cell>
          <table:table-cell table:style-name="ce11" table:formula="of:=SUM([.U16:.V16])" office:value-type="float" office:value="5840" calcext:value-type="float">
            <text:p>5 840</text:p>
          </table:table-cell>
          <table:table-cell table:style-name="ce16" table:formula="of:=[.W16]/(8*[.X$7])" office:value-type="float" office:value="1.42578125" calcext:value-type="float">
            <text:p>1,4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2014-7-15</text:p>
          </table:table-cell>
          <table:table-cell office:value-type="float" office:value="95" calcext:value-type="float">
            <text:p>95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17]-[.B16]" office:value-type="float" office:value="3" calcext:value-type="float">
            <text:p>3</text:p>
          </table:table-cell>
          <table:table-cell table:formula="of:=[.C17]-[.C16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12" table:formula="of:=MAX(COUNTIF([.E$4:.E$367];[.H17]);1)" office:value-type="float" office:value="51" calcext:value-type="float">
            <text:p>51</text:p>
          </table:table-cell>
          <table:table-cell table:number-columns-repeated="2"/>
          <table:table-cell table:formula="of:=[.K17]/[.K$29]" office:value-type="float" office:value="0.14010989010989" calcext:value-type="float">
            <text:p>0,14</text:p>
          </table:table-cell>
          <table:table-cell table:number-columns-repeated="2"/>
          <table:table-cell table:style-name="ce15" table:formula="of:=-([.N17]*LOG([.N17];2))" office:value-type="float" office:value="0.397263280795569" calcext:value-type="float">
            <text:p>0,4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2014-7-16</text:p>
          </table:table-cell>
          <table:table-cell office:value-type="float" office:value="96" calcext:value-type="float">
            <text:p>96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18]-[.B17]" office:value-type="float" office:value="1" calcext:value-type="float">
            <text:p>1</text:p>
          </table:table-cell>
          <table:table-cell table:formula="of:=[.C18]-[.C17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2" table:formula="of:=MAX(COUNTIF([.E$4:.E$367];[.H18]);1)" office:value-type="float" office:value="62" calcext:value-type="float">
            <text:p>62</text:p>
          </table:table-cell>
          <table:table-cell table:number-columns-repeated="2"/>
          <table:table-cell table:formula="of:=[.K18]/[.K$29]" office:value-type="float" office:value="0.17032967032967" calcext:value-type="float">
            <text:p>0,17</text:p>
          </table:table-cell>
          <table:table-cell table:number-columns-repeated="2"/>
          <table:table-cell table:style-name="ce15" table:formula="of:=-([.N18]*LOG([.N18];2))" office:value-type="float" office:value="0.434953561671244" calcext:value-type="float">
            <text:p>0,43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2014-7-17</text:p>
          </table:table-cell>
          <table:table-cell office:value-type="float" office:value="96" calcext:value-type="float">
            <text:p>96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19]-[.B18]" office:value-type="float" office:value="0" calcext:value-type="float">
            <text:p>0</text:p>
          </table:table-cell>
          <table:table-cell table:formula="of:=[.C19]-[.C18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12" table:formula="of:=MAX(COUNTIF([.E$4:.E$367];[.H19]);1)" office:value-type="float" office:value="57" calcext:value-type="float">
            <text:p>57</text:p>
          </table:table-cell>
          <table:table-cell table:number-columns-repeated="2"/>
          <table:table-cell table:formula="of:=[.K19]/[.K$29]" office:value-type="float" office:value="0.156593406593407" calcext:value-type="float">
            <text:p>0,16</text:p>
          </table:table-cell>
          <table:table-cell table:number-columns-repeated="2"/>
          <table:table-cell table:style-name="ce15" table:formula="of:=-([.N19]*LOG([.N19];2))" office:value-type="float" office:value="0.418872427703119" calcext:value-type="float">
            <text:p>0,4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2014-7-18</text:p>
          </table:table-cell>
          <table:table-cell office:value-type="float" office:value="94" calcext:value-type="float">
            <text:p>94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20]-[.B19]" office:value-type="float" office:value="-2" calcext:value-type="float">
            <text:p>-2</text:p>
          </table:table-cell>
          <table:table-cell table:formula="of:=[.C20]-[.C19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12" table:formula="of:=MAX(COUNTIF([.E$4:.E$367];[.H20]);1)" office:value-type="float" office:value="23" calcext:value-type="float">
            <text:p>23</text:p>
          </table:table-cell>
          <table:table-cell table:number-columns-repeated="2"/>
          <table:table-cell table:formula="of:=[.K20]/[.K$29]" office:value-type="float" office:value="0.0631868131868132" calcext:value-type="float">
            <text:p>0,06</text:p>
          </table:table-cell>
          <table:table-cell table:number-columns-repeated="2"/>
          <table:table-cell table:style-name="ce15" table:formula="of:=-([.N20]*LOG([.N20];2))" office:value-type="float" office:value="0.251750966305656" calcext:value-type="float">
            <text:p>0,2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2014-7-19</text:p>
          </table:table-cell>
          <table:table-cell office:value-type="float" office:value="96" calcext:value-type="float">
            <text:p>96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21]-[.B20]" office:value-type="float" office:value="2" calcext:value-type="float">
            <text:p>2</text:p>
          </table:table-cell>
          <table:table-cell table:formula="of:=[.C21]-[.C20]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12" table:formula="of:=MAX(COUNTIF([.E$4:.E$367];[.H21]);1)" office:value-type="float" office:value="17" calcext:value-type="float">
            <text:p>17</text:p>
          </table:table-cell>
          <table:table-cell table:number-columns-repeated="2"/>
          <table:table-cell table:formula="of:=[.K21]/[.K$29]" office:value-type="float" office:value="0.0467032967032967" calcext:value-type="float">
            <text:p>0,05</text:p>
          </table:table-cell>
          <table:table-cell table:number-columns-repeated="2"/>
          <table:table-cell table:style-name="ce15" table:formula="of:=-([.N21]*LOG([.N21];2))" office:value-type="float" office:value="0.206444067533302" calcext:value-type="float">
            <text:p>0,2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2014-7-20</text:p>
          </table:table-cell>
          <table:table-cell office:value-type="float" office:value="96" calcext:value-type="float">
            <text:p>96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22]-[.B21]" office:value-type="float" office:value="0" calcext:value-type="float">
            <text:p>0</text:p>
          </table:table-cell>
          <table:table-cell table:formula="of:=[.C22]-[.C21]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12" table:formula="of:=MAX(COUNTIF([.E$4:.E$367];[.H22]);1)" office:value-type="float" office:value="5" calcext:value-type="float">
            <text:p>5</text:p>
          </table:table-cell>
          <table:table-cell table:number-columns-repeated="2"/>
          <table:table-cell table:formula="of:=[.K22]/[.K$29]" office:value-type="float" office:value="0.0137362637362637" calcext:value-type="float">
            <text:p>0,01</text:p>
          </table:table-cell>
          <table:table-cell table:number-columns-repeated="2"/>
          <table:table-cell table:style-name="ce15" table:formula="of:=-([.N22]*LOG([.N22];2))" office:value-type="float" office:value="0.0849706943037271" calcext:value-type="float">
            <text:p>0,08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2014-7-21</text:p>
          </table:table-cell>
          <table:table-cell office:value-type="float" office:value="96" calcext:value-type="float">
            <text:p>96</text:p>
          </table:table-cell>
          <table:table-cell office:value-type="float" office:value="0.05" calcext:value-type="float">
            <text:p>0,05</text:p>
          </table:table-cell>
          <table:table-cell/>
          <table:table-cell table:formula="of:=[.B23]-[.B22]" office:value-type="float" office:value="0" calcext:value-type="float">
            <text:p>0</text:p>
          </table:table-cell>
          <table:table-cell table:formula="of:=[.C23]-[.C22]" office:value-type="float" office:value="0.01" calcext:value-type="float">
            <text:p>0,0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ce12" table:formula="of:=MAX(COUNTIF([.E$4:.E$367];[.H23]);1)" office:value-type="float" office:value="7" calcext:value-type="float">
            <text:p>7</text:p>
          </table:table-cell>
          <table:table-cell table:number-columns-repeated="2"/>
          <table:table-cell table:formula="of:=[.K23]/[.K$29]" office:value-type="float" office:value="0.0192307692307692" calcext:value-type="float">
            <text:p>0,02</text:p>
          </table:table-cell>
          <table:table-cell table:number-columns-repeated="2"/>
          <table:table-cell table:style-name="ce15" table:formula="of:=-([.N23]*LOG([.N23];2))" office:value-type="float" office:value="0.109623840733483" calcext:value-type="float">
            <text:p>0,1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2014-7-22</text:p>
          </table:table-cell>
          <table:table-cell office:value-type="float" office:value="101" calcext:value-type="float">
            <text:p>101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24]-[.B23]" office:value-type="float" office:value="5" calcext:value-type="float">
            <text:p>5</text:p>
          </table:table-cell>
          <table:table-cell table:formula="of:=[.C24]-[.C23]" office:value-type="float" office:value="-0.01" calcext:value-type="float">
            <text:p>-0,0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style-name="ce12" table:formula="of:=MAX(COUNTIF([.E$4:.E$367];[.H24]);1)" office:value-type="float" office:value="3" calcext:value-type="float">
            <text:p>3</text:p>
          </table:table-cell>
          <table:table-cell table:number-columns-repeated="2"/>
          <table:table-cell table:formula="of:=[.K24]/[.K$29]" office:value-type="float" office:value="0.00824175824175824" calcext:value-type="float">
            <text:p>0,01</text:p>
          </table:table-cell>
          <table:table-cell table:number-columns-repeated="2"/>
          <table:table-cell table:style-name="ce15" table:formula="of:=-([.N24]*LOG([.N24];2))" office:value-type="float" office:value="0.0570563088418479" calcext:value-type="float">
            <text:p>0,06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2014-7-23</text:p>
          </table:table-cell>
          <table:table-cell office:value-type="float" office:value="104" calcext:value-type="float">
            <text:p>104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25]-[.B24]" office:value-type="float" office:value="3" calcext:value-type="float">
            <text:p>3</text:p>
          </table:table-cell>
          <table:table-cell table:formula="of:=[.C25]-[.C24]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12" table:formula="of:=MAX(COUNTIF([.E$4:.E$367];[.H25]);1)" office:value-type="float" office:value="2" calcext:value-type="float">
            <text:p>2</text:p>
          </table:table-cell>
          <table:table-cell table:number-columns-repeated="2"/>
          <table:table-cell table:formula="of:=[.K25]/[.K$29]" office:value-type="float" office:value="0.00549450549450549" calcext:value-type="float">
            <text:p>0,01</text:p>
          </table:table-cell>
          <table:table-cell table:number-columns-repeated="2"/>
          <table:table-cell table:style-name="ce15" table:formula="of:=-([.N25]*LOG([.N25];2))" office:value-type="float" office:value="0.0412516189021906" calcext:value-type="float">
            <text:p>0,04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2014-7-24</text:p>
          </table:table-cell>
          <table:table-cell office:value-type="float" office:value="105" calcext:value-type="float">
            <text:p>105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26]-[.B25]" office:value-type="float" office:value="1" calcext:value-type="float">
            <text:p>1</text:p>
          </table:table-cell>
          <table:table-cell table:formula="of:=[.C26]-[.C25]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style-name="ce12" table:formula="of:=MAX(COUNTIF([.E$4:.E$367];[.H26]);1)" office:value-type="float" office:value="3" calcext:value-type="float">
            <text:p>3</text:p>
          </table:table-cell>
          <table:table-cell table:number-columns-repeated="2"/>
          <table:table-cell table:formula="of:=[.K26]/[.K$29]" office:value-type="float" office:value="0.00824175824175824" calcext:value-type="float">
            <text:p>0,01</text:p>
          </table:table-cell>
          <table:table-cell table:number-columns-repeated="2"/>
          <table:table-cell table:style-name="ce15" table:formula="of:=-([.N26]*LOG([.N26];2))" office:value-type="float" office:value="0.0570563088418479" calcext:value-type="float">
            <text:p>0,06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2014-7-25</text:p>
          </table:table-cell>
          <table:table-cell office:value-type="float" office:value="98" calcext:value-type="float">
            <text:p>98</text:p>
          </table:table-cell>
          <table:table-cell office:value-type="float" office:value="0.05" calcext:value-type="float">
            <text:p>0,05</text:p>
          </table:table-cell>
          <table:table-cell/>
          <table:table-cell table:formula="of:=[.B27]-[.B26]" office:value-type="float" office:value="-7" calcext:value-type="float">
            <text:p>-7</text:p>
          </table:table-cell>
          <table:table-cell table:formula="of:=[.C27]-[.C26]" office:value-type="float" office:value="0.01" calcext:value-type="float">
            <text:p>0,0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style-name="ce12" table:formula="of:=MAX(COUNTIF([.E$4:.E$367];[.H27]);1)" office:value-type="float" office:value="1" calcext:value-type="float">
            <text:p>1</text:p>
          </table:table-cell>
          <table:table-cell table:number-columns-repeated="2"/>
          <table:table-cell table:formula="of:=[.K27]/[.K$29]" office:value-type="float" office:value="0.00274725274725275" calcext:value-type="float">
            <text:p>0,00</text:p>
          </table:table-cell>
          <table:table-cell table:number-columns-repeated="2"/>
          <table:table-cell table:style-name="ce15" table:formula="of:=-([.N27]*LOG([.N27];2))" office:value-type="float" office:value="0.0233730621983481" calcext:value-type="float">
            <text:p>0,0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2014-7-26</text:p>
          </table:table-cell>
          <table:table-cell office:value-type="float" office:value="96" calcext:value-type="float">
            <text:p>96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28]-[.B27]" office:value-type="float" office:value="-2" calcext:value-type="float">
            <text:p>-2</text:p>
          </table:table-cell>
          <table:table-cell table:formula="of:=[.C28]-[.C27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7-27</text:p>
          </table:table-cell>
          <table:table-cell office:value-type="float" office:value="94" calcext:value-type="float">
            <text:p>94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29]-[.B28]" office:value-type="float" office:value="-2" calcext:value-type="float">
            <text:p>-2</text:p>
          </table:table-cell>
          <table:table-cell table:formula="of:=[.C29]-[.C28]" office:value-type="float" office:value="0" calcext:value-type="float">
            <text:p>0</text:p>
          </table:table-cell>
          <table:table-cell table:number-columns-repeated="4"/>
          <table:table-cell table:formula="of:=SUM([.K4:.K27])" office:value-type="float" office:value="364" calcext:value-type="float">
            <text:p>364</text:p>
          </table:table-cell>
          <table:table-cell table:formula="of:=SUM([.L4:.L27])" office:value-type="float" office:value="365" calcext:value-type="float">
            <text:p>365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2014-7-28</text:p>
          </table:table-cell>
          <table:table-cell office:value-type="float" office:value="96" calcext:value-type="float">
            <text:p>96</text:p>
          </table:table-cell>
          <table:table-cell office:value-type="float" office:value="0.05" calcext:value-type="float">
            <text:p>0,05</text:p>
          </table:table-cell>
          <table:table-cell/>
          <table:table-cell table:formula="of:=[.B30]-[.B29]" office:value-type="float" office:value="2" calcext:value-type="float">
            <text:p>2</text:p>
          </table:table-cell>
          <table:table-cell table:formula="of:=[.C30]-[.C29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7-29</text:p>
          </table:table-cell>
          <table:table-cell office:value-type="float" office:value="101" calcext:value-type="float">
            <text:p>101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31]-[.B30]" office:value-type="float" office:value="5" calcext:value-type="float">
            <text:p>5</text:p>
          </table:table-cell>
          <table:table-cell table:formula="of:=[.C31]-[.C30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7-30</text:p>
          </table:table-cell>
          <table:table-cell office:value-type="float" office:value="102" calcext:value-type="float">
            <text:p>102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32]-[.B31]" office:value-type="float" office:value="1" calcext:value-type="float">
            <text:p>1</text:p>
          </table:table-cell>
          <table:table-cell table:formula="of:=[.C32]-[.C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7-31</text:p>
          </table:table-cell>
          <table:table-cell office:value-type="float" office:value="98" calcext:value-type="float">
            <text:p>98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33]-[.B32]" office:value-type="float" office:value="-4" calcext:value-type="float">
            <text:p>-4</text:p>
          </table:table-cell>
          <table:table-cell table:formula="of:=[.C33]-[.C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8-1</text:p>
          </table:table-cell>
          <table:table-cell office:value-type="float" office:value="90" calcext:value-type="float">
            <text:p>90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34]-[.B33]" office:value-type="float" office:value="-8" calcext:value-type="float">
            <text:p>-8</text:p>
          </table:table-cell>
          <table:table-cell table:formula="of:=[.C34]-[.C33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8-2</text:p>
          </table:table-cell>
          <table:table-cell office:value-type="float" office:value="90" calcext:value-type="float">
            <text:p>90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35]-[.B34]" office:value-type="float" office:value="0" calcext:value-type="float">
            <text:p>0</text:p>
          </table:table-cell>
          <table:table-cell table:formula="of:=[.C35]-[.C34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8-3</text:p>
          </table:table-cell>
          <table:table-cell office:value-type="float" office:value="92" calcext:value-type="float">
            <text:p>92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36]-[.B35]" office:value-type="float" office:value="2" calcext:value-type="float">
            <text:p>2</text:p>
          </table:table-cell>
          <table:table-cell table:formula="of:=[.C36]-[.C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8-4</text:p>
          </table:table-cell>
          <table:table-cell office:value-type="float" office:value="92" calcext:value-type="float">
            <text:p>92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37]-[.B36]" office:value-type="float" office:value="0" calcext:value-type="float">
            <text:p>0</text:p>
          </table:table-cell>
          <table:table-cell table:formula="of:=[.C37]-[.C36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8-5</text:p>
          </table:table-cell>
          <table:table-cell office:value-type="float" office:value="94" calcext:value-type="float">
            <text:p>94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38]-[.B37]" office:value-type="float" office:value="2" calcext:value-type="float">
            <text:p>2</text:p>
          </table:table-cell>
          <table:table-cell table:formula="of:=[.C38]-[.C37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8-6</text:p>
          </table:table-cell>
          <table:table-cell office:value-type="float" office:value="96" calcext:value-type="float">
            <text:p>96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39]-[.B38]" office:value-type="float" office:value="2" calcext:value-type="float">
            <text:p>2</text:p>
          </table:table-cell>
          <table:table-cell table:formula="of:=[.C39]-[.C38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8-7</text:p>
          </table:table-cell>
          <table:table-cell office:value-type="float" office:value="94" calcext:value-type="float">
            <text:p>94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40]-[.B39]" office:value-type="float" office:value="-2" calcext:value-type="float">
            <text:p>-2</text:p>
          </table:table-cell>
          <table:table-cell table:formula="of:=[.C40]-[.C39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8-8</text:p>
          </table:table-cell>
          <table:table-cell office:value-type="float" office:value="95" calcext:value-type="float">
            <text:p>95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41]-[.B40]" office:value-type="float" office:value="1" calcext:value-type="float">
            <text:p>1</text:p>
          </table:table-cell>
          <table:table-cell table:formula="of:=[.C41]-[.C40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8-9</text:p>
          </table:table-cell>
          <table:table-cell office:value-type="float" office:value="94" calcext:value-type="float">
            <text:p>94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42]-[.B41]" office:value-type="float" office:value="-1" calcext:value-type="float">
            <text:p>-1</text:p>
          </table:table-cell>
          <table:table-cell table:formula="of:=[.C42]-[.C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8-10</text:p>
          </table:table-cell>
          <table:table-cell office:value-type="float" office:value="94" calcext:value-type="float">
            <text:p>94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43]-[.B42]" office:value-type="float" office:value="0" calcext:value-type="float">
            <text:p>0</text:p>
          </table:table-cell>
          <table:table-cell table:formula="of:=[.C43]-[.C42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8-11</text:p>
          </table:table-cell>
          <table:table-cell office:value-type="float" office:value="98" calcext:value-type="float">
            <text:p>98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44]-[.B43]" office:value-type="float" office:value="4" calcext:value-type="float">
            <text:p>4</text:p>
          </table:table-cell>
          <table:table-cell table:formula="of:=[.C44]-[.C43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8-12</text:p>
          </table:table-cell>
          <table:table-cell office:value-type="float" office:value="88" calcext:value-type="float">
            <text:p>88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45]-[.B44]" office:value-type="float" office:value="-10" calcext:value-type="float">
            <text:p>-10</text:p>
          </table:table-cell>
          <table:table-cell table:formula="of:=[.C45]-[.C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8-13</text:p>
          </table:table-cell>
          <table:table-cell office:value-type="float" office:value="84" calcext:value-type="float">
            <text:p>84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46]-[.B45]" office:value-type="float" office:value="-4" calcext:value-type="float">
            <text:p>-4</text:p>
          </table:table-cell>
          <table:table-cell table:formula="of:=[.C46]-[.C45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8-14</text:p>
          </table:table-cell>
          <table:table-cell office:value-type="float" office:value="93" calcext:value-type="float">
            <text:p>93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47]-[.B46]" office:value-type="float" office:value="9" calcext:value-type="float">
            <text:p>9</text:p>
          </table:table-cell>
          <table:table-cell table:formula="of:=[.C47]-[.C46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8-15</text:p>
          </table:table-cell>
          <table:table-cell office:value-type="float" office:value="94" calcext:value-type="float">
            <text:p>94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48]-[.B47]" office:value-type="float" office:value="1" calcext:value-type="float">
            <text:p>1</text:p>
          </table:table-cell>
          <table:table-cell table:formula="of:=[.C48]-[.C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8-16</text:p>
          </table:table-cell>
          <table:table-cell office:value-type="float" office:value="97" calcext:value-type="float">
            <text:p>97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49]-[.B48]" office:value-type="float" office:value="3" calcext:value-type="float">
            <text:p>3</text:p>
          </table:table-cell>
          <table:table-cell table:formula="of:=[.C49]-[.C4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8-17</text:p>
          </table:table-cell>
          <table:table-cell office:value-type="float" office:value="99" calcext:value-type="float">
            <text:p>99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50]-[.B49]" office:value-type="float" office:value="2" calcext:value-type="float">
            <text:p>2</text:p>
          </table:table-cell>
          <table:table-cell table:formula="of:=[.C50]-[.C4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8-18</text:p>
          </table:table-cell>
          <table:table-cell office:value-type="float" office:value="91" calcext:value-type="float">
            <text:p>91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51]-[.B50]" office:value-type="float" office:value="-8" calcext:value-type="float">
            <text:p>-8</text:p>
          </table:table-cell>
          <table:table-cell table:formula="of:=[.C51]-[.C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8-19</text:p>
          </table:table-cell>
          <table:table-cell office:value-type="float" office:value="83" calcext:value-type="float">
            <text:p>83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52]-[.B51]" office:value-type="float" office:value="-8" calcext:value-type="float">
            <text:p>-8</text:p>
          </table:table-cell>
          <table:table-cell table:formula="of:=[.C52]-[.C5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8-20</text:p>
          </table:table-cell>
          <table:table-cell office:value-type="float" office:value="87" calcext:value-type="float">
            <text:p>87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53]-[.B52]" office:value-type="float" office:value="4" calcext:value-type="float">
            <text:p>4</text:p>
          </table:table-cell>
          <table:table-cell table:formula="of:=[.C53]-[.C52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8-21</text:p>
          </table:table-cell>
          <table:table-cell office:value-type="float" office:value="81" calcext:value-type="float">
            <text:p>81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54]-[.B53]" office:value-type="float" office:value="-6" calcext:value-type="float">
            <text:p>-6</text:p>
          </table:table-cell>
          <table:table-cell table:formula="of:=[.C54]-[.C53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8-22</text:p>
          </table:table-cell>
          <table:table-cell office:value-type="float" office:value="83" calcext:value-type="float">
            <text:p>83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55]-[.B54]" office:value-type="float" office:value="2" calcext:value-type="float">
            <text:p>2</text:p>
          </table:table-cell>
          <table:table-cell table:formula="of:=[.C55]-[.C5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8-23</text:p>
          </table:table-cell>
          <table:table-cell office:value-type="float" office:value="87" calcext:value-type="float">
            <text:p>87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56]-[.B55]" office:value-type="float" office:value="4" calcext:value-type="float">
            <text:p>4</text:p>
          </table:table-cell>
          <table:table-cell table:formula="of:=[.C56]-[.C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8-24</text:p>
          </table:table-cell>
          <table:table-cell office:value-type="float" office:value="91" calcext:value-type="float">
            <text:p>91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57]-[.B56]" office:value-type="float" office:value="4" calcext:value-type="float">
            <text:p>4</text:p>
          </table:table-cell>
          <table:table-cell table:formula="of:=[.C57]-[.C56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8-25</text:p>
          </table:table-cell>
          <table:table-cell office:value-type="float" office:value="92" calcext:value-type="float">
            <text:p>92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58]-[.B57]" office:value-type="float" office:value="1" calcext:value-type="float">
            <text:p>1</text:p>
          </table:table-cell>
          <table:table-cell table:formula="of:=[.C58]-[.C57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8-26</text:p>
          </table:table-cell>
          <table:table-cell office:value-type="float" office:value="90" calcext:value-type="float">
            <text:p>90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59]-[.B58]" office:value-type="float" office:value="-2" calcext:value-type="float">
            <text:p>-2</text:p>
          </table:table-cell>
          <table:table-cell table:formula="of:=[.C59]-[.C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8-27</text:p>
          </table:table-cell>
          <table:table-cell office:value-type="float" office:value="93" calcext:value-type="float">
            <text:p>93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60]-[.B59]" office:value-type="float" office:value="3" calcext:value-type="float">
            <text:p>3</text:p>
          </table:table-cell>
          <table:table-cell table:formula="of:=[.C60]-[.C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8-28</text:p>
          </table:table-cell>
          <table:table-cell office:value-type="float" office:value="95" calcext:value-type="float">
            <text:p>95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61]-[.B60]" office:value-type="float" office:value="2" calcext:value-type="float">
            <text:p>2</text:p>
          </table:table-cell>
          <table:table-cell table:formula="of:=[.C61]-[.C6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8-29</text:p>
          </table:table-cell>
          <table:table-cell office:value-type="float" office:value="96" calcext:value-type="float">
            <text:p>96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62]-[.B61]" office:value-type="float" office:value="1" calcext:value-type="float">
            <text:p>1</text:p>
          </table:table-cell>
          <table:table-cell table:formula="of:=[.C62]-[.C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8-30</text:p>
          </table:table-cell>
          <table:table-cell office:value-type="float" office:value="97" calcext:value-type="float">
            <text:p>97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63]-[.B62]" office:value-type="float" office:value="1" calcext:value-type="float">
            <text:p>1</text:p>
          </table:table-cell>
          <table:table-cell table:formula="of:=[.C63]-[.C6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8-31</text:p>
          </table:table-cell>
          <table:table-cell office:value-type="float" office:value="96" calcext:value-type="float">
            <text:p>96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64]-[.B63]" office:value-type="float" office:value="-1" calcext:value-type="float">
            <text:p>-1</text:p>
          </table:table-cell>
          <table:table-cell table:formula="of:=[.C64]-[.C63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9-1</text:p>
          </table:table-cell>
          <table:table-cell office:value-type="float" office:value="95" calcext:value-type="float">
            <text:p>95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65]-[.B64]" office:value-type="float" office:value="-1" calcext:value-type="float">
            <text:p>-1</text:p>
          </table:table-cell>
          <table:table-cell table:formula="of:=[.C65]-[.C64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9-2</text:p>
          </table:table-cell>
          <table:table-cell office:value-type="float" office:value="96" calcext:value-type="float">
            <text:p>96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66]-[.B65]" office:value-type="float" office:value="1" calcext:value-type="float">
            <text:p>1</text:p>
          </table:table-cell>
          <table:table-cell table:formula="of:=[.C66]-[.C65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9-3</text:p>
          </table:table-cell>
          <table:table-cell office:value-type="float" office:value="96" calcext:value-type="float">
            <text:p>96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67]-[.B66]" office:value-type="float" office:value="0" calcext:value-type="float">
            <text:p>0</text:p>
          </table:table-cell>
          <table:table-cell table:formula="of:=[.C67]-[.C66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9-4</text:p>
          </table:table-cell>
          <table:table-cell office:value-type="float" office:value="95" calcext:value-type="float">
            <text:p>95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68]-[.B67]" office:value-type="float" office:value="-1" calcext:value-type="float">
            <text:p>-1</text:p>
          </table:table-cell>
          <table:table-cell table:formula="of:=[.C68]-[.C67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9-5</text:p>
          </table:table-cell>
          <table:table-cell office:value-type="float" office:value="91" calcext:value-type="float">
            <text:p>91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69]-[.B68]" office:value-type="float" office:value="-4" calcext:value-type="float">
            <text:p>-4</text:p>
          </table:table-cell>
          <table:table-cell table:formula="of:=[.C69]-[.C68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9-6</text:p>
          </table:table-cell>
          <table:table-cell office:value-type="float" office:value="96" calcext:value-type="float">
            <text:p>96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70]-[.B69]" office:value-type="float" office:value="5" calcext:value-type="float">
            <text:p>5</text:p>
          </table:table-cell>
          <table:table-cell table:formula="of:=[.C70]-[.C69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9-7</text:p>
          </table:table-cell>
          <table:table-cell office:value-type="float" office:value="94" calcext:value-type="float">
            <text:p>94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71]-[.B70]" office:value-type="float" office:value="-2" calcext:value-type="float">
            <text:p>-2</text:p>
          </table:table-cell>
          <table:table-cell table:formula="of:=[.C71]-[.C70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9-8</text:p>
          </table:table-cell>
          <table:table-cell office:value-type="float" office:value="81" calcext:value-type="float">
            <text:p>81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72]-[.B71]" office:value-type="float" office:value="-13" calcext:value-type="float">
            <text:p>-13</text:p>
          </table:table-cell>
          <table:table-cell table:formula="of:=[.C72]-[.C71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9-9</text:p>
          </table:table-cell>
          <table:table-cell office:value-type="float" office:value="86" calcext:value-type="float">
            <text:p>86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73]-[.B72]" office:value-type="float" office:value="5" calcext:value-type="float">
            <text:p>5</text:p>
          </table:table-cell>
          <table:table-cell table:formula="of:=[.C73]-[.C72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9-10</text:p>
          </table:table-cell>
          <table:table-cell office:value-type="float" office:value="88" calcext:value-type="float">
            <text:p>88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74]-[.B73]" office:value-type="float" office:value="2" calcext:value-type="float">
            <text:p>2</text:p>
          </table:table-cell>
          <table:table-cell table:formula="of:=[.C74]-[.C73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9-11</text:p>
          </table:table-cell>
          <table:table-cell office:value-type="float" office:value="90" calcext:value-type="float">
            <text:p>90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75]-[.B74]" office:value-type="float" office:value="2" calcext:value-type="float">
            <text:p>2</text:p>
          </table:table-cell>
          <table:table-cell table:formula="of:=[.C75]-[.C7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9-12</text:p>
          </table:table-cell>
          <table:table-cell office:value-type="float" office:value="91" calcext:value-type="float">
            <text:p>91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76]-[.B75]" office:value-type="float" office:value="1" calcext:value-type="float">
            <text:p>1</text:p>
          </table:table-cell>
          <table:table-cell table:formula="of:=[.C76]-[.C7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9-13</text:p>
          </table:table-cell>
          <table:table-cell office:value-type="float" office:value="92" calcext:value-type="float">
            <text:p>9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77]-[.B76]" office:value-type="float" office:value="1" calcext:value-type="float">
            <text:p>1</text:p>
          </table:table-cell>
          <table:table-cell table:formula="of:=[.C77]-[.C7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9-14</text:p>
          </table:table-cell>
          <table:table-cell office:value-type="float" office:value="92" calcext:value-type="float">
            <text:p>9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78]-[.B77]" office:value-type="float" office:value="0" calcext:value-type="float">
            <text:p>0</text:p>
          </table:table-cell>
          <table:table-cell table:formula="of:=[.C78]-[.C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9-15</text:p>
          </table:table-cell>
          <table:table-cell office:value-type="float" office:value="96" calcext:value-type="float">
            <text:p>96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79]-[.B78]" office:value-type="float" office:value="4" calcext:value-type="float">
            <text:p>4</text:p>
          </table:table-cell>
          <table:table-cell table:formula="of:=[.C79]-[.C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9-16</text:p>
          </table:table-cell>
          <table:table-cell office:value-type="float" office:value="86" calcext:value-type="float">
            <text:p>86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80]-[.B79]" office:value-type="float" office:value="-10" calcext:value-type="float">
            <text:p>-10</text:p>
          </table:table-cell>
          <table:table-cell table:formula="of:=[.C80]-[.C79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9-17</text:p>
          </table:table-cell>
          <table:table-cell office:value-type="float" office:value="84" calcext:value-type="float">
            <text:p>84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[.B81]-[.B80]" office:value-type="float" office:value="-2" calcext:value-type="float">
            <text:p>-2</text:p>
          </table:table-cell>
          <table:table-cell table:formula="of:=[.C81]-[.C80]" office:value-type="float" office:value="-0.02" calcext:value-type="float">
            <text:p>-0,0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9-18</text:p>
          </table:table-cell>
          <table:table-cell office:value-type="float" office:value="86" calcext:value-type="float">
            <text:p>86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82]-[.B81]" office:value-type="float" office:value="2" calcext:value-type="float">
            <text:p>2</text:p>
          </table:table-cell>
          <table:table-cell table:formula="of:=[.C82]-[.C81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9-19</text:p>
          </table:table-cell>
          <table:table-cell office:value-type="float" office:value="90" calcext:value-type="float">
            <text:p>90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83]-[.B82]" office:value-type="float" office:value="4" calcext:value-type="float">
            <text:p>4</text:p>
          </table:table-cell>
          <table:table-cell table:formula="of:=[.C83]-[.C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9-20</text:p>
          </table:table-cell>
          <table:table-cell office:value-type="float" office:value="90" calcext:value-type="float">
            <text:p>90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84]-[.B83]" office:value-type="float" office:value="0" calcext:value-type="float">
            <text:p>0</text:p>
          </table:table-cell>
          <table:table-cell table:formula="of:=[.C84]-[.C8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9-21</text:p>
          </table:table-cell>
          <table:table-cell office:value-type="float" office:value="90" calcext:value-type="float">
            <text:p>90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85]-[.B84]" office:value-type="float" office:value="0" calcext:value-type="float">
            <text:p>0</text:p>
          </table:table-cell>
          <table:table-cell table:formula="of:=[.C85]-[.C8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9-22</text:p>
          </table:table-cell>
          <table:table-cell office:value-type="float" office:value="91" calcext:value-type="float">
            <text:p>91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86]-[.B85]" office:value-type="float" office:value="1" calcext:value-type="float">
            <text:p>1</text:p>
          </table:table-cell>
          <table:table-cell table:formula="of:=[.C86]-[.C8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9-23</text:p>
          </table:table-cell>
          <table:table-cell office:value-type="float" office:value="90" calcext:value-type="float">
            <text:p>90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87]-[.B86]" office:value-type="float" office:value="-1" calcext:value-type="float">
            <text:p>-1</text:p>
          </table:table-cell>
          <table:table-cell table:formula="of:=[.C87]-[.C8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9-24</text:p>
          </table:table-cell>
          <table:table-cell office:value-type="float" office:value="91" calcext:value-type="float">
            <text:p>91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88]-[.B87]" office:value-type="float" office:value="1" calcext:value-type="float">
            <text:p>1</text:p>
          </table:table-cell>
          <table:table-cell table:formula="of:=[.C88]-[.C8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9-25</text:p>
          </table:table-cell>
          <table:table-cell office:value-type="float" office:value="92" calcext:value-type="float">
            <text:p>92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[.B89]-[.B88]" office:value-type="float" office:value="1" calcext:value-type="float">
            <text:p>1</text:p>
          </table:table-cell>
          <table:table-cell table:formula="of:=[.C89]-[.C88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9-26</text:p>
          </table:table-cell>
          <table:table-cell office:value-type="float" office:value="92" calcext:value-type="float">
            <text:p>9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90]-[.B89]" office:value-type="float" office:value="0" calcext:value-type="float">
            <text:p>0</text:p>
          </table:table-cell>
          <table:table-cell table:formula="of:=[.C90]-[.C89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9-27</text:p>
          </table:table-cell>
          <table:table-cell office:value-type="float" office:value="82" calcext:value-type="float">
            <text:p>8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91]-[.B90]" office:value-type="float" office:value="-10" calcext:value-type="float">
            <text:p>-10</text:p>
          </table:table-cell>
          <table:table-cell table:formula="of:=[.C91]-[.C9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9-28</text:p>
          </table:table-cell>
          <table:table-cell office:value-type="float" office:value="79" calcext:value-type="float">
            <text:p>79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92]-[.B91]" office:value-type="float" office:value="-3" calcext:value-type="float">
            <text:p>-3</text:p>
          </table:table-cell>
          <table:table-cell table:formula="of:=[.C92]-[.C9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9-29</text:p>
          </table:table-cell>
          <table:table-cell office:value-type="float" office:value="78" calcext:value-type="float">
            <text:p>78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93]-[.B92]" office:value-type="float" office:value="-1" calcext:value-type="float">
            <text:p>-1</text:p>
          </table:table-cell>
          <table:table-cell table:formula="of:=[.C93]-[.C9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9-30</text:p>
          </table:table-cell>
          <table:table-cell office:value-type="float" office:value="78" calcext:value-type="float">
            <text:p>78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94]-[.B93]" office:value-type="float" office:value="0" calcext:value-type="float">
            <text:p>0</text:p>
          </table:table-cell>
          <table:table-cell table:formula="of:=[.C94]-[.C9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0-1</text:p>
          </table:table-cell>
          <table:table-cell office:value-type="float" office:value="79" calcext:value-type="float">
            <text:p>79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95]-[.B94]" office:value-type="float" office:value="1" calcext:value-type="float">
            <text:p>1</text:p>
          </table:table-cell>
          <table:table-cell table:formula="of:=[.C95]-[.C9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0-2</text:p>
          </table:table-cell>
          <table:table-cell office:value-type="float" office:value="81" calcext:value-type="float">
            <text:p>81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96]-[.B95]" office:value-type="float" office:value="2" calcext:value-type="float">
            <text:p>2</text:p>
          </table:table-cell>
          <table:table-cell table:formula="of:=[.C96]-[.C9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0-3</text:p>
          </table:table-cell>
          <table:table-cell office:value-type="float" office:value="83" calcext:value-type="float">
            <text:p>83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97]-[.B96]" office:value-type="float" office:value="2" calcext:value-type="float">
            <text:p>2</text:p>
          </table:table-cell>
          <table:table-cell table:formula="of:=[.C97]-[.C9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0-4</text:p>
          </table:table-cell>
          <table:table-cell office:value-type="float" office:value="84" calcext:value-type="float">
            <text:p>84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98]-[.B97]" office:value-type="float" office:value="1" calcext:value-type="float">
            <text:p>1</text:p>
          </table:table-cell>
          <table:table-cell table:formula="of:=[.C98]-[.C9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0-5</text:p>
          </table:table-cell>
          <table:table-cell office:value-type="float" office:value="83" calcext:value-type="float">
            <text:p>83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99]-[.B98]" office:value-type="float" office:value="-1" calcext:value-type="float">
            <text:p>-1</text:p>
          </table:table-cell>
          <table:table-cell table:formula="of:=[.C99]-[.C9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0-6</text:p>
          </table:table-cell>
          <table:table-cell office:value-type="float" office:value="82" calcext:value-type="float">
            <text:p>8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00]-[.B99]" office:value-type="float" office:value="-1" calcext:value-type="float">
            <text:p>-1</text:p>
          </table:table-cell>
          <table:table-cell table:formula="of:=[.C100]-[.C9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0-7</text:p>
          </table:table-cell>
          <table:table-cell office:value-type="float" office:value="81" calcext:value-type="float">
            <text:p>81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01]-[.B100]" office:value-type="float" office:value="-1" calcext:value-type="float">
            <text:p>-1</text:p>
          </table:table-cell>
          <table:table-cell table:formula="of:=[.C101]-[.C10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0-8</text:p>
          </table:table-cell>
          <table:table-cell office:value-type="float" office:value="76" calcext:value-type="float">
            <text:p>76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02]-[.B101]" office:value-type="float" office:value="-5" calcext:value-type="float">
            <text:p>-5</text:p>
          </table:table-cell>
          <table:table-cell table:formula="of:=[.C102]-[.C10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0-9</text:p>
          </table:table-cell>
          <table:table-cell office:value-type="float" office:value="77" calcext:value-type="float">
            <text:p>77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03]-[.B102]" office:value-type="float" office:value="1" calcext:value-type="float">
            <text:p>1</text:p>
          </table:table-cell>
          <table:table-cell table:formula="of:=[.C103]-[.C1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0-10</text:p>
          </table:table-cell>
          <table:table-cell office:value-type="float" office:value="79" calcext:value-type="float">
            <text:p>79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[.B104]-[.B103]" office:value-type="float" office:value="2" calcext:value-type="float">
            <text:p>2</text:p>
          </table:table-cell>
          <table:table-cell table:formula="of:=[.C104]-[.C103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0-11</text:p>
          </table:table-cell>
          <table:table-cell office:value-type="float" office:value="81" calcext:value-type="float">
            <text:p>81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05]-[.B104]" office:value-type="float" office:value="2" calcext:value-type="float">
            <text:p>2</text:p>
          </table:table-cell>
          <table:table-cell table:formula="of:=[.C105]-[.C104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0-12</text:p>
          </table:table-cell>
          <table:table-cell office:value-type="float" office:value="82" calcext:value-type="float">
            <text:p>8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06]-[.B105]" office:value-type="float" office:value="1" calcext:value-type="float">
            <text:p>1</text:p>
          </table:table-cell>
          <table:table-cell table:formula="of:=[.C106]-[.C10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0-13</text:p>
          </table:table-cell>
          <table:table-cell office:value-type="float" office:value="78" calcext:value-type="float">
            <text:p>78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07]-[.B106]" office:value-type="float" office:value="-4" calcext:value-type="float">
            <text:p>-4</text:p>
          </table:table-cell>
          <table:table-cell table:formula="of:=[.C107]-[.C1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0-14</text:p>
          </table:table-cell>
          <table:table-cell office:value-type="float" office:value="80" calcext:value-type="float">
            <text:p>80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08]-[.B107]" office:value-type="float" office:value="2" calcext:value-type="float">
            <text:p>2</text:p>
          </table:table-cell>
          <table:table-cell table:formula="of:=[.C108]-[.C10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0-15</text:p>
          </table:table-cell>
          <table:table-cell office:value-type="float" office:value="80" calcext:value-type="float">
            <text:p>80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09]-[.B108]" office:value-type="float" office:value="0" calcext:value-type="float">
            <text:p>0</text:p>
          </table:table-cell>
          <table:table-cell table:formula="of:=[.C109]-[.C10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0-16</text:p>
          </table:table-cell>
          <table:table-cell office:value-type="float" office:value="80" calcext:value-type="float">
            <text:p>80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[.B110]-[.B109]" office:value-type="float" office:value="0" calcext:value-type="float">
            <text:p>0</text:p>
          </table:table-cell>
          <table:table-cell table:formula="of:=[.C110]-[.C109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0-17</text:p>
          </table:table-cell>
          <table:table-cell office:value-type="float" office:value="80" calcext:value-type="float">
            <text:p>80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11]-[.B110]" office:value-type="float" office:value="0" calcext:value-type="float">
            <text:p>0</text:p>
          </table:table-cell>
          <table:table-cell table:formula="of:=[.C111]-[.C110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0-18</text:p>
          </table:table-cell>
          <table:table-cell office:value-type="float" office:value="79" calcext:value-type="float">
            <text:p>79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12]-[.B111]" office:value-type="float" office:value="-1" calcext:value-type="float">
            <text:p>-1</text:p>
          </table:table-cell>
          <table:table-cell table:formula="of:=[.C112]-[.C1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0-19</text:p>
          </table:table-cell>
          <table:table-cell office:value-type="float" office:value="82" calcext:value-type="float">
            <text:p>8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13]-[.B112]" office:value-type="float" office:value="3" calcext:value-type="float">
            <text:p>3</text:p>
          </table:table-cell>
          <table:table-cell table:formula="of:=[.C113]-[.C1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0-20</text:p>
          </table:table-cell>
          <table:table-cell office:value-type="float" office:value="78" calcext:value-type="float">
            <text:p>78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14]-[.B113]" office:value-type="float" office:value="-4" calcext:value-type="float">
            <text:p>-4</text:p>
          </table:table-cell>
          <table:table-cell table:formula="of:=[.C114]-[.C1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0-21</text:p>
          </table:table-cell>
          <table:table-cell office:value-type="float" office:value="80" calcext:value-type="float">
            <text:p>80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15]-[.B114]" office:value-type="float" office:value="2" calcext:value-type="float">
            <text:p>2</text:p>
          </table:table-cell>
          <table:table-cell table:formula="of:=[.C115]-[.C1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0-22</text:p>
          </table:table-cell>
          <table:table-cell office:value-type="float" office:value="80" calcext:value-type="float">
            <text:p>80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16]-[.B115]" office:value-type="float" office:value="0" calcext:value-type="float">
            <text:p>0</text:p>
          </table:table-cell>
          <table:table-cell table:formula="of:=[.C116]-[.C1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0-23</text:p>
          </table:table-cell>
          <table:table-cell office:value-type="float" office:value="81" calcext:value-type="float">
            <text:p>81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[.B117]-[.B116]" office:value-type="float" office:value="1" calcext:value-type="float">
            <text:p>1</text:p>
          </table:table-cell>
          <table:table-cell table:formula="of:=[.C117]-[.C116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0-24</text:p>
          </table:table-cell>
          <table:table-cell office:value-type="float" office:value="82" calcext:value-type="float">
            <text:p>8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18]-[.B117]" office:value-type="float" office:value="1" calcext:value-type="float">
            <text:p>1</text:p>
          </table:table-cell>
          <table:table-cell table:formula="of:=[.C118]-[.C117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0-25</text:p>
          </table:table-cell>
          <table:table-cell office:value-type="float" office:value="83" calcext:value-type="float">
            <text:p>83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19]-[.B118]" office:value-type="float" office:value="1" calcext:value-type="float">
            <text:p>1</text:p>
          </table:table-cell>
          <table:table-cell table:formula="of:=[.C119]-[.C1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0-26</text:p>
          </table:table-cell>
          <table:table-cell office:value-type="float" office:value="80" calcext:value-type="float">
            <text:p>80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20]-[.B119]" office:value-type="float" office:value="-3" calcext:value-type="float">
            <text:p>-3</text:p>
          </table:table-cell>
          <table:table-cell table:formula="of:=[.C120]-[.C1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0-27</text:p>
          </table:table-cell>
          <table:table-cell office:value-type="float" office:value="80" calcext:value-type="float">
            <text:p>80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21]-[.B120]" office:value-type="float" office:value="0" calcext:value-type="float">
            <text:p>0</text:p>
          </table:table-cell>
          <table:table-cell table:formula="of:=[.C121]-[.C1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0-28</text:p>
          </table:table-cell>
          <table:table-cell office:value-type="float" office:value="77" calcext:value-type="float">
            <text:p>77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[.B122]-[.B121]" office:value-type="float" office:value="-3" calcext:value-type="float">
            <text:p>-3</text:p>
          </table:table-cell>
          <table:table-cell table:formula="of:=[.C122]-[.C121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0-29</text:p>
          </table:table-cell>
          <table:table-cell office:value-type="float" office:value="78" calcext:value-type="float">
            <text:p>78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23]-[.B122]" office:value-type="float" office:value="1" calcext:value-type="float">
            <text:p>1</text:p>
          </table:table-cell>
          <table:table-cell table:formula="of:=[.C123]-[.C122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0-30</text:p>
          </table:table-cell>
          <table:table-cell office:value-type="float" office:value="79" calcext:value-type="float">
            <text:p>79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24]-[.B123]" office:value-type="float" office:value="1" calcext:value-type="float">
            <text:p>1</text:p>
          </table:table-cell>
          <table:table-cell table:formula="of:=[.C124]-[.C1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0-31</text:p>
          </table:table-cell>
          <table:table-cell office:value-type="float" office:value="81" calcext:value-type="float">
            <text:p>81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25]-[.B124]" office:value-type="float" office:value="2" calcext:value-type="float">
            <text:p>2</text:p>
          </table:table-cell>
          <table:table-cell table:formula="of:=[.C125]-[.C12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1-1</text:p>
          </table:table-cell>
          <table:table-cell office:value-type="float" office:value="76" calcext:value-type="float">
            <text:p>76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26]-[.B125]" office:value-type="float" office:value="-5" calcext:value-type="float">
            <text:p>-5</text:p>
          </table:table-cell>
          <table:table-cell table:formula="of:=[.C126]-[.C12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1-2</text:p>
          </table:table-cell>
          <table:table-cell office:value-type="float" office:value="67" calcext:value-type="float">
            <text:p>67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27]-[.B126]" office:value-type="float" office:value="-9" calcext:value-type="float">
            <text:p>-9</text:p>
          </table:table-cell>
          <table:table-cell table:formula="of:=[.C127]-[.C1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1-3</text:p>
          </table:table-cell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28]-[.B127]" office:value-type="float" office:value="-3" calcext:value-type="float">
            <text:p>-3</text:p>
          </table:table-cell>
          <table:table-cell table:formula="of:=[.C128]-[.C1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1-4</text:p>
          </table:table-cell>
          <table:table-cell office:value-type="float" office:value="67" calcext:value-type="float">
            <text:p>67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29]-[.B128]" office:value-type="float" office:value="3" calcext:value-type="float">
            <text:p>3</text:p>
          </table:table-cell>
          <table:table-cell table:formula="of:=[.C129]-[.C1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1-5</text:p>
          </table:table-cell>
          <table:table-cell office:value-type="float" office:value="73" calcext:value-type="float">
            <text:p>73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30]-[.B129]" office:value-type="float" office:value="6" calcext:value-type="float">
            <text:p>6</text:p>
          </table:table-cell>
          <table:table-cell table:formula="of:=[.C130]-[.C1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1-6</text:p>
          </table:table-cell>
          <table:table-cell office:value-type="float" office:value="73" calcext:value-type="float">
            <text:p>73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31]-[.B130]" office:value-type="float" office:value="0" calcext:value-type="float">
            <text:p>0</text:p>
          </table:table-cell>
          <table:table-cell table:formula="of:=[.C131]-[.C1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1-7</text:p>
          </table:table-cell>
          <table:table-cell office:value-type="float" office:value="72" calcext:value-type="float">
            <text:p>7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32]-[.B131]" office:value-type="float" office:value="-1" calcext:value-type="float">
            <text:p>-1</text:p>
          </table:table-cell>
          <table:table-cell table:formula="of:=[.C132]-[.C1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1-8</text:p>
          </table:table-cell>
          <table:table-cell office:value-type="float" office:value="74" calcext:value-type="float">
            <text:p>74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33]-[.B132]" office:value-type="float" office:value="2" calcext:value-type="float">
            <text:p>2</text:p>
          </table:table-cell>
          <table:table-cell table:formula="of:=[.C133]-[.C1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1-9</text:p>
          </table:table-cell>
          <table:table-cell office:value-type="float" office:value="74" calcext:value-type="float">
            <text:p>74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34]-[.B133]" office:value-type="float" office:value="0" calcext:value-type="float">
            <text:p>0</text:p>
          </table:table-cell>
          <table:table-cell table:formula="of:=[.C134]-[.C1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1-10</text:p>
          </table:table-cell>
          <table:table-cell office:value-type="float" office:value="72" calcext:value-type="float">
            <text:p>7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35]-[.B134]" office:value-type="float" office:value="-2" calcext:value-type="float">
            <text:p>-2</text:p>
          </table:table-cell>
          <table:table-cell table:formula="of:=[.C135]-[.C13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1-11</text:p>
          </table:table-cell>
          <table:table-cell office:value-type="float" office:value="71" calcext:value-type="float">
            <text:p>71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[.B136]-[.B135]" office:value-type="float" office:value="-1" calcext:value-type="float">
            <text:p>-1</text:p>
          </table:table-cell>
          <table:table-cell table:formula="of:=[.C136]-[.C135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1-12</text:p>
          </table:table-cell>
          <table:table-cell office:value-type="float" office:value="70" calcext:value-type="float">
            <text:p>70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37]-[.B136]" office:value-type="float" office:value="-1" calcext:value-type="float">
            <text:p>-1</text:p>
          </table:table-cell>
          <table:table-cell table:formula="of:=[.C137]-[.C136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1-13</text:p>
          </table:table-cell>
          <table:table-cell office:value-type="float" office:value="71" calcext:value-type="float">
            <text:p>71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38]-[.B137]" office:value-type="float" office:value="1" calcext:value-type="float">
            <text:p>1</text:p>
          </table:table-cell>
          <table:table-cell table:formula="of:=[.C138]-[.C1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1-14</text:p>
          </table:table-cell>
          <table:table-cell office:value-type="float" office:value="67" calcext:value-type="float">
            <text:p>67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39]-[.B138]" office:value-type="float" office:value="-4" calcext:value-type="float">
            <text:p>-4</text:p>
          </table:table-cell>
          <table:table-cell table:formula="of:=[.C139]-[.C1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1-15</text:p>
          </table:table-cell>
          <table:table-cell office:value-type="float" office:value="67" calcext:value-type="float">
            <text:p>67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40]-[.B139]" office:value-type="float" office:value="0" calcext:value-type="float">
            <text:p>0</text:p>
          </table:table-cell>
          <table:table-cell table:formula="of:=[.C140]-[.C1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1-16</text:p>
          </table:table-cell>
          <table:table-cell office:value-type="float" office:value="62" calcext:value-type="float">
            <text:p>6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41]-[.B140]" office:value-type="float" office:value="-5" calcext:value-type="float">
            <text:p>-5</text:p>
          </table:table-cell>
          <table:table-cell table:formula="of:=[.C141]-[.C1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1-17</text:p>
          </table:table-cell>
          <table:table-cell office:value-type="float" office:value="59" calcext:value-type="float">
            <text:p>59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[.B142]-[.B141]" office:value-type="float" office:value="-3" calcext:value-type="float">
            <text:p>-3</text:p>
          </table:table-cell>
          <table:table-cell table:formula="of:=[.C142]-[.C141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1-18</text:p>
          </table:table-cell>
          <table:table-cell office:value-type="float" office:value="61" calcext:value-type="float">
            <text:p>61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43]-[.B142]" office:value-type="float" office:value="2" calcext:value-type="float">
            <text:p>2</text:p>
          </table:table-cell>
          <table:table-cell table:formula="of:=[.C143]-[.C142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1-19</text:p>
          </table:table-cell>
          <table:table-cell office:value-type="float" office:value="62" calcext:value-type="float">
            <text:p>6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44]-[.B143]" office:value-type="float" office:value="1" calcext:value-type="float">
            <text:p>1</text:p>
          </table:table-cell>
          <table:table-cell table:formula="of:=[.C144]-[.C14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1-20</text:p>
          </table:table-cell>
          <table:table-cell office:value-type="float" office:value="61" calcext:value-type="float">
            <text:p>61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45]-[.B144]" office:value-type="float" office:value="-1" calcext:value-type="float">
            <text:p>-1</text:p>
          </table:table-cell>
          <table:table-cell table:formula="of:=[.C145]-[.C144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1-21</text:p>
          </table:table-cell>
          <table:table-cell office:value-type="float" office:value="63" calcext:value-type="float">
            <text:p>63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46]-[.B145]" office:value-type="float" office:value="2" calcext:value-type="float">
            <text:p>2</text:p>
          </table:table-cell>
          <table:table-cell table:formula="of:=[.C146]-[.C145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1-22</text:p>
          </table:table-cell>
          <table:table-cell office:value-type="float" office:value="59" calcext:value-type="float">
            <text:p>59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47]-[.B146]" office:value-type="float" office:value="-4" calcext:value-type="float">
            <text:p>-4</text:p>
          </table:table-cell>
          <table:table-cell table:formula="of:=[.C147]-[.C1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1-23</text:p>
          </table:table-cell>
          <table:table-cell office:value-type="float" office:value="61" calcext:value-type="float">
            <text:p>61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48]-[.B147]" office:value-type="float" office:value="2" calcext:value-type="float">
            <text:p>2</text:p>
          </table:table-cell>
          <table:table-cell table:formula="of:=[.C148]-[.C147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1-24</text:p>
          </table:table-cell>
          <table:table-cell office:value-type="float" office:value="57" calcext:value-type="float">
            <text:p>57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49]-[.B148]" office:value-type="float" office:value="-4" calcext:value-type="float">
            <text:p>-4</text:p>
          </table:table-cell>
          <table:table-cell table:formula="of:=[.C149]-[.C14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1-25</text:p>
          </table:table-cell>
          <table:table-cell office:value-type="float" office:value="58" calcext:value-type="float">
            <text:p>58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50]-[.B149]" office:value-type="float" office:value="1" calcext:value-type="float">
            <text:p>1</text:p>
          </table:table-cell>
          <table:table-cell table:formula="of:=[.C150]-[.C14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1-26</text:p>
          </table:table-cell>
          <table:table-cell office:value-type="float" office:value="59" calcext:value-type="float">
            <text:p>59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51]-[.B150]" office:value-type="float" office:value="1" calcext:value-type="float">
            <text:p>1</text:p>
          </table:table-cell>
          <table:table-cell table:formula="of:=[.C151]-[.C150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1-27</text:p>
          </table:table-cell>
          <table:table-cell office:value-type="float" office:value="67" calcext:value-type="float">
            <text:p>67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52]-[.B151]" office:value-type="float" office:value="8" calcext:value-type="float">
            <text:p>8</text:p>
          </table:table-cell>
          <table:table-cell table:formula="of:=[.C152]-[.C151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1-28</text:p>
          </table:table-cell>
          <table:table-cell office:value-type="float" office:value="68" calcext:value-type="float">
            <text:p>68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53]-[.B152]" office:value-type="float" office:value="1" calcext:value-type="float">
            <text:p>1</text:p>
          </table:table-cell>
          <table:table-cell table:formula="of:=[.C153]-[.C1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1-29</text:p>
          </table:table-cell>
          <table:table-cell office:value-type="float" office:value="66" calcext:value-type="float">
            <text:p>66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54]-[.B153]" office:value-type="float" office:value="-2" calcext:value-type="float">
            <text:p>-2</text:p>
          </table:table-cell>
          <table:table-cell table:formula="of:=[.C154]-[.C15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1-30</text:p>
          </table:table-cell>
          <table:table-cell office:value-type="float" office:value="67" calcext:value-type="float">
            <text:p>67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55]-[.B154]" office:value-type="float" office:value="1" calcext:value-type="float">
            <text:p>1</text:p>
          </table:table-cell>
          <table:table-cell table:formula="of:=[.C155]-[.C154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2-1</text:p>
          </table:table-cell>
          <table:table-cell office:value-type="float" office:value="62" calcext:value-type="float">
            <text:p>62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56]-[.B155]" office:value-type="float" office:value="-5" calcext:value-type="float">
            <text:p>-5</text:p>
          </table:table-cell>
          <table:table-cell table:formula="of:=[.C156]-[.C155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2-2</text:p>
          </table:table-cell>
          <table:table-cell office:value-type="float" office:value="62" calcext:value-type="float">
            <text:p>6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57]-[.B156]" office:value-type="float" office:value="0" calcext:value-type="float">
            <text:p>0</text:p>
          </table:table-cell>
          <table:table-cell table:formula="of:=[.C157]-[.C156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2-3</text:p>
          </table:table-cell>
          <table:table-cell office:value-type="float" office:value="68" calcext:value-type="float">
            <text:p>68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58]-[.B157]" office:value-type="float" office:value="6" calcext:value-type="float">
            <text:p>6</text:p>
          </table:table-cell>
          <table:table-cell table:formula="of:=[.C158]-[.C157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2-4</text:p>
          </table:table-cell>
          <table:table-cell office:value-type="float" office:value="64" calcext:value-type="float">
            <text:p>64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59]-[.B158]" office:value-type="float" office:value="-4" calcext:value-type="float">
            <text:p>-4</text:p>
          </table:table-cell>
          <table:table-cell table:formula="of:=[.C159]-[.C1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2-5</text:p>
          </table:table-cell>
          <table:table-cell office:value-type="float" office:value="65" calcext:value-type="float">
            <text:p>65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60]-[.B159]" office:value-type="float" office:value="1" calcext:value-type="float">
            <text:p>1</text:p>
          </table:table-cell>
          <table:table-cell table:formula="of:=[.C160]-[.C1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2-6</text:p>
          </table:table-cell>
          <table:table-cell office:value-type="float" office:value="64" calcext:value-type="float">
            <text:p>64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61]-[.B160]" office:value-type="float" office:value="-1" calcext:value-type="float">
            <text:p>-1</text:p>
          </table:table-cell>
          <table:table-cell table:formula="of:=[.C161]-[.C16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2-7</text:p>
          </table:table-cell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62]-[.B161]" office:value-type="float" office:value="0" calcext:value-type="float">
            <text:p>0</text:p>
          </table:table-cell>
          <table:table-cell table:formula="of:=[.C162]-[.C161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2-8</text:p>
          </table:table-cell>
          <table:table-cell office:value-type="float" office:value="66" calcext:value-type="float">
            <text:p>66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63]-[.B162]" office:value-type="float" office:value="2" calcext:value-type="float">
            <text:p>2</text:p>
          </table:table-cell>
          <table:table-cell table:formula="of:=[.C163]-[.C162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2-9</text:p>
          </table:table-cell>
          <table:table-cell office:value-type="float" office:value="66" calcext:value-type="float">
            <text:p>66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64]-[.B163]" office:value-type="float" office:value="0" calcext:value-type="float">
            <text:p>0</text:p>
          </table:table-cell>
          <table:table-cell table:formula="of:=[.C164]-[.C1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2-10</text:p>
          </table:table-cell>
          <table:table-cell office:value-type="float" office:value="66" calcext:value-type="float">
            <text:p>66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65]-[.B164]" office:value-type="float" office:value="0" calcext:value-type="float">
            <text:p>0</text:p>
          </table:table-cell>
          <table:table-cell table:formula="of:=[.C165]-[.C16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2-11</text:p>
          </table:table-cell>
          <table:table-cell office:value-type="float" office:value="66" calcext:value-type="float">
            <text:p>66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66]-[.B165]" office:value-type="float" office:value="0" calcext:value-type="float">
            <text:p>0</text:p>
          </table:table-cell>
          <table:table-cell table:formula="of:=[.C166]-[.C1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2-12</text:p>
          </table:table-cell>
          <table:table-cell office:value-type="float" office:value="68" calcext:value-type="float">
            <text:p>68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67]-[.B166]" office:value-type="float" office:value="2" calcext:value-type="float">
            <text:p>2</text:p>
          </table:table-cell>
          <table:table-cell table:formula="of:=[.C167]-[.C16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2-13</text:p>
          </table:table-cell>
          <table:table-cell office:value-type="float" office:value="59" calcext:value-type="float">
            <text:p>59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68]-[.B167]" office:value-type="float" office:value="-9" calcext:value-type="float">
            <text:p>-9</text:p>
          </table:table-cell>
          <table:table-cell table:formula="of:=[.C168]-[.C16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2-14</text:p>
          </table:table-cell>
          <table:table-cell office:value-type="float" office:value="55" calcext:value-type="float">
            <text:p>55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69]-[.B168]" office:value-type="float" office:value="-4" calcext:value-type="float">
            <text:p>-4</text:p>
          </table:table-cell>
          <table:table-cell table:formula="of:=[.C169]-[.C16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2-15</text:p>
          </table:table-cell>
          <table:table-cell office:value-type="float" office:value="55" calcext:value-type="float">
            <text:p>55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70]-[.B169]" office:value-type="float" office:value="0" calcext:value-type="float">
            <text:p>0</text:p>
          </table:table-cell>
          <table:table-cell table:formula="of:=[.C170]-[.C16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2-16</text:p>
          </table:table-cell>
          <table:table-cell office:value-type="float" office:value="57" calcext:value-type="float">
            <text:p>57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71]-[.B170]" office:value-type="float" office:value="2" calcext:value-type="float">
            <text:p>2</text:p>
          </table:table-cell>
          <table:table-cell table:formula="of:=[.C171]-[.C17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2-17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72]-[.B171]" office:value-type="float" office:value="-1" calcext:value-type="float">
            <text:p>-1</text:p>
          </table:table-cell>
          <table:table-cell table:formula="of:=[.C172]-[.C17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2-18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73]-[.B172]" office:value-type="float" office:value="0" calcext:value-type="float">
            <text:p>0</text:p>
          </table:table-cell>
          <table:table-cell table:formula="of:=[.C173]-[.C17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2-19</text:p>
          </table:table-cell>
          <table:table-cell office:value-type="float" office:value="55" calcext:value-type="float">
            <text:p>55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74]-[.B173]" office:value-type="float" office:value="-1" calcext:value-type="float">
            <text:p>-1</text:p>
          </table:table-cell>
          <table:table-cell table:formula="of:=[.C174]-[.C17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2-20</text:p>
          </table:table-cell>
          <table:table-cell office:value-type="float" office:value="56" calcext:value-type="float">
            <text:p>56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75]-[.B174]" office:value-type="float" office:value="1" calcext:value-type="float">
            <text:p>1</text:p>
          </table:table-cell>
          <table:table-cell table:formula="of:=[.C175]-[.C174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2-21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76]-[.B175]" office:value-type="float" office:value="0" calcext:value-type="float">
            <text:p>0</text:p>
          </table:table-cell>
          <table:table-cell table:formula="of:=[.C176]-[.C175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2-22</text:p>
          </table:table-cell>
          <table:table-cell office:value-type="float" office:value="57" calcext:value-type="float">
            <text:p>57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77]-[.B176]" office:value-type="float" office:value="1" calcext:value-type="float">
            <text:p>1</text:p>
          </table:table-cell>
          <table:table-cell table:formula="of:=[.C177]-[.C17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2-23</text:p>
          </table:table-cell>
          <table:table-cell office:value-type="float" office:value="58" calcext:value-type="float">
            <text:p>58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78]-[.B177]" office:value-type="float" office:value="1" calcext:value-type="float">
            <text:p>1</text:p>
          </table:table-cell>
          <table:table-cell table:formula="of:=[.C178]-[.C177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2-24</text:p>
          </table:table-cell>
          <table:table-cell office:value-type="float" office:value="55" calcext:value-type="float">
            <text:p>55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79]-[.B178]" office:value-type="float" office:value="-3" calcext:value-type="float">
            <text:p>-3</text:p>
          </table:table-cell>
          <table:table-cell table:formula="of:=[.C179]-[.C178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2-25</text:p>
          </table:table-cell>
          <table:table-cell office:value-type="float" office:value="55" calcext:value-type="float">
            <text:p>55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80]-[.B179]" office:value-type="float" office:value="0" calcext:value-type="float">
            <text:p>0</text:p>
          </table:table-cell>
          <table:table-cell table:formula="of:=[.C180]-[.C1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2-26</text:p>
          </table:table-cell>
          <table:table-cell office:value-type="float" office:value="48" calcext:value-type="float">
            <text:p>48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81]-[.B180]" office:value-type="float" office:value="-7" calcext:value-type="float">
            <text:p>-7</text:p>
          </table:table-cell>
          <table:table-cell table:formula="of:=[.C181]-[.C180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2-27</text:p>
          </table:table-cell>
          <table:table-cell office:value-type="float" office:value="48" calcext:value-type="float">
            <text:p>48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82]-[.B181]" office:value-type="float" office:value="0" calcext:value-type="float">
            <text:p>0</text:p>
          </table:table-cell>
          <table:table-cell table:formula="of:=[.C182]-[.C181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2-28</text:p>
          </table:table-cell>
          <table:table-cell office:value-type="float" office:value="48" calcext:value-type="float">
            <text:p>48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83]-[.B182]" office:value-type="float" office:value="0" calcext:value-type="float">
            <text:p>0</text:p>
          </table:table-cell>
          <table:table-cell table:formula="of:=[.C183]-[.C1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2-29</text:p>
          </table:table-cell>
          <table:table-cell office:value-type="float" office:value="49" calcext:value-type="float">
            <text:p>49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84]-[.B183]" office:value-type="float" office:value="1" calcext:value-type="float">
            <text:p>1</text:p>
          </table:table-cell>
          <table:table-cell table:formula="of:=[.C184]-[.C18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2-30</text:p>
          </table:table-cell>
          <table:table-cell office:value-type="float" office:value="50" calcext:value-type="float">
            <text:p>50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85]-[.B184]" office:value-type="float" office:value="1" calcext:value-type="float">
            <text:p>1</text:p>
          </table:table-cell>
          <table:table-cell table:formula="of:=[.C185]-[.C18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4-12-31</text:p>
          </table:table-cell>
          <table:table-cell office:value-type="float" office:value="43" calcext:value-type="float">
            <text:p>43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86]-[.B185]" office:value-type="float" office:value="-7" calcext:value-type="float">
            <text:p>-7</text:p>
          </table:table-cell>
          <table:table-cell table:formula="of:=[.C186]-[.C18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1-1</text:p>
          </table:table-cell>
          <table:table-cell office:value-type="float" office:value="41" calcext:value-type="float">
            <text:p>41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87]-[.B186]" office:value-type="float" office:value="-2" calcext:value-type="float">
            <text:p>-2</text:p>
          </table:table-cell>
          <table:table-cell table:formula="of:=[.C187]-[.C18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1-2</text:p>
          </table:table-cell>
          <table:table-cell office:value-type="float" office:value="43" calcext:value-type="float">
            <text:p>43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88]-[.B187]" office:value-type="float" office:value="2" calcext:value-type="float">
            <text:p>2</text:p>
          </table:table-cell>
          <table:table-cell table:formula="of:=[.C188]-[.C18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1-3</text:p>
          </table:table-cell>
          <table:table-cell office:value-type="float" office:value="44" calcext:value-type="float">
            <text:p>44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89]-[.B188]" office:value-type="float" office:value="1" calcext:value-type="float">
            <text:p>1</text:p>
          </table:table-cell>
          <table:table-cell table:formula="of:=[.C189]-[.C18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1-4</text:p>
          </table:table-cell>
          <table:table-cell office:value-type="float" office:value="50" calcext:value-type="float">
            <text:p>50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90]-[.B189]" office:value-type="float" office:value="6" calcext:value-type="float">
            <text:p>6</text:p>
          </table:table-cell>
          <table:table-cell table:formula="of:=[.C190]-[.C18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1-5</text:p>
          </table:table-cell>
          <table:table-cell office:value-type="float" office:value="57" calcext:value-type="float">
            <text:p>57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91]-[.B190]" office:value-type="float" office:value="7" calcext:value-type="float">
            <text:p>7</text:p>
          </table:table-cell>
          <table:table-cell table:formula="of:=[.C191]-[.C19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1-6</text:p>
          </table:table-cell>
          <table:table-cell office:value-type="float" office:value="62" calcext:value-type="float">
            <text:p>62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92]-[.B191]" office:value-type="float" office:value="5" calcext:value-type="float">
            <text:p>5</text:p>
          </table:table-cell>
          <table:table-cell table:formula="of:=[.C192]-[.C19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1-7</text:p>
          </table:table-cell>
          <table:table-cell office:value-type="float" office:value="64" calcext:value-type="float">
            <text:p>64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93]-[.B192]" office:value-type="float" office:value="2" calcext:value-type="float">
            <text:p>2</text:p>
          </table:table-cell>
          <table:table-cell table:formula="of:=[.C193]-[.C19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1-8</text:p>
          </table:table-cell>
          <table:table-cell office:value-type="float" office:value="63" calcext:value-type="float">
            <text:p>63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94]-[.B193]" office:value-type="float" office:value="-1" calcext:value-type="float">
            <text:p>-1</text:p>
          </table:table-cell>
          <table:table-cell table:formula="of:=[.C194]-[.C19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1-9</text:p>
          </table:table-cell>
          <table:table-cell office:value-type="float" office:value="63" calcext:value-type="float">
            <text:p>63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95]-[.B194]" office:value-type="float" office:value="0" calcext:value-type="float">
            <text:p>0</text:p>
          </table:table-cell>
          <table:table-cell table:formula="of:=[.C195]-[.C19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1-10</text:p>
          </table:table-cell>
          <table:table-cell office:value-type="float" office:value="60" calcext:value-type="float">
            <text:p>60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96]-[.B195]" office:value-type="float" office:value="-3" calcext:value-type="float">
            <text:p>-3</text:p>
          </table:table-cell>
          <table:table-cell table:formula="of:=[.C196]-[.C19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1-11</text:p>
          </table:table-cell>
          <table:table-cell office:value-type="float" office:value="63" calcext:value-type="float">
            <text:p>63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97]-[.B196]" office:value-type="float" office:value="3" calcext:value-type="float">
            <text:p>3</text:p>
          </table:table-cell>
          <table:table-cell table:formula="of:=[.C197]-[.C19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1-12</text:p>
          </table:table-cell>
          <table:table-cell office:value-type="float" office:value="62" calcext:value-type="float">
            <text:p>62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98]-[.B197]" office:value-type="float" office:value="-1" calcext:value-type="float">
            <text:p>-1</text:p>
          </table:table-cell>
          <table:table-cell table:formula="of:=[.C198]-[.C19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1-13</text:p>
          </table:table-cell>
          <table:table-cell office:value-type="float" office:value="57" calcext:value-type="float">
            <text:p>57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199]-[.B198]" office:value-type="float" office:value="-5" calcext:value-type="float">
            <text:p>-5</text:p>
          </table:table-cell>
          <table:table-cell table:formula="of:=[.C199]-[.C19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1-14</text:p>
          </table:table-cell>
          <table:table-cell office:value-type="float" office:value="57" calcext:value-type="float">
            <text:p>57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200]-[.B199]" office:value-type="float" office:value="0" calcext:value-type="float">
            <text:p>0</text:p>
          </table:table-cell>
          <table:table-cell table:formula="of:=[.C200]-[.C199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1-15</text:p>
          </table:table-cell>
          <table:table-cell office:value-type="float" office:value="60" calcext:value-type="float">
            <text:p>60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201]-[.B200]" office:value-type="float" office:value="3" calcext:value-type="float">
            <text:p>3</text:p>
          </table:table-cell>
          <table:table-cell table:formula="of:=[.C201]-[.C200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1-16</text:p>
          </table:table-cell>
          <table:table-cell office:value-type="float" office:value="62" calcext:value-type="float">
            <text:p>62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202]-[.B201]" office:value-type="float" office:value="2" calcext:value-type="float">
            <text:p>2</text:p>
          </table:table-cell>
          <table:table-cell table:formula="of:=[.C202]-[.C20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1-17</text:p>
          </table:table-cell>
          <table:table-cell office:value-type="float" office:value="60" calcext:value-type="float">
            <text:p>60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203]-[.B202]" office:value-type="float" office:value="-2" calcext:value-type="float">
            <text:p>-2</text:p>
          </table:table-cell>
          <table:table-cell table:formula="of:=[.C203]-[.C2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1-18</text:p>
          </table:table-cell>
          <table:table-cell office:value-type="float" office:value="62" calcext:value-type="float">
            <text:p>62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204]-[.B203]" office:value-type="float" office:value="2" calcext:value-type="float">
            <text:p>2</text:p>
          </table:table-cell>
          <table:table-cell table:formula="of:=[.C204]-[.C20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1-19</text:p>
          </table:table-cell>
          <table:table-cell office:value-type="float" office:value="63" calcext:value-type="float">
            <text:p>63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205]-[.B204]" office:value-type="float" office:value="1" calcext:value-type="float">
            <text:p>1</text:p>
          </table:table-cell>
          <table:table-cell table:formula="of:=[.C205]-[.C20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1-20</text:p>
          </table:table-cell>
          <table:table-cell office:value-type="float" office:value="62" calcext:value-type="float">
            <text:p>62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206]-[.B205]" office:value-type="float" office:value="-1" calcext:value-type="float">
            <text:p>-1</text:p>
          </table:table-cell>
          <table:table-cell table:formula="of:=[.C206]-[.C20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1-21</text:p>
          </table:table-cell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207]-[.B206]" office:value-type="float" office:value="2" calcext:value-type="float">
            <text:p>2</text:p>
          </table:table-cell>
          <table:table-cell table:formula="of:=[.C207]-[.C206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1-22</text:p>
          </table:table-cell>
          <table:table-cell office:value-type="float" office:value="57" calcext:value-type="float">
            <text:p>57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208]-[.B207]" office:value-type="float" office:value="-7" calcext:value-type="float">
            <text:p>-7</text:p>
          </table:table-cell>
          <table:table-cell table:formula="of:=[.C208]-[.C207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1-23</text:p>
          </table:table-cell>
          <table:table-cell office:value-type="float" office:value="54" calcext:value-type="float">
            <text:p>54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209]-[.B208]" office:value-type="float" office:value="-3" calcext:value-type="float">
            <text:p>-3</text:p>
          </table:table-cell>
          <table:table-cell table:formula="of:=[.C209]-[.C20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1-24</text:p>
          </table:table-cell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210]-[.B209]" office:value-type="float" office:value="10" calcext:value-type="float">
            <text:p>10</text:p>
          </table:table-cell>
          <table:table-cell table:formula="of:=[.C210]-[.C209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1-25</text:p>
          </table:table-cell>
          <table:table-cell office:value-type="float" office:value="63" calcext:value-type="float">
            <text:p>63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211]-[.B210]" office:value-type="float" office:value="-1" calcext:value-type="float">
            <text:p>-1</text:p>
          </table:table-cell>
          <table:table-cell table:formula="of:=[.C211]-[.C210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1-26</text:p>
          </table:table-cell>
          <table:table-cell office:value-type="float" office:value="62" calcext:value-type="float">
            <text:p>62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212]-[.B211]" office:value-type="float" office:value="-1" calcext:value-type="float">
            <text:p>-1</text:p>
          </table:table-cell>
          <table:table-cell table:formula="of:=[.C212]-[.C2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1-27</text:p>
          </table:table-cell>
          <table:table-cell office:value-type="float" office:value="64" calcext:value-type="float">
            <text:p>64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213]-[.B212]" office:value-type="float" office:value="2" calcext:value-type="float">
            <text:p>2</text:p>
          </table:table-cell>
          <table:table-cell table:formula="of:=[.C213]-[.C2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1-28</text:p>
          </table:table-cell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214]-[.B213]" office:value-type="float" office:value="0" calcext:value-type="float">
            <text:p>0</text:p>
          </table:table-cell>
          <table:table-cell table:formula="of:=[.C214]-[.C213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1-29</text:p>
          </table:table-cell>
          <table:table-cell office:value-type="float" office:value="65" calcext:value-type="float">
            <text:p>65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215]-[.B214]" office:value-type="float" office:value="1" calcext:value-type="float">
            <text:p>1</text:p>
          </table:table-cell>
          <table:table-cell table:formula="of:=[.C215]-[.C214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1-30</text:p>
          </table:table-cell>
          <table:table-cell office:value-type="float" office:value="58" calcext:value-type="float">
            <text:p>58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216]-[.B215]" office:value-type="float" office:value="-7" calcext:value-type="float">
            <text:p>-7</text:p>
          </table:table-cell>
          <table:table-cell table:formula="of:=[.C216]-[.C2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1-31</text:p>
          </table:table-cell>
          <table:table-cell office:value-type="float" office:value="57" calcext:value-type="float">
            <text:p>57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217]-[.B216]" office:value-type="float" office:value="-1" calcext:value-type="float">
            <text:p>-1</text:p>
          </table:table-cell>
          <table:table-cell table:formula="of:=[.C217]-[.C2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2-1</text:p>
          </table:table-cell>
          <table:table-cell office:value-type="float" office:value="60" calcext:value-type="float">
            <text:p>60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218]-[.B217]" office:value-type="float" office:value="3" calcext:value-type="float">
            <text:p>3</text:p>
          </table:table-cell>
          <table:table-cell table:formula="of:=[.C218]-[.C2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2-2</text:p>
          </table:table-cell>
          <table:table-cell office:value-type="float" office:value="61" calcext:value-type="float">
            <text:p>61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219]-[.B218]" office:value-type="float" office:value="1" calcext:value-type="float">
            <text:p>1</text:p>
          </table:table-cell>
          <table:table-cell table:formula="of:=[.C219]-[.C2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2-3</text:p>
          </table:table-cell>
          <table:table-cell office:value-type="float" office:value="63" calcext:value-type="float">
            <text:p>63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220]-[.B219]" office:value-type="float" office:value="2" calcext:value-type="float">
            <text:p>2</text:p>
          </table:table-cell>
          <table:table-cell table:formula="of:=[.C220]-[.C2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2-4</text:p>
          </table:table-cell>
          <table:table-cell office:value-type="float" office:value="65" calcext:value-type="float">
            <text:p>65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221]-[.B220]" office:value-type="float" office:value="2" calcext:value-type="float">
            <text:p>2</text:p>
          </table:table-cell>
          <table:table-cell table:formula="of:=[.C221]-[.C220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2-5</text:p>
          </table:table-cell>
          <table:table-cell office:value-type="float" office:value="67" calcext:value-type="float">
            <text:p>67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222]-[.B221]" office:value-type="float" office:value="2" calcext:value-type="float">
            <text:p>2</text:p>
          </table:table-cell>
          <table:table-cell table:formula="of:=[.C222]-[.C221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2-6</text:p>
          </table:table-cell>
          <table:table-cell office:value-type="float" office:value="69" calcext:value-type="float">
            <text:p>69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223]-[.B222]" office:value-type="float" office:value="2" calcext:value-type="float">
            <text:p>2</text:p>
          </table:table-cell>
          <table:table-cell table:formula="of:=[.C223]-[.C2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2-7</text:p>
          </table:table-cell>
          <table:table-cell office:value-type="float" office:value="67" calcext:value-type="float">
            <text:p>67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224]-[.B223]" office:value-type="float" office:value="-2" calcext:value-type="float">
            <text:p>-2</text:p>
          </table:table-cell>
          <table:table-cell table:formula="of:=[.C224]-[.C2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2-8</text:p>
          </table:table-cell>
          <table:table-cell office:value-type="float" office:value="69" calcext:value-type="float">
            <text:p>69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225]-[.B224]" office:value-type="float" office:value="2" calcext:value-type="float">
            <text:p>2</text:p>
          </table:table-cell>
          <table:table-cell table:formula="of:=[.C225]-[.C22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2-9</text:p>
          </table:table-cell>
          <table:table-cell office:value-type="float" office:value="69" calcext:value-type="float">
            <text:p>69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226]-[.B225]" office:value-type="float" office:value="0" calcext:value-type="float">
            <text:p>0</text:p>
          </table:table-cell>
          <table:table-cell table:formula="of:=[.C226]-[.C22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2-10</text:p>
          </table:table-cell>
          <table:table-cell office:value-type="float" office:value="70" calcext:value-type="float">
            <text:p>70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227]-[.B226]" office:value-type="float" office:value="1" calcext:value-type="float">
            <text:p>1</text:p>
          </table:table-cell>
          <table:table-cell table:formula="of:=[.C227]-[.C2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2-11</text:p>
          </table:table-cell>
          <table:table-cell office:value-type="float" office:value="68" calcext:value-type="float">
            <text:p>68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228]-[.B227]" office:value-type="float" office:value="-2" calcext:value-type="float">
            <text:p>-2</text:p>
          </table:table-cell>
          <table:table-cell table:formula="of:=[.C228]-[.C2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2-12</text:p>
          </table:table-cell>
          <table:table-cell office:value-type="float" office:value="68" calcext:value-type="float">
            <text:p>68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229]-[.B228]" office:value-type="float" office:value="0" calcext:value-type="float">
            <text:p>0</text:p>
          </table:table-cell>
          <table:table-cell table:formula="of:=[.C229]-[.C228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2-13</text:p>
          </table:table-cell>
          <table:table-cell office:value-type="float" office:value="68" calcext:value-type="float">
            <text:p>68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230]-[.B229]" office:value-type="float" office:value="0" calcext:value-type="float">
            <text:p>0</text:p>
          </table:table-cell>
          <table:table-cell table:formula="of:=[.C230]-[.C229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2-14</text:p>
          </table:table-cell>
          <table:table-cell office:value-type="float" office:value="69" calcext:value-type="float">
            <text:p>69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231]-[.B230]" office:value-type="float" office:value="1" calcext:value-type="float">
            <text:p>1</text:p>
          </table:table-cell>
          <table:table-cell table:formula="of:=[.C231]-[.C230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2-15</text:p>
          </table:table-cell>
          <table:table-cell office:value-type="float" office:value="71" calcext:value-type="float">
            <text:p>71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232]-[.B231]" office:value-type="float" office:value="2" calcext:value-type="float">
            <text:p>2</text:p>
          </table:table-cell>
          <table:table-cell table:formula="of:=[.C232]-[.C231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2-16</text:p>
          </table:table-cell>
          <table:table-cell office:value-type="float" office:value="67" calcext:value-type="float">
            <text:p>67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233]-[.B232]" office:value-type="float" office:value="-4" calcext:value-type="float">
            <text:p>-4</text:p>
          </table:table-cell>
          <table:table-cell table:formula="of:=[.C233]-[.C2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2-17</text:p>
          </table:table-cell>
          <table:table-cell office:value-type="float" office:value="66" calcext:value-type="float">
            <text:p>66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234]-[.B233]" office:value-type="float" office:value="-1" calcext:value-type="float">
            <text:p>-1</text:p>
          </table:table-cell>
          <table:table-cell table:formula="of:=[.C234]-[.C233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2-18</text:p>
          </table:table-cell>
          <table:table-cell office:value-type="float" office:value="65" calcext:value-type="float">
            <text:p>65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235]-[.B234]" office:value-type="float" office:value="-1" calcext:value-type="float">
            <text:p>-1</text:p>
          </table:table-cell>
          <table:table-cell table:formula="of:=[.C235]-[.C234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2-19</text:p>
          </table:table-cell>
          <table:table-cell office:value-type="float" office:value="66" calcext:value-type="float">
            <text:p>66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236]-[.B235]" office:value-type="float" office:value="1" calcext:value-type="float">
            <text:p>1</text:p>
          </table:table-cell>
          <table:table-cell table:formula="of:=[.C236]-[.C235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2-20</text:p>
          </table:table-cell>
          <table:table-cell office:value-type="float" office:value="67" calcext:value-type="float">
            <text:p>67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237]-[.B236]" office:value-type="float" office:value="1" calcext:value-type="float">
            <text:p>1</text:p>
          </table:table-cell>
          <table:table-cell table:formula="of:=[.C237]-[.C2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2-21</text:p>
          </table:table-cell>
          <table:table-cell office:value-type="float" office:value="67" calcext:value-type="float">
            <text:p>67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238]-[.B237]" office:value-type="float" office:value="0" calcext:value-type="float">
            <text:p>0</text:p>
          </table:table-cell>
          <table:table-cell table:formula="of:=[.C238]-[.C2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2-22</text:p>
          </table:table-cell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239]-[.B238]" office:value-type="float" office:value="-3" calcext:value-type="float">
            <text:p>-3</text:p>
          </table:table-cell>
          <table:table-cell table:formula="of:=[.C239]-[.C2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2-23</text:p>
          </table:table-cell>
          <table:table-cell office:value-type="float" office:value="65" calcext:value-type="float">
            <text:p>65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240]-[.B239]" office:value-type="float" office:value="1" calcext:value-type="float">
            <text:p>1</text:p>
          </table:table-cell>
          <table:table-cell table:formula="of:=[.C240]-[.C239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2-24</text:p>
          </table:table-cell>
          <table:table-cell office:value-type="float" office:value="59" calcext:value-type="float">
            <text:p>59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241]-[.B240]" office:value-type="float" office:value="-6" calcext:value-type="float">
            <text:p>-6</text:p>
          </table:table-cell>
          <table:table-cell table:formula="of:=[.C241]-[.C240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2-25</text:p>
          </table:table-cell>
          <table:table-cell office:value-type="float" office:value="60" calcext:value-type="float">
            <text:p>60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242]-[.B241]" office:value-type="float" office:value="1" calcext:value-type="float">
            <text:p>1</text:p>
          </table:table-cell>
          <table:table-cell table:formula="of:=[.C242]-[.C2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2-26</text:p>
          </table:table-cell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243]-[.B242]" office:value-type="float" office:value="4" calcext:value-type="float">
            <text:p>4</text:p>
          </table:table-cell>
          <table:table-cell table:formula="of:=[.C243]-[.C2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2-27</text:p>
          </table:table-cell>
          <table:table-cell office:value-type="float" office:value="64" calcext:value-type="float">
            <text:p>64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244]-[.B243]" office:value-type="float" office:value="0" calcext:value-type="float">
            <text:p>0</text:p>
          </table:table-cell>
          <table:table-cell table:formula="of:=[.C244]-[.C243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2-28</text:p>
          </table:table-cell>
          <table:table-cell office:value-type="float" office:value="65" calcext:value-type="float">
            <text:p>65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245]-[.B244]" office:value-type="float" office:value="1" calcext:value-type="float">
            <text:p>1</text:p>
          </table:table-cell>
          <table:table-cell table:formula="of:=[.C245]-[.C244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3-1</text:p>
          </table:table-cell>
          <table:table-cell office:value-type="float" office:value="69" calcext:value-type="float">
            <text:p>69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246]-[.B245]" office:value-type="float" office:value="4" calcext:value-type="float">
            <text:p>4</text:p>
          </table:table-cell>
          <table:table-cell table:formula="of:=[.C246]-[.C2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3-2</text:p>
          </table:table-cell>
          <table:table-cell office:value-type="float" office:value="59" calcext:value-type="float">
            <text:p>59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247]-[.B246]" office:value-type="float" office:value="-10" calcext:value-type="float">
            <text:p>-10</text:p>
          </table:table-cell>
          <table:table-cell table:formula="of:=[.C247]-[.C2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3-3</text:p>
          </table:table-cell>
          <table:table-cell office:value-type="float" office:value="56" calcext:value-type="float">
            <text:p>56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248]-[.B247]" office:value-type="float" office:value="-3" calcext:value-type="float">
            <text:p>-3</text:p>
          </table:table-cell>
          <table:table-cell table:formula="of:=[.C248]-[.C2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3-4</text:p>
          </table:table-cell>
          <table:table-cell office:value-type="float" office:value="59" calcext:value-type="float">
            <text:p>59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249]-[.B248]" office:value-type="float" office:value="3" calcext:value-type="float">
            <text:p>3</text:p>
          </table:table-cell>
          <table:table-cell table:formula="of:=[.C249]-[.C24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3-5</text:p>
          </table:table-cell>
          <table:table-cell office:value-type="float" office:value="61" calcext:value-type="float">
            <text:p>61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250]-[.B249]" office:value-type="float" office:value="2" calcext:value-type="float">
            <text:p>2</text:p>
          </table:table-cell>
          <table:table-cell table:formula="of:=[.C250]-[.C249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3-6</text:p>
          </table:table-cell>
          <table:table-cell office:value-type="float" office:value="67" calcext:value-type="float">
            <text:p>67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251]-[.B250]" office:value-type="float" office:value="6" calcext:value-type="float">
            <text:p>6</text:p>
          </table:table-cell>
          <table:table-cell table:formula="of:=[.C251]-[.C250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3-7</text:p>
          </table:table-cell>
          <table:table-cell office:value-type="float" office:value="69" calcext:value-type="float">
            <text:p>69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252]-[.B251]" office:value-type="float" office:value="2" calcext:value-type="float">
            <text:p>2</text:p>
          </table:table-cell>
          <table:table-cell table:formula="of:=[.C252]-[.C25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3-8</text:p>
          </table:table-cell>
          <table:table-cell office:value-type="float" office:value="69" calcext:value-type="float">
            <text:p>69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253]-[.B252]" office:value-type="float" office:value="0" calcext:value-type="float">
            <text:p>0</text:p>
          </table:table-cell>
          <table:table-cell table:formula="of:=[.C253]-[.C252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3-9</text:p>
          </table:table-cell>
          <table:table-cell office:value-type="float" office:value="70" calcext:value-type="float">
            <text:p>70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254]-[.B253]" office:value-type="float" office:value="1" calcext:value-type="float">
            <text:p>1</text:p>
          </table:table-cell>
          <table:table-cell table:formula="of:=[.C254]-[.C253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3-10</text:p>
          </table:table-cell>
          <table:table-cell office:value-type="float" office:value="73" calcext:value-type="float">
            <text:p>73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255]-[.B254]" office:value-type="float" office:value="3" calcext:value-type="float">
            <text:p>3</text:p>
          </table:table-cell>
          <table:table-cell table:formula="of:=[.C255]-[.C25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3-11</text:p>
          </table:table-cell>
          <table:table-cell office:value-type="float" office:value="73" calcext:value-type="float">
            <text:p>73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256]-[.B255]" office:value-type="float" office:value="0" calcext:value-type="float">
            <text:p>0</text:p>
          </table:table-cell>
          <table:table-cell table:formula="of:=[.C256]-[.C255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3-12</text:p>
          </table:table-cell>
          <table:table-cell office:value-type="float" office:value="77" calcext:value-type="float">
            <text:p>77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257]-[.B256]" office:value-type="float" office:value="4" calcext:value-type="float">
            <text:p>4</text:p>
          </table:table-cell>
          <table:table-cell table:formula="of:=[.C257]-[.C256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3-13</text:p>
          </table:table-cell>
          <table:table-cell office:value-type="float" office:value="74" calcext:value-type="float">
            <text:p>74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258]-[.B257]" office:value-type="float" office:value="-3" calcext:value-type="float">
            <text:p>-3</text:p>
          </table:table-cell>
          <table:table-cell table:formula="of:=[.C258]-[.C25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3-14</text:p>
          </table:table-cell>
          <table:table-cell office:value-type="float" office:value="76" calcext:value-type="float">
            <text:p>76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259]-[.B258]" office:value-type="float" office:value="2" calcext:value-type="float">
            <text:p>2</text:p>
          </table:table-cell>
          <table:table-cell table:formula="of:=[.C259]-[.C258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3-15</text:p>
          </table:table-cell>
          <table:table-cell office:value-type="float" office:value="76" calcext:value-type="float">
            <text:p>76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260]-[.B259]" office:value-type="float" office:value="0" calcext:value-type="float">
            <text:p>0</text:p>
          </table:table-cell>
          <table:table-cell table:formula="of:=[.C260]-[.C259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3-16</text:p>
          </table:table-cell>
          <table:table-cell office:value-type="float" office:value="78" calcext:value-type="float">
            <text:p>78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261]-[.B260]" office:value-type="float" office:value="2" calcext:value-type="float">
            <text:p>2</text:p>
          </table:table-cell>
          <table:table-cell table:formula="of:=[.C261]-[.C26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3-17</text:p>
          </table:table-cell>
          <table:table-cell office:value-type="float" office:value="78" calcext:value-type="float">
            <text:p>78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262]-[.B261]" office:value-type="float" office:value="0" calcext:value-type="float">
            <text:p>0</text:p>
          </table:table-cell>
          <table:table-cell table:formula="of:=[.C262]-[.C261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3-18</text:p>
          </table:table-cell>
          <table:table-cell office:value-type="float" office:value="72" calcext:value-type="float">
            <text:p>72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263]-[.B262]" office:value-type="float" office:value="-6" calcext:value-type="float">
            <text:p>-6</text:p>
          </table:table-cell>
          <table:table-cell table:formula="of:=[.C263]-[.C26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3-19</text:p>
          </table:table-cell>
          <table:table-cell office:value-type="float" office:value="65" calcext:value-type="float">
            <text:p>65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B264]-[.B263]" office:value-type="float" office:value="-7" calcext:value-type="float">
            <text:p>-7</text:p>
          </table:table-cell>
          <table:table-cell table:formula="of:=[.C264]-[.C263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3-20</text:p>
          </table:table-cell>
          <table:table-cell office:value-type="float" office:value="71" calcext:value-type="float">
            <text:p>71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265]-[.B264]" office:value-type="float" office:value="6" calcext:value-type="float">
            <text:p>6</text:p>
          </table:table-cell>
          <table:table-cell table:formula="of:=[.C265]-[.C264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3-21</text:p>
          </table:table-cell>
          <table:table-cell office:value-type="float" office:value="73" calcext:value-type="float">
            <text:p>73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266]-[.B265]" office:value-type="float" office:value="2" calcext:value-type="float">
            <text:p>2</text:p>
          </table:table-cell>
          <table:table-cell table:formula="of:=[.C266]-[.C265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3-22</text:p>
          </table:table-cell>
          <table:table-cell office:value-type="float" office:value="75" calcext:value-type="float">
            <text:p>75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267]-[.B266]" office:value-type="float" office:value="2" calcext:value-type="float">
            <text:p>2</text:p>
          </table:table-cell>
          <table:table-cell table:formula="of:=[.C267]-[.C266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3-23</text:p>
          </table:table-cell>
          <table:table-cell office:value-type="float" office:value="75" calcext:value-type="float">
            <text:p>75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268]-[.B267]" office:value-type="float" office:value="0" calcext:value-type="float">
            <text:p>0</text:p>
          </table:table-cell>
          <table:table-cell table:formula="of:=[.C268]-[.C26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3-24</text:p>
          </table:table-cell>
          <table:table-cell office:value-type="float" office:value="73" calcext:value-type="float">
            <text:p>73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269]-[.B268]" office:value-type="float" office:value="-2" calcext:value-type="float">
            <text:p>-2</text:p>
          </table:table-cell>
          <table:table-cell table:formula="of:=[.C269]-[.C26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3-25</text:p>
          </table:table-cell>
          <table:table-cell office:value-type="float" office:value="75" calcext:value-type="float">
            <text:p>75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270]-[.B269]" office:value-type="float" office:value="2" calcext:value-type="float">
            <text:p>2</text:p>
          </table:table-cell>
          <table:table-cell table:formula="of:=[.C270]-[.C269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3-26</text:p>
          </table:table-cell>
          <table:table-cell office:value-type="float" office:value="77" calcext:value-type="float">
            <text:p>77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[.B271]-[.B270]" office:value-type="float" office:value="2" calcext:value-type="float">
            <text:p>2</text:p>
          </table:table-cell>
          <table:table-cell table:formula="of:=[.C271]-[.C270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3-27</text:p>
          </table:table-cell>
          <table:table-cell office:value-type="float" office:value="79" calcext:value-type="float">
            <text:p>79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272]-[.B271]" office:value-type="float" office:value="2" calcext:value-type="float">
            <text:p>2</text:p>
          </table:table-cell>
          <table:table-cell table:formula="of:=[.C272]-[.C271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3-28</text:p>
          </table:table-cell>
          <table:table-cell office:value-type="float" office:value="80" calcext:value-type="float">
            <text:p>80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273]-[.B272]" office:value-type="float" office:value="1" calcext:value-type="float">
            <text:p>1</text:p>
          </table:table-cell>
          <table:table-cell table:formula="of:=[.C273]-[.C27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3-29</text:p>
          </table:table-cell>
          <table:table-cell office:value-type="float" office:value="81" calcext:value-type="float">
            <text:p>81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274]-[.B273]" office:value-type="float" office:value="1" calcext:value-type="float">
            <text:p>1</text:p>
          </table:table-cell>
          <table:table-cell table:formula="of:=[.C274]-[.C27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3-30</text:p>
          </table:table-cell>
          <table:table-cell office:value-type="float" office:value="83" calcext:value-type="float">
            <text:p>83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275]-[.B274]" office:value-type="float" office:value="2" calcext:value-type="float">
            <text:p>2</text:p>
          </table:table-cell>
          <table:table-cell table:formula="of:=[.C275]-[.C27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3-31</text:p>
          </table:table-cell>
          <table:table-cell office:value-type="float" office:value="82" calcext:value-type="float">
            <text:p>8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276]-[.B275]" office:value-type="float" office:value="-1" calcext:value-type="float">
            <text:p>-1</text:p>
          </table:table-cell>
          <table:table-cell table:formula="of:=[.C276]-[.C27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4-1</text:p>
          </table:table-cell>
          <table:table-cell office:value-type="float" office:value="79" calcext:value-type="float">
            <text:p>79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277]-[.B276]" office:value-type="float" office:value="-3" calcext:value-type="float">
            <text:p>-3</text:p>
          </table:table-cell>
          <table:table-cell table:formula="of:=[.C277]-[.C27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4-2</text:p>
          </table:table-cell>
          <table:table-cell office:value-type="float" office:value="76" calcext:value-type="float">
            <text:p>76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[.B278]-[.B277]" office:value-type="float" office:value="-3" calcext:value-type="float">
            <text:p>-3</text:p>
          </table:table-cell>
          <table:table-cell table:formula="of:=[.C278]-[.C277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4-3</text:p>
          </table:table-cell>
          <table:table-cell office:value-type="float" office:value="73" calcext:value-type="float">
            <text:p>73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279]-[.B278]" office:value-type="float" office:value="-3" calcext:value-type="float">
            <text:p>-3</text:p>
          </table:table-cell>
          <table:table-cell table:formula="of:=[.C279]-[.C278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4-4</text:p>
          </table:table-cell>
          <table:table-cell office:value-type="float" office:value="76" calcext:value-type="float">
            <text:p>76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280]-[.B279]" office:value-type="float" office:value="3" calcext:value-type="float">
            <text:p>3</text:p>
          </table:table-cell>
          <table:table-cell table:formula="of:=[.C280]-[.C2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4-5</text:p>
          </table:table-cell>
          <table:table-cell office:value-type="float" office:value="75" calcext:value-type="float">
            <text:p>75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[.B281]-[.B280]" office:value-type="float" office:value="-1" calcext:value-type="float">
            <text:p>-1</text:p>
          </table:table-cell>
          <table:table-cell table:formula="of:=[.C281]-[.C280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4-6</text:p>
          </table:table-cell>
          <table:table-cell office:value-type="float" office:value="74" calcext:value-type="float">
            <text:p>74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282]-[.B281]" office:value-type="float" office:value="-1" calcext:value-type="float">
            <text:p>-1</text:p>
          </table:table-cell>
          <table:table-cell table:formula="of:=[.C282]-[.C281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4-7</text:p>
          </table:table-cell>
          <table:table-cell office:value-type="float" office:value="71" calcext:value-type="float">
            <text:p>71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283]-[.B282]" office:value-type="float" office:value="-3" calcext:value-type="float">
            <text:p>-3</text:p>
          </table:table-cell>
          <table:table-cell table:formula="of:=[.C283]-[.C2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4-8</text:p>
          </table:table-cell>
          <table:table-cell office:value-type="float" office:value="70" calcext:value-type="float">
            <text:p>70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[.B284]-[.B283]" office:value-type="float" office:value="-1" calcext:value-type="float">
            <text:p>-1</text:p>
          </table:table-cell>
          <table:table-cell table:formula="of:=[.C284]-[.C283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4-9</text:p>
          </table:table-cell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285]-[.B284]" office:value-type="float" office:value="-1" calcext:value-type="float">
            <text:p>-1</text:p>
          </table:table-cell>
          <table:table-cell table:formula="of:=[.C285]-[.C284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4-10</text:p>
          </table:table-cell>
          <table:table-cell office:value-type="float" office:value="72" calcext:value-type="float">
            <text:p>72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[.B286]-[.B285]" office:value-type="float" office:value="3" calcext:value-type="float">
            <text:p>3</text:p>
          </table:table-cell>
          <table:table-cell table:formula="of:=[.C286]-[.C285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4-11</text:p>
          </table:table-cell>
          <table:table-cell office:value-type="float" office:value="73" calcext:value-type="float">
            <text:p>73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[.B287]-[.B286]" office:value-type="float" office:value="1" calcext:value-type="float">
            <text:p>1</text:p>
          </table:table-cell>
          <table:table-cell table:formula="of:=[.C287]-[.C28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4-12</text:p>
          </table:table-cell>
          <table:table-cell office:value-type="float" office:value="76" calcext:value-type="float">
            <text:p>76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[.B288]-[.B287]" office:value-type="float" office:value="3" calcext:value-type="float">
            <text:p>3</text:p>
          </table:table-cell>
          <table:table-cell table:formula="of:=[.C288]-[.C28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4-13</text:p>
          </table:table-cell>
          <table:table-cell office:value-type="float" office:value="77" calcext:value-type="float">
            <text:p>77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[.B289]-[.B288]" office:value-type="float" office:value="1" calcext:value-type="float">
            <text:p>1</text:p>
          </table:table-cell>
          <table:table-cell table:formula="of:=[.C289]-[.C28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4-14</text:p>
          </table:table-cell>
          <table:table-cell office:value-type="float" office:value="81" calcext:value-type="float">
            <text:p>81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[.B290]-[.B289]" office:value-type="float" office:value="4" calcext:value-type="float">
            <text:p>4</text:p>
          </table:table-cell>
          <table:table-cell table:formula="of:=[.C290]-[.C28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4-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91]-[.B290]" office:value-type="float" office:value="-6" calcext:value-type="float">
            <text:p>-6</text:p>
          </table:table-cell>
          <table:table-cell table:formula="of:=[.C291]-[.C290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4-16</text:p>
          </table:table-cell>
          <table:table-cell office:value-type="float" office:value="66" calcext:value-type="float">
            <text:p>66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[.B292]-[.B291]" office:value-type="float" office:value="-9" calcext:value-type="float">
            <text:p>-9</text:p>
          </table:table-cell>
          <table:table-cell table:formula="of:=[.C292]-[.C291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4-17</text:p>
          </table:table-cell>
          <table:table-cell office:value-type="float" office:value="69" calcext:value-type="float">
            <text:p>69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[.B293]-[.B292]" office:value-type="float" office:value="3" calcext:value-type="float">
            <text:p>3</text:p>
          </table:table-cell>
          <table:table-cell table:formula="of:=[.C293]-[.C29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4-1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94]-[.B293]" office:value-type="float" office:value="6" calcext:value-type="float">
            <text:p>6</text:p>
          </table:table-cell>
          <table:table-cell table:formula="of:=[.C294]-[.C293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4-19</text:p>
          </table:table-cell>
          <table:table-cell office:value-type="float" office:value="77" calcext:value-type="float">
            <text:p>77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[.B295]-[.B294]" office:value-type="float" office:value="2" calcext:value-type="float">
            <text:p>2</text:p>
          </table:table-cell>
          <table:table-cell table:formula="of:=[.C295]-[.C294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4-20</text:p>
          </table:table-cell>
          <table:table-cell office:value-type="float" office:value="79" calcext:value-type="float">
            <text:p>79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[.B296]-[.B295]" office:value-type="float" office:value="2" calcext:value-type="float">
            <text:p>2</text:p>
          </table:table-cell>
          <table:table-cell table:formula="of:=[.C296]-[.C29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4-2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97]-[.B296]" office:value-type="float" office:value="-1" calcext:value-type="float">
            <text:p>-1</text:p>
          </table:table-cell>
          <table:table-cell table:formula="of:=[.C297]-[.C296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4-22</text:p>
          </table:table-cell>
          <table:table-cell office:value-type="float" office:value="77" calcext:value-type="float">
            <text:p>77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[.B298]-[.B297]" office:value-type="float" office:value="-1" calcext:value-type="float">
            <text:p>-1</text:p>
          </table:table-cell>
          <table:table-cell table:formula="of:=[.C298]-[.C297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4-2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99]-[.B298]" office:value-type="float" office:value="-4" calcext:value-type="float">
            <text:p>-4</text:p>
          </table:table-cell>
          <table:table-cell table:formula="of:=[.C299]-[.C298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4-2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00]-[.B299]" office:value-type="float" office:value="-3" calcext:value-type="float">
            <text:p>-3</text:p>
          </table:table-cell>
          <table:table-cell table:formula="of:=[.C300]-[.C29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4-25</text:p>
          </table:table-cell>
          <table:table-cell office:value-type="float" office:value="69" calcext:value-type="float">
            <text:p>69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[.B301]-[.B300]" office:value-type="float" office:value="-1" calcext:value-type="float">
            <text:p>-1</text:p>
          </table:table-cell>
          <table:table-cell table:formula="of:=[.C301]-[.C300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4-2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02]-[.B301]" office:value-type="float" office:value="-4" calcext:value-type="float">
            <text:p>-4</text:p>
          </table:table-cell>
          <table:table-cell table:formula="of:=[.C302]-[.C301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4-27</text:p>
          </table:table-cell>
          <table:table-cell office:value-type="float" office:value="72" calcext:value-type="float">
            <text:p>72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[.B303]-[.B302]" office:value-type="float" office:value="7" calcext:value-type="float">
            <text:p>7</text:p>
          </table:table-cell>
          <table:table-cell table:formula="of:=[.C303]-[.C302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4-28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04]-[.B303]" office:value-type="float" office:value="9" calcext:value-type="float">
            <text:p>9</text:p>
          </table:table-cell>
          <table:table-cell table:formula="of:=[.C304]-[.C303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4-29</text:p>
          </table:table-cell>
          <table:table-cell office:value-type="float" office:value="84" calcext:value-type="float">
            <text:p>84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[.B305]-[.B304]" office:value-type="float" office:value="3" calcext:value-type="float">
            <text:p>3</text:p>
          </table:table-cell>
          <table:table-cell table:formula="of:=[.C305]-[.C304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4-3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06]-[.B305]" office:value-type="float" office:value="1" calcext:value-type="float">
            <text:p>1</text:p>
          </table:table-cell>
          <table:table-cell table:formula="of:=[.C306]-[.C305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5-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07]-[.B306]" office:value-type="float" office:value="1" calcext:value-type="float">
            <text:p>1</text:p>
          </table:table-cell>
          <table:table-cell table:formula="of:=[.C307]-[.C3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5-2</text:p>
          </table:table-cell>
          <table:table-cell office:value-type="float" office:value="85" calcext:value-type="float">
            <text:p>85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[.B308]-[.B307]" office:value-type="float" office:value="-1" calcext:value-type="float">
            <text:p>-1</text:p>
          </table:table-cell>
          <table:table-cell table:formula="of:=[.C308]-[.C307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5-3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09]-[.B308]" office:value-type="float" office:value="1" calcext:value-type="float">
            <text:p>1</text:p>
          </table:table-cell>
          <table:table-cell table:formula="of:=[.C309]-[.C308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5-4</text:p>
          </table:table-cell>
          <table:table-cell office:value-type="float" office:value="75" calcext:value-type="float">
            <text:p>75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[.B310]-[.B309]" office:value-type="float" office:value="-11" calcext:value-type="float">
            <text:p>-11</text:p>
          </table:table-cell>
          <table:table-cell table:formula="of:=[.C310]-[.C309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5-5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11]-[.B310]" office:value-type="float" office:value="2" calcext:value-type="float">
            <text:p>2</text:p>
          </table:table-cell>
          <table:table-cell table:formula="of:=[.C311]-[.C310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5-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12]-[.B311]" office:value-type="float" office:value="3" calcext:value-type="float">
            <text:p>3</text:p>
          </table:table-cell>
          <table:table-cell table:formula="of:=[.C312]-[.C3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5-7</text:p>
          </table:table-cell>
          <table:table-cell office:value-type="float" office:value="76" calcext:value-type="float">
            <text:p>76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[.B313]-[.B312]" office:value-type="float" office:value="-4" calcext:value-type="float">
            <text:p>-4</text:p>
          </table:table-cell>
          <table:table-cell table:formula="of:=[.C313]-[.C312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5-8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14]-[.B313]" office:value-type="float" office:value="-8" calcext:value-type="float">
            <text:p>-8</text:p>
          </table:table-cell>
          <table:table-cell table:formula="of:=[.C314]-[.C313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5-9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15]-[.B314]" office:value-type="float" office:value="-1" calcext:value-type="float">
            <text:p>-1</text:p>
          </table:table-cell>
          <table:table-cell table:formula="of:=[.C315]-[.C3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5-10</text:p>
          </table:table-cell>
          <table:table-cell office:value-type="float" office:value="75" calcext:value-type="float">
            <text:p>75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[.B316]-[.B315]" office:value-type="float" office:value="8" calcext:value-type="float">
            <text:p>8</text:p>
          </table:table-cell>
          <table:table-cell table:formula="of:=[.C316]-[.C315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5-1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17]-[.B316]" office:value-type="float" office:value="7" calcext:value-type="float">
            <text:p>7</text:p>
          </table:table-cell>
          <table:table-cell table:formula="of:=[.C317]-[.C316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5-12</text:p>
          </table:table-cell>
          <table:table-cell office:value-type="float" office:value="81" calcext:value-type="float">
            <text:p>81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[.B318]-[.B317]" office:value-type="float" office:value="-1" calcext:value-type="float">
            <text:p>-1</text:p>
          </table:table-cell>
          <table:table-cell table:formula="of:=[.C318]-[.C317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5-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19]-[.B318]" office:value-type="float" office:value="-1" calcext:value-type="float">
            <text:p>-1</text:p>
          </table:table-cell>
          <table:table-cell table:formula="of:=[.C319]-[.C318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5-1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20]-[.B319]" office:value-type="float" office:value="-1" calcext:value-type="float">
            <text:p>-1</text:p>
          </table:table-cell>
          <table:table-cell table:formula="of:=[.C320]-[.C3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5-15</text:p>
          </table:table-cell>
          <table:table-cell office:value-type="float" office:value="67" calcext:value-type="float">
            <text:p>67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[.B321]-[.B320]" office:value-type="float" office:value="-12" calcext:value-type="float">
            <text:p>-12</text:p>
          </table:table-cell>
          <table:table-cell table:formula="of:=[.C321]-[.C320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5-1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22]-[.B321]" office:value-type="float" office:value="-1" calcext:value-type="float">
            <text:p>-1</text:p>
          </table:table-cell>
          <table:table-cell table:formula="of:=[.C322]-[.C321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5-17</text:p>
          </table:table-cell>
          <table:table-cell office:value-type="float" office:value="75" calcext:value-type="float">
            <text:p>75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[.B323]-[.B322]" office:value-type="float" office:value="9" calcext:value-type="float">
            <text:p>9</text:p>
          </table:table-cell>
          <table:table-cell table:formula="of:=[.C323]-[.C322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5-1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24]-[.B323]" office:value-type="float" office:value="3" calcext:value-type="float">
            <text:p>3</text:p>
          </table:table-cell>
          <table:table-cell table:formula="of:=[.C324]-[.C323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5-19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25]-[.B324]" office:value-type="float" office:value="-2" calcext:value-type="float">
            <text:p>-2</text:p>
          </table:table-cell>
          <table:table-cell table:formula="of:=[.C325]-[.C32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5-20</text:p>
          </table:table-cell>
          <table:table-cell office:value-type="float" office:value="80" calcext:value-type="float">
            <text:p>80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[.B326]-[.B325]" office:value-type="float" office:value="4" calcext:value-type="float">
            <text:p>4</text:p>
          </table:table-cell>
          <table:table-cell table:formula="of:=[.C326]-[.C325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5-2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27]-[.B326]" office:value-type="float" office:value="2" calcext:value-type="float">
            <text:p>2</text:p>
          </table:table-cell>
          <table:table-cell table:formula="of:=[.C327]-[.C326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5-2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28]-[.B327]" office:value-type="float" office:value="-8" calcext:value-type="float">
            <text:p>-8</text:p>
          </table:table-cell>
          <table:table-cell table:formula="of:=[.C328]-[.C3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5-23</text:p>
          </table:table-cell>
          <table:table-cell office:value-type="float" office:value="74" calcext:value-type="float">
            <text:p>74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[.B329]-[.B328]" office:value-type="float" office:value="0" calcext:value-type="float">
            <text:p>0</text:p>
          </table:table-cell>
          <table:table-cell table:formula="of:=[.C329]-[.C328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5-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30]-[.B329]" office:value-type="float" office:value="2" calcext:value-type="float">
            <text:p>2</text:p>
          </table:table-cell>
          <table:table-cell table:formula="of:=[.C330]-[.C329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5-2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31]-[.B330]" office:value-type="float" office:value="4" calcext:value-type="float">
            <text:p>4</text:p>
          </table:table-cell>
          <table:table-cell table:formula="of:=[.C331]-[.C3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5-26</text:p>
          </table:table-cell>
          <table:table-cell office:value-type="float" office:value="84" calcext:value-type="float">
            <text:p>84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[.B332]-[.B331]" office:value-type="float" office:value="4" calcext:value-type="float">
            <text:p>4</text:p>
          </table:table-cell>
          <table:table-cell table:formula="of:=[.C332]-[.C331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5-2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33]-[.B332]" office:value-type="float" office:value="1" calcext:value-type="float">
            <text:p>1</text:p>
          </table:table-cell>
          <table:table-cell table:formula="of:=[.C333]-[.C332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5-2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34]-[.B333]" office:value-type="float" office:value="0" calcext:value-type="float">
            <text:p>0</text:p>
          </table:table-cell>
          <table:table-cell table:formula="of:=[.C334]-[.C3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5-2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35]-[.B334]" office:value-type="float" office:value="3" calcext:value-type="float">
            <text:p>3</text:p>
          </table:table-cell>
          <table:table-cell table:formula="of:=[.C335]-[.C33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5-30</text:p>
          </table:table-cell>
          <table:table-cell office:value-type="float" office:value="90" calcext:value-type="float">
            <text:p>90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[.B336]-[.B335]" office:value-type="float" office:value="2" calcext:value-type="float">
            <text:p>2</text:p>
          </table:table-cell>
          <table:table-cell table:formula="of:=[.C336]-[.C335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5-3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37]-[.B336]" office:value-type="float" office:value="3" calcext:value-type="float">
            <text:p>3</text:p>
          </table:table-cell>
          <table:table-cell table:formula="of:=[.C337]-[.C336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6-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38]-[.B337]" office:value-type="float" office:value="-1" calcext:value-type="float">
            <text:p>-1</text:p>
          </table:table-cell>
          <table:table-cell table:formula="of:=[.C338]-[.C3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6-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39]-[.B338]" office:value-type="float" office:value="-2" calcext:value-type="float">
            <text:p>-2</text:p>
          </table:table-cell>
          <table:table-cell table:formula="of:=[.C339]-[.C3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6-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40]-[.B339]" office:value-type="float" office:value="-2" calcext:value-type="float">
            <text:p>-2</text:p>
          </table:table-cell>
          <table:table-cell table:formula="of:=[.C340]-[.C3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6-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41]-[.B340]" office:value-type="float" office:value="-3" calcext:value-type="float">
            <text:p>-3</text:p>
          </table:table-cell>
          <table:table-cell table:formula="of:=[.C341]-[.C3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6-5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42]-[.B341]" office:value-type="float" office:value="-4" calcext:value-type="float">
            <text:p>-4</text:p>
          </table:table-cell>
          <table:table-cell table:formula="of:=[.C342]-[.C3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6-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43]-[.B342]" office:value-type="float" office:value="4" calcext:value-type="float">
            <text:p>4</text:p>
          </table:table-cell>
          <table:table-cell table:formula="of:=[.C343]-[.C3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6-7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44]-[.B343]" office:value-type="float" office:value="1" calcext:value-type="float">
            <text:p>1</text:p>
          </table:table-cell>
          <table:table-cell table:formula="of:=[.C344]-[.C34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6-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45]-[.B344]" office:value-type="float" office:value="6" calcext:value-type="float">
            <text:p>6</text:p>
          </table:table-cell>
          <table:table-cell table:formula="of:=[.C345]-[.C3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6-9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46]-[.B345]" office:value-type="float" office:value="-3" calcext:value-type="float">
            <text:p>-3</text:p>
          </table:table-cell>
          <table:table-cell table:formula="of:=[.C346]-[.C3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6-1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47]-[.B346]" office:value-type="float" office:value="-1" calcext:value-type="float">
            <text:p>-1</text:p>
          </table:table-cell>
          <table:table-cell table:formula="of:=[.C347]-[.C3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6-1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48]-[.B347]" office:value-type="float" office:value="3" calcext:value-type="float">
            <text:p>3</text:p>
          </table:table-cell>
          <table:table-cell table:formula="of:=[.C348]-[.C3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6-1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49]-[.B348]" office:value-type="float" office:value="0" calcext:value-type="float">
            <text:p>0</text:p>
          </table:table-cell>
          <table:table-cell table:formula="of:=[.C349]-[.C34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6-1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50]-[.B349]" office:value-type="float" office:value="2" calcext:value-type="float">
            <text:p>2</text:p>
          </table:table-cell>
          <table:table-cell table:formula="of:=[.C350]-[.C34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6-1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51]-[.B350]" office:value-type="float" office:value="2" calcext:value-type="float">
            <text:p>2</text:p>
          </table:table-cell>
          <table:table-cell table:formula="of:=[.C351]-[.C3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6-1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52]-[.B351]" office:value-type="float" office:value="4" calcext:value-type="float">
            <text:p>4</text:p>
          </table:table-cell>
          <table:table-cell table:formula="of:=[.C352]-[.C35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6-1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53]-[.B352]" office:value-type="float" office:value="0" calcext:value-type="float">
            <text:p>0</text:p>
          </table:table-cell>
          <table:table-cell table:formula="of:=[.C353]-[.C3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6-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54]-[.B353]" office:value-type="float" office:value="1" calcext:value-type="float">
            <text:p>1</text:p>
          </table:table-cell>
          <table:table-cell table:formula="of:=[.C354]-[.C35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6-18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[.B355]-[.B354]" office:value-type="float" office:value="1" calcext:value-type="float">
            <text:p>1</text:p>
          </table:table-cell>
          <table:table-cell table:formula="of:=[.C355]-[.C354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6-1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56]-[.B355]" office:value-type="float" office:value="-1" calcext:value-type="float">
            <text:p>-1</text:p>
          </table:table-cell>
          <table:table-cell table:formula="of:=[.C356]-[.C355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6-2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57]-[.B356]" office:value-type="float" office:value="-4" calcext:value-type="float">
            <text:p>-4</text:p>
          </table:table-cell>
          <table:table-cell table:formula="of:=[.C357]-[.C35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6-2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58]-[.B357]" office:value-type="float" office:value="3" calcext:value-type="float">
            <text:p>3</text:p>
          </table:table-cell>
          <table:table-cell table:formula="of:=[.C358]-[.C35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6-22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59]-[.B358]" office:value-type="float" office:value="-2" calcext:value-type="float">
            <text:p>-2</text:p>
          </table:table-cell>
          <table:table-cell table:formula="of:=[.C359]-[.C3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6-2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60]-[.B359]" office:value-type="float" office:value="2" calcext:value-type="float">
            <text:p>2</text:p>
          </table:table-cell>
          <table:table-cell table:formula="of:=[.C360]-[.C3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6-2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61]-[.B360]" office:value-type="float" office:value="1" calcext:value-type="float">
            <text:p>1</text:p>
          </table:table-cell>
          <table:table-cell table:formula="of:=[.C361]-[.C36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6-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62]-[.B361]" office:value-type="float" office:value="0" calcext:value-type="float">
            <text:p>0</text:p>
          </table:table-cell>
          <table:table-cell table:formula="of:=[.C362]-[.C3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6-2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63]-[.B362]" office:value-type="float" office:value="-2" calcext:value-type="float">
            <text:p>-2</text:p>
          </table:table-cell>
          <table:table-cell table:formula="of:=[.C363]-[.C36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6-2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64]-[.B363]" office:value-type="float" office:value="1" calcext:value-type="float">
            <text:p>1</text:p>
          </table:table-cell>
          <table:table-cell table:formula="of:=[.C364]-[.C3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6-28</text:p>
          </table:table-cell>
          <table:table-cell office:value-type="float" office:value="99" calcext:value-type="float">
            <text:p>99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[.B365]-[.B364]" office:value-type="float" office:value="0" calcext:value-type="float">
            <text:p>0</text:p>
          </table:table-cell>
          <table:table-cell table:formula="of:=[.C365]-[.C364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6-29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66]-[.B365]" office:value-type="float" office:value="-1" calcext:value-type="float">
            <text:p>-1</text:p>
          </table:table-cell>
          <table:table-cell table:formula="of:=[.C366]-[.C365]" office:value-type="float" office:value="-0.01" calcext:value-type="float">
            <text:p>-0,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015-6-3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67]-[.B366]" office:value-type="float" office:value="-2" calcext:value-type="float">
            <text:p>-2</text:p>
          </table:table-cell>
          <table:table-cell table:formula="of:=[.C367]-[.C36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table:formula="of:=MIN([.E4:.E367])" office:value-type="float" office:value="-13" calcext:value-type="float">
            <text:p>-13</text:p>
          </table:table-cell>
          <table:table-cell table:formula="of:=MIN([.F4:.F367])" office:value-type="float" office:value="-0.02" calcext:value-type="float">
            <text:p>-0,0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ax</text:p>
          </table:table-cell>
          <table:table-cell table:formula="of:=MAX([.E4:.E367])" office:value-type="float" office:value="10" calcext:value-type="float">
            <text:p>10</text:p>
          </table:table-cell>
          <table:table-cell table:formula="of:=MAX([.F4:.F367])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počet prvků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počt bitů na aritmetické kodování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number-rows-repeated="10482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četnost.A2:četnost.B6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0" number:grouping="true"/>
    </number:number-style>
    <number:number-style style:name="N109">
      <number:number number: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.00.0000</text:date>, <text:time style:data-style-name="N2" text:time-value="15:39:52.937990316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8T08:16:22.836107541</dc:date>
    <meta:generator>LibreOffice/4.2.8.2$Linux_X86_64 LibreOffice_project/420m0$Build-2</meta:generator>
    <meta:editing-duration>PT18H3M24S</meta:editing-duration>
    <meta:editing-cycles>6</meta:editing-cycles>
    <meta:document-statistic meta:table-count="5" meta:cell-count="4734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4.074cm" svg:height="7.412cm" xlink:href=".." xlink:type="simple" chart:class="chart:line" chart:style-name="ch1">
        <chart:legend chart:legend-position="end" svg:x="39.82cm" svg:y="3.407cm" style:legend-expansion="high" chart:style-name="ch2"/>
        <chart:plot-area chart:style-name="ch3" table:cell-range-address="naměřeno.A1:naměřeno.B366" chart:data-source-has-labels="both" svg:x="0.881cm" svg:y="0.148cm" svg:width="38.058cm" svg:height="7.116cm">
          <chartooo:coordinate-region svg:x="1.959cm" svg:y="0.347cm" svg:width="36.98cm" svg:height="5.189cm"/>
          <chart:axis chart:dimension="x" chart:name="primary-x" chart:style-name="ch4" chartooo:axis-type="auto">
            <chartooo:date-scale/>
            <chart:categories table:cell-range-address="naměřeno.A2:naměřeno.A3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aměřeno.B2:naměřeno.B366" chart:label-cell-address="naměřeno.B1:naměřeno.B1" chart:class="chart:line">
            <chart:data-point chart:repeated="3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_mean_temp</text:p>
                <draw:g>
                  <svg:desc>naměřeno.B1:naměřeno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4-7-1</text:p>
                <draw:g>
                  <svg:desc>naměřeno.A2:naměřeno.A366</svg:desc>
                </draw:g>
              </table:table-cell>
              <table:table-cell office:value-type="float" office:value="98">
                <text:p>98</text:p>
                <draw:g>
                  <svg:desc>naměřeno.B2:naměřeno.B366</svg:desc>
                </draw:g>
              </table:table-cell>
            </table:table-row>
            <table:table-row>
              <table:table-cell office:value-type="string">
                <text:p>2014-7-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4-7-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4-7-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4-7-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4-7-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4-7-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4-7-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4-7-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4-7-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4-7-1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4-7-1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4-7-1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4-7-1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4-7-1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4-7-1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4-7-1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4-7-1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4-7-1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4-7-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4-7-2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4-7-2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4-7-2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4-7-2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4-7-2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4-7-2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4-7-2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4-7-2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4-7-2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4-7-3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4-7-3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4-8-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4-8-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4-8-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4-8-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4-8-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4-8-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4-8-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4-8-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4-8-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4-8-1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4-8-1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4-8-1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4-8-1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4-8-1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4-8-1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4-8-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4-8-1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4-8-1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4-8-1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4-8-2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4-8-2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4-8-2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4-8-2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4-8-2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4-8-2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4-8-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4-8-2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4-8-2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4-8-2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4-8-3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4-8-3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4-9-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4-9-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4-9-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4-9-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4-9-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4-9-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4-9-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4-9-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4-9-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4-9-1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4-9-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4-9-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4-9-1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4-9-1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4-9-1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4-9-1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4-9-1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4-9-1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4-9-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4-9-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4-9-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4-9-2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4-9-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4-9-2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4-9-2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4-9-2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4-9-2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4-9-2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4-9-2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4-9-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4-10-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4-10-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4-10-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4-10-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4-10-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4-10-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4-10-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4-10-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4-10-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4-10-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4-10-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4-10-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4-10-1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4-10-1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4-10-1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4-10-1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4-10-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4-10-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4-10-1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4-10-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4-10-2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4-10-2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4-10-2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4-10-2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4-10-2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4-10-2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4-10-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4-10-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4-10-2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4-10-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4-10-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4-11-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4-11-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4-11-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4-11-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4-11-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4-11-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4-11-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4-11-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4-11-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4-11-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4-11-1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4-11-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4-11-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4-11-1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4-11-1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4-11-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4-11-1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4-11-1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14-11-1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4-11-2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14-11-2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14-11-2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4-11-2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14-11-2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4-11-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4-11-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4-11-2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4-11-2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4-11-2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4-11-3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4-12-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4-12-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4-12-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4-12-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4-12-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14-12-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4-12-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4-12-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4-12-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4-12-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4-12-1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4-12-1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4-12-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4-12-1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14-12-1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14-12-1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4-12-1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4-12-1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4-12-1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14-12-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4-12-2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4-12-2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4-12-2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4-12-2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14-12-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14-12-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4-12-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4-12-2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4-12-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4-12-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4-12-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-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5-1-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-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1-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5-1-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5-1-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5-1-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5-1-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15-1-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15-1-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15-1-1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15-1-1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5-1-1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5-1-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5-1-1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15-1-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5-1-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15-1-1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5-1-1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15-1-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5-1-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5-1-2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5-1-2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5-1-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5-1-2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15-1-2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5-1-2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5-1-2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5-1-2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15-1-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5-1-3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5-2-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15-2-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15-2-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15-2-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15-2-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5-2-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5-2-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5-2-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5-2-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5-2-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5-2-1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5-2-1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5-2-1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5-2-1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5-2-1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5-2-1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5-2-1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5-2-1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15-2-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5-2-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5-2-2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5-2-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5-2-2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15-2-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5-2-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15-2-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5-2-2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5-2-2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15-3-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5-3-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5-3-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5-3-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5-3-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15-3-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5-3-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5-3-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5-3-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5-3-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5-3-1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5-3-1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5-3-1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5-3-1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5-3-1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5-3-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5-3-1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5-3-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5-3-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15-3-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5-3-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5-3-2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5-3-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5-3-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5-3-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5-3-2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5-3-2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5-3-2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5-3-2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5-3-3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5-3-3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5-4-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5-4-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5-4-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5-4-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5-4-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5-4-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5-4-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5-4-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5-4-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5-4-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5-4-1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5-4-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5-4-1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5-4-1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5-4-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5-4-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5-4-1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5-4-1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5-4-1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5-4-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5-4-2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5-4-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5-4-2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5-4-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5-4-2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5-4-2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15-4-2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5-4-2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5-4-2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5-4-3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5-5-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5-5-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5-5-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5-5-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5-5-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5-5-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5-5-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5-5-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5-5-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5-5-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5-5-1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5-5-1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5-5-1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5-5-1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5-5-1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5-5-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5-5-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5-5-1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5-5-1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5-5-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5-5-2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5-5-2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5-5-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5-5-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5-5-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5-5-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5-5-2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5-5-2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5-5-2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5-5-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5-5-3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5-6-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5-6-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5-6-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5-6-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5-6-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5-6-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5-6-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5-6-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5-6-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5-6-1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5-6-1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5-6-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5-6-1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5-6-1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5-6-1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5-6-1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5-6-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5-6-1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5-6-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5-6-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5-6-2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5-6-2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5-6-2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5-6-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5-6-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5-6-2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5-6-2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5-6-2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5-6-2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5-6-30</text:p>
              </table:table-cell>
              <table:table-cell office:value-type="float" office:value="96">
                <text:p>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209cm" svg:height="7.412cm" xlink:href=".." xlink:type="simple" chart:class="chart:line" chart:style-name="ch1">
        <chart:legend chart:legend-position="end" svg:x="35.664cm" svg:y="3.407cm" style:legend-expansion="high" chart:style-name="ch2"/>
        <chart:plot-area chart:style-name="ch3" table:cell-range-address="naměřeno.A2:naměřeno.A366 naměřeno.C1:naměřeno.C366" chart:data-source-has-labels="both" svg:x="0.804cm" svg:y="0.148cm" svg:width="34.056cm" svg:height="7.116cm">
          <chartooo:coordinate-region svg:x="1.882cm" svg:y="0.347cm" svg:width="32.978cm" svg:height="5.189cm"/>
          <chart:axis chart:dimension="x" chart:name="primary-x" chart:style-name="ch4" chartooo:axis-type="auto">
            <chartooo:date-scale/>
            <chart:categories table:cell-range-address="naměřeno.A2:naměřeno.A3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aměřeno.C2:naměřeno.C366" chart:label-cell-address="naměřeno.C1:naměřeno.C1" chart:class="chart:line">
            <chart:data-point chart:repeated="3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_precipitation</text:p>
                <draw:g>
                  <svg:desc>naměřeno.C1:naměřeno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4-7-1</text:p>
                <draw:g>
                  <svg:desc>naměřeno.A2:naměřeno.A366</svg:desc>
                </draw:g>
              </table:table-cell>
              <table:table-cell office:value-type="float" office:value="0.02">
                <text:p>0.02</text:p>
                <draw:g>
                  <svg:desc>naměřeno.C2:naměřeno.C366</svg:desc>
                </draw:g>
              </table:table-cell>
            </table:table-row>
            <table:table-row>
              <table:table-cell office:value-type="string">
                <text:p>2014-7-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4-7-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7-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7-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7-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7-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7-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7-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7-1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7-1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7-1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7-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7-1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4-7-1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4-7-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4-7-1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4-7-1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4-7-1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4-7-2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4-7-2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14-7-2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4-7-2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4-7-2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4-7-2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14-7-2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4-7-2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4-7-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14-7-2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4-7-3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4-7-3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4-8-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8-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4-8-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4-8-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8-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4-8-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8-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4-8-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8-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8-1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4-8-1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8-1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8-1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4-8-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8-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8-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8-1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8-1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8-1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8-2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4-8-2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8-2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8-2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8-2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4-8-2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8-2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8-2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8-2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8-2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8-3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8-3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9-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9-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9-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9-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9-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9-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9-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9-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9-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9-1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9-1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9-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9-1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9-1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9-1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9-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9-1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4-9-1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9-1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9-2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9-2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9-2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9-2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9-2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9-2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4-9-2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9-2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9-2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9-2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9-3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0-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0-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0-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0-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0-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0-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0-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0-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0-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0-1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4-10-1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0-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0-1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0-1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0-1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0-1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4-10-1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0-1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0-1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0-2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0-2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0-2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0-2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4-10-2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0-2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0-2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0-2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0-2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4-10-2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0-3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0-3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1-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1-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1-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1-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1-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1-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1-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1-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1-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1-1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1-1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4-11-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1-1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1-1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1-1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1-1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1-1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4-11-1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1-1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1-2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11-2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1-2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1-2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11-2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11-2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11-2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1-2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11-2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11-2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11-3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2-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12-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2-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12-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12-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12-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12-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2-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12-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12-1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12-1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12-1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12-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12-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12-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12-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12-1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12-1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12-1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12-2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2-2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12-2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12-2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2-2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12-2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12-2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4-12-2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12-2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12-2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12-3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4-12-3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1-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1-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1-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1-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1-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1-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1-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1-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1-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1-1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1-1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1-1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1-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1-1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5-1-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1-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1-1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1-1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1-1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1-2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1-2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5-1-2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1-2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1-2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5-1-2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1-2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1-2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1-2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5-1-2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1-3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1-3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2-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2-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2-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2-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5-2-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2-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2-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2-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2-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2-1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2-1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2-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5-2-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2-1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5-2-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2-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2-1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5-2-1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2-1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5-2-2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5-2-2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5-2-2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5-2-2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2-2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5-2-2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5-2-2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5-2-2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2-2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5-3-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5-3-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5-3-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5-3-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5-3-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3-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5-3-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5-3-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3-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5-3-1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5-3-1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3-1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5-3-1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5-3-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3-1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5-3-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5-3-1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3-1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3-1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5-3-2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3-2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5-3-2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3-2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3-2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3-2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5-3-2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5-3-2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5-3-2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5-3-2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5-3-3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5-3-3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5-4-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5-4-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5-4-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5-4-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5-4-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5-4-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5-4-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5-4-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5-4-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5-4-1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5-4-1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5-4-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5-4-1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5-4-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5-4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4-1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5-4-1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5-4-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4-1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5-4-2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5-4-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4-2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5-4-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4-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4-2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5-4-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4-2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5-4-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4-2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5-4-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5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5-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5-5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5-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5-5-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5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5-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5-5-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5-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5-1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5-5-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5-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5-5-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5-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5-1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5-5-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5-1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5-5-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5-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5-2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5-5-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5-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5-2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5-5-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5-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5-2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5-5-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5-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5-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5-3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5-5-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6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6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6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6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6-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6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6-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6-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6-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6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6-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6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6-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6-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6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6-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6-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6-1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5-6-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6-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6-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6-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6-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6-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6-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6-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6-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6-2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5-6-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6-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293cm" svg:height="4.809cm" xlink:href=".." xlink:type="simple" chart:class="chart:bar" chart:style-name="ch1">
        <chart:legend chart:legend-position="end" svg:x="11.95cm" svg:y="2.105cm" style:legend-expansion="high" chart:style-name="ch2"/>
        <chart:plot-area chart:style-name="ch3" table:cell-range-address="normalizace.K14:normalizace.K17 normalizace.N14:normalizace.N17" chart:data-source-has-labels="column" svg:x="0.285cm" svg:y="0.096cm" svg:width="11.38cm" svg:height="4.617cm">
          <chartooo:coordinate-region svg:x="1.568cm" svg:y="0.296cm" svg:width="9.988cm" svg:height="3.77cm"/>
          <chart:axis chart:dimension="x" chart:name="primary-x" chart:style-name="ch4" chartooo:axis-type="auto">
            <chartooo:date-scale/>
            <chart:categories table:cell-range-address="normalizace.K14:normalizace.K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ormalizace.N14:normalizace.N17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N</text:p>
              </table:table-cell>
            </table:table-row>
          </table:table-header-rows>
          <table:table-rows>
            <table:table-row>
              <table:table-cell office:value-type="string">
                <text:p>Shannon</text:p>
                <draw:g>
                  <svg:desc>normalizace.K14:normalizace.K17</svg:desc>
                </draw:g>
              </table:table-cell>
              <table:table-cell office:value-type="float" office:value="3075.86007221759">
                <text:p>3075.86007221759</text:p>
                <draw:g>
                  <svg:desc>normalizace.N14:normalizace.N17</svg:desc>
                </draw:g>
              </table:table-cell>
            </table:table-row>
            <table:table-row>
              <table:table-cell office:value-type="string">
                <text:p>Aritmetické</text:p>
              </table:table-cell>
              <table:table-cell office:value-type="float" office:value="5166">
                <text:p>5166</text:p>
              </table:table-cell>
            </table:table-row>
            <table:table-row>
              <table:table-cell office:value-type="string">
                <text:p>po bytech</text:p>
              </table:table-cell>
              <table:table-cell office:value-type="float" office:value="5904">
                <text:p>5904</text:p>
              </table:table-cell>
            </table:table-row>
            <table:table-row>
              <table:table-cell office:value-type="string">
                <text:p>Po 4 bytech (int)</text:p>
              </table:table-cell>
              <table:table-cell office:value-type="float" office:value="23616">
                <text:p>236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4.201cm" style:legend-expansion="high" chart:style-name="ch2"/>
        <chart:plot-area chart:style-name="ch3" table:cell-range-address="četnost.A2:četnost.B67" chart:data-source-has-labels="both" svg:x="0.32cm" svg:y="0.18cm" svg:width="13.467cm" svg:height="8.64cm">
          <chartooo:coordinate-region svg:x="0.941cm" svg:y="0.379cm" svg:width="12.757cm" svg:height="7.396cm"/>
          <chart:axis chart:dimension="x" chart:name="primary-x" chart:style-name="ch4" chartooo:axis-type="auto">
            <chartooo:date-scale/>
            <chart:categories table:cell-range-address="četnost.A3:četnost.A6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četnost.B3:četnost.B67" chart:label-cell-address="četnost.B2:četnost.B2" chart:class="chart:bar">
            <chart:data-point chart:repeated="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četnost</text:p>
                <draw:g>
                  <svg:desc>četnost.B2:četnost.B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četnost.A3:četnost.A67</svg:desc>
                </draw:g>
              </table:table-cell>
              <table:table-cell office:value-type="float" office:value="1">
                <text:p>1</text:p>
                <draw:g>
                  <svg:desc>četnost.B3:četnost.B67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4.201cm" style:legend-expansion="high" chart:style-name="ch2"/>
        <chart:plot-area chart:style-name="ch3" table:cell-range-address="četnost.K2:četnost.L9" chart:data-source-has-labels="both" svg:x="0.32cm" svg:y="0.18cm" svg:width="13.467cm" svg:height="8.64cm">
          <chartooo:coordinate-region svg:x="1.127cm" svg:y="0.379cm" svg:width="12.66cm" svg:height="7.794cm"/>
          <chart:axis chart:dimension="x" chart:name="primary-x" chart:style-name="ch4" chartooo:axis-type="auto">
            <chartooo:date-scale/>
            <chart:categories table:cell-range-address="četnost.K3:četnost.K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četnost.L3:četnost.L9" chart:label-cell-address="četnost.L2:četnost.L2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četnost</text:p>
                <draw:g>
                  <svg:desc>četnost.L2:četnost.L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četnost.K3:četnost.K9</svg:desc>
                </draw:g>
              </table:table-cell>
              <table:table-cell office:value-type="float" office:value="3">
                <text:p>3</text:p>
                <draw:g>
                  <svg:desc>četnost.L3:četnost.L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3cm" svg:height="9.006cm" xlink:href=".." xlink:type="simple" chart:class="chart:bar" chart:style-name="ch1">
        <chart:legend chart:legend-position="end" svg:x="13.379cm" svg:y="4.204cm" style:legend-expansion="high" chart:style-name="ch2"/>
        <chart:plot-area chart:style-name="ch3" table:cell-range-address="normalizace.K13:normalizace.K17 normalizace.N13:normalizace.N17" chart:data-source-has-labels="both" svg:x="0.32cm" svg:y="0.18cm" svg:width="12.739cm" svg:height="8.646cm">
          <chartooo:coordinate-region svg:x="1.603cm" svg:y="0.379cm" svg:width="11.456cm" svg:height="7.8cm"/>
          <chart:axis chart:dimension="x" chart:name="primary-x" chart:style-name="ch4" chartooo:axis-type="auto">
            <chartooo:date-scale/>
            <chart:categories table:cell-range-address="normalizace.K14:normalizace.K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ormalizace.N14:normalizace.N17" chart:label-cell-address="normalizace.N13:normalizace.N13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lkem  bitů</text:p>
                <draw:g>
                  <svg:desc>normalizace.N13:normalizace.N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hannon</text:p>
                <draw:g>
                  <svg:desc>normalizace.K14:normalizace.K17</svg:desc>
                </draw:g>
              </table:table-cell>
              <table:table-cell office:value-type="float" office:value="3075.86007221759">
                <text:p>3075.86007221759</text:p>
                <draw:g>
                  <svg:desc>normalizace.N14:normalizace.N17</svg:desc>
                </draw:g>
              </table:table-cell>
            </table:table-row>
            <table:table-row>
              <table:table-cell office:value-type="string">
                <text:p>Aritmetické</text:p>
              </table:table-cell>
              <table:table-cell office:value-type="float" office:value="5166">
                <text:p>5166</text:p>
              </table:table-cell>
            </table:table-row>
            <table:table-row>
              <table:table-cell office:value-type="string">
                <text:p>po bytech</text:p>
              </table:table-cell>
              <table:table-cell office:value-type="float" office:value="5904">
                <text:p>5904</text:p>
              </table:table-cell>
            </table:table-row>
            <table:table-row>
              <table:table-cell office:value-type="string">
                <text:p>Po 4 bytech (int)</text:p>
              </table:table-cell>
              <table:table-cell office:value-type="float" office:value="23616">
                <text:p>236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4cm" svg:height="9.006cm" xlink:href=".." xlink:type="simple" chart:class="chart:bar" chart:style-name="ch1">
        <chart:legend chart:legend-position="end" svg:x="13.195cm" svg:y="4.204cm" style:legend-expansion="high" chart:style-name="ch2"/>
        <chart:plot-area chart:style-name="ch3" table:cell-range-address="normalizace.K13:normalizace.K17 normalizace.O13:normalizace.O17" chart:data-source-has-labels="both" svg:x="0.32cm" svg:y="0.18cm" svg:width="12.555cm" svg:height="8.646cm">
          <chartooo:coordinate-region svg:x="0.756cm" svg:y="0.379cm" svg:width="12.119cm" svg:height="7.8cm"/>
          <chart:axis chart:dimension="x" chart:name="primary-x" chart:style-name="ch4" chartooo:axis-type="auto">
            <chartooo:date-scale/>
            <chart:categories table:cell-range-address="normalizace.K14:normalizace.K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ormalizace.O14:normalizace.O17" chart:label-cell-address="normalizace.O13:normalizace.O13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čet vysílání</text:p>
                <draw:g>
                  <svg:desc>normalizace.O13:normalizace.O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hannon</text:p>
                <draw:g>
                  <svg:desc>normalizace.K14:normalizace.K17</svg:desc>
                </draw:g>
              </table:table-cell>
              <table:table-cell office:value-type="float" office:value="0.750942400443746">
                <text:p>0.750942400443746</text:p>
                <draw:g>
                  <svg:desc>normalizace.O14:normalizace.O17</svg:desc>
                </draw:g>
              </table:table-cell>
            </table:table-row>
            <table:table-row>
              <table:table-cell office:value-type="string">
                <text:p>Aritmetické</text:p>
              </table:table-cell>
              <table:table-cell office:value-type="float" office:value="1.26123046875">
                <text:p>1.26123046875</text:p>
              </table:table-cell>
            </table:table-row>
            <table:table-row>
              <table:table-cell office:value-type="string">
                <text:p>po bytech</text:p>
              </table:table-cell>
              <table:table-cell office:value-type="float" office:value="1.44140625">
                <text:p>1.44140625</text:p>
              </table:table-cell>
            </table:table-row>
            <table:table-row>
              <table:table-cell office:value-type="string">
                <text:p>Po 4 bytech (int)</text:p>
              </table:table-cell>
              <table:table-cell office:value-type="float" office:value="5.765625">
                <text:p>5.7656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764cm" svg:height="9.006cm" xlink:href=".." xlink:type="simple" chart:class="chart:bar" chart:style-name="ch1">
        <chart:legend chart:legend-position="end" svg:x="28.945cm" svg:y="4.204cm" style:legend-expansion="high" chart:style-name="ch2"/>
        <chart:plot-area chart:style-name="ch3" table:cell-range-address="rozdílově.T9:rozdílově.T16 rozdílově.X9:rozdílově.X16" chart:data-source-has-labels="both" svg:x="0.635cm" svg:y="0.18cm" svg:width="27.675cm" svg:height="8.646cm">
          <chartooo:coordinate-region svg:x="1.362cm" svg:y="0.379cm" svg:width="26.948cm" svg:height="7.8cm"/>
          <chart:axis chart:dimension="x" chart:name="primary-x" chart:style-name="ch4" chartooo:axis-type="auto">
            <chartooo:date-scale/>
            <chart:categories table:cell-range-address="rozdílově.T10:rozdílově.T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ozdílově.X10:rozdílově.X16" chart:label-cell-address="rozdílově.X9:rozdílově.X9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čet vysílání</text:p>
                <draw:g>
                  <svg:desc>rozdílově.X9:rozdílově.X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hannon abs</text:p>
                <draw:g>
                  <svg:desc>rozdílově.T10:rozdílově.T16</svg:desc>
                </draw:g>
              </table:table-cell>
              <table:table-cell office:value-type="float" office:value="0.750942400443746">
                <text:p>0.750942400443746</text:p>
                <draw:g>
                  <svg:desc>rozdílově.X10:rozdílově.X16</svg:desc>
                </draw:g>
              </table:table-cell>
            </table:table-row>
            <table:table-row>
              <table:table-cell office:value-type="string">
                <text:p>Aritmetické abs</text:p>
              </table:table-cell>
              <table:table-cell office:value-type="float" office:value="1.26123046875">
                <text:p>1.26123046875</text:p>
              </table:table-cell>
            </table:table-row>
            <table:table-row>
              <table:table-cell office:value-type="string">
                <text:p>po bytech abs</text:p>
              </table:table-cell>
              <table:table-cell office:value-type="float" office:value="1.44140625">
                <text:p>1.44140625</text:p>
              </table:table-cell>
            </table:table-row>
            <table:table-row>
              <table:table-cell office:value-type="string">
                <text:p>Po 4 bytech (int)</text:p>
              </table:table-cell>
              <table:table-cell office:value-type="float" office:value="5.765625">
                <text:p>5.765625</text:p>
              </table:table-cell>
            </table:table-row>
            <table:table-row>
              <table:table-cell office:value-type="string">
                <text:p>Shannon rel</text:p>
              </table:table-cell>
              <table:table-cell office:value-type="float" office:value="0.460027909089541">
                <text:p>0.460027909089541</text:p>
              </table:table-cell>
            </table:table-row>
            <table:table-row>
              <table:table-cell office:value-type="string">
                <text:p>Aritmetické rel</text:p>
              </table:table-cell>
              <table:table-cell office:value-type="float" office:value="0.62646484375">
                <text:p>0.62646484375</text:p>
              </table:table-cell>
            </table:table-row>
            <table:table-row>
              <table:table-cell office:value-type="string">
                <text:p>po bytech rel</text:p>
              </table:table-cell>
              <table:table-cell office:value-type="float" office:value="1.42578125">
                <text:p>1.4257812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